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98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6575in"/>
    </style:style>
    <style:style style:name="co6" style:family="table-column">
      <style:table-column-properties fo:break-before="auto" style:column-width="1.6244in"/>
    </style:style>
    <style:style style:name="co7" style:family="table-column">
      <style:table-column-properties fo:break-before="auto" style:column-width="1.4516in"/>
    </style:style>
    <style:style style:name="co8" style:family="table-column">
      <style:table-column-properties fo:break-before="auto" style:column-width="0.9547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0909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0.9728in"/>
    </style:style>
    <style:style style:name="co15" style:family="table-column">
      <style:table-column-properties fo:break-before="auto" style:column-width="1.3646in"/>
    </style:style>
    <style:style style:name="co16" style:family="table-column">
      <style:table-column-properties fo:break-before="auto" style:column-width="1.572in"/>
    </style:style>
    <style:style style:name="co17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5" style:family="table-cell" style:parent-style-name="Default" style:data-style-name="N125"/>
    <style:style style:name="ce3" style:family="table-cell" style:parent-style-name="Default" style:data-style-name="N125"/>
    <style:style style:name="ce4" style:family="table-cell" style:parent-style-name="Default" style:data-style-name="N125">
      <style:table-cell-properties fo:background-color="#bbe33d"/>
    </style:style>
    <style:style style:name="ce10" style:family="table-cell" style:parent-style-name="Default" style:data-style-name="N137"/>
    <style:style style:name="ce12" style:family="table-cell" style:parent-style-name="Default" style:data-style-name="N137"/>
    <style:style style:name="ce13" style:family="table-cell" style:parent-style-name="Default" style:data-style-name="N137">
      <style:table-cell-properties fo:border-bottom="none" fo:border-left="0.74pt solid #000000" fo:border-right="none" fo:border-top="0.74pt solid #000000"/>
    </style:style>
    <style:style style:name="ce14" style:family="table-cell" style:parent-style-name="Default" style:data-style-name="N137">
      <style:table-cell-properties fo:border-bottom="none" fo:border-left="0.74pt solid #000000" fo:border-right="none" fo:border-top="none"/>
    </style:style>
    <style:style style:name="ce16" style:family="table-cell" style:parent-style-name="Default" style:data-style-name="N137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137">
      <style:table-cell-properties fo:background-color="#bbe33d"/>
    </style:style>
    <style:style style:name="ce22" style:family="table-cell" style:parent-style-name="Default" style:data-style-name="N137">
      <style:table-cell-properties fo:border-bottom="none" fo:background-color="#bbe33d" fo:border-left="none" fo:border-right="none" fo:border-top="0.74pt solid #000000"/>
    </style:style>
    <style:style style:name="ce23" style:family="table-cell" style:parent-style-name="Default" style:data-style-name="N137">
      <style:table-cell-properties fo:border-bottom="0.74pt solid #000000" fo:border-left="none" fo:border-right="none" fo:border-top="none"/>
    </style:style>
    <style:style style:name="ce24" style:family="table-cell" style:parent-style-name="Default" style:data-style-name="N137">
      <style:table-cell-properties fo:border-bottom="none" fo:border-left="none" fo:border-right="none" fo:border-top="0.74pt solid #000000"/>
    </style:style>
    <style:style style:name="ce25" style:family="table-cell" style:parent-style-name="Default" style:data-style-name="N137">
      <style:table-cell-properties fo:border-bottom="0.74pt solid #000000" fo:background-color="#bbe33d" fo:border-left="none" fo:border-right="none" fo:border-top="none"/>
    </style:style>
    <style:style style:name="ce26" style:family="table-cell" style:parent-style-name="Default" style:data-style-name="N137">
      <style:table-cell-properties fo:border-bottom="none" fo:border-left="none" fo:border-right="0.74pt solid #000000" fo:border-top="0.74pt solid #000000"/>
    </style:style>
    <style:style style:name="ce27" style:family="table-cell" style:parent-style-name="Default" style:data-style-name="N137">
      <style:table-cell-properties fo:border-bottom="none" fo:border-left="none" fo:border-right="0.74pt solid #000000" fo:border-top="none"/>
    </style:style>
    <style:style style:name="ce28" style:family="table-cell" style:parent-style-name="Default" style:data-style-name="N137">
      <style:table-cell-properties fo:border-bottom="none" fo:background-color="#bbe33d" fo:border-left="none" fo:border-right="0.74pt solid #000000" fo:border-top="none"/>
    </style:style>
    <style:style style:name="ce29" style:family="table-cell" style:parent-style-name="Default" style:data-style-name="N137">
      <style:table-cell-properties fo:border-bottom="0.74pt solid #000000" fo:border-left="none" fo:border-right="0.74pt solid #000000" fo:border-top="none"/>
    </style:style>
    <style:style style:name="ce30" style:family="table-cell" style:parent-style-name="Default" style:data-style-name="N141"/>
    <style:style style:name="ce15" style:family="table-cell" style:parent-style-name="Default" style:data-style-name="N141"/>
    <style:style style:name="ce32" style:family="table-cell" style:parent-style-name="Default" style:data-style-name="N141">
      <style:table-cell-properties fo:border-bottom="none" fo:border-left="0.74pt solid #000000" fo:border-right="none" fo:border-top="0.74pt solid #000000"/>
    </style:style>
    <style:style style:name="ce33" style:family="table-cell" style:parent-style-name="Default" style:data-style-name="N141">
      <style:table-cell-properties fo:border-bottom="none" fo:border-left="0.74pt solid #000000" fo:border-right="none" fo:border-top="none"/>
    </style:style>
    <style:style style:name="ce34" style:family="table-cell" style:parent-style-name="Default" style:data-style-name="N141">
      <style:table-cell-properties fo:border-bottom="0.74pt solid #000000" fo:border-left="0.74pt solid #000000" fo:border-right="none" fo:border-top="none"/>
    </style:style>
    <style:style style:name="ce8" style:family="table-cell" style:parent-style-name="Default" style:data-style-name="N141">
      <style:table-cell-properties fo:background-color="#bbe33d"/>
    </style:style>
    <style:style style:name="ce36" style:family="table-cell" style:parent-style-name="Default" style:data-style-name="N141">
      <style:table-cell-properties fo:border-bottom="none" fo:border-left="none" fo:border-right="none" fo:border-top="0.74pt solid #000000"/>
    </style:style>
    <style:style style:name="ce37" style:family="table-cell" style:parent-style-name="Default" style:data-style-name="N141">
      <style:table-cell-properties fo:border-bottom="none" fo:background-color="#bbe33d" fo:border-left="none" fo:border-right="none" fo:border-top="0.74pt solid #000000"/>
    </style:style>
    <style:style style:name="ce38" style:family="table-cell" style:parent-style-name="Default" style:data-style-name="N141">
      <style:table-cell-properties fo:border-bottom="0.74pt solid #000000" fo:background-color="#bbe33d" fo:border-left="none" fo:border-right="none" fo:border-top="none"/>
    </style:style>
    <style:style style:name="ce39" style:family="table-cell" style:parent-style-name="Default" style:data-style-name="N141">
      <style:table-cell-properties fo:border-bottom="0.74pt solid #000000" fo:border-left="none" fo:border-right="none" fo:border-top="none"/>
    </style:style>
    <style:style style:name="ce40" style:family="table-cell" style:parent-style-name="Default" style:data-style-name="N141">
      <style:table-cell-properties fo:border-bottom="none" fo:border-left="none" fo:border-right="0.74pt solid #000000" fo:border-top="0.74pt solid #000000"/>
    </style:style>
    <style:style style:name="ce41" style:family="table-cell" style:parent-style-name="Default" style:data-style-name="N141">
      <style:table-cell-properties fo:border-bottom="none" fo:border-left="none" fo:border-right="0.74pt solid #000000" fo:border-top="none"/>
    </style:style>
    <style:style style:name="ce42" style:family="table-cell" style:parent-style-name="Default" style:data-style-name="N141">
      <style:table-cell-properties fo:border-bottom="none" fo:background-color="#bbe33d" fo:border-left="none" fo:border-right="0.74pt solid #000000" fo:border-top="0.74pt solid #000000"/>
    </style:style>
    <style:style style:name="ce43" style:family="table-cell" style:parent-style-name="Default" style:data-style-name="N141">
      <style:table-cell-properties fo:border-bottom="none" fo:background-color="#bbe33d" fo:border-left="none" fo:border-right="0.74pt solid #000000" fo:border-top="none"/>
    </style:style>
    <style:style style:name="ce44" style:family="table-cell" style:parent-style-name="Default" style:data-style-name="N141">
      <style:table-cell-properties fo:border-bottom="0.74pt solid #000000" fo:border-left="none" fo:border-right="0.74pt solid #000000" fo:border-top="none"/>
    </style:style>
    <style:style style:name="ce45" style:family="table-cell" style:parent-style-name="Default" style:data-style-name="N140"/>
    <style:style style:name="ce18" style:family="table-cell" style:parent-style-name="Default" style:data-style-name="N140"/>
    <style:style style:name="ce47" style:family="table-cell" style:parent-style-name="Default" style:data-style-name="N140">
      <style:table-cell-properties fo:background-color="#bbe33d"/>
    </style:style>
    <style:style style:name="ce48" style:family="table-cell" style:parent-style-name="Default" style:data-style-name="N139"/>
    <style:style style:name="ce19" style:family="table-cell" style:parent-style-name="Default" style:data-style-name="N139"/>
    <style:style style:name="ce50" style:family="table-cell" style:parent-style-name="Default" style:data-style-name="N139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SummaryStatistics_PerDataset_Boosting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table:style-name="Default"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table:style-name="Default"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table:number-columns-repeated="3" office:value-type="float" office:value="0.004" calcext:value-type="float">
            <text:p>0.0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ce1" office:value-type="float" office:value="0.001455" calcext:value-type="float">
            <text:p>0.001455</text:p>
          </table:table-cell>
          <table:table-cell office:value-type="float" office:value="0.003639" calcext:value-type="float">
            <text:p>0.003639</text:p>
          </table:table-cell>
          <table:table-cell table:style-name="ce1" office:value-type="float" office:value="0.001455" calcext:value-type="float">
            <text:p>0.001455</text:p>
          </table:table-cell>
          <table:table-cell office:value-type="float" office:value="0.016929" calcext:value-type="float">
            <text:p>0.016929</text:p>
          </table:table-cell>
          <table:table-cell office:value-type="float" office:value="0.020325" calcext:value-type="float">
            <text:p>0.020325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0.009268" calcext:value-type="float">
            <text:p>0.009268</text:p>
          </table:table-cell>
          <table:table-cell office:value-type="float" office:value="0.00721" calcext:value-type="float">
            <text:p>0.007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419" calcext:value-type="float">
            <text:p>0.058419</text:p>
          </table:table-cell>
          <table:table-cell office:value-type="float" office:value="0.073378" calcext:value-type="float">
            <text:p>0.073378</text:p>
          </table:table-cell>
          <table:table-cell office:value-type="float" office:value="0.064456" calcext:value-type="float">
            <text:p>0.064456</text:p>
          </table:table-cell>
          <table:table-cell office:value-type="float" office:value="0.017498" calcext:value-type="float">
            <text:p>0.017498</text:p>
          </table:table-cell>
          <table:table-cell office:value-type="float" office:value="0.024306" calcext:value-type="float">
            <text:p>0.024306</text:p>
          </table:table-cell>
          <table:table-cell office:value-type="float" office:value="0.021791" calcext:value-type="float">
            <text:p>0.0217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table:style-name="ce1" office:value-type="float" office:value="0.024839" calcext:value-type="float">
            <text:p>0.024839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7241" calcext:value-type="float">
            <text:p>0.027241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27953" calcext:value-type="float">
            <text:p>0.027953</text:p>
          </table:table-cell>
          <table:table-cell office:value-type="float" office:value="0.027223" calcext:value-type="float">
            <text:p>0.027223</text:p>
          </table:table-cell>
          <table:table-cell office:value-type="float" office:value="0.028705" calcext:value-type="float">
            <text:p>0.028705</text:p>
          </table:table-cell>
          <table:table-cell office:value-type="float" office:value="0.032293" calcext:value-type="float">
            <text:p>0.032293</text:p>
          </table:table-cell>
          <table:table-cell office:value-type="float" office:value="0.034506" calcext:value-type="float">
            <text:p>0.0345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35182" calcext:value-type="float">
            <text:p>0.035182</text:p>
          </table:table-cell>
          <table:table-cell table:style-name="ce1" office:value-type="float" office:value="0.031642" calcext:value-type="float">
            <text:p>0.031642</text:p>
          </table:table-cell>
          <table:table-cell table:style-name="ce1" office:value-type="float" office:value="0.033396" calcext:value-type="float">
            <text:p>0.033396</text:p>
          </table:table-cell>
          <table:table-cell office:value-type="float" office:value="0.007954" calcext:value-type="float">
            <text:p>0.007954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008805" calcext:value-type="float">
            <text:p>0.008805</text:p>
          </table:table-cell>
          <table:table-cell table:style-name="Default" office:value-type="float" office:value="0.037348" calcext:value-type="float">
            <text:p>0.037348</text:p>
          </table:table-cell>
          <table:table-cell table:style-name="ce1" office:value-type="float" office:value="0.033981" calcext:value-type="float">
            <text:p>0.033981</text:p>
          </table:table-cell>
          <table:table-cell office:value-type="float" office:value="0.035299" calcext:value-type="float">
            <text:p>0.0352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4147" calcext:value-type="float">
            <text:p>0.04147</text:p>
          </table:table-cell>
          <table:table-cell office:value-type="float" office:value="0.041491" calcext:value-type="float">
            <text:p>0.041491</text:p>
          </table:table-cell>
          <table:table-cell table:style-name="ce1" office:value-type="float" office:value="0.038613" calcext:value-type="float">
            <text:p>0.038613</text:p>
          </table:table-cell>
          <table:table-cell table:style-name="Default" office:value-type="float" office:value="0.004947" calcext:value-type="float">
            <text:p>0.004947</text:p>
          </table:table-cell>
          <table:table-cell office:value-type="float" office:value="0.005991" calcext:value-type="float">
            <text:p>0.005991</text:p>
          </table:table-cell>
          <table:table-cell office:value-type="float" office:value="0.006499" calcext:value-type="float">
            <text:p>0.006499</text:p>
          </table:table-cell>
          <table:table-cell table:style-name="Default" office:value-type="float" office:value="0.042521" calcext:value-type="float">
            <text:p>0.042521</text:p>
          </table:table-cell>
          <table:table-cell office:value-type="float" office:value="0.043453" calcext:value-type="float">
            <text:p>0.043453</text:p>
          </table:table-cell>
          <table:table-cell table:style-name="ce1" office:value-type="float" office:value="0.040182" calcext:value-type="float">
            <text:p>0.040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table:style-name="ce1" office:value-type="float" office:value="0.062439" calcext:value-type="float">
            <text:p>0.062439</text:p>
          </table:table-cell>
          <table:table-cell office:value-type="float" office:value="0.063089" calcext:value-type="float">
            <text:p>0.063089</text:p>
          </table:table-cell>
          <table:table-cell office:value-type="float" office:value="0.066349" calcext:value-type="float">
            <text:p>0.066349</text:p>
          </table:table-cell>
          <table:table-cell office:value-type="float" office:value="0.016702" calcext:value-type="float">
            <text:p>0.016702</text:p>
          </table:table-cell>
          <table:table-cell office:value-type="float" office:value="0.016905" calcext:value-type="float">
            <text:p>0.016905</text:p>
          </table:table-cell>
          <table:table-cell office:value-type="float" office:value="0.018422" calcext:value-type="float">
            <text:p>0.018422</text:p>
          </table:table-cell>
          <table:table-cell table:style-name="Default" office:value-type="float" office:value="0.067771" calcext:value-type="float">
            <text:p>0.067771</text:p>
          </table:table-cell>
          <table:table-cell table:style-name="ce1" office:value-type="float" office:value="0.067445" calcext:value-type="float">
            <text:p>0.067445</text:p>
          </table:table-cell>
          <table:table-cell office:value-type="float" office:value="0.070941" calcext:value-type="float">
            <text:p>0.0709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table:style-name="ce1" office:value-type="float" office:value="0.051892" calcext:value-type="float">
            <text:p>0.051892</text:p>
          </table:table-cell>
          <table:table-cell office:value-type="float" office:value="0.07473" calcext:value-type="float">
            <text:p>0.07473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05467" calcext:value-type="float">
            <text:p>0.05467</text:p>
          </table:table-cell>
          <table:table-cell office:value-type="float" office:value="0.078929" calcext:value-type="float">
            <text:p>0.078929</text:p>
          </table:table-cell>
          <table:table-cell office:value-type="float" office:value="0.091163" calcext:value-type="float">
            <text:p>0.091163</text:p>
          </table:table-cell>
          <table:table-cell office:value-type="float" office:value="0.071491" calcext:value-type="float">
            <text:p>0.071491</text:p>
          </table:table-cell>
          <table:table-cell office:value-type="float" office:value="0.098452" calcext:value-type="float">
            <text:p>0.098452</text:p>
          </table:table-cell>
          <table:table-cell office:value-type="float" office:value="0.097718" calcext:value-type="float">
            <text:p>0.0977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table:style-name="ce1" office:value-type="float" office:value="0.074127" calcext:value-type="float">
            <text:p>0.074127</text:p>
          </table:table-cell>
          <table:table-cell office:value-type="float" office:value="0.074206" calcext:value-type="float">
            <text:p>0.074206</text:p>
          </table:table-cell>
          <table:table-cell office:value-type="float" office:value="0.082619" calcext:value-type="float">
            <text:p>0.082619</text:p>
          </table:table-cell>
          <table:table-cell office:value-type="float" office:value="0.012936" calcext:value-type="float">
            <text:p>0.012936</text:p>
          </table:table-cell>
          <table:table-cell office:value-type="float" office:value="0.016682" calcext:value-type="float">
            <text:p>0.016682</text:p>
          </table:table-cell>
          <table:table-cell office:value-type="float" office:value="0.017507" calcext:value-type="float">
            <text:p>0.017507</text:p>
          </table:table-cell>
          <table:table-cell office:value-type="float" office:value="0.075451" calcext:value-type="float">
            <text:p>0.075451</text:p>
          </table:table-cell>
          <table:table-cell office:value-type="float" office:value="0.077929" calcext:value-type="float">
            <text:p>0.077929</text:p>
          </table:table-cell>
          <table:table-cell office:value-type="float" office:value="0.085754" calcext:value-type="float">
            <text:p>0.085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table:style-name="ce1" office:value-type="float" office:value="0.079822" calcext:value-type="float">
            <text:p>0.079822</text:p>
          </table:table-cell>
          <table:table-cell office:value-type="float" office:value="0.081383" calcext:value-type="float">
            <text:p>0.081383</text:p>
          </table:table-cell>
          <table:table-cell office:value-type="float" office:value="0.082359" calcext:value-type="float">
            <text:p>0.082359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.080782" calcext:value-type="float">
            <text:p>0.080782</text:p>
          </table:table-cell>
          <table:table-cell office:value-type="float" office:value="0.081989" calcext:value-type="float">
            <text:p>0.081989</text:p>
          </table:table-cell>
          <table:table-cell office:value-type="float" office:value="0.082627" calcext:value-type="float">
            <text:p>0.082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106579" calcext:value-type="float">
            <text:p>0.106579</text:p>
          </table:table-cell>
          <table:table-cell table:number-columns-repeated="2" table:style-name="ce1" office:value-type="float" office:value="0.096842" calcext:value-type="float">
            <text:p>0.096842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0413" calcext:value-type="float">
            <text:p>0.020413</text:p>
          </table:table-cell>
          <table:table-cell office:value-type="float" office:value="0.015925" calcext:value-type="float">
            <text:p>0.015925</text:p>
          </table:table-cell>
          <table:table-cell table:style-name="Default" office:value-type="float" office:value="0.108598" calcext:value-type="float">
            <text:p>0.108598</text:p>
          </table:table-cell>
          <table:table-cell table:style-name="ce1" office:value-type="float" office:value="0.102751" calcext:value-type="float">
            <text:p>0.102751</text:p>
          </table:table-cell>
          <table:table-cell table:style-name="ce1" office:value-type="float" office:value="0.101493" calcext:value-type="float">
            <text:p>0.101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table:style-name="ce1" office:value-type="float" office:value="0.127717" calcext:value-type="float">
            <text:p>0.127717</text:p>
          </table:table-cell>
          <table:table-cell office:value-type="float" office:value="0.131703" calcext:value-type="float">
            <text:p>0.131703</text:p>
          </table:table-cell>
          <table:table-cell office:value-type="float" office:value="0.136232" calcext:value-type="float">
            <text:p>0.136232</text:p>
          </table:table-cell>
          <table:table-cell office:value-type="float" office:value="0.006864" calcext:value-type="float">
            <text:p>0.006864</text:p>
          </table:table-cell>
          <table:table-cell office:value-type="float" office:value="0.009325" calcext:value-type="float">
            <text:p>0.009325</text:p>
          </table:table-cell>
          <table:table-cell office:value-type="float" office:value="0.008506" calcext:value-type="float">
            <text:p>0.008506</text:p>
          </table:table-cell>
          <table:table-cell office:value-type="float" office:value="0.126237" calcext:value-type="float">
            <text:p>0.126237</text:p>
          </table:table-cell>
          <table:table-cell office:value-type="float" office:value="0.130807" calcext:value-type="float">
            <text:p>0.130807</text:p>
          </table:table-cell>
          <table:table-cell office:value-type="float" office:value="0.135866" calcext:value-type="float">
            <text:p>0.1358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table:style-name="ce1" office:value-type="float" office:value="0.119836" calcext:value-type="float">
            <text:p>0.119836</text:p>
          </table:table-cell>
          <table:table-cell office:value-type="float" office:value="0.153457" calcext:value-type="float">
            <text:p>0.153457</text:p>
          </table:table-cell>
          <table:table-cell office:value-type="float" office:value="0.142819" calcext:value-type="float">
            <text:p>0.142819</text:p>
          </table:table-cell>
          <table:table-cell table:style-name="Default" office:value-type="float" office:value="0.046636" calcext:value-type="float">
            <text:p>0.046636</text:p>
          </table:table-cell>
          <table:table-cell table:style-name="ce1" office:value-type="float" office:value="0.041958" calcext:value-type="float">
            <text:p>0.041958</text:p>
          </table:table-cell>
          <table:table-cell office:value-type="float" office:value="0.050634" calcext:value-type="float">
            <text:p>0.050634</text:p>
          </table:table-cell>
          <table:table-cell office:value-type="float" office:value="0.138929" calcext:value-type="float">
            <text:p>0.138929</text:p>
          </table:table-cell>
          <table:table-cell office:value-type="float" office:value="0.163916" calcext:value-type="float">
            <text:p>0.163916</text:p>
          </table:table-cell>
          <table:table-cell office:value-type="float" office:value="0.157253" calcext:value-type="float">
            <text:p>0.157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4881" calcext:value-type="float">
            <text:p>0.14881</text:p>
          </table:table-cell>
          <table:table-cell office:value-type="float" office:value="0.154286" calcext:value-type="float">
            <text:p>0.154286</text:p>
          </table:table-cell>
          <table:table-cell table:style-name="ce1" office:value-type="float" office:value="0.139524" calcext:value-type="float">
            <text:p>0.139524</text:p>
          </table:table-cell>
          <table:table-cell office:value-type="float" office:value="0.024659" calcext:value-type="float">
            <text:p>0.024659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033686" calcext:value-type="float">
            <text:p>0.033686</text:p>
          </table:table-cell>
          <table:table-cell table:style-name="Default" office:value-type="float" office:value="0.151715" calcext:value-type="float">
            <text:p>0.151715</text:p>
          </table:table-cell>
          <table:table-cell office:value-type="float" office:value="0.159574" calcext:value-type="float">
            <text:p>0.159574</text:p>
          </table:table-cell>
          <table:table-cell table:style-name="ce1" office:value-type="float" office:value="0.149873" calcext:value-type="float">
            <text:p>0.149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table:style-name="ce1" office:value-type="float" office:value="0.163855" calcext:value-type="float">
            <text:p>0.163855</text:p>
          </table:table-cell>
          <table:table-cell office:value-type="float" office:value="0.171084" calcext:value-type="float">
            <text:p>0.171084</text:p>
          </table:table-cell>
          <table:table-cell office:value-type="float" office:value="0.16506" calcext:value-type="float">
            <text:p>0.16506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8157" calcext:value-type="float">
            <text:p>0.008157</text:p>
          </table:table-cell>
          <table:table-cell office:value-type="float" office:value="0.010543" calcext:value-type="float">
            <text:p>0.010543</text:p>
          </table:table-cell>
          <table:table-cell office:value-type="float" office:value="0.163928" calcext:value-type="float">
            <text:p>0.163928</text:p>
          </table:table-cell>
          <table:table-cell office:value-type="float" office:value="0.171296" calcext:value-type="float">
            <text:p>0.171296</text:p>
          </table:table-cell>
          <table:table-cell office:value-type="float" office:value="0.168202" calcext:value-type="float">
            <text:p>0.1682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table:style-name="ce1" office:value-type="float" office:value="0.164516" calcext:value-type="float">
            <text:p>0.164516</text:p>
          </table:table-cell>
          <table:table-cell office:value-type="float" office:value="0.174194" calcext:value-type="float">
            <text:p>0.174194</text:p>
          </table:table-cell>
          <table:table-cell table:style-name="ce1" office:value-type="float" office:value="0.164516" calcext:value-type="float">
            <text:p>0.164516</text:p>
          </table:table-cell>
          <table:table-cell table:style-name="Default" office:value-type="float" office:value="0.013953" calcext:value-type="float">
            <text:p>0.013953</text:p>
          </table:table-cell>
          <table:table-cell table:style-name="ce1" office:value-type="float" office:value="0.01194" calcext:value-type="float">
            <text:p>0.01194</text:p>
          </table:table-cell>
          <table:table-cell office:value-type="float" office:value="0.015272" calcext:value-type="float">
            <text:p>0.015272</text:p>
          </table:table-cell>
          <table:table-cell office:value-type="float" office:value="0.16629" calcext:value-type="float">
            <text:p>0.16629</text:p>
          </table:table-cell>
          <table:table-cell office:value-type="float" office:value="0.174609" calcext:value-type="float">
            <text:p>0.174609</text:p>
          </table:table-cell>
          <table:table-cell table:style-name="ce1" office:value-type="float" office:value="0.166043" calcext:value-type="float">
            <text:p>0.1660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table:style-name="ce1" office:value-type="float" office:value="0.167749" calcext:value-type="float">
            <text:p>0.167749</text:p>
          </table:table-cell>
          <table:table-cell office:value-type="float" office:value="0.177489" calcext:value-type="float">
            <text:p>0.177489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20648" calcext:value-type="float">
            <text:p>0.020648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022754" calcext:value-type="float">
            <text:p>0.022754</text:p>
          </table:table-cell>
          <table:table-cell office:value-type="float" office:value="0.171763" calcext:value-type="float">
            <text:p>0.171763</text:p>
          </table:table-cell>
          <table:table-cell office:value-type="float" office:value="0.183637" calcext:value-type="float">
            <text:p>0.183637</text:p>
          </table:table-cell>
          <table:table-cell office:value-type="float" office:value="0.184121" calcext:value-type="float">
            <text:p>0.184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table:style-name="ce1" office:value-type="float" office:value="0.167874" calcext:value-type="float">
            <text:p>0.167874</text:p>
          </table:table-cell>
          <table:table-cell office:value-type="float" office:value="0.190097" calcext:value-type="float">
            <text:p>0.190097</text:p>
          </table:table-cell>
          <table:table-cell office:value-type="float" office:value="0.192271" calcext:value-type="float">
            <text:p>0.192271</text:p>
          </table:table-cell>
          <table:table-cell office:value-type="float" office:value="0.026203" calcext:value-type="float">
            <text:p>0.026203</text:p>
          </table:table-cell>
          <table:table-cell office:value-type="float" office:value="0.035657" calcext:value-type="float">
            <text:p>0.035657</text:p>
          </table:table-cell>
          <table:table-cell office:value-type="float" office:value="0.040552" calcext:value-type="float">
            <text:p>0.040552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200795" calcext:value-type="float">
            <text:p>0.200795</text:p>
          </table:table-cell>
          <table:table-cell office:value-type="float" office:value="0.205838" calcext:value-type="float">
            <text:p>0.205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96063" calcext:value-type="float">
            <text:p>0.196063</text:p>
          </table:table-cell>
          <table:table-cell office:value-type="float" office:value="0.19745" calcext:value-type="float">
            <text:p>0.19745</text:p>
          </table:table-cell>
          <table:table-cell table:style-name="ce1" office:value-type="float" office:value="0.192634" calcext:value-type="float">
            <text:p>0.192634</text:p>
          </table:table-cell>
          <table:table-cell table:style-name="Default" office:value-type="float" office:value="0.00985" calcext:value-type="float">
            <text:p>0.00985</text:p>
          </table:table-cell>
          <table:table-cell table:style-name="ce1" office:value-type="float" office:value="0.00969" calcext:value-type="float">
            <text:p>0.00969</text:p>
          </table:table-cell>
          <table:table-cell office:value-type="float" office:value="0.010436" calcext:value-type="float">
            <text:p>0.010436</text:p>
          </table:table-cell>
          <table:table-cell table:style-name="Default" office:value-type="float" office:value="0.197755" calcext:value-type="float">
            <text:p>0.197755</text:p>
          </table:table-cell>
          <table:table-cell office:value-type="float" office:value="0.19962" calcext:value-type="float">
            <text:p>0.19962</text:p>
          </table:table-cell>
          <table:table-cell table:style-name="ce1" office:value-type="float" office:value="0.195282" calcext:value-type="float">
            <text:p>0.195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table:style-name="ce1" office:value-type="float" office:value="0.201082" calcext:value-type="float">
            <text:p>0.201082</text:p>
          </table:table-cell>
          <table:table-cell office:value-type="float" office:value="0.205628" calcext:value-type="float">
            <text:p>0.205628</text:p>
          </table:table-cell>
          <table:table-cell office:value-type="float" office:value="0.214935" calcext:value-type="float">
            <text:p>0.214935</text:p>
          </table:table-cell>
          <table:table-cell office:value-type="float" office:value="0.016857" calcext:value-type="float">
            <text:p>0.016857</text:p>
          </table:table-cell>
          <table:table-cell office:value-type="float" office:value="0.020249" calcext:value-type="float">
            <text:p>0.020249</text:p>
          </table:table-cell>
          <table:table-cell office:value-type="float" office:value="0.031576" calcext:value-type="float">
            <text:p>0.031576</text:p>
          </table:table-cell>
          <table:table-cell office:value-type="float" office:value="0.204672" calcext:value-type="float">
            <text:p>0.204672</text:p>
          </table:table-cell>
          <table:table-cell office:value-type="float" office:value="0.208408" calcext:value-type="float">
            <text:p>0.208408</text:p>
          </table:table-cell>
          <table:table-cell office:value-type="float" office:value="0.219288" calcext:value-type="float">
            <text:p>0.2192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table:style-name="ce1" office:value-type="float" office:value="0.205413" calcext:value-type="float">
            <text:p>0.205413</text:p>
          </table:table-cell>
          <table:table-cell office:value-type="float" office:value="0.205698" calcext:value-type="float">
            <text:p>0.205698</text:p>
          </table:table-cell>
          <table:table-cell office:value-type="float" office:value="0.209259" calcext:value-type="float">
            <text:p>0.209259</text:p>
          </table:table-cell>
          <table:table-cell office:value-type="float" office:value="0.007669" calcext:value-type="float">
            <text:p>0.007669</text:p>
          </table:table-cell>
          <table:table-cell office:value-type="float" office:value="0.013293" calcext:value-type="float">
            <text:p>0.013293</text:p>
          </table:table-cell>
          <table:table-cell office:value-type="float" office:value="0.013057" calcext:value-type="float">
            <text:p>0.013057</text:p>
          </table:table-cell>
          <table:table-cell office:value-type="float" office:value="0.20572" calcext:value-type="float">
            <text:p>0.20572</text:p>
          </table:table-cell>
          <table:table-cell office:value-type="float" office:value="0.206509" calcext:value-type="float">
            <text:p>0.206509</text:p>
          </table:table-cell>
          <table:table-cell office:value-type="float" office:value="0.20952" calcext:value-type="float">
            <text:p>0.20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16201" calcext:value-type="float">
            <text:p>0.216201</text:p>
          </table:table-cell>
          <table:table-cell table:style-name="ce1" office:value-type="float" office:value="0.211615" calcext:value-type="float">
            <text:p>0.211615</text:p>
          </table:table-cell>
          <table:table-cell office:value-type="float" office:value="0.226136" calcext:value-type="float">
            <text:p>0.226136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035566" calcext:value-type="float">
            <text:p>0.035566</text:p>
          </table:table-cell>
          <table:table-cell table:style-name="Default" office:value-type="float" office:value="0.216458" calcext:value-type="float">
            <text:p>0.216458</text:p>
          </table:table-cell>
          <table:table-cell table:style-name="ce1" office:value-type="float" office:value="0.212673" calcext:value-type="float">
            <text:p>0.212673</text:p>
          </table:table-cell>
          <table:table-cell office:value-type="float" office:value="0.239651" calcext:value-type="float">
            <text:p>0.2396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228" calcext:value-type="float">
            <text:p>0.2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" calcext:value-type="float">
            <text:p>0.22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0.017927" calcext:value-type="float">
            <text:p>0.017927</text:p>
          </table:table-cell>
          <table:table-cell office:value-type="float" office:value="0.018717" calcext:value-type="float">
            <text:p>0.018717</text:p>
          </table:table-cell>
          <table:table-cell table:style-name="Default" office:value-type="float" office:value="0.225733" calcext:value-type="float">
            <text:p>0.225733</text:p>
          </table:table-cell>
          <table:table-cell table:style-name="ce1" office:value-type="float" office:value="0.224012" calcext:value-type="float">
            <text:p>0.224012</text:p>
          </table:table-cell>
          <table:table-cell table:style-name="ce1" office:value-type="float" office:value="0.221184" calcext:value-type="float">
            <text:p>0.2211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37167" calcext:value-type="float">
            <text:p>0.237167</text:p>
          </table:table-cell>
          <table:table-cell table:style-name="ce1" office:value-type="float" office:value="0.229761" calcext:value-type="float">
            <text:p>0.229761</text:p>
          </table:table-cell>
          <table:table-cell office:value-type="float" office:value="0.234487" calcext:value-type="float">
            <text:p>0.234487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018597" calcext:value-type="float">
            <text:p>0.018597</text:p>
          </table:table-cell>
          <table:table-cell table:style-name="Default" office:value-type="float" office:value="0.237342" calcext:value-type="float">
            <text:p>0.237342</text:p>
          </table:table-cell>
          <table:table-cell table:style-name="ce1" office:value-type="float" office:value="0.233593" calcext:value-type="float">
            <text:p>0.233593</text:p>
          </table:table-cell>
          <table:table-cell office:value-type="float" office:value="0.242035" calcext:value-type="float">
            <text:p>0.2420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table:style-name="ce1" office:value-type="float" office:value="0.236381" calcext:value-type="float">
            <text:p>0.236381</text:p>
          </table:table-cell>
          <table:table-cell office:value-type="float" office:value="0.239627" calcext:value-type="float">
            <text:p>0.239627</text:p>
          </table:table-cell>
          <table:table-cell office:value-type="float" office:value="0.251162" calcext:value-type="float">
            <text:p>0.251162</text:p>
          </table:table-cell>
          <table:table-cell table:style-name="Default" office:value-type="float" office:value="0.008308" calcext:value-type="float">
            <text:p>0.008308</text:p>
          </table:table-cell>
          <table:table-cell table:style-name="ce1" office:value-type="float" office:value="0.006945" calcext:value-type="float">
            <text:p>0.006945</text:p>
          </table:table-cell>
          <table:table-cell office:value-type="float" office:value="0.011137" calcext:value-type="float">
            <text:p>0.011137</text:p>
          </table:table-cell>
          <table:table-cell office:value-type="float" office:value="0.239314" calcext:value-type="float">
            <text:p>0.239314</text:p>
          </table:table-cell>
          <table:table-cell office:value-type="float" office:value="0.240087" calcext:value-type="float">
            <text:p>0.240087</text:p>
          </table:table-cell>
          <table:table-cell office:value-type="float" office:value="0.25256" calcext:value-type="float">
            <text:p>0.25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40909" calcext:value-type="float">
            <text:p>0.240909</text:p>
          </table:table-cell>
          <table:table-cell table:style-name="ce1" office:value-type="float" office:value="0.238312" calcext:value-type="float">
            <text:p>0.238312</text:p>
          </table:table-cell>
          <table:table-cell office:value-type="float" office:value="0.24865" calcext:value-type="float">
            <text:p>0.24865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0.009133" calcext:value-type="float">
            <text:p>0.009133</text:p>
          </table:table-cell>
          <table:table-cell office:value-type="float" office:value="0.013492" calcext:value-type="float">
            <text:p>0.013492</text:p>
          </table:table-cell>
          <table:table-cell table:style-name="Default" office:value-type="float" office:value="0.242109" calcext:value-type="float">
            <text:p>0.242109</text:p>
          </table:table-cell>
          <table:table-cell table:style-name="ce1" office:value-type="float" office:value="0.239219" calcext:value-type="float">
            <text:p>0.239219</text:p>
          </table:table-cell>
          <table:table-cell office:value-type="float" office:value="0.250618" calcext:value-type="float">
            <text:p>0.2506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46" calcext:value-type="float">
            <text:p>0.246</text:p>
          </table:table-cell>
          <table:table-cell table:style-name="ce1" office:value-type="float" office:value="0.243" calcext:value-type="float">
            <text:p>0.243</text:p>
          </table:table-cell>
          <table:table-cell office:value-type="float" office:value="0.267" calcext:value-type="float">
            <text:p>0.267</text:p>
          </table:table-cell>
          <table:table-cell table:style-name="Default" office:value-type="float" office:value="0.010809" calcext:value-type="float">
            <text:p>0.010809</text:p>
          </table:table-cell>
          <table:table-cell table:style-name="ce1" office:value-type="float" office:value="0.010757" calcext:value-type="float">
            <text:p>0.010757</text:p>
          </table:table-cell>
          <table:table-cell office:value-type="float" office:value="0.021969" calcext:value-type="float">
            <text:p>0.021969</text:p>
          </table:table-cell>
          <table:table-cell table:style-name="Default" office:value-type="float" office:value="0.247877" calcext:value-type="float">
            <text:p>0.247877</text:p>
          </table:table-cell>
          <table:table-cell table:style-name="ce1" office:value-type="float" office:value="0.244889" calcext:value-type="float">
            <text:p>0.244889</text:p>
          </table:table-cell>
          <table:table-cell office:value-type="float" office:value="0.274617" calcext:value-type="float">
            <text:p>0.2746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62006" calcext:value-type="float">
            <text:p>0.262006</text:p>
          </table:table-cell>
          <table:table-cell table:style-name="ce1" office:value-type="float" office:value="0.257807" calcext:value-type="float">
            <text:p>0.257807</text:p>
          </table:table-cell>
          <table:table-cell office:value-type="float" office:value="0.270307" calcext:value-type="float">
            <text:p>0.270307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049468" calcext:value-type="float">
            <text:p>0.049468</text:p>
          </table:table-cell>
          <table:table-cell table:style-name="Default" office:value-type="float" office:value="0.26164" calcext:value-type="float">
            <text:p>0.26164</text:p>
          </table:table-cell>
          <table:table-cell table:style-name="ce1" office:value-type="float" office:value="0.258016" calcext:value-type="float">
            <text:p>0.258016</text:p>
          </table:table-cell>
          <table:table-cell office:value-type="float" office:value="0.297779" calcext:value-type="float">
            <text:p>0.2977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table:style-name="ce1" office:value-type="float" office:value="0.266765" calcext:value-type="float">
            <text:p>0.266765</text:p>
          </table:table-cell>
          <table:table-cell office:value-type="float" office:value="0.275462" calcext:value-type="float">
            <text:p>0.275462</text:p>
          </table:table-cell>
          <table:table-cell office:value-type="float" office:value="0.28458" calcext:value-type="float">
            <text:p>0.28458</text:p>
          </table:table-cell>
          <table:table-cell office:value-type="float" office:value="0.019883" calcext:value-type="float">
            <text:p>0.019883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0.037509" calcext:value-type="float">
            <text:p>0.037509</text:p>
          </table:table-cell>
          <table:table-cell office:value-type="float" office:value="0.271157" calcext:value-type="float">
            <text:p>0.271157</text:p>
          </table:table-cell>
          <table:table-cell office:value-type="float" office:value="0.283093" calcext:value-type="float">
            <text:p>0.283093</text:p>
          </table:table-cell>
          <table:table-cell office:value-type="float" office:value="0.29701" calcext:value-type="float">
            <text:p>0.29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table:number-columns-repeated="2" table:style-name="ce1" office:value-type="float" office:value="0.280476" calcext:value-type="float">
            <text:p>0.280476</text:p>
          </table:table-cell>
          <table:table-cell office:value-type="float" office:value="0.315714" calcext:value-type="float">
            <text:p>0.315714</text:p>
          </table:table-cell>
          <table:table-cell office:value-type="float" office:value="0.010578" calcext:value-type="float">
            <text:p>0.010578</text:p>
          </table:table-cell>
          <table:table-cell office:value-type="float" office:value="0.018449" calcext:value-type="float">
            <text:p>0.018449</text:p>
          </table:table-cell>
          <table:table-cell office:value-type="float" office:value="0.024796" calcext:value-type="float">
            <text:p>0.024796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0.280242" calcext:value-type="float">
            <text:p>0.280242</text:p>
          </table:table-cell>
          <table:table-cell office:value-type="float" office:value="0.314052" calcext:value-type="float">
            <text:p>0.314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table:style-name="ce1" office:value-type="float" office:value="0.288145" calcext:value-type="float">
            <text:p>0.288145</text:p>
          </table:table-cell>
          <table:table-cell office:value-type="float" office:value="0.293407" calcext:value-type="float">
            <text:p>0.293407</text:p>
          </table:table-cell>
          <table:table-cell office:value-type="float" office:value="0.302556" calcext:value-type="float">
            <text:p>0.302556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.042516" calcext:value-type="float">
            <text:p>0.042516</text:p>
          </table:table-cell>
          <table:table-cell office:value-type="float" office:value="0.291635" calcext:value-type="float">
            <text:p>0.291635</text:p>
          </table:table-cell>
          <table:table-cell office:value-type="float" office:value="0.296535" calcext:value-type="float">
            <text:p>0.296535</text:p>
          </table:table-cell>
          <table:table-cell office:value-type="float" office:value="0.322766" calcext:value-type="float">
            <text:p>0.3227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302914" calcext:value-type="float">
            <text:p>0.302914</text:p>
          </table:table-cell>
          <table:table-cell table:style-name="ce1" office:value-type="float" office:value="0.300879" calcext:value-type="float">
            <text:p>0.300879</text:p>
          </table:table-cell>
          <table:table-cell office:value-type="float" office:value="0.32692" calcext:value-type="float">
            <text:p>0.32692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0.011865" calcext:value-type="float">
            <text:p>0.011865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301336" calcext:value-type="float">
            <text:p>0.301336</text:p>
          </table:table-cell>
          <table:table-cell office:value-type="float" office:value="0.301767" calcext:value-type="float">
            <text:p>0.301767</text:p>
          </table:table-cell>
          <table:table-cell office:value-type="float" office:value="0.331128" calcext:value-type="float">
            <text:p>0.331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04053" calcext:value-type="float">
            <text:p>0.304053</text:p>
          </table:table-cell>
          <table:table-cell table:style-name="ce1" office:value-type="float" office:value="0.286751" calcext:value-type="float">
            <text:p>0.286751</text:p>
          </table:table-cell>
          <table:table-cell office:value-type="float" office:value="0.30912" calcext:value-type="float">
            <text:p>0.30912</text:p>
          </table:table-cell>
          <table:table-cell office:value-type="float" office:value="0.008394" calcext:value-type="float">
            <text:p>0.008394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5237" calcext:value-type="float">
            <text:p>0.015237</text:p>
          </table:table-cell>
          <table:table-cell table:style-name="Default" office:value-type="float" office:value="0.304088" calcext:value-type="float">
            <text:p>0.304088</text:p>
          </table:table-cell>
          <table:table-cell table:style-name="ce1" office:value-type="float" office:value="0.290119" calcext:value-type="float">
            <text:p>0.290119</text:p>
          </table:table-cell>
          <table:table-cell office:value-type="float" office:value="0.310385" calcext:value-type="float">
            <text:p>0.3103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12162" calcext:value-type="float">
            <text:p>0.312162</text:p>
          </table:table-cell>
          <table:table-cell table:style-name="ce1" office:value-type="float" office:value="0.30976" calcext:value-type="float">
            <text:p>0.30976</text:p>
          </table:table-cell>
          <table:table-cell office:value-type="float" office:value="0.322973" calcext:value-type="float">
            <text:p>0.322973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25364" calcext:value-type="float">
            <text:p>0.025364</text:p>
          </table:table-cell>
          <table:table-cell office:value-type="float" office:value="0.035599" calcext:value-type="float">
            <text:p>0.035599</text:p>
          </table:table-cell>
          <table:table-cell office:value-type="float" office:value="0.310373" calcext:value-type="float">
            <text:p>0.310373</text:p>
          </table:table-cell>
          <table:table-cell office:value-type="float" office:value="0.313494" calcext:value-type="float">
            <text:p>0.313494</text:p>
          </table:table-cell>
          <table:table-cell office:value-type="float" office:value="0.329404" calcext:value-type="float">
            <text:p>0.329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table:number-columns-repeated="2" table:style-name="ce1" office:value-type="float" office:value="0.316667" calcext:value-type="float">
            <text:p>0.316667</text:p>
          </table:table-cell>
          <table:table-cell office:value-type="float" office:value="0.334211" calcext:value-type="float">
            <text:p>0.334211</text:p>
          </table:table-cell>
          <table:table-cell office:value-type="float" office:value="0.016043" calcext:value-type="float">
            <text:p>0.016043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038901" calcext:value-type="float">
            <text:p>0.038901</text:p>
          </table:table-cell>
          <table:table-cell table:style-name="Default" office:value-type="float" office:value="0.321" calcext:value-type="float">
            <text:p>0.321</text:p>
          </table:table-cell>
          <table:table-cell table:style-name="ce1" office:value-type="float" office:value="0.320139" calcext:value-type="float">
            <text:p>0.320139</text:p>
          </table:table-cell>
          <table:table-cell office:value-type="float" office:value="0.351115" calcext:value-type="float">
            <text:p>0.351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table:style-name="ce1" office:value-type="float" office:value="0.325966" calcext:value-type="float">
            <text:p>0.325966</text:p>
          </table:table-cell>
          <table:table-cell office:value-type="float" office:value="0.333385" calcext:value-type="float">
            <text:p>0.333385</text:p>
          </table:table-cell>
          <table:table-cell office:value-type="float" office:value="0.360119" calcext:value-type="float">
            <text:p>0.360119</text:p>
          </table:table-cell>
          <table:table-cell office:value-type="float" office:value="0.006359" calcext:value-type="float">
            <text:p>0.006359</text:p>
          </table:table-cell>
          <table:table-cell office:value-type="float" office:value="0.009614" calcext:value-type="float">
            <text:p>0.009614</text:p>
          </table:table-cell>
          <table:table-cell office:value-type="float" office:value="0.065636" calcext:value-type="float">
            <text:p>0.065636</text:p>
          </table:table-cell>
          <table:table-cell office:value-type="float" office:value="0.32586" calcext:value-type="float">
            <text:p>0.32586</text:p>
          </table:table-cell>
          <table:table-cell office:value-type="float" office:value="0.336007" calcext:value-type="float">
            <text:p>0.336007</text:p>
          </table:table-cell>
          <table:table-cell office:value-type="float" office:value="0.386995" calcext:value-type="float">
            <text:p>0.386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table:style-name="ce1" office:value-type="float" office:value="0.326732" calcext:value-type="float">
            <text:p>0.326732</text:p>
          </table:table-cell>
          <table:table-cell office:value-type="float" office:value="0.337972" calcext:value-type="float">
            <text:p>0.337972</text:p>
          </table:table-cell>
          <table:table-cell office:value-type="float" office:value="0.361439" calcext:value-type="float">
            <text:p>0.361439</text:p>
          </table:table-cell>
          <table:table-cell office:value-type="float" office:value="0.016898" calcext:value-type="float">
            <text:p>0.016898</text:p>
          </table:table-cell>
          <table:table-cell office:value-type="float" office:value="0.021089" calcext:value-type="float">
            <text:p>0.021089</text:p>
          </table:table-cell>
          <table:table-cell office:value-type="float" office:value="0.040366" calcext:value-type="float">
            <text:p>0.040366</text:p>
          </table:table-cell>
          <table:table-cell office:value-type="float" office:value="0.330662" calcext:value-type="float">
            <text:p>0.330662</text:p>
          </table:table-cell>
          <table:table-cell office:value-type="float" office:value="0.336952" calcext:value-type="float">
            <text:p>0.336952</text:p>
          </table:table-cell>
          <table:table-cell office:value-type="float" office:value="0.371119" calcext:value-type="float">
            <text:p>0.3711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350909" calcext:value-type="float">
            <text:p>0.350909</text:p>
          </table:table-cell>
          <table:table-cell office:value-type="float" office:value="0.349091" calcext:value-type="float">
            <text:p>0.349091</text:p>
          </table:table-cell>
          <table:table-cell table:style-name="Default" office:value-type="float" office:value="0.055355" calcext:value-type="float">
            <text:p>0.055355</text:p>
          </table:table-cell>
          <table:table-cell table:style-name="ce1" office:value-type="float" office:value="0.045524" calcext:value-type="float">
            <text:p>0.045524</text:p>
          </table:table-cell>
          <table:table-cell office:value-type="float" office:value="0.057791" calcext:value-type="float">
            <text:p>0.057791</text:p>
          </table:table-cell>
          <table:table-cell office:value-type="float" office:value="0.338309" calcext:value-type="float">
            <text:p>0.338309</text:p>
          </table:table-cell>
          <table:table-cell office:value-type="float" office:value="0.349117" calcext:value-type="float">
            <text:p>0.349117</text:p>
          </table:table-cell>
          <table:table-cell office:value-type="float" office:value="0.363874" calcext:value-type="float">
            <text:p>0.3638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table:style-name="ce1" office:value-type="float" office:value="0.341948" calcext:value-type="float">
            <text:p>0.341948</text:p>
          </table:table-cell>
          <table:table-cell office:value-type="float" office:value="0.347591" calcext:value-type="float">
            <text:p>0.347591</text:p>
          </table:table-cell>
          <table:table-cell office:value-type="float" office:value="0.35422" calcext:value-type="float">
            <text:p>0.35422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57077" calcext:value-type="float">
            <text:p>0.057077</text:p>
          </table:table-cell>
          <table:table-cell office:value-type="float" office:value="0.34342" calcext:value-type="float">
            <text:p>0.34342</text:p>
          </table:table-cell>
          <table:table-cell office:value-type="float" office:value="0.351851" calcext:value-type="float">
            <text:p>0.351851</text:p>
          </table:table-cell>
          <table:table-cell office:value-type="float" office:value="0.37924" calcext:value-type="float">
            <text:p>0.37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58992" calcext:value-type="float">
            <text:p>0.358992</text:p>
          </table:table-cell>
          <table:table-cell table:style-name="ce1" office:value-type="float" office:value="0.355378" calcext:value-type="float">
            <text:p>0.355378</text:p>
          </table:table-cell>
          <table:table-cell office:value-type="float" office:value="0.376737" calcext:value-type="float">
            <text:p>0.376737</text:p>
          </table:table-cell>
          <table:table-cell office:value-type="float" office:value="0.005519" calcext:value-type="float">
            <text:p>0.005519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0.080445" calcext:value-type="float">
            <text:p>0.080445</text:p>
          </table:table-cell>
          <table:table-cell table:style-name="Default" office:value-type="float" office:value="0.359479" calcext:value-type="float">
            <text:p>0.359479</text:p>
          </table:table-cell>
          <table:table-cell table:style-name="ce1" office:value-type="float" office:value="0.356675" calcext:value-type="float">
            <text:p>0.356675</text:p>
          </table:table-cell>
          <table:table-cell office:value-type="float" office:value="0.418907" calcext:value-type="float">
            <text:p>0.4189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table:number-columns-repeated="2" table:style-name="ce1" office:value-type="float" office:value="0.365556" calcext:value-type="float">
            <text:p>0.365556</text:p>
          </table:table-cell>
          <table:table-cell office:value-type="float" office:value="0.415556" calcext:value-type="float">
            <text:p>0.415556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031871" calcext:value-type="float">
            <text:p>0.031871</text:p>
          </table:table-cell>
          <table:table-cell office:value-type="float" office:value="0.043831" calcext:value-type="float">
            <text:p>0.043831</text:p>
          </table:table-cell>
          <table:table-cell office:value-type="float" office:value="0.370415" calcext:value-type="float">
            <text:p>0.370415</text:p>
          </table:table-cell>
          <table:table-cell office:value-type="float" office:value="0.376138" calcext:value-type="float">
            <text:p>0.376138</text:p>
          </table:table-cell>
          <table:table-cell office:value-type="float" office:value="0.406998" calcext:value-type="float">
            <text:p>0.4069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376364" calcext:value-type="float">
            <text:p>0.376364</text:p>
          </table:table-cell>
          <table:table-cell table:style-name="ce1" office:value-type="float" office:value="0.367273" calcext:value-type="float">
            <text:p>0.367273</text:p>
          </table:table-cell>
          <table:table-cell office:value-type="float" office:value="0.396364" calcext:value-type="float">
            <text:p>0.396364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5231" calcext:value-type="float">
            <text:p>0.05231</text:p>
          </table:table-cell>
          <table:table-cell table:style-name="Default" office:value-type="float" office:value="0.383936" calcext:value-type="float">
            <text:p>0.383936</text:p>
          </table:table-cell>
          <table:table-cell table:style-name="ce1" office:value-type="float" office:value="0.372984" calcext:value-type="float">
            <text:p>0.372984</text:p>
          </table:table-cell>
          <table:table-cell office:value-type="float" office:value="0.406489" calcext:value-type="float">
            <text:p>0.406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ce1" office:value-type="float" office:value="0.473642" calcext:value-type="float">
            <text:p>0.473642</text:p>
          </table:table-cell>
          <table:table-cell office:value-type="float" office:value="0.476927" calcext:value-type="float">
            <text:p>0.476927</text:p>
          </table:table-cell>
          <table:table-cell office:value-type="float" office:value="0.491783" calcext:value-type="float">
            <text:p>0.491783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012783" calcext:value-type="float">
            <text:p>0.012783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475031" calcext:value-type="float">
            <text:p>0.475031</text:p>
          </table:table-cell>
          <table:table-cell office:value-type="float" office:value="0.477377" calcext:value-type="float">
            <text:p>0.477377</text:p>
          </table:table-cell>
          <table:table-cell office:value-type="float" office:value="0.490683" calcext:value-type="float">
            <text:p>0.490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nas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s ordeno por dificultad de classificación en función el método classic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 los casos fáciles, funciona mejor init_hard. Yo creo que es porque hace que se fije en los díficiles desde el principio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 los casos más difíciles, va mejor init_easy, yo creo que porque hace que no se olvide de lo fácil.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</table:table>
      <table:table table:name="Hostility" table:style-name="ta1">
        <table:table-column table:style-name="co3" table:default-cell-style-name="ce3"/>
        <table:table-column table:style-name="co4" table:default-cell-style-name="Default"/>
        <table:table-column table:style-name="co3" table:number-columns-repeated="3" table:default-cell-style-name="ce3"/>
        <table:table-column table:style-name="co3" table:visibility="collapse" table:number-columns-repeated="3" table:default-cell-style-name="ce3"/>
        <table:table-column table:style-name="co3" table:number-columns-repeated="1015" table:default-cell-style-name="ce3"/>
        <table:table-column table:style-name="co3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office:value-type="string" calcext:value-type="string">
            <text:p>Hostility</text:p>
          </table:table-cell>
          <table:table-cell table:style-name="ce5" office:value-type="string" calcext:value-type="string">
            <text:p>classic_misc_rate_test_mean_median</text:p>
          </table:table-cell>
          <table:table-cell table:style-name="ce5" office:value-type="string" calcext:value-type="string">
            <text:p>init_easy_misc_rate_test_mean_median</text:p>
          </table:table-cell>
          <table:table-cell table:style-name="ce5" office:value-type="string" calcext:value-type="string">
            <text:p>init_hard_misc_rate_test_mean_median</text:p>
          </table:table-cell>
          <table:table-cell table:style-name="ce5" office:value-type="string" calcext:value-type="string">
            <text:p>classic_misc_rate_test_mean_std</text:p>
          </table:table-cell>
          <table:table-cell table:style-name="ce5" office:value-type="string" calcext:value-type="string">
            <text:p>init_easy_misc_rate_test_mean_std</text:p>
          </table:table-cell>
          <table:table-cell table:style-name="ce5" office:value-type="string" calcext:value-type="string">
            <text:p>init_hard_misc_rate_test_mean_std</text:p>
          </table:table-cell>
          <table:table-cell table:style-name="ce5" office:value-type="string" calcext:value-type="string">
            <text:p>classic_misc_rate_test_mean_total_mean</text:p>
          </table:table-cell>
          <table:table-cell table:style-name="ce5" office:value-type="string" calcext:value-type="string">
            <text:p>init_easy_misc_rate_test_mean_total_mean</text:p>
          </table:table-cell>
          <table:table-cell table:style-name="ce5"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14545646884586" calcext:value-type="float">
            <text:p>0.00145</text:p>
          </table:table-cell>
          <table:table-cell office:value-type="float" office:value="0.0036443457103565" calcext:value-type="float">
            <text:p>0.00364</text:p>
          </table:table-cell>
          <table:table-cell table:style-name="ce4" office:value-type="float" office:value="0.0014545646884586" calcext:value-type="float">
            <text:p>0.00145</text:p>
          </table:table-cell>
          <table:table-cell office:value-type="float" office:value="0.0169294675960157" calcext:value-type="float">
            <text:p>0.01693</text:p>
          </table:table-cell>
          <table:table-cell office:value-type="float" office:value="0.0188105984451838" calcext:value-type="float">
            <text:p>0.01881</text:p>
          </table:table-cell>
          <table:table-cell office:value-type="float" office:value="0.0175237636643641" calcext:value-type="float">
            <text:p>0.01752</text:p>
          </table:table-cell>
          <table:table-cell table:style-name="ce4" office:value-type="float" office:value="0.00651796607778829" calcext:value-type="float">
            <text:p>0.00652</text:p>
          </table:table-cell>
          <table:table-cell office:value-type="float" office:value="0.00931665432490563" calcext:value-type="float">
            <text:p>0.00932</text:p>
          </table:table-cell>
          <table:table-cell table:style-name="ce4" office:value-type="float" office:value="0.00570693606967798" calcext:value-type="float">
            <text:p>0.00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00257599175682638" calcext:value-type="float">
            <text:p>0.00257599175682638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0309278350515" calcext:value-type="float">
            <text:p>0.00103</text:p>
          </table:table-cell>
          <table:table-cell office:value-type="float" office:value="0.0584189255814286" calcext:value-type="float">
            <text:p>0.05842</text:p>
          </table:table-cell>
          <table:table-cell office:value-type="float" office:value="0.0648711273803528" calcext:value-type="float">
            <text:p>0.06487</text:p>
          </table:table-cell>
          <table:table-cell office:value-type="float" office:value="0.0579512062001894" calcext:value-type="float">
            <text:p>0.05795</text:p>
          </table:table-cell>
          <table:table-cell table:style-name="ce4" office:value-type="float" office:value="0.0174982994096396" calcext:value-type="float">
            <text:p>0.01750</text:p>
          </table:table-cell>
          <table:table-cell office:value-type="float" office:value="0.0233524187153053" calcext:value-type="float">
            <text:p>0.02335</text:p>
          </table:table-cell>
          <table:table-cell office:value-type="float" office:value="0.0232266719534761" calcext:value-type="float">
            <text:p>0.02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00527240773286468" calcext:value-type="float">
            <text:p>0.00527240773286468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271867612293144" calcext:value-type="float">
            <text:p>0.0271867612293144</text:p>
          </table:table-cell>
          <table:table-cell office:value-type="float" office:value="0.0248389355742296" calcext:value-type="float">
            <text:p>0.02484</text:p>
          </table:table-cell>
          <table:table-cell table:style-name="ce4" office:value-type="float" office:value="0.0213165266106442" calcext:value-type="float">
            <text:p>0.02132</text:p>
          </table:table-cell>
          <table:table-cell office:value-type="float" office:value="0.0307703081232493" calcext:value-type="float">
            <text:p>0.03077</text:p>
          </table:table-cell>
          <table:table-cell office:value-type="float" office:value="0.0231598440498272" calcext:value-type="float">
            <text:p>0.02316</text:p>
          </table:table-cell>
          <table:table-cell office:value-type="float" office:value="0.0274712531466278" calcext:value-type="float">
            <text:p>0.02747</text:p>
          </table:table-cell>
          <table:table-cell office:value-type="float" office:value="0.0231553613892977" calcext:value-type="float">
            <text:p>0.02316</text:p>
          </table:table-cell>
          <table:table-cell table:style-name="ce4" office:value-type="float" office:value="0.0287048085901027" calcext:value-type="float">
            <text:p>0.02870</text:p>
          </table:table-cell>
          <table:table-cell office:value-type="float" office:value="0.0291233893557422" calcext:value-type="float">
            <text:p>0.02912</text:p>
          </table:table-cell>
          <table:table-cell office:value-type="float" office:value="0.0352330999066293" calcext:value-type="float">
            <text:p>0.035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300429184549356" calcext:value-type="float">
            <text:p>0.0300429184549356</text:p>
          </table:table-cell>
          <table:table-cell office:value-type="float" office:value="0.0414699792960662" calcext:value-type="float">
            <text:p>0.04147</text:p>
          </table:table-cell>
          <table:table-cell table:style-name="ce4" office:value-type="float" office:value="0.0386335403726708" calcext:value-type="float">
            <text:p>0.03863</text:p>
          </table:table-cell>
          <table:table-cell office:value-type="float" office:value="0.0371842650103519" calcext:value-type="float">
            <text:p>0.03718</text:p>
          </table:table-cell>
          <table:table-cell office:value-type="float" office:value="0.00494687157153609" calcext:value-type="float">
            <text:p>0.00495</text:p>
          </table:table-cell>
          <table:table-cell office:value-type="float" office:value="0.00491882070044368" calcext:value-type="float">
            <text:p>0.00492</text:p>
          </table:table-cell>
          <table:table-cell office:value-type="float" office:value="0.00583248317869951" calcext:value-type="float">
            <text:p>0.00583</text:p>
          </table:table-cell>
          <table:table-cell office:value-type="float" office:value="0.0425209109730848" calcext:value-type="float">
            <text:p>0.04252</text:p>
          </table:table-cell>
          <table:table-cell table:style-name="ce4" office:value-type="float" office:value="0.039835403726708" calcext:value-type="float">
            <text:p>0.03984</text:p>
          </table:table-cell>
          <table:table-cell table:style-name="ce4" office:value-type="float" office:value="0.0379863354037266" calcext:value-type="float">
            <text:p>0.03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421792618629174" calcext:value-type="float">
            <text:p>0.0421792618629174</text:p>
          </table:table-cell>
          <table:table-cell office:value-type="float" office:value="0.0351817042606516" calcext:value-type="float">
            <text:p>0.03518</text:p>
          </table:table-cell>
          <table:table-cell table:style-name="ce4" office:value-type="float" office:value="0.0333959899749373" calcext:value-type="float">
            <text:p>0.03340</text:p>
          </table:table-cell>
          <table:table-cell table:style-name="ce4" office:value-type="float" office:value="0.0333646616541353" calcext:value-type="float">
            <text:p>0.03336</text:p>
          </table:table-cell>
          <table:table-cell office:value-type="float" office:value="0.00795407932360198" calcext:value-type="float">
            <text:p>0.00795</text:p>
          </table:table-cell>
          <table:table-cell office:value-type="float" office:value="0.0083382376330315" calcext:value-type="float">
            <text:p>0.00834</text:p>
          </table:table-cell>
          <table:table-cell office:value-type="float" office:value="0.00623755668075003" calcext:value-type="float">
            <text:p>0.00624</text:p>
          </table:table-cell>
          <table:table-cell office:value-type="float" office:value="0.0373484753550543" calcext:value-type="float">
            <text:p>0.03735</text:p>
          </table:table-cell>
          <table:table-cell table:style-name="ce4" office:value-type="float" office:value="0.0357163742690058" calcext:value-type="float">
            <text:p>0.03572</text:p>
          </table:table-cell>
          <table:table-cell table:style-name="ce4" office:value-type="float" office:value="0.0346971595655806" calcext:value-type="float">
            <text:p>0.034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655270655270655" calcext:value-type="float">
            <text:p>0.0655270655270655</text:p>
          </table:table-cell>
          <table:table-cell table:style-name="ce4" office:value-type="float" office:value="0.0741269841269841" calcext:value-type="float">
            <text:p>0.07413</text:p>
          </table:table-cell>
          <table:table-cell office:value-type="float" office:value="0.0742063492063492" calcext:value-type="float">
            <text:p>0.07421</text:p>
          </table:table-cell>
          <table:table-cell office:value-type="float" office:value="0.0769841269841269" calcext:value-type="float">
            <text:p>0.07698</text:p>
          </table:table-cell>
          <table:table-cell office:value-type="float" office:value="0.012935815764891" calcext:value-type="float">
            <text:p>0.01294</text:p>
          </table:table-cell>
          <table:table-cell office:value-type="float" office:value="0.0185252378823174" calcext:value-type="float">
            <text:p>0.01853</text:p>
          </table:table-cell>
          <table:table-cell office:value-type="float" office:value="0.0136757953748094" calcext:value-type="float">
            <text:p>0.01368</text:p>
          </table:table-cell>
          <table:table-cell table:style-name="ce4" office:value-type="float" office:value="0.0754510582010581" calcext:value-type="float">
            <text:p>0.07545</text:p>
          </table:table-cell>
          <table:table-cell office:value-type="float" office:value="0.0813269841269841" calcext:value-type="float">
            <text:p>0.08133</text:p>
          </table:table-cell>
          <table:table-cell office:value-type="float" office:value="0.0795089947089947" calcext:value-type="float">
            <text:p>0.079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859256036545573" calcext:value-type="float">
            <text:p>0.0859256036545573</text:p>
          </table:table-cell>
          <table:table-cell table:style-name="ce4" office:value-type="float" office:value="0.0624386662877711" calcext:value-type="float">
            <text:p>0.06244</text:p>
          </table:table-cell>
          <table:table-cell office:value-type="float" office:value="0.0635246755707113" calcext:value-type="float">
            <text:p>0.06352</text:p>
          </table:table-cell>
          <table:table-cell office:value-type="float" office:value="0.0654821445486407" calcext:value-type="float">
            <text:p>0.06548</text:p>
          </table:table-cell>
          <table:table-cell office:value-type="float" office:value="0.0167018449979136" calcext:value-type="float">
            <text:p>0.01670</text:p>
          </table:table-cell>
          <table:table-cell office:value-type="float" office:value="0.0158904525284909" calcext:value-type="float">
            <text:p>0.01589</text:p>
          </table:table-cell>
          <table:table-cell office:value-type="float" office:value="0.0163909502356529" calcext:value-type="float">
            <text:p>0.01639</text:p>
          </table:table-cell>
          <table:table-cell table:style-name="ce4" office:value-type="float" office:value="0.0677714044393925" calcext:value-type="float">
            <text:p>0.06777</text:p>
          </table:table-cell>
          <table:table-cell office:value-type="float" office:value="0.0680485696694136" calcext:value-type="float">
            <text:p>0.06805</text:p>
          </table:table-cell>
          <table:table-cell office:value-type="float" office:value="0.0698212465662593" calcext:value-type="float">
            <text:p>0.069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02701702442635" calcext:value-type="float">
            <text:p>0.102701702442635</text:p>
          </table:table-cell>
          <table:table-cell office:value-type="float" office:value="0.196062675429588" calcext:value-type="float">
            <text:p>0.19606</text:p>
          </table:table-cell>
          <table:table-cell table:style-name="ce4" office:value-type="float" office:value="0.195968713630451" calcext:value-type="float">
            <text:p>0.19597</text:p>
          </table:table-cell>
          <table:table-cell table:style-name="ce4" office:value-type="float" office:value="0.186531115218731" calcext:value-type="float">
            <text:p>0.18653</text:p>
          </table:table-cell>
          <table:table-cell office:value-type="float" office:value="0.00985030223664138" calcext:value-type="float">
            <text:p>0.00985</text:p>
          </table:table-cell>
          <table:table-cell office:value-type="float" office:value="0.00803016436319438" calcext:value-type="float">
            <text:p>0.00803</text:p>
          </table:table-cell>
          <table:table-cell office:value-type="float" office:value="0.00984988881409227" calcext:value-type="float">
            <text:p>0.00985</text:p>
          </table:table-cell>
          <table:table-cell table:style-name="ce4" office:value-type="float" office:value="0.197754781953858" calcext:value-type="float">
            <text:p>0.19775</text:p>
          </table:table-cell>
          <table:table-cell office:value-type="float" office:value="0.199163175189977" calcext:value-type="float">
            <text:p>0.19916</text:p>
          </table:table-cell>
          <table:table-cell table:style-name="ce4" office:value-type="float" office:value="0.189920101093083" calcext:value-type="float">
            <text:p>0.189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123076923076923" calcext:value-type="float">
            <text:p>0.123076923076923</text:p>
          </table:table-cell>
          <table:table-cell office:value-type="float" office:value="0.106578947368421" calcext:value-type="float">
            <text:p>0.10658</text:p>
          </table:table-cell>
          <table:table-cell table:style-name="ce4" office:value-type="float" office:value="0.096578947368421" calcext:value-type="float">
            <text:p>0.09658</text:p>
          </table:table-cell>
          <table:table-cell table:style-name="ce4" office:value-type="float" office:value="0.0968421052631578" calcext:value-type="float">
            <text:p>0.09684</text:p>
          </table:table-cell>
          <table:table-cell office:value-type="float" office:value="0.0122695545841224" calcext:value-type="float">
            <text:p>0.01227</text:p>
          </table:table-cell>
          <table:table-cell office:value-type="float" office:value="0.0159845636038384" calcext:value-type="float">
            <text:p>0.01598</text:p>
          </table:table-cell>
          <table:table-cell office:value-type="float" office:value="0.0124334349583512" calcext:value-type="float">
            <text:p>0.01243</text:p>
          </table:table-cell>
          <table:table-cell office:value-type="float" office:value="0.108598245614035" calcext:value-type="float">
            <text:p>0.10860</text:p>
          </table:table-cell>
          <table:table-cell table:style-name="ce4" office:value-type="float" office:value="0.102570175438596" calcext:value-type="float">
            <text:p>0.10257</text:p>
          </table:table-cell>
          <table:table-cell table:style-name="ce4" office:value-type="float" office:value="0.0999166666666666" calcext:value-type="float">
            <text:p>0.099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27659574468085" calcext:value-type="float">
            <text:p>0.127659574468085</text:p>
          </table:table-cell>
          <table:table-cell office:value-type="float" office:value="0.127717391304348" calcext:value-type="float">
            <text:p>0.12772</text:p>
          </table:table-cell>
          <table:table-cell table:style-name="ce4" office:value-type="float" office:value="0.123369565217391" calcext:value-type="float">
            <text:p>0.12337</text:p>
          </table:table-cell>
          <table:table-cell office:value-type="float" office:value="0.140398550724638" calcext:value-type="float">
            <text:p>0.14040</text:p>
          </table:table-cell>
          <table:table-cell office:value-type="float" office:value="0.00686394135996304" calcext:value-type="float">
            <text:p>0.00686</text:p>
          </table:table-cell>
          <table:table-cell office:value-type="float" office:value="0.00667381498619804" calcext:value-type="float">
            <text:p>0.00667</text:p>
          </table:table-cell>
          <table:table-cell office:value-type="float" office:value="0.00718961539555288" calcext:value-type="float">
            <text:p>0.00719</text:p>
          </table:table-cell>
          <table:table-cell office:value-type="float" office:value="0.12623731884058" calcext:value-type="float">
            <text:p>0.12624</text:p>
          </table:table-cell>
          <table:table-cell table:style-name="ce4" office:value-type="float" office:value="0.121846014492754" calcext:value-type="float">
            <text:p>0.12185</text:p>
          </table:table-cell>
          <table:table-cell office:value-type="float" office:value="0.138756038647343" calcext:value-type="float">
            <text:p>0.138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129864864864865" calcext:value-type="float">
            <text:p>0.129864864864865</text:p>
          </table:table-cell>
          <table:table-cell table:style-name="ce4" office:value-type="float" office:value="0.0518918918918918" calcext:value-type="float">
            <text:p>0.05189</text:p>
          </table:table-cell>
          <table:table-cell office:value-type="float" office:value="0.0551351351351351" calcext:value-type="float">
            <text:p>0.05514</text:p>
          </table:table-cell>
          <table:table-cell office:value-type="float" office:value="0.0542567567567567" calcext:value-type="float">
            <text:p>0.05426</text:p>
          </table:table-cell>
          <table:table-cell office:value-type="float" office:value="0.0546702788222542" calcext:value-type="float">
            <text:p>0.05467</text:p>
          </table:table-cell>
          <table:table-cell office:value-type="float" office:value="0.0553261588079467" calcext:value-type="float">
            <text:p>0.05533</text:p>
          </table:table-cell>
          <table:table-cell office:value-type="float" office:value="0.062099809067342" calcext:value-type="float">
            <text:p>0.06210</text:p>
          </table:table-cell>
          <table:table-cell table:style-name="ce4" office:value-type="float" office:value="0.0714914414414414" calcext:value-type="float">
            <text:p>0.07149</text:p>
          </table:table-cell>
          <table:table-cell office:value-type="float" office:value="0.0735414414414414" calcext:value-type="float">
            <text:p>0.07354</text:p>
          </table:table-cell>
          <table:table-cell office:value-type="float" office:value="0.0761806306306306" calcext:value-type="float">
            <text:p>0.076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136554621848739" calcext:value-type="float">
            <text:p>0.136554621848739</text:p>
          </table:table-cell>
          <table:table-cell table:style-name="ce4" office:value-type="float" office:value="0.119835992907801" calcext:value-type="float">
            <text:p>0.11984</text:p>
          </table:table-cell>
          <table:table-cell office:value-type="float" office:value="0.162012411347518" calcext:value-type="float">
            <text:p>0.16201</text:p>
          </table:table-cell>
          <table:table-cell office:value-type="float" office:value="0.134552304964539" calcext:value-type="float">
            <text:p>0.13455</text:p>
          </table:table-cell>
          <table:table-cell office:value-type="float" office:value="0.0466359050796984" calcext:value-type="float">
            <text:p>0.04664</text:p>
          </table:table-cell>
          <table:table-cell office:value-type="float" office:value="0.0332557329008995" calcext:value-type="float">
            <text:p>0.03326</text:p>
          </table:table-cell>
          <table:table-cell office:value-type="float" office:value="0.0444962228271914" calcext:value-type="float">
            <text:p>0.04450</text:p>
          </table:table-cell>
          <table:table-cell table:style-name="ce4" office:value-type="float" office:value="0.138929225768321" calcext:value-type="float">
            <text:p>0.13893</text:p>
          </table:table-cell>
          <table:table-cell office:value-type="float" office:value="0.170109190307329" calcext:value-type="float">
            <text:p>0.17011</text:p>
          </table:table-cell>
          <table:table-cell office:value-type="float" office:value="0.149352541371158" calcext:value-type="float">
            <text:p>0.149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48809523809524" calcext:value-type="float">
            <text:p>0.14881</text:p>
          </table:table-cell>
          <table:table-cell table:style-name="ce4" office:value-type="float" office:value="0.144047619047619" calcext:value-type="float">
            <text:p>0.14405</text:p>
          </table:table-cell>
          <table:table-cell table:style-name="ce4" office:value-type="float" office:value="0.135" calcext:value-type="float">
            <text:p>0.13500</text:p>
          </table:table-cell>
          <table:table-cell office:value-type="float" office:value="0.0246585545369821" calcext:value-type="float">
            <text:p>0.02466</text:p>
          </table:table-cell>
          <table:table-cell office:value-type="float" office:value="0.0295428823527583" calcext:value-type="float">
            <text:p>0.02954</text:p>
          </table:table-cell>
          <table:table-cell office:value-type="float" office:value="0.0315414167734061" calcext:value-type="float">
            <text:p>0.03154</text:p>
          </table:table-cell>
          <table:table-cell table:style-name="ce4" office:value-type="float" office:value="0.151715079365079" calcext:value-type="float">
            <text:p>0.15172</text:p>
          </table:table-cell>
          <table:table-cell office:value-type="float" office:value="0.151816666666667" calcext:value-type="float">
            <text:p>0.15182</text:p>
          </table:table-cell>
          <table:table-cell table:style-name="ce4" office:value-type="float" office:value="0.148400793650794" calcext:value-type="float">
            <text:p>0.14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163483575248281" calcext:value-type="float">
            <text:p>0.163483575248281</text:p>
          </table:table-cell>
          <table:table-cell office:value-type="float" office:value="0.216200822078685" calcext:value-type="float">
            <text:p>0.21620</text:p>
          </table:table-cell>
          <table:table-cell table:style-name="ce4" office:value-type="float" office:value="0.210076335877863" calcext:value-type="float">
            <text:p>0.21008</text:p>
          </table:table-cell>
          <table:table-cell office:value-type="float" office:value="0.238332354668232" calcext:value-type="float">
            <text:p>0.23833</text:p>
          </table:table-cell>
          <table:table-cell office:value-type="float" office:value="0.00254799818393381" calcext:value-type="float">
            <text:p>0.00255</text:p>
          </table:table-cell>
          <table:table-cell office:value-type="float" office:value="0.00356959776515929" calcext:value-type="float">
            <text:p>0.00357</text:p>
          </table:table-cell>
          <table:table-cell office:value-type="float" office:value="0.00582429005621983" calcext:value-type="float">
            <text:p>0.00582</text:p>
          </table:table-cell>
          <table:table-cell office:value-type="float" office:value="0.21645834801331" calcext:value-type="float">
            <text:p>0.21646</text:p>
          </table:table-cell>
          <table:table-cell table:style-name="ce4" office:value-type="float" office:value="0.211085574476414" calcext:value-type="float">
            <text:p>0.21109</text:p>
          </table:table-cell>
          <table:table-cell office:value-type="float" office:value="0.237667841064788" calcext:value-type="float">
            <text:p>0.237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163855421686747" calcext:value-type="float">
            <text:p>0.163855421686747</text:p>
          </table:table-cell>
          <table:table-cell table:style-name="ce4" office:value-type="float" office:value="0.163855421686747" calcext:value-type="float">
            <text:p>0.16386</text:p>
          </table:table-cell>
          <table:table-cell office:value-type="float" office:value="0.169879518072289" calcext:value-type="float">
            <text:p>0.16988</text:p>
          </table:table-cell>
          <table:table-cell table:style-name="ce4" office:value-type="float" office:value="0.16144578313253" calcext:value-type="float">
            <text:p>0.16145</text:p>
          </table:table-cell>
          <table:table-cell office:value-type="float" office:value="0.00238016385164672" calcext:value-type="float">
            <text:p>0.00238</text:p>
          </table:table-cell>
          <table:table-cell office:value-type="float" office:value="0.00227442987303749" calcext:value-type="float">
            <text:p>0.00227</text:p>
          </table:table-cell>
          <table:table-cell office:value-type="float" office:value="0.00206734603534169" calcext:value-type="float">
            <text:p>0.00207</text:p>
          </table:table-cell>
          <table:table-cell table:style-name="ce4" office:value-type="float" office:value="0.163927710843373" calcext:value-type="float">
            <text:p>0.16393</text:p>
          </table:table-cell>
          <table:table-cell office:value-type="float" office:value="0.16970281124498" calcext:value-type="float">
            <text:p>0.16970</text:p>
          </table:table-cell>
          <table:table-cell table:style-name="ce4" office:value-type="float" office:value="0.161991967871486" calcext:value-type="float">
            <text:p>0.161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170634920634921" calcext:value-type="float">
            <text:p>0.170634920634921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19921875" calcext:value-type="float">
            <text:p>0.19921875</text:p>
          </table:table-cell>
          <table:table-cell table:style-name="ce4" office:value-type="float" office:value="0.236380724538619" calcext:value-type="float">
            <text:p>0.23638</text:p>
          </table:table-cell>
          <table:table-cell office:value-type="float" office:value="0.243506493506493" calcext:value-type="float">
            <text:p>0.24351</text:p>
          </table:table-cell>
          <table:table-cell office:value-type="float" office:value="0.253887559808612" calcext:value-type="float">
            <text:p>0.25389</text:p>
          </table:table-cell>
          <table:table-cell office:value-type="float" office:value="0.00830800443420891" calcext:value-type="float">
            <text:p>0.00831</text:p>
          </table:table-cell>
          <table:table-cell office:value-type="float" office:value="0.00308165339072806" calcext:value-type="float">
            <text:p>0.00308</text:p>
          </table:table-cell>
          <table:table-cell office:value-type="float" office:value="0.0110012250678145" calcext:value-type="float">
            <text:p>0.01100</text:p>
          </table:table-cell>
          <table:table-cell table:style-name="ce4" office:value-type="float" office:value="0.239314023695603" calcext:value-type="float">
            <text:p>0.23931</text:p>
          </table:table-cell>
          <table:table-cell office:value-type="float" office:value="0.2439829687856" calcext:value-type="float">
            <text:p>0.24398</text:p>
          </table:table-cell>
          <table:table-cell office:value-type="float" office:value="0.257150831624516" calcext:value-type="float">
            <text:p>0.257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20575221238938" calcext:value-type="float">
            <text:p>0.20575221238938</text:p>
          </table:table-cell>
          <table:table-cell table:style-name="ce4" office:value-type="float" office:value="0.167874396135266" calcext:value-type="float">
            <text:p>0.16787</text:p>
          </table:table-cell>
          <table:table-cell office:value-type="float" office:value="0.192367149758454" calcext:value-type="float">
            <text:p>0.19237</text:p>
          </table:table-cell>
          <table:table-cell office:value-type="float" office:value="0.194420289855072" calcext:value-type="float">
            <text:p>0.19442</text:p>
          </table:table-cell>
          <table:table-cell office:value-type="float" office:value="0.0262034921776098" calcext:value-type="float">
            <text:p>0.02620</text:p>
          </table:table-cell>
          <table:table-cell office:value-type="float" office:value="0.0283656813391838" calcext:value-type="float">
            <text:p>0.02837</text:p>
          </table:table-cell>
          <table:table-cell office:value-type="float" office:value="0.0354034955982648" calcext:value-type="float">
            <text:p>0.03540</text:p>
          </table:table-cell>
          <table:table-cell table:style-name="ce4" office:value-type="float" office:value="0.175926247987117" calcext:value-type="float">
            <text:p>0.17593</text:p>
          </table:table-cell>
          <table:table-cell office:value-type="float" office:value="0.202614331723027" calcext:value-type="float">
            <text:p>0.20261</text:p>
          </table:table-cell>
          <table:table-cell office:value-type="float" office:value="0.207188566827697" calcext:value-type="float">
            <text:p>0.20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209016393442623" calcext:value-type="float">
            <text:p>0.209016393442623</text:p>
          </table:table-cell>
          <table:table-cell table:style-name="ce4" office:value-type="float" office:value="0.0798215155945419" calcext:value-type="float">
            <text:p>0.07982</text:p>
          </table:table-cell>
          <table:table-cell office:value-type="float" office:value="0.0815774244639376" calcext:value-type="float">
            <text:p>0.08158</text:p>
          </table:table-cell>
          <table:table-cell office:value-type="float" office:value="0.0848922164351852" calcext:value-type="float">
            <text:p>0.08489</text:p>
          </table:table-cell>
          <table:table-cell office:value-type="float" office:value="0.00265989801315623" calcext:value-type="float">
            <text:p>0.00266</text:p>
          </table:table-cell>
          <table:table-cell office:value-type="float" office:value="0.00259141047356391" calcext:value-type="float">
            <text:p>0.00259</text:p>
          </table:table-cell>
          <table:table-cell office:value-type="float" office:value="0.00107802588255929" calcext:value-type="float">
            <text:p>0.00108</text:p>
          </table:table-cell>
          <table:table-cell table:style-name="ce4" office:value-type="float" office:value="0.0807822310043047" calcext:value-type="float">
            <text:p>0.08078</text:p>
          </table:table-cell>
          <table:table-cell office:value-type="float" office:value="0.0827909382106887" calcext:value-type="float">
            <text:p>0.08279</text:p>
          </table:table-cell>
          <table:table-cell office:value-type="float" office:value="0.084955974100471" calcext:value-type="float">
            <text:p>0.08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13611859838275" calcext:value-type="float">
            <text:p>0.213611859838275</text:p>
          </table:table-cell>
          <table:table-cell office:value-type="float" office:value="0.23716669689824" calcext:value-type="float">
            <text:p>0.23717</text:p>
          </table:table-cell>
          <table:table-cell table:style-name="ce4" office:value-type="float" office:value="0.231781697805188" calcext:value-type="float">
            <text:p>0.23178</text:p>
          </table:table-cell>
          <table:table-cell table:style-name="ce4" office:value-type="float" office:value="0.229788681298748" calcext:value-type="float">
            <text:p>0.22979</text:p>
          </table:table-cell>
          <table:table-cell office:value-type="float" office:value="0.00678403346621227" calcext:value-type="float">
            <text:p>0.00678</text:p>
          </table:table-cell>
          <table:table-cell office:value-type="float" office:value="0.00598452879229277" calcext:value-type="float">
            <text:p>0.00598</text:p>
          </table:table-cell>
          <table:table-cell office:value-type="float" office:value="0.0113369206644208" calcext:value-type="float">
            <text:p>0.01134</text:p>
          </table:table-cell>
          <table:table-cell office:value-type="float" office:value="0.237341934216095" calcext:value-type="float">
            <text:p>0.23734</text:p>
          </table:table-cell>
          <table:table-cell table:style-name="ce4" office:value-type="float" office:value="0.232664308603906" calcext:value-type="float">
            <text:p>0.23266</text:p>
          </table:table-cell>
          <table:table-cell table:style-name="ce4" office:value-type="float" office:value="0.233183324263861" calcext:value-type="float">
            <text:p>0.23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16" calcext:value-type="float">
            <text:p>0.216</text:p>
          </table:table-cell>
          <table:table-cell table:style-name="ce4" office:value-type="float" office:value="0.246" calcext:value-type="float">
            <text:p>0.24600</text:p>
          </table:table-cell>
          <table:table-cell office:value-type="float" office:value="0.249" calcext:value-type="float">
            <text:p>0.24900</text:p>
          </table:table-cell>
          <table:table-cell office:value-type="float" office:value="0.265" calcext:value-type="float">
            <text:p>0.26500</text:p>
          </table:table-cell>
          <table:table-cell office:value-type="float" office:value="0.0108091433899718" calcext:value-type="float">
            <text:p>0.01081</text:p>
          </table:table-cell>
          <table:table-cell office:value-type="float" office:value="0.00782593450241692" calcext:value-type="float">
            <text:p>0.00783</text:p>
          </table:table-cell>
          <table:table-cell office:value-type="float" office:value="0.00927387034230985" calcext:value-type="float">
            <text:p>0.00927</text:p>
          </table:table-cell>
          <table:table-cell table:style-name="ce4" office:value-type="float" office:value="0.247876666666667" calcext:value-type="float">
            <text:p>0.24788</text:p>
          </table:table-cell>
          <table:table-cell office:value-type="float" office:value="0.25067" calcext:value-type="float">
            <text:p>0.25067</text:p>
          </table:table-cell>
          <table:table-cell office:value-type="float" office:value="0.267636666666667" calcext:value-type="float">
            <text:p>0.26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216450216450216" calcext:value-type="float">
            <text:p>0.216450216450216</text:p>
          </table:table-cell>
          <table:table-cell office:value-type="float" office:value="0.302913968547641" calcext:value-type="float">
            <text:p>0.30291</text:p>
          </table:table-cell>
          <table:table-cell office:value-type="float" office:value="0.296438482886216" calcext:value-type="float">
            <text:p>0.29644</text:p>
          </table:table-cell>
          <table:table-cell office:value-type="float" office:value="0.352844588344126" calcext:value-type="float">
            <text:p>0.35284</text:p>
          </table:table-cell>
          <table:table-cell office:value-type="float" office:value="0.0099268524120693" calcext:value-type="float">
            <text:p>0.00993</text:p>
          </table:table-cell>
          <table:table-cell office:value-type="float" office:value="0.00862090888997853" calcext:value-type="float">
            <text:p>0.00862</text:p>
          </table:table-cell>
          <table:table-cell office:value-type="float" office:value="0.0136949446022495" calcext:value-type="float">
            <text:p>0.01369</text:p>
          </table:table-cell>
          <table:table-cell office:value-type="float" office:value="0.301336262719704" calcext:value-type="float">
            <text:p>0.30134</text:p>
          </table:table-cell>
          <table:table-cell table:style-name="ce4" office:value-type="float" office:value="0.29413768115942" calcext:value-type="float">
            <text:p>0.29414</text:p>
          </table:table-cell>
          <table:table-cell office:value-type="float" office:value="0.348301110083256" calcext:value-type="float">
            <text:p>0.348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28464419475655" calcext:value-type="float">
            <text:p>0.228464419475655</text:p>
          </table:table-cell>
          <table:table-cell office:value-type="float" office:value="0.205413105413105" calcext:value-type="float">
            <text:p>0.20541</text:p>
          </table:table-cell>
          <table:table-cell table:style-name="ce4" office:value-type="float" office:value="0.198005698005698" calcext:value-type="float">
            <text:p>0.19801</text:p>
          </table:table-cell>
          <table:table-cell office:value-type="float" office:value="0.209472934472934" calcext:value-type="float">
            <text:p>0.20947</text:p>
          </table:table-cell>
          <table:table-cell office:value-type="float" office:value="0.00766867809051302" calcext:value-type="float">
            <text:p>0.00767</text:p>
          </table:table-cell>
          <table:table-cell office:value-type="float" office:value="0.009583004576384" calcext:value-type="float">
            <text:p>0.00958</text:p>
          </table:table-cell>
          <table:table-cell office:value-type="float" office:value="0.0147623687990123" calcext:value-type="float">
            <text:p>0.01476</text:p>
          </table:table-cell>
          <table:table-cell office:value-type="float" office:value="0.205720322886989" calcext:value-type="float">
            <text:p>0.20572</text:p>
          </table:table-cell>
          <table:table-cell table:style-name="ce4" office:value-type="float" office:value="0.198316714150047" calcext:value-type="float">
            <text:p>0.19832</text:p>
          </table:table-cell>
          <table:table-cell office:value-type="float" office:value="0.211074548907882" calcext:value-type="float">
            <text:p>0.21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31770833333333" calcext:value-type="float">
            <text:p>0.231770833333333</text:p>
          </table:table-cell>
          <table:table-cell table:number-columns-repeated="2" office:value-type="float" office:value="0.240909090909091" calcext:value-type="float">
            <text:p>0.24091</text:p>
          </table:table-cell>
          <table:table-cell office:value-type="float" office:value="0.251264524948735" calcext:value-type="float">
            <text:p>0.25126</text:p>
          </table:table-cell>
          <table:table-cell office:value-type="float" office:value="0.00712229834703216" calcext:value-type="float">
            <text:p>0.00712</text:p>
          </table:table-cell>
          <table:table-cell office:value-type="float" office:value="0.00390256813514862" calcext:value-type="float">
            <text:p>0.00390</text:p>
          </table:table-cell>
          <table:table-cell office:value-type="float" office:value="0.00616785981411928" calcext:value-type="float">
            <text:p>0.00617</text:p>
          </table:table-cell>
          <table:table-cell office:value-type="float" office:value="0.242108965595808" calcext:value-type="float">
            <text:p>0.24211</text:p>
          </table:table-cell>
          <table:table-cell table:style-name="ce4" office:value-type="float" office:value="0.241034290271132" calcext:value-type="float">
            <text:p>0.24103</text:p>
          </table:table-cell>
          <table:table-cell office:value-type="float" office:value="0.251901344269765" calcext:value-type="float">
            <text:p>0.251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232258064516129" calcext:value-type="float">
            <text:p>0.232258064516129</text:p>
          </table:table-cell>
          <table:table-cell table:style-name="ce4" office:value-type="float" office:value="0.164516129032258" calcext:value-type="float">
            <text:p>0.16452</text:p>
          </table:table-cell>
          <table:table-cell office:value-type="float" office:value="0.17741935483871" calcext:value-type="float">
            <text:p>0.17742</text:p>
          </table:table-cell>
          <table:table-cell office:value-type="float" office:value="0.167741935483871" calcext:value-type="float">
            <text:p>0.16774</text:p>
          </table:table-cell>
          <table:table-cell office:value-type="float" office:value="0.0139531944733749" calcext:value-type="float">
            <text:p>0.01395</text:p>
          </table:table-cell>
          <table:table-cell office:value-type="float" office:value="0.0109642668049001" calcext:value-type="float">
            <text:p>0.01096</text:p>
          </table:table-cell>
          <table:table-cell office:value-type="float" office:value="0.0142577428056863" calcext:value-type="float">
            <text:p>0.01426</text:p>
          </table:table-cell>
          <table:table-cell table:style-name="ce4" office:value-type="float" office:value="0.166290322580645" calcext:value-type="float">
            <text:p>0.16629</text:p>
          </table:table-cell>
          <table:table-cell office:value-type="float" office:value="0.179193548387097" calcext:value-type="float">
            <text:p>0.17919</text:p>
          </table:table-cell>
          <table:table-cell office:value-type="float" office:value="0.169806451612903" calcext:value-type="float">
            <text:p>0.169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38817285822593" calcext:value-type="float">
            <text:p>0.238817285822593</text:p>
          </table:table-cell>
          <table:table-cell office:value-type="float" office:value="0.288144806847097" calcext:value-type="float">
            <text:p>0.28814</text:p>
          </table:table-cell>
          <table:table-cell table:style-name="ce4" office:value-type="float" office:value="0.286586282674069" calcext:value-type="float">
            <text:p>0.28659</text:p>
          </table:table-cell>
          <table:table-cell office:value-type="float" office:value="0.327521397177886" calcext:value-type="float">
            <text:p>0.32752</text:p>
          </table:table-cell>
          <table:table-cell office:value-type="float" office:value="0.0103996040059864" calcext:value-type="float">
            <text:p>0.01040</text:p>
          </table:table-cell>
          <table:table-cell office:value-type="float" office:value="0.00577411023383485" calcext:value-type="float">
            <text:p>0.00577</text:p>
          </table:table-cell>
          <table:table-cell office:value-type="float" office:value="0.0118484050319659" calcext:value-type="float">
            <text:p>0.01185</text:p>
          </table:table-cell>
          <table:table-cell office:value-type="float" office:value="0.291634879327627" calcext:value-type="float">
            <text:p>0.29163</text:p>
          </table:table-cell>
          <table:table-cell table:style-name="ce4" office:value-type="float" office:value="0.286588962140489" calcext:value-type="float">
            <text:p>0.28659</text:p>
          </table:table-cell>
          <table:table-cell office:value-type="float" office:value="0.330390643071941" calcext:value-type="float">
            <text:p>0.330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252336448598131" calcext:value-type="float">
            <text:p>0.252336448598131</text:p>
          </table:table-cell>
          <table:table-cell table:style-name="ce4" office:value-type="float" office:value="0.201082251082251" calcext:value-type="float">
            <text:p>0.20108</text:p>
          </table:table-cell>
          <table:table-cell office:value-type="float" office:value="0.214718614718615" calcext:value-type="float">
            <text:p>0.21472</text:p>
          </table:table-cell>
          <table:table-cell office:value-type="float" office:value="0.21969696969697" calcext:value-type="float">
            <text:p>0.21970</text:p>
          </table:table-cell>
          <table:table-cell office:value-type="float" office:value="0.0168570679887266" calcext:value-type="float">
            <text:p>0.01686</text:p>
          </table:table-cell>
          <table:table-cell office:value-type="float" office:value="0.0135693336011053" calcext:value-type="float">
            <text:p>0.01357</text:p>
          </table:table-cell>
          <table:table-cell office:value-type="float" office:value="0.0255315580569476" calcext:value-type="float">
            <text:p>0.02553</text:p>
          </table:table-cell>
          <table:table-cell table:style-name="ce4" office:value-type="float" office:value="0.204671717171717" calcext:value-type="float">
            <text:p>0.20467</text:p>
          </table:table-cell>
          <table:table-cell office:value-type="float" office:value="0.217635642135642" calcext:value-type="float">
            <text:p>0.21764</text:p>
          </table:table-cell>
          <table:table-cell office:value-type="float" office:value="0.228989177489177" calcext:value-type="float">
            <text:p>0.228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255172413793103" calcext:value-type="float">
            <text:p>0.255172413793103</text:p>
          </table:table-cell>
          <table:table-cell table:style-name="ce4" office:value-type="float" office:value="0.28047619047619" calcext:value-type="float">
            <text:p>0.28048</text:p>
          </table:table-cell>
          <table:table-cell office:value-type="float" office:value="0.295" calcext:value-type="float">
            <text:p>0.29500</text:p>
          </table:table-cell>
          <table:table-cell office:value-type="float" office:value="0.321904761904762" calcext:value-type="float">
            <text:p>0.32190</text:p>
          </table:table-cell>
          <table:table-cell office:value-type="float" office:value="0.0105775273943628" calcext:value-type="float">
            <text:p>0.01058</text:p>
          </table:table-cell>
          <table:table-cell office:value-type="float" office:value="0.0145278361809838" calcext:value-type="float">
            <text:p>0.01453</text:p>
          </table:table-cell>
          <table:table-cell office:value-type="float" office:value="0.0124205868963032" calcext:value-type="float">
            <text:p>0.01242</text:p>
          </table:table-cell>
          <table:table-cell table:style-name="ce4" office:value-type="float" office:value="0.279169841269841" calcext:value-type="float">
            <text:p>0.27917</text:p>
          </table:table-cell>
          <table:table-cell office:value-type="float" office:value="0.292238095238095" calcext:value-type="float">
            <text:p>0.29224</text:p>
          </table:table-cell>
          <table:table-cell office:value-type="float" office:value="0.317947619047619" calcext:value-type="float">
            <text:p>0.317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266355140186916" calcext:value-type="float">
            <text:p>0.266355140186916</text:p>
          </table:table-cell>
          <table:table-cell table:style-name="ce4" office:value-type="float" office:value="0.167748917748918" calcext:value-type="float">
            <text:p>0.16775</text:p>
          </table:table-cell>
          <table:table-cell office:value-type="float" office:value="0.186363636363636" calcext:value-type="float">
            <text:p>0.18636</text:p>
          </table:table-cell>
          <table:table-cell office:value-type="float" office:value="0.186796536796537" calcext:value-type="float">
            <text:p>0.18680</text:p>
          </table:table-cell>
          <table:table-cell office:value-type="float" office:value="0.0206479828572626" calcext:value-type="float">
            <text:p>0.02065</text:p>
          </table:table-cell>
          <table:table-cell office:value-type="float" office:value="0.0173507264541577" calcext:value-type="float">
            <text:p>0.01735</text:p>
          </table:table-cell>
          <table:table-cell office:value-type="float" office:value="0.0195366193843119" calcext:value-type="float">
            <text:p>0.01954</text:p>
          </table:table-cell>
          <table:table-cell table:style-name="ce4" office:value-type="float" office:value="0.171763347763348" calcext:value-type="float">
            <text:p>0.17176</text:p>
          </table:table-cell>
          <table:table-cell office:value-type="float" office:value="0.185556277056277" calcext:value-type="float">
            <text:p>0.18556</text:p>
          </table:table-cell>
          <table:table-cell office:value-type="float" office:value="0.191974747474747" calcext:value-type="float">
            <text:p>0.19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74428274428274" calcext:value-type="float">
            <text:p>0.274428274428274</text:p>
          </table:table-cell>
          <table:table-cell office:value-type="float" office:value="0.262006013745704" calcext:value-type="float">
            <text:p>0.26201</text:p>
          </table:table-cell>
          <table:table-cell table:style-name="ce4" office:value-type="float" office:value="0.250558419243986" calcext:value-type="float">
            <text:p>0.25056</text:p>
          </table:table-cell>
          <table:table-cell office:value-type="float" office:value="0.310899914089347" calcext:value-type="float">
            <text:p>0.31090</text:p>
          </table:table-cell>
          <table:table-cell office:value-type="float" office:value="0.00583181794656667" calcext:value-type="float">
            <text:p>0.00583</text:p>
          </table:table-cell>
          <table:table-cell office:value-type="float" office:value="0.00646053116699375" calcext:value-type="float">
            <text:p>0.00646</text:p>
          </table:table-cell>
          <table:table-cell office:value-type="float" office:value="0.0387892972904223" calcext:value-type="float">
            <text:p>0.03879</text:p>
          </table:table-cell>
          <table:table-cell office:value-type="float" office:value="0.261640141752577" calcext:value-type="float">
            <text:p>0.26164</text:p>
          </table:table-cell>
          <table:table-cell table:style-name="ce4" office:value-type="float" office:value="0.251444050687285" calcext:value-type="float">
            <text:p>0.25144</text:p>
          </table:table-cell>
          <table:table-cell office:value-type="float" office:value="0.32056622279496" calcext:value-type="float">
            <text:p>0.320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274509803921569" calcext:value-type="float">
            <text:p>0.274509803921569</text:p>
          </table:table-cell>
          <table:table-cell table:style-name="ce4" office:value-type="float" office:value="0.33" calcext:value-type="float">
            <text:p>0.33000</text:p>
          </table:table-cell>
          <table:table-cell office:value-type="float" office:value="0.360909090909091" calcext:value-type="float">
            <text:p>0.36091</text:p>
          </table:table-cell>
          <table:table-cell office:value-type="float" office:value="0.398181818181818" calcext:value-type="float">
            <text:p>0.39818</text:p>
          </table:table-cell>
          <table:table-cell office:value-type="float" office:value="0.055355346431098" calcext:value-type="float">
            <text:p>0.05536</text:p>
          </table:table-cell>
          <table:table-cell office:value-type="float" office:value="0.017415945164908" calcext:value-type="float">
            <text:p>0.01742</text:p>
          </table:table-cell>
          <table:table-cell office:value-type="float" office:value="0.0626245478394444" calcext:value-type="float">
            <text:p>0.06262</text:p>
          </table:table-cell>
          <table:table-cell table:style-name="ce4" office:value-type="float" office:value="0.338309090909091" calcext:value-type="float">
            <text:p>0.33831</text:p>
          </table:table-cell>
          <table:table-cell office:value-type="float" office:value="0.362357575757576" calcext:value-type="float">
            <text:p>0.36236</text:p>
          </table:table-cell>
          <table:table-cell office:value-type="float" office:value="0.400145454545455" calcext:value-type="float">
            <text:p>0.40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277227722772277" calcext:value-type="float">
            <text:p>0.277227722772277</text:p>
          </table:table-cell>
          <table:table-cell office:value-type="float" office:value="0.376363636363636" calcext:value-type="float">
            <text:p>0.37636</text:p>
          </table:table-cell>
          <table:table-cell table:style-name="ce4" office:value-type="float" office:value="0.316363636363636" calcext:value-type="float">
            <text:p>0.31636</text:p>
          </table:table-cell>
          <table:table-cell office:value-type="float" office:value="0.425454545454546" calcext:value-type="float">
            <text:p>0.42545</text:p>
          </table:table-cell>
          <table:table-cell office:value-type="float" office:value="0.0255739462776572" calcext:value-type="float">
            <text:p>0.02557</text:p>
          </table:table-cell>
          <table:table-cell office:value-type="float" office:value="0.0153987124805" calcext:value-type="float">
            <text:p>0.01540</text:p>
          </table:table-cell>
          <table:table-cell office:value-type="float" office:value="0.0304847028598196" calcext:value-type="float">
            <text:p>0.03048</text:p>
          </table:table-cell>
          <table:table-cell office:value-type="float" office:value="0.383936363636364" calcext:value-type="float">
            <text:p>0.38394</text:p>
          </table:table-cell>
          <table:table-cell table:style-name="ce4" office:value-type="float" office:value="0.317918181818182" calcext:value-type="float">
            <text:p>0.31792</text:p>
          </table:table-cell>
          <table:table-cell office:value-type="float" office:value="0.435293939393939" calcext:value-type="float">
            <text:p>0.43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09153713298791" calcext:value-type="float">
            <text:p>0.309153713298791</text:p>
          </table:table-cell>
          <table:table-cell office:value-type="float" office:value="0.304053236539625" calcext:value-type="float">
            <text:p>0.30405</text:p>
          </table:table-cell>
          <table:table-cell table:style-name="ce4" office:value-type="float" office:value="0.279824561403509" calcext:value-type="float">
            <text:p>0.27982</text:p>
          </table:table-cell>
          <table:table-cell office:value-type="float" office:value="0.322988505747126" calcext:value-type="float">
            <text:p>0.32299</text:p>
          </table:table-cell>
          <table:table-cell office:value-type="float" office:value="0.00839351480008668" calcext:value-type="float">
            <text:p>0.00839</text:p>
          </table:table-cell>
          <table:table-cell office:value-type="float" office:value="0.00465461250742693" calcext:value-type="float">
            <text:p>0.00465</text:p>
          </table:table-cell>
          <table:table-cell office:value-type="float" office:value="0.0130915938965187" calcext:value-type="float">
            <text:p>0.01309</text:p>
          </table:table-cell>
          <table:table-cell office:value-type="float" office:value="0.304087820125025" calcext:value-type="float">
            <text:p>0.30409</text:p>
          </table:table-cell>
          <table:table-cell table:style-name="ce4" office:value-type="float" office:value="0.281513309134906" calcext:value-type="float">
            <text:p>0.28151</text:p>
          </table:table-cell>
          <table:table-cell office:value-type="float" office:value="0.322733817301875" calcext:value-type="float">
            <text:p>0.322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15068493150685" calcext:value-type="float">
            <text:p>0.315068493150685</text:p>
          </table:table-cell>
          <table:table-cell office:value-type="float" office:value="0.312162162162162" calcext:value-type="float">
            <text:p>0.31216</text:p>
          </table:table-cell>
          <table:table-cell table:style-name="ce4" office:value-type="float" office:value="0.293543543543543" calcext:value-type="float">
            <text:p>0.29354</text:p>
          </table:table-cell>
          <table:table-cell office:value-type="float" office:value="0.333783783783784" calcext:value-type="float">
            <text:p>0.33378</text:p>
          </table:table-cell>
          <table:table-cell office:value-type="float" office:value="0.0187202336268836" calcext:value-type="float">
            <text:p>0.01872</text:p>
          </table:table-cell>
          <table:table-cell office:value-type="float" office:value="0.0172751488262831" calcext:value-type="float">
            <text:p>0.01728</text:p>
          </table:table-cell>
          <table:table-cell office:value-type="float" office:value="0.0187259926065156" calcext:value-type="float">
            <text:p>0.01873</text:p>
          </table:table-cell>
          <table:table-cell office:value-type="float" office:value="0.310372622622623" calcext:value-type="float">
            <text:p>0.31037</text:p>
          </table:table-cell>
          <table:table-cell table:style-name="ce4" office:value-type="float" office:value="0.299167417417417" calcext:value-type="float">
            <text:p>0.29917</text:p>
          </table:table-cell>
          <table:table-cell office:value-type="float" office:value="0.334619119119119" calcext:value-type="float">
            <text:p>0.334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318452380952381" calcext:value-type="float">
            <text:p>0.318452380952381</text:p>
          </table:table-cell>
          <table:table-cell table:style-name="ce4" office:value-type="float" office:value="0.325965759438104" calcext:value-type="float">
            <text:p>0.32597</text:p>
          </table:table-cell>
          <table:table-cell office:value-type="float" office:value="0.33184811237928" calcext:value-type="float">
            <text:p>0.33185</text:p>
          </table:table-cell>
          <table:table-cell office:value-type="float" office:value="0.363147497805092" calcext:value-type="float">
            <text:p>0.36315</text:p>
          </table:table-cell>
          <table:table-cell office:value-type="float" office:value="0.00635908992150413" calcext:value-type="float">
            <text:p>0.00636</text:p>
          </table:table-cell>
          <table:table-cell office:value-type="float" office:value="0.00344893922735852" calcext:value-type="float">
            <text:p>0.00345</text:p>
          </table:table-cell>
          <table:table-cell office:value-type="float" office:value="0.0176813636982206" calcext:value-type="float">
            <text:p>0.01768</text:p>
          </table:table-cell>
          <table:table-cell table:style-name="ce4" office:value-type="float" office:value="0.325860111208663" calcext:value-type="float">
            <text:p>0.32586</text:p>
          </table:table-cell>
          <table:table-cell office:value-type="float" office:value="0.331813067017852" calcext:value-type="float">
            <text:p>0.33181</text:p>
          </table:table-cell>
          <table:table-cell office:value-type="float" office:value="0.363996195493123" calcext:value-type="float">
            <text:p>0.36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334080717488789" calcext:value-type="float">
            <text:p>0.334080717488789</text:p>
          </table:table-cell>
          <table:table-cell table:style-name="ce4" office:value-type="float" office:value="0.341947565543071" calcext:value-type="float">
            <text:p>0.34195</text:p>
          </table:table-cell>
          <table:table-cell office:value-type="float" office:value="0.348651685393258" calcext:value-type="float">
            <text:p>0.34865</text:p>
          </table:table-cell>
          <table:table-cell office:value-type="float" office:value="0.37230961298377" calcext:value-type="float">
            <text:p>0.37231</text:p>
          </table:table-cell>
          <table:table-cell office:value-type="float" office:value="0.00568075117565281" calcext:value-type="float">
            <text:p>0.00568</text:p>
          </table:table-cell>
          <table:table-cell office:value-type="float" office:value="0.00530369661166361" calcext:value-type="float">
            <text:p>0.00530</text:p>
          </table:table-cell>
          <table:table-cell office:value-type="float" office:value="0.00970340056178596" calcext:value-type="float">
            <text:p>0.00970</text:p>
          </table:table-cell>
          <table:table-cell table:style-name="ce4" office:value-type="float" office:value="0.343420391177695" calcext:value-type="float">
            <text:p>0.34342</text:p>
          </table:table-cell>
          <table:table-cell office:value-type="float" office:value="0.349714107365793" calcext:value-type="float">
            <text:p>0.34971</text:p>
          </table:table-cell>
          <table:table-cell office:value-type="float" office:value="0.37238834789846" calcext:value-type="float">
            <text:p>0.37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37098175499566" calcext:value-type="float">
            <text:p>0.337098175499566</text:p>
          </table:table-cell>
          <table:table-cell table:style-name="ce4" office:value-type="float" office:value="0.326731634182909" calcext:value-type="float">
            <text:p>0.32673</text:p>
          </table:table-cell>
          <table:table-cell office:value-type="float" office:value="0.330610944527736" calcext:value-type="float">
            <text:p>0.33061</text:p>
          </table:table-cell>
          <table:table-cell office:value-type="float" office:value="0.357931034482759" calcext:value-type="float">
            <text:p>0.35793</text:p>
          </table:table-cell>
          <table:table-cell office:value-type="float" office:value="0.0168976198614242" calcext:value-type="float">
            <text:p>0.01690</text:p>
          </table:table-cell>
          <table:table-cell office:value-type="float" office:value="0.0130371311959209" calcext:value-type="float">
            <text:p>0.01304</text:p>
          </table:table-cell>
          <table:table-cell office:value-type="float" office:value="0.0271017639395087" calcext:value-type="float">
            <text:p>0.02710</text:p>
          </table:table-cell>
          <table:table-cell table:style-name="ce4" office:value-type="float" office:value="0.330662018990505" calcext:value-type="float">
            <text:p>0.33066</text:p>
          </table:table-cell>
          <table:table-cell office:value-type="float" office:value="0.335618940529735" calcext:value-type="float">
            <text:p>0.33562</text:p>
          </table:table-cell>
          <table:table-cell office:value-type="float" office:value="0.371010494752624" calcext:value-type="float">
            <text:p>0.37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38862559241706" calcext:value-type="float">
            <text:p>0.338862559241706</text:p>
          </table:table-cell>
          <table:table-cell table:style-name="ce4" office:value-type="float" office:value="0.358991596638655" calcext:value-type="float">
            <text:p>0.35899</text:p>
          </table:table-cell>
          <table:table-cell office:value-type="float" office:value="0.366071428571429" calcext:value-type="float">
            <text:p>0.36607</text:p>
          </table:table-cell>
          <table:table-cell office:value-type="float" office:value="0.450441176470588" calcext:value-type="float">
            <text:p>0.45044</text:p>
          </table:table-cell>
          <table:table-cell office:value-type="float" office:value="0.00551939444879742" calcext:value-type="float">
            <text:p>0.00552</text:p>
          </table:table-cell>
          <table:table-cell office:value-type="float" office:value="0.00294679943794982" calcext:value-type="float">
            <text:p>0.00295</text:p>
          </table:table-cell>
          <table:table-cell office:value-type="float" office:value="0.0165207456275629" calcext:value-type="float">
            <text:p>0.01652</text:p>
          </table:table-cell>
          <table:table-cell table:style-name="ce4" office:value-type="float" office:value="0.359478711484594" calcext:value-type="float">
            <text:p>0.35948</text:p>
          </table:table-cell>
          <table:table-cell office:value-type="float" office:value="0.366483800186741" calcext:value-type="float">
            <text:p>0.36648</text:p>
          </table:table-cell>
          <table:table-cell office:value-type="float" office:value="0.452652941176471" calcext:value-type="float">
            <text:p>0.45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343434343434343" calcext:value-type="float">
            <text:p>0.343434343434343</text:p>
          </table:table-cell>
          <table:table-cell office:value-type="float" office:value="0.365555555555555" calcext:value-type="float">
            <text:p>0.36556</text:p>
          </table:table-cell>
          <table:table-cell table:style-name="ce4" office:value-type="float" office:value="0.344444444444444" calcext:value-type="float">
            <text:p>0.34444</text:p>
          </table:table-cell>
          <table:table-cell office:value-type="float" office:value="0.444444444444444" calcext:value-type="float">
            <text:p>0.44444</text:p>
          </table:table-cell>
          <table:table-cell office:value-type="float" office:value="0.0283111327737141" calcext:value-type="float">
            <text:p>0.02831</text:p>
          </table:table-cell>
          <table:table-cell office:value-type="float" office:value="0.0241208982551265" calcext:value-type="float">
            <text:p>0.02412</text:p>
          </table:table-cell>
          <table:table-cell office:value-type="float" office:value="0.0164308311384345" calcext:value-type="float">
            <text:p>0.01643</text:p>
          </table:table-cell>
          <table:table-cell office:value-type="float" office:value="0.370414814814815" calcext:value-type="float">
            <text:p>0.37041</text:p>
          </table:table-cell>
          <table:table-cell table:style-name="ce4" office:value-type="float" office:value="0.340974074074074" calcext:value-type="float">
            <text:p>0.34097</text:p>
          </table:table-cell>
          <table:table-cell office:value-type="float" office:value="0.441566666666667" calcext:value-type="float">
            <text:p>0.44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348" calcext:value-type="float">
            <text:p>0.348</text:p>
          </table:table-cell>
          <table:table-cell table:style-name="ce4" office:value-type="float" office:value="0.228" calcext:value-type="float">
            <text:p>0.22800</text:p>
          </table:table-cell>
          <table:table-cell office:value-type="float" office:value="0.24" calcext:value-type="float">
            <text:p>0.24000</text:p>
          </table:table-cell>
          <table:table-cell table:style-name="ce4" office:value-type="float" office:value="0.228" calcext:value-type="float">
            <text:p>0.22800</text:p>
          </table:table-cell>
          <table:table-cell office:value-type="float" office:value="0.0169447919867375" calcext:value-type="float">
            <text:p>0.01694</text:p>
          </table:table-cell>
          <table:table-cell office:value-type="float" office:value="0.0152318389768804" calcext:value-type="float">
            <text:p>0.01523</text:p>
          </table:table-cell>
          <table:table-cell office:value-type="float" office:value="0.018362731876333" calcext:value-type="float">
            <text:p>0.01836</text:p>
          </table:table-cell>
          <table:table-cell table:style-name="ce4" office:value-type="float" office:value="0.225733333333333" calcext:value-type="float">
            <text:p>0.22573</text:p>
          </table:table-cell>
          <table:table-cell office:value-type="float" office:value="0.239066666666667" calcext:value-type="float">
            <text:p>0.23907</text:p>
          </table:table-cell>
          <table:table-cell office:value-type="float" office:value="0.228306666666667" calcext:value-type="float">
            <text:p>0.22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59649122807018" calcext:value-type="float">
            <text:p>0.359649122807018</text:p>
          </table:table-cell>
          <table:table-cell office:value-type="float" office:value="0.316666666666667" calcext:value-type="float">
            <text:p>0.31667</text:p>
          </table:table-cell>
          <table:table-cell table:style-name="ce4" office:value-type="float" office:value="0.314912280701754" calcext:value-type="float">
            <text:p>0.31491</text:p>
          </table:table-cell>
          <table:table-cell office:value-type="float" office:value="0.341228070175439" calcext:value-type="float">
            <text:p>0.34123</text:p>
          </table:table-cell>
          <table:table-cell office:value-type="float" office:value="0.0160433956069377" calcext:value-type="float">
            <text:p>0.01604</text:p>
          </table:table-cell>
          <table:table-cell office:value-type="float" office:value="0.0138802060663832" calcext:value-type="float">
            <text:p>0.01388</text:p>
          </table:table-cell>
          <table:table-cell office:value-type="float" office:value="0.0299510177599735" calcext:value-type="float">
            <text:p>0.02995</text:p>
          </table:table-cell>
          <table:table-cell office:value-type="float" office:value="0.321" calcext:value-type="float">
            <text:p>0.32100</text:p>
          </table:table-cell>
          <table:table-cell table:style-name="ce4" office:value-type="float" office:value="0.320163742690058" calcext:value-type="float">
            <text:p>0.32016</text:p>
          </table:table-cell>
          <table:table-cell office:value-type="float" office:value="0.35059649122807" calcext:value-type="float">
            <text:p>0.350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38036303630363" calcext:value-type="float">
            <text:p>0.38036303630363</text:p>
          </table:table-cell>
          <table:table-cell table:style-name="ce4" office:value-type="float" office:value="0.473641782956239" calcext:value-type="float">
            <text:p>0.47364</text:p>
          </table:table-cell>
          <table:table-cell office:value-type="float" office:value="0.480195772930497" calcext:value-type="float">
            <text:p>0.48020</text:p>
          </table:table-cell>
          <table:table-cell office:value-type="float" office:value="0.495102289662647" calcext:value-type="float">
            <text:p>0.49510</text:p>
          </table:table-cell>
          <table:table-cell office:value-type="float" office:value="0.00838188547325509" calcext:value-type="float">
            <text:p>0.00838</text:p>
          </table:table-cell>
          <table:table-cell office:value-type="float" office:value="0.00601527434543451" calcext:value-type="float">
            <text:p>0.00602</text:p>
          </table:table-cell>
          <table:table-cell office:value-type="float" office:value="0.0036538234118083" calcext:value-type="float">
            <text:p>0.00365</text:p>
          </table:table-cell>
          <table:table-cell table:style-name="ce4" office:value-type="float" office:value="0.47503129657228" calcext:value-type="float">
            <text:p>0.47503</text:p>
          </table:table-cell>
          <table:table-cell office:value-type="float" office:value="0.481059296391636" calcext:value-type="float">
            <text:p>0.48106</text:p>
          </table:table-cell>
          <table:table-cell office:value-type="float" office:value="0.494261866052477" calcext:value-type="float">
            <text:p>0.49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11594202898551" calcext:value-type="float">
            <text:p>0.411594202898551</text:p>
          </table:table-cell>
          <table:table-cell table:style-name="ce4" office:value-type="float" office:value="0.266764705882353" calcext:value-type="float">
            <text:p>0.26676</text:p>
          </table:table-cell>
          <table:table-cell office:value-type="float" office:value="0.307226890756302" calcext:value-type="float">
            <text:p>0.30723</text:p>
          </table:table-cell>
          <table:table-cell office:value-type="float" office:value="0.286890756302521" calcext:value-type="float">
            <text:p>0.28689</text:p>
          </table:table-cell>
          <table:table-cell office:value-type="float" office:value="0.0198828082980955" calcext:value-type="float">
            <text:p>0.01988</text:p>
          </table:table-cell>
          <table:table-cell office:value-type="float" office:value="0.0220990685244587" calcext:value-type="float">
            <text:p>0.02210</text:p>
          </table:table-cell>
          <table:table-cell office:value-type="float" office:value="0.0187677429823969" calcext:value-type="float">
            <text:p>0.01877</text:p>
          </table:table-cell>
          <table:table-cell table:style-name="ce4" office:value-type="float" office:value="0.271157142857143" calcext:value-type="float">
            <text:p>0.27116</text:p>
          </table:table-cell>
          <table:table-cell office:value-type="float" office:value="0.31256974789916" calcext:value-type="float">
            <text:p>0.31257</text:p>
          </table:table-cell>
          <table:table-cell office:value-type="float" office:value="0.291809803921569" calcext:value-type="float">
            <text:p>0.29181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DN" table:style-name="ta1">
        <table:table-column table:style-name="co5" table:default-cell-style-name="ce12"/>
        <table:table-column table:style-name="co4" table:default-cell-style-name="Default"/>
        <table:table-column table:style-name="co5" table:number-columns-repeated="3" table:default-cell-style-name="ce12"/>
        <table:table-column table:style-name="co5" table:visibility="collapse" table:number-columns-repeated="3" table:default-cell-style-name="ce12"/>
        <table:table-column table:style-name="co5" table:number-columns-repeated="1014" table:default-cell-style-name="ce12"/>
        <table:table-column table:style-name="co5" table:number-columns-repeated="2" table:default-cell-style-name="Default"/>
        <table:table-row table:style-name="ro1">
          <table:table-cell table:style-name="ce10" office:value-type="string" calcext:value-type="string">
            <text:p>dataset</text:p>
          </table:table-cell>
          <table:table-cell office:value-type="string" calcext:value-type="string">
            <text:p>kDN</text:p>
          </table:table-cell>
          <table:table-cell table:style-name="ce10" office:value-type="string" calcext:value-type="string">
            <text:p>classic_misc_rate_test_mean_median</text:p>
          </table:table-cell>
          <table:table-cell table:style-name="ce10" office:value-type="string" calcext:value-type="string">
            <text:p>init_easy_misc_rate_test_mean_median</text:p>
          </table:table-cell>
          <table:table-cell table:style-name="ce10" office:value-type="string" calcext:value-type="string">
            <text:p>init_hard_misc_rate_test_mean_median</text:p>
          </table:table-cell>
          <table:table-cell table:style-name="ce10" office:value-type="string" calcext:value-type="string">
            <text:p>classic_misc_rate_test_mean_std</text:p>
          </table:table-cell>
          <table:table-cell table:style-name="ce10" office:value-type="string" calcext:value-type="string">
            <text:p>init_easy_misc_rate_test_mean_std</text:p>
          </table:table-cell>
          <table:table-cell table:style-name="ce10" office:value-type="string" calcext:value-type="string">
            <text:p>init_hard_misc_rate_test_mean_std</text:p>
          </table:table-cell>
          <table:table-cell table:style-name="ce10" office:value-type="string" calcext:value-type="string">
            <text:p>classic_misc_rate_test_mean_total_mean</text:p>
          </table:table-cell>
          <table:table-cell table:style-name="ce10" office:value-type="string" calcext:value-type="string">
            <text:p>init_easy_misc_rate_test_mean_total_mean</text:p>
          </table:table-cell>
          <table:table-cell table:style-name="ce10"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00140597539543058" calcext:value-type="float">
            <text:p>0.00140597539543058</text:p>
          </table:table-cell>
          <table:table-cell table:number-columns-repeated="9" office:value-type="float" office:value="0" calcext:value-type="float">
            <text:p>0.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00262390670553936" calcext:value-type="float">
            <text:p>0.00262390670553936</text:p>
          </table:table-cell>
          <table:table-cell table:style-name="ce6" office:value-type="float" office:value="0.0014545646884586" calcext:value-type="float">
            <text:p>0.0014546</text:p>
          </table:table-cell>
          <table:table-cell office:value-type="float" office:value="0.0036443457103565" calcext:value-type="float">
            <text:p>0.0036443</text:p>
          </table:table-cell>
          <table:table-cell office:value-type="float" office:value="0.0021844916957579" calcext:value-type="float">
            <text:p>0.0021845</text:p>
          </table:table-cell>
          <table:table-cell office:value-type="float" office:value="0.0169294675960157" calcext:value-type="float">
            <text:p>0.0169295</text:p>
          </table:table-cell>
          <table:table-cell office:value-type="float" office:value="0.0167010720299893" calcext:value-type="float">
            <text:p>0.0167011</text:p>
          </table:table-cell>
          <table:table-cell office:value-type="float" office:value="0.0167258684308191" calcext:value-type="float">
            <text:p>0.0167259</text:p>
          </table:table-cell>
          <table:table-cell table:style-name="ce6" office:value-type="float" office:value="0.00651796607778829" calcext:value-type="float">
            <text:p>0.0065180</text:p>
          </table:table-cell>
          <table:table-cell office:value-type="float" office:value="0.00791512394654251" calcext:value-type="float">
            <text:p>0.0079151</text:p>
          </table:table-cell>
          <table:table-cell office:value-type="float" office:value="0.00621044465601742" calcext:value-type="float">
            <text:p>0.0062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0275115919629057" calcext:value-type="float">
            <text:p>0.0275115919629057</text:p>
          </table:table-cell>
          <table:table-cell table:number-columns-repeated="3" office:value-type="float" office:value="0" calcext:value-type="float">
            <text:p>0.0000000</text:p>
          </table:table-cell>
          <table:table-cell office:value-type="float" office:value="0.0584189255814286" calcext:value-type="float">
            <text:p>0.0584189</text:p>
          </table:table-cell>
          <table:table-cell office:value-type="float" office:value="0.0586013551171569" calcext:value-type="float">
            <text:p>0.0586014</text:p>
          </table:table-cell>
          <table:table-cell office:value-type="float" office:value="0.0584420042718308" calcext:value-type="float">
            <text:p>0.0584420</text:p>
          </table:table-cell>
          <table:table-cell table:style-name="ce6" office:value-type="float" office:value="0.0174982994096396" calcext:value-type="float">
            <text:p>0.0174983</text:p>
          </table:table-cell>
          <table:table-cell office:value-type="float" office:value="0.0175520662613446" calcext:value-type="float">
            <text:p>0.0175521</text:p>
          </table:table-cell>
          <table:table-cell office:value-type="float" office:value="0.0179449290686404" calcext:value-type="float">
            <text:p>0.0179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463971880492091" calcext:value-type="float">
            <text:p>0.0463971880492091</text:p>
          </table:table-cell>
          <table:table-cell office:value-type="float" office:value="0.0351817042606516" calcext:value-type="float">
            <text:p>0.0351817</text:p>
          </table:table-cell>
          <table:table-cell table:style-name="ce6" office:value-type="float" office:value="0.031610275689223" calcext:value-type="float">
            <text:p>0.0316103</text:p>
          </table:table-cell>
          <table:table-cell table:style-name="ce6" office:value-type="float" office:value="0.0342575187969924" calcext:value-type="float">
            <text:p>0.0342575</text:p>
          </table:table-cell>
          <table:table-cell office:value-type="float" office:value="0.00795407932360198" calcext:value-type="float">
            <text:p>0.0079541</text:p>
          </table:table-cell>
          <table:table-cell office:value-type="float" office:value="0.00883987444727158" calcext:value-type="float">
            <text:p>0.0088399</text:p>
          </table:table-cell>
          <table:table-cell office:value-type="float" office:value="0.00649755814862815" calcext:value-type="float">
            <text:p>0.0064976</text:p>
          </table:table-cell>
          <table:table-cell office:value-type="float" office:value="0.0373484753550543" calcext:value-type="float">
            <text:p>0.0373485</text:p>
          </table:table-cell>
          <table:table-cell table:style-name="ce6" office:value-type="float" office:value="0.0344557226399331" calcext:value-type="float">
            <text:p>0.0344557</text:p>
          </table:table-cell>
          <table:table-cell office:value-type="float" office:value="0.0349357769423558" calcext:value-type="float">
            <text:p>0.0349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489270386266094" calcext:value-type="float">
            <text:p>0.0489270386266094</text:p>
          </table:table-cell>
          <table:table-cell table:style-name="ce6" office:value-type="float" office:value="0.0414699792960662" calcext:value-type="float">
            <text:p>0.0414700</text:p>
          </table:table-cell>
          <table:table-cell office:value-type="float" office:value="0.042919254658385" calcext:value-type="float">
            <text:p>0.0429193</text:p>
          </table:table-cell>
          <table:table-cell table:style-name="ce6" office:value-type="float" office:value="0.0385921325051759" calcext:value-type="float">
            <text:p>0.0385921</text:p>
          </table:table-cell>
          <table:table-cell office:value-type="float" office:value="0.00494687157153609" calcext:value-type="float">
            <text:p>0.0049469</text:p>
          </table:table-cell>
          <table:table-cell office:value-type="float" office:value="0.00503153801613595" calcext:value-type="float">
            <text:p>0.0050315</text:p>
          </table:table-cell>
          <table:table-cell office:value-type="float" office:value="0.0046525388869409" calcext:value-type="float">
            <text:p>0.0046525</text:p>
          </table:table-cell>
          <table:table-cell table:style-name="ce6" office:value-type="float" office:value="0.0425209109730848" calcext:value-type="float">
            <text:p>0.0425209</text:p>
          </table:table-cell>
          <table:table-cell office:value-type="float" office:value="0.0444826086956521" calcext:value-type="float">
            <text:p>0.0444826</text:p>
          </table:table-cell>
          <table:table-cell table:style-name="ce6" office:value-type="float" office:value="0.0391979296066252" calcext:value-type="float">
            <text:p>0.03919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614657210401891" calcext:value-type="float">
            <text:p>0.0614657210401891</text:p>
          </table:table-cell>
          <table:table-cell table:style-name="ce6" office:value-type="float" office:value="0.0248389355742296" calcext:value-type="float">
            <text:p>0.0248389</text:p>
          </table:table-cell>
          <table:table-cell office:value-type="float" office:value="0.0272128851540616" calcext:value-type="float">
            <text:p>0.0272129</text:p>
          </table:table-cell>
          <table:table-cell table:style-name="ce6" office:value-type="float" office:value="0.0248319327731092" calcext:value-type="float">
            <text:p>0.0248319</text:p>
          </table:table-cell>
          <table:table-cell office:value-type="float" office:value="0.0231598440498272" calcext:value-type="float">
            <text:p>0.0231598</text:p>
          </table:table-cell>
          <table:table-cell office:value-type="float" office:value="0.025829942489084" calcext:value-type="float">
            <text:p>0.0258299</text:p>
          </table:table-cell>
          <table:table-cell office:value-type="float" office:value="0.0262718269529059" calcext:value-type="float">
            <text:p>0.0262718</text:p>
          </table:table-cell>
          <table:table-cell table:style-name="ce6" office:value-type="float" office:value="0.0287048085901027" calcext:value-type="float">
            <text:p>0.0287048</text:p>
          </table:table-cell>
          <table:table-cell office:value-type="float" office:value="0.0322071895424836" calcext:value-type="float">
            <text:p>0.0322072</text:p>
          </table:table-cell>
          <table:table-cell office:value-type="float" office:value="0.0303443510737628" calcext:value-type="float">
            <text:p>0.0303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0933333333333334" calcext:value-type="float">
            <text:p>0.0933333333333334</text:p>
          </table:table-cell>
          <table:table-cell office:value-type="float" office:value="0.106578947368421" calcext:value-type="float">
            <text:p>0.1065789</text:p>
          </table:table-cell>
          <table:table-cell table:number-columns-repeated="2" table:style-name="ce6" office:value-type="float" office:value="0.091578947368421" calcext:value-type="float">
            <text:p>0.0915789</text:p>
          </table:table-cell>
          <table:table-cell office:value-type="float" office:value="0.0122695545841224" calcext:value-type="float">
            <text:p>0.0122696</text:p>
          </table:table-cell>
          <table:table-cell office:value-type="float" office:value="0.0182302822455606" calcext:value-type="float">
            <text:p>0.0182303</text:p>
          </table:table-cell>
          <table:table-cell office:value-type="float" office:value="0.013426827752875" calcext:value-type="float">
            <text:p>0.0134268</text:p>
          </table:table-cell>
          <table:table-cell office:value-type="float" office:value="0.108598245614035" calcext:value-type="float">
            <text:p>0.1085982</text:p>
          </table:table-cell>
          <table:table-cell table:style-name="ce6" office:value-type="float" office:value="0.0972543859649122" calcext:value-type="float">
            <text:p>0.0972544</text:p>
          </table:table-cell>
          <table:table-cell table:style-name="ce6" office:value-type="float" office:value="0.0970728070175438" calcext:value-type="float">
            <text:p>0.09707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124786324786325" calcext:value-type="float">
            <text:p>0.124786324786325</text:p>
          </table:table-cell>
          <table:table-cell table:style-name="ce6" office:value-type="float" office:value="0.0741269841269841" calcext:value-type="float">
            <text:p>0.0741270</text:p>
          </table:table-cell>
          <table:table-cell office:value-type="float" office:value="0.077063492063492" calcext:value-type="float">
            <text:p>0.0770635</text:p>
          </table:table-cell>
          <table:table-cell table:style-name="ce6" office:value-type="float" office:value="0.0741269841269841" calcext:value-type="float">
            <text:p>0.0741270</text:p>
          </table:table-cell>
          <table:table-cell office:value-type="float" office:value="0.012935815764891" calcext:value-type="float">
            <text:p>0.0129358</text:p>
          </table:table-cell>
          <table:table-cell office:value-type="float" office:value="0.0167304143584424" calcext:value-type="float">
            <text:p>0.0167304</text:p>
          </table:table-cell>
          <table:table-cell office:value-type="float" office:value="0.0120269619591494" calcext:value-type="float">
            <text:p>0.0120270</text:p>
          </table:table-cell>
          <table:table-cell table:style-name="ce6" office:value-type="float" office:value="0.0754510582010581" calcext:value-type="float">
            <text:p>0.0754511</text:p>
          </table:table-cell>
          <table:table-cell office:value-type="float" office:value="0.08245291005291" calcext:value-type="float">
            <text:p>0.0824529</text:p>
          </table:table-cell>
          <table:table-cell office:value-type="float" office:value="0.0754679894179894" calcext:value-type="float">
            <text:p>0.07546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128344572547313" calcext:value-type="float">
            <text:p>0.128344572547313</text:p>
          </table:table-cell>
          <table:table-cell office:value-type="float" office:value="0.0624386662877711" calcext:value-type="float">
            <text:p>0.0624387</text:p>
          </table:table-cell>
          <table:table-cell table:style-name="ce6" office:value-type="float" office:value="0.0614556692242113" calcext:value-type="float">
            <text:p>0.0614557</text:p>
          </table:table-cell>
          <table:table-cell office:value-type="float" office:value="0.0636345552713839" calcext:value-type="float">
            <text:p>0.0636346</text:p>
          </table:table-cell>
          <table:table-cell office:value-type="float" office:value="0.0167018449979136" calcext:value-type="float">
            <text:p>0.0167018</text:p>
          </table:table-cell>
          <table:table-cell office:value-type="float" office:value="0.0157837784623182" calcext:value-type="float">
            <text:p>0.0157838</text:p>
          </table:table-cell>
          <table:table-cell office:value-type="float" office:value="0.0171244559919603" calcext:value-type="float">
            <text:p>0.0171245</text:p>
          </table:table-cell>
          <table:table-cell office:value-type="float" office:value="0.0677714044393925" calcext:value-type="float">
            <text:p>0.0677714</text:p>
          </table:table-cell>
          <table:table-cell table:style-name="ce6" office:value-type="float" office:value="0.0661122446402071" calcext:value-type="float">
            <text:p>0.0661122</text:p>
          </table:table-cell>
          <table:table-cell office:value-type="float" office:value="0.0693294212370938" calcext:value-type="float">
            <text:p>0.06932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47742413027387" calcext:value-type="float">
            <text:p>0.147742413027387</text:p>
          </table:table-cell>
          <table:table-cell office:value-type="float" office:value="0.196062675429588" calcext:value-type="float">
            <text:p>0.1960627</text:p>
          </table:table-cell>
          <table:table-cell table:style-name="ce6" office:value-type="float" office:value="0.19096974053536" calcext:value-type="float">
            <text:p>0.1909697</text:p>
          </table:table-cell>
          <table:table-cell table:style-name="ce6" office:value-type="float" office:value="0.194951393167659" calcext:value-type="float">
            <text:p>0.1949514</text:p>
          </table:table-cell>
          <table:table-cell office:value-type="float" office:value="0.00985030223664138" calcext:value-type="float">
            <text:p>0.0098503</text:p>
          </table:table-cell>
          <table:table-cell office:value-type="float" office:value="0.0102683442447912" calcext:value-type="float">
            <text:p>0.0102683</text:p>
          </table:table-cell>
          <table:table-cell office:value-type="float" office:value="0.00973093027370207" calcext:value-type="float">
            <text:p>0.0097309</text:p>
          </table:table-cell>
          <table:table-cell office:value-type="float" office:value="0.197754781953858" calcext:value-type="float">
            <text:p>0.1977548</text:p>
          </table:table-cell>
          <table:table-cell table:style-name="ce6" office:value-type="float" office:value="0.195132201455923" calcext:value-type="float">
            <text:p>0.1951322</text:p>
          </table:table-cell>
          <table:table-cell table:style-name="ce6" office:value-type="float" office:value="0.197341051094224" calcext:value-type="float">
            <text:p>0.19734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171428571428571" calcext:value-type="float">
            <text:p>0.171428571428571</text:p>
          </table:table-cell>
          <table:table-cell table:number-columns-repeated="3" office:value-type="float" office:value="0.004" calcext:value-type="float">
            <text:p>0.0040000</text:p>
          </table:table-cell>
          <table:table-cell table:number-columns-repeated="3" office:value-type="float" office:value="0" calcext:value-type="float">
            <text:p>0.0000000</text:p>
          </table:table-cell>
          <table:table-cell table:number-columns-repeated="3" office:value-type="float" office:value="0.004" calcext:value-type="float">
            <text:p>0.004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76170212765957" calcext:value-type="float">
            <text:p>0.176170212765957</text:p>
          </table:table-cell>
          <table:table-cell office:value-type="float" office:value="0.127717391304348" calcext:value-type="float">
            <text:p>0.1277174</text:p>
          </table:table-cell>
          <table:table-cell table:style-name="ce6" office:value-type="float" office:value="0.123731884057971" calcext:value-type="float">
            <text:p>0.1237319</text:p>
          </table:table-cell>
          <table:table-cell office:value-type="float" office:value="0.136231884057971" calcext:value-type="float">
            <text:p>0.1362319</text:p>
          </table:table-cell>
          <table:table-cell office:value-type="float" office:value="0.00686394135996304" calcext:value-type="float">
            <text:p>0.0068639</text:p>
          </table:table-cell>
          <table:table-cell office:value-type="float" office:value="0.00524424743241009" calcext:value-type="float">
            <text:p>0.0052442</text:p>
          </table:table-cell>
          <table:table-cell office:value-type="float" office:value="0.00640867026344108" calcext:value-type="float">
            <text:p>0.0064087</text:p>
          </table:table-cell>
          <table:table-cell office:value-type="float" office:value="0.12623731884058" calcext:value-type="float">
            <text:p>0.1262373</text:p>
          </table:table-cell>
          <table:table-cell table:style-name="ce6" office:value-type="float" office:value="0.125510869565217" calcext:value-type="float">
            <text:p>0.1255109</text:p>
          </table:table-cell>
          <table:table-cell office:value-type="float" office:value="0.136353864734299" calcext:value-type="float">
            <text:p>0.1363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97115384615385" calcext:value-type="float">
            <text:p>0.197115384615385</text:p>
          </table:table-cell>
          <table:table-cell table:style-name="ce6" office:value-type="float" office:value="0.148809523809524" calcext:value-type="float">
            <text:p>0.1488095</text:p>
          </table:table-cell>
          <table:table-cell office:value-type="float" office:value="0.149761904761905" calcext:value-type="float">
            <text:p>0.1497619</text:p>
          </table:table-cell>
          <table:table-cell table:style-name="ce6" office:value-type="float" office:value="0.144285714285714" calcext:value-type="float">
            <text:p>0.1442857</text:p>
          </table:table-cell>
          <table:table-cell office:value-type="float" office:value="0.0246585545369821" calcext:value-type="float">
            <text:p>0.0246586</text:p>
          </table:table-cell>
          <table:table-cell office:value-type="float" office:value="0.0311329499287617" calcext:value-type="float">
            <text:p>0.0311329</text:p>
          </table:table-cell>
          <table:table-cell office:value-type="float" office:value="0.0326457676410269" calcext:value-type="float">
            <text:p>0.0326458</text:p>
          </table:table-cell>
          <table:table-cell table:style-name="ce6" office:value-type="float" office:value="0.151715079365079" calcext:value-type="float">
            <text:p>0.1517151</text:p>
          </table:table-cell>
          <table:table-cell office:value-type="float" office:value="0.160665079365079" calcext:value-type="float">
            <text:p>0.1606651</text:p>
          </table:table-cell>
          <table:table-cell office:value-type="float" office:value="0.153129365079365" calcext:value-type="float">
            <text:p>0.1531294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glass0</text:p>
          </table:table-cell>
          <table:table-cell table:style-name="ce17" office:value-type="float" office:value="0.214953271028037" calcext:value-type="float">
            <text:p>0.214953271028037</text:p>
          </table:table-cell>
          <table:table-cell table:style-name="ce22" office:value-type="float" office:value="0.167748917748918" calcext:value-type="float">
            <text:p>0.1677489</text:p>
          </table:table-cell>
          <table:table-cell table:style-name="ce24" office:value-type="float" office:value="0.172943722943723" calcext:value-type="float">
            <text:p>0.1729437</text:p>
          </table:table-cell>
          <table:table-cell table:style-name="ce24" office:value-type="float" office:value="0.182034632034632" calcext:value-type="float">
            <text:p>0.1820346</text:p>
          </table:table-cell>
          <table:table-cell table:style-name="ce24" office:value-type="float" office:value="0.0206479828572626" calcext:value-type="float">
            <text:p>0.0206480</text:p>
          </table:table-cell>
          <table:table-cell table:style-name="ce24" office:value-type="float" office:value="0.0178843511581821" calcext:value-type="float">
            <text:p>0.0178844</text:p>
          </table:table-cell>
          <table:table-cell table:style-name="ce24" office:value-type="float" office:value="0.0201571423094074" calcext:value-type="float">
            <text:p>0.0201571</text:p>
          </table:table-cell>
          <table:table-cell table:style-name="ce22" office:value-type="float" office:value="0.171763347763348" calcext:value-type="float">
            <text:p>0.1717633</text:p>
          </table:table-cell>
          <table:table-cell table:style-name="ce24" office:value-type="float" office:value="0.180194805194805" calcext:value-type="float">
            <text:p>0.1801948</text:p>
          </table:table-cell>
          <table:table-cell table:style-name="ce26" office:value-type="float" office:value="0.188634199134199" calcext:value-type="float">
            <text:p>0.1886342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musk1</text:p>
          </table:table-cell>
          <table:table-cell office:value-type="float" office:value="0.221008403361345" calcext:value-type="float">
            <text:p>0.221008403361345</text:p>
          </table:table-cell>
          <table:table-cell table:style-name="ce6" office:value-type="float" office:value="0.119835992907801" calcext:value-type="float">
            <text:p>0.1198360</text:p>
          </table:table-cell>
          <table:table-cell office:value-type="float" office:value="0.15447695035461" calcext:value-type="float">
            <text:p>0.1544770</text:p>
          </table:table-cell>
          <table:table-cell office:value-type="float" office:value="0.144902482269503" calcext:value-type="float">
            <text:p>0.1449025</text:p>
          </table:table-cell>
          <table:table-cell office:value-type="float" office:value="0.0466359050796984" calcext:value-type="float">
            <text:p>0.0466359</text:p>
          </table:table-cell>
          <table:table-cell office:value-type="float" office:value="0.0412560414823389" calcext:value-type="float">
            <text:p>0.0412560</text:p>
          </table:table-cell>
          <table:table-cell office:value-type="float" office:value="0.0485749840010455" calcext:value-type="float">
            <text:p>0.0485750</text:p>
          </table:table-cell>
          <table:table-cell table:style-name="ce6" office:value-type="float" office:value="0.138929225768321" calcext:value-type="float">
            <text:p>0.1389292</text:p>
          </table:table-cell>
          <table:table-cell office:value-type="float" office:value="0.166703605200946" calcext:value-type="float">
            <text:p>0.1667036</text:p>
          </table:table-cell>
          <table:table-cell table:style-name="ce27" office:value-type="float" office:value="0.148618055555556" calcext:value-type="float">
            <text:p>0.1486181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glass1</text:p>
          </table:table-cell>
          <table:table-cell office:value-type="float" office:value="0.222429906542056" calcext:value-type="float">
            <text:p>0.222429906542056</text:p>
          </table:table-cell>
          <table:table-cell table:style-name="ce6" office:value-type="float" office:value="0.201082251082251" calcext:value-type="float">
            <text:p>0.2010823</text:p>
          </table:table-cell>
          <table:table-cell office:value-type="float" office:value="0.201298701298701" calcext:value-type="float">
            <text:p>0.2012987</text:p>
          </table:table-cell>
          <table:table-cell table:style-name="ce6" office:value-type="float" office:value="0.191991341991342" calcext:value-type="float">
            <text:p>0.1919913</text:p>
          </table:table-cell>
          <table:table-cell office:value-type="float" office:value="0.0168570679887266" calcext:value-type="float">
            <text:p>0.0168571</text:p>
          </table:table-cell>
          <table:table-cell office:value-type="float" office:value="0.0118321937503114" calcext:value-type="float">
            <text:p>0.0118322</text:p>
          </table:table-cell>
          <table:table-cell office:value-type="float" office:value="0.0284721308284401" calcext:value-type="float">
            <text:p>0.0284721</text:p>
          </table:table-cell>
          <table:table-cell office:value-type="float" office:value="0.204671717171717" calcext:value-type="float">
            <text:p>0.2046717</text:p>
          </table:table-cell>
          <table:table-cell table:style-name="ce6" office:value-type="float" office:value="0.204598845598846" calcext:value-type="float">
            <text:p>0.2045988</text:p>
          </table:table-cell>
          <table:table-cell table:style-name="ce28" office:value-type="float" office:value="0.202769841269841" calcext:value-type="float">
            <text:p>0.2027698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vertebral_column</text:p>
          </table:table-cell>
          <table:table-cell table:style-name="ce17" office:value-type="float" office:value="0.254838709677419" calcext:value-type="float">
            <text:p>0.254838709677419</text:p>
          </table:table-cell>
          <table:table-cell table:style-name="ce22" office:value-type="float" office:value="0.164516129032258" calcext:value-type="float">
            <text:p>0.1645161</text:p>
          </table:table-cell>
          <table:table-cell table:style-name="ce24" office:value-type="float" office:value="0.174193548387097" calcext:value-type="float">
            <text:p>0.1741935</text:p>
          </table:table-cell>
          <table:table-cell table:style-name="ce24" office:value-type="float" office:value="0.17741935483871" calcext:value-type="float">
            <text:p>0.1774194</text:p>
          </table:table-cell>
          <table:table-cell table:style-name="ce24" office:value-type="float" office:value="0.0139531944733749" calcext:value-type="float">
            <text:p>0.0139532</text:p>
          </table:table-cell>
          <table:table-cell table:style-name="ce24" office:value-type="float" office:value="0.0102352728826195" calcext:value-type="float">
            <text:p>0.0102353</text:p>
          </table:table-cell>
          <table:table-cell table:style-name="ce24" office:value-type="float" office:value="0.0132022873331692" calcext:value-type="float">
            <text:p>0.0132023</text:p>
          </table:table-cell>
          <table:table-cell table:style-name="ce22" office:value-type="float" office:value="0.166290322580645" calcext:value-type="float">
            <text:p>0.1662903</text:p>
          </table:table-cell>
          <table:table-cell table:style-name="ce24" office:value-type="float" office:value="0.17647311827957" calcext:value-type="float">
            <text:p>0.1764731</text:p>
          </table:table-cell>
          <table:table-cell table:style-name="ce26" office:value-type="float" office:value="0.177967741935484" calcext:value-type="float">
            <text:p>0.1779677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office:value-type="float" office:value="0.260722891566265" calcext:value-type="float">
            <text:p>0.260722891566265</text:p>
          </table:table-cell>
          <table:table-cell table:style-name="ce6" office:value-type="float" office:value="0.163855421686747" calcext:value-type="float">
            <text:p>0.1638554</text:p>
          </table:table-cell>
          <table:table-cell office:value-type="float" office:value="0.178313253012048" calcext:value-type="float">
            <text:p>0.1783133</text:p>
          </table:table-cell>
          <table:table-cell table:style-name="ce6" office:value-type="float" office:value="0.162650602409638" calcext:value-type="float">
            <text:p>0.1626506</text:p>
          </table:table-cell>
          <table:table-cell office:value-type="float" office:value="0.00238016385164672" calcext:value-type="float">
            <text:p>0.0023802</text:p>
          </table:table-cell>
          <table:table-cell office:value-type="float" office:value="0.00306053306192836" calcext:value-type="float">
            <text:p>0.0030605</text:p>
          </table:table-cell>
          <table:table-cell office:value-type="float" office:value="0.00638982745550066" calcext:value-type="float">
            <text:p>0.0063898</text:p>
          </table:table-cell>
          <table:table-cell table:style-name="ce6" office:value-type="float" office:value="0.163927710843373" calcext:value-type="float">
            <text:p>0.1639277</text:p>
          </table:table-cell>
          <table:table-cell office:value-type="float" office:value="0.177947791164659" calcext:value-type="float">
            <text:p>0.1779478</text:p>
          </table:table-cell>
          <table:table-cell table:style-name="ce27" office:value-type="float" office:value="0.164208835341365" calcext:value-type="float">
            <text:p>0.1642088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sylvine</text:p>
          </table:table-cell>
          <table:table-cell office:value-type="float" office:value="0.260850897736144" calcext:value-type="float">
            <text:p>0.260850897736144</text:p>
          </table:table-cell>
          <table:table-cell office:value-type="float" office:value="0.0798215155945419" calcext:value-type="float">
            <text:p>0.0798215</text:p>
          </table:table-cell>
          <table:table-cell table:style-name="ce6" office:value-type="float" office:value="0.0786511634990253" calcext:value-type="float">
            <text:p>0.0786512</text:p>
          </table:table-cell>
          <table:table-cell office:value-type="float" office:value="0.0839198419225146" calcext:value-type="float">
            <text:p>0.0839198</text:p>
          </table:table-cell>
          <table:table-cell office:value-type="float" office:value="0.00265989801315623" calcext:value-type="float">
            <text:p>0.0026599</text:p>
          </table:table-cell>
          <table:table-cell office:value-type="float" office:value="0.00379585144257538" calcext:value-type="float">
            <text:p>0.0037959</text:p>
          </table:table-cell>
          <table:table-cell office:value-type="float" office:value="0.00165365242413537" calcext:value-type="float">
            <text:p>0.0016537</text:p>
          </table:table-cell>
          <table:table-cell office:value-type="float" office:value="0.0807822310043047" calcext:value-type="float">
            <text:p>0.0807822</text:p>
          </table:table-cell>
          <table:table-cell table:style-name="ce6" office:value-type="float" office:value="0.080016520975471" calcext:value-type="float">
            <text:p>0.0800165</text:p>
          </table:table-cell>
          <table:table-cell table:style-name="ce27" office:value-type="float" office:value="0.0837905727136127" calcext:value-type="float">
            <text:p>0.083790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titanic</text:p>
          </table:table-cell>
          <table:table-cell office:value-type="float" office:value="0.27196333078686" calcext:value-type="float">
            <text:p>0.27196333078686</text:p>
          </table:table-cell>
          <table:table-cell office:value-type="float" office:value="0.216200822078685" calcext:value-type="float">
            <text:p>0.2162008</text:p>
          </table:table-cell>
          <table:table-cell table:style-name="ce6" office:value-type="float" office:value="0.207795067527892" calcext:value-type="float">
            <text:p>0.2077951</text:p>
          </table:table-cell>
          <table:table-cell office:value-type="float" office:value="0.22460951262478" calcext:value-type="float">
            <text:p>0.2246095</text:p>
          </table:table-cell>
          <table:table-cell office:value-type="float" office:value="0.00254799818393381" calcext:value-type="float">
            <text:p>0.0025480</text:p>
          </table:table-cell>
          <table:table-cell office:value-type="float" office:value="0.00307282010078657" calcext:value-type="float">
            <text:p>0.0030728</text:p>
          </table:table-cell>
          <table:table-cell office:value-type="float" office:value="0.00288431644412521" calcext:value-type="float">
            <text:p>0.0028843</text:p>
          </table:table-cell>
          <table:table-cell office:value-type="float" office:value="0.21645834801331" calcext:value-type="float">
            <text:p>0.2164583</text:p>
          </table:table-cell>
          <table:table-cell table:style-name="ce6" office:value-type="float" office:value="0.208623820708553" calcext:value-type="float">
            <text:p>0.2086238</text:p>
          </table:table-cell>
          <table:table-cell table:style-name="ce27" office:value-type="float" office:value="0.224724447054218" calcext:value-type="float">
            <text:p>0.2247244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spectfheart</text:p>
          </table:table-cell>
          <table:table-cell office:value-type="float" office:value="0.28314606741573" calcext:value-type="float">
            <text:p>0.28314606741573</text:p>
          </table:table-cell>
          <table:table-cell table:style-name="ce6" office:value-type="float" office:value="0.205413105413105" calcext:value-type="float">
            <text:p>0.2054131</text:p>
          </table:table-cell>
          <table:table-cell table:number-columns-repeated="2" office:value-type="float" office:value="0.205555555555555" calcext:value-type="float">
            <text:p>0.2055556</text:p>
          </table:table-cell>
          <table:table-cell office:value-type="float" office:value="0.00766867809051302" calcext:value-type="float">
            <text:p>0.0076687</text:p>
          </table:table-cell>
          <table:table-cell office:value-type="float" office:value="0.00755277370734594" calcext:value-type="float">
            <text:p>0.0075528</text:p>
          </table:table-cell>
          <table:table-cell office:value-type="float" office:value="0.0104292936396937" calcext:value-type="float">
            <text:p>0.0104293</text:p>
          </table:table-cell>
          <table:table-cell office:value-type="float" office:value="0.205720322886989" calcext:value-type="float">
            <text:p>0.2057203</text:p>
          </table:table-cell>
          <table:table-cell table:style-name="ce6" office:value-type="float" office:value="0.204037986704653" calcext:value-type="float">
            <text:p>0.2040380</text:p>
          </table:table-cell>
          <table:table-cell table:style-name="ce27" office:value-type="float" office:value="0.206906932573599" calcext:value-type="float">
            <text:p>0.2069069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yeast1</text:p>
          </table:table-cell>
          <table:table-cell office:value-type="float" office:value="0.295687331536388" calcext:value-type="float">
            <text:p>0.295687331536388</text:p>
          </table:table-cell>
          <table:table-cell office:value-type="float" office:value="0.23716669689824" calcext:value-type="float">
            <text:p>0.2371667</text:p>
          </table:table-cell>
          <table:table-cell table:style-name="ce6" office:value-type="float" office:value="0.229058588790132" calcext:value-type="float">
            <text:p>0.2290586</text:p>
          </table:table-cell>
          <table:table-cell table:style-name="ce6" office:value-type="float" office:value="0.233146653364774" calcext:value-type="float">
            <text:p>0.2331467</text:p>
          </table:table-cell>
          <table:table-cell office:value-type="float" office:value="0.00678403346621227" calcext:value-type="float">
            <text:p>0.0067840</text:p>
          </table:table-cell>
          <table:table-cell office:value-type="float" office:value="0.00689369787809559" calcext:value-type="float">
            <text:p>0.0068937</text:p>
          </table:table-cell>
          <table:table-cell office:value-type="float" office:value="0.0126452062952352" calcext:value-type="float">
            <text:p>0.0126452</text:p>
          </table:table-cell>
          <table:table-cell office:value-type="float" office:value="0.237341934216095" calcext:value-type="float">
            <text:p>0.2373419</text:p>
          </table:table-cell>
          <table:table-cell table:style-name="ce6" office:value-type="float" office:value="0.231418752645263" calcext:value-type="float">
            <text:p>0.2314188</text:p>
          </table:table-cell>
          <table:table-cell table:style-name="ce28" office:value-type="float" office:value="0.236675191970494" calcext:value-type="float">
            <text:p>0.2366752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236380724538619" calcext:value-type="float">
            <text:p>0.2363807</text:p>
          </table:table-cell>
          <table:table-cell table:style-name="ce6" office:value-type="float" office:value="0.234415584415584" calcext:value-type="float">
            <text:p>0.2344156</text:p>
          </table:table-cell>
          <table:table-cell office:value-type="float" office:value="0.260406698564593" calcext:value-type="float">
            <text:p>0.2604067</text:p>
          </table:table-cell>
          <table:table-cell office:value-type="float" office:value="0.00830800443420891" calcext:value-type="float">
            <text:p>0.0083080</text:p>
          </table:table-cell>
          <table:table-cell office:value-type="float" office:value="0.00369585068222676" calcext:value-type="float">
            <text:p>0.0036959</text:p>
          </table:table-cell>
          <table:table-cell office:value-type="float" office:value="0.00797528073726705" calcext:value-type="float">
            <text:p>0.0079753</text:p>
          </table:table-cell>
          <table:table-cell office:value-type="float" office:value="0.239314023695603" calcext:value-type="float">
            <text:p>0.2393140</text:p>
          </table:table-cell>
          <table:table-cell table:style-name="ce6" office:value-type="float" office:value="0.235286283891547" calcext:value-type="float">
            <text:p>0.2352863</text:p>
          </table:table-cell>
          <table:table-cell table:style-name="ce27" office:value-type="float" office:value="0.261767828662565" calcext:value-type="float">
            <text:p>0.2617678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diabetes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240909090909091" calcext:value-type="float">
            <text:p>0.2409091</text:p>
          </table:table-cell>
          <table:table-cell table:style-name="ce6" office:value-type="float" office:value="0.23444976076555" calcext:value-type="float">
            <text:p>0.2344498</text:p>
          </table:table-cell>
          <table:table-cell office:value-type="float" office:value="0.26296992481203" calcext:value-type="float">
            <text:p>0.2629699</text:p>
          </table:table-cell>
          <table:table-cell office:value-type="float" office:value="0.00712229834703216" calcext:value-type="float">
            <text:p>0.0071223</text:p>
          </table:table-cell>
          <table:table-cell office:value-type="float" office:value="0.00429466690406778" calcext:value-type="float">
            <text:p>0.0042947</text:p>
          </table:table-cell>
          <table:table-cell office:value-type="float" office:value="0.0080352389935272" calcext:value-type="float">
            <text:p>0.0080352</text:p>
          </table:table-cell>
          <table:table-cell office:value-type="float" office:value="0.242108965595808" calcext:value-type="float">
            <text:p>0.2421090</text:p>
          </table:table-cell>
          <table:table-cell table:style-name="ce6" office:value-type="float" office:value="0.234351275917065" calcext:value-type="float">
            <text:p>0.2343513</text:p>
          </table:table-cell>
          <table:table-cell table:style-name="ce27" office:value-type="float" office:value="0.263553827751196" calcext:value-type="float">
            <text:p>0.2635538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arrhythmia_cfs</text:p>
          </table:table-cell>
          <table:table-cell office:value-type="float" office:value="0.316371681415929" calcext:value-type="float">
            <text:p>0.316371681415929</text:p>
          </table:table-cell>
          <table:table-cell table:style-name="ce6" office:value-type="float" office:value="0.167874396135266" calcext:value-type="float">
            <text:p>0.1678744</text:p>
          </table:table-cell>
          <table:table-cell office:value-type="float" office:value="0.197971014492754" calcext:value-type="float">
            <text:p>0.1979710</text:p>
          </table:table-cell>
          <table:table-cell office:value-type="float" office:value="0.185724637681159" calcext:value-type="float">
            <text:p>0.1857246</text:p>
          </table:table-cell>
          <table:table-cell office:value-type="float" office:value="0.0262034921776098" calcext:value-type="float">
            <text:p>0.0262035</text:p>
          </table:table-cell>
          <table:table-cell office:value-type="float" office:value="0.0360019392792438" calcext:value-type="float">
            <text:p>0.0360019</text:p>
          </table:table-cell>
          <table:table-cell office:value-type="float" office:value="0.0483613786289051" calcext:value-type="float">
            <text:p>0.0483614</text:p>
          </table:table-cell>
          <table:table-cell table:style-name="ce6" office:value-type="float" office:value="0.175926247987117" calcext:value-type="float">
            <text:p>0.1759262</text:p>
          </table:table-cell>
          <table:table-cell office:value-type="float" office:value="0.211059259259259" calcext:value-type="float">
            <text:p>0.2110593</text:p>
          </table:table-cell>
          <table:table-cell table:style-name="ce27" office:value-type="float" office:value="0.205484863123994" calcext:value-type="float">
            <text:p>0.2054849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ring</text:p>
          </table:table-cell>
          <table:table-cell office:value-type="float" office:value="0.317972972972973" calcext:value-type="float">
            <text:p>0.317972972972973</text:p>
          </table:table-cell>
          <table:table-cell table:style-name="ce6" office:value-type="float" office:value="0.0518918918918918" calcext:value-type="float">
            <text:p>0.0518919</text:p>
          </table:table-cell>
          <table:table-cell office:value-type="float" office:value="0.098581081081081" calcext:value-type="float">
            <text:p>0.0985811</text:p>
          </table:table-cell>
          <table:table-cell office:value-type="float" office:value="0.0686486486486486" calcext:value-type="float">
            <text:p>0.0686486</text:p>
          </table:table-cell>
          <table:table-cell office:value-type="float" office:value="0.0546702788222542" calcext:value-type="float">
            <text:p>0.0546703</text:p>
          </table:table-cell>
          <table:table-cell office:value-type="float" office:value="0.0696806001671903" calcext:value-type="float">
            <text:p>0.0696806</text:p>
          </table:table-cell>
          <table:table-cell office:value-type="float" office:value="0.109892571925155" calcext:value-type="float">
            <text:p>0.1098926</text:p>
          </table:table-cell>
          <table:table-cell table:style-name="ce6" office:value-type="float" office:value="0.0714914414414414" calcext:value-type="float">
            <text:p>0.0714914</text:p>
          </table:table-cell>
          <table:table-cell office:value-type="float" office:value="0.1231" calcext:value-type="float">
            <text:p>0.1231000</text:p>
          </table:table-cell>
          <table:table-cell table:style-name="ce27" office:value-type="float" office:value="0.108218468468468" calcext:value-type="float">
            <text:p>0.1082185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credit-g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246" calcext:value-type="float">
            <text:p>0.2460000</text:p>
          </table:table-cell>
          <table:table-cell table:style-name="ce6" office:value-type="float" office:value="0.235" calcext:value-type="float">
            <text:p>0.2350000</text:p>
          </table:table-cell>
          <table:table-cell office:value-type="float" office:value="0.272" calcext:value-type="float">
            <text:p>0.2720000</text:p>
          </table:table-cell>
          <table:table-cell office:value-type="float" office:value="0.0108091433899718" calcext:value-type="float">
            <text:p>0.0108091</text:p>
          </table:table-cell>
          <table:table-cell office:value-type="float" office:value="0.00973999729877558" calcext:value-type="float">
            <text:p>0.0097400</text:p>
          </table:table-cell>
          <table:table-cell office:value-type="float" office:value="0.0142819186230027" calcext:value-type="float">
            <text:p>0.0142819</text:p>
          </table:table-cell>
          <table:table-cell office:value-type="float" office:value="0.247876666666667" calcext:value-type="float">
            <text:p>0.2478767</text:p>
          </table:table-cell>
          <table:table-cell table:style-name="ce6" office:value-type="float" office:value="0.236863333333333" calcext:value-type="float">
            <text:p>0.2368633</text:p>
          </table:table-cell>
          <table:table-cell table:style-name="ce27" office:value-type="float" office:value="0.277326666666667" calcext:value-type="float">
            <text:p>0.2773267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liver-disorders</text:p>
          </table:table-cell>
          <table:table-cell office:value-type="float" office:value="0.348965517241379" calcext:value-type="float">
            <text:p>0.348965517241379</text:p>
          </table:table-cell>
          <table:table-cell office:value-type="float" office:value="0.28047619047619" calcext:value-type="float">
            <text:p>0.2804762</text:p>
          </table:table-cell>
          <table:table-cell table:style-name="ce6" office:value-type="float" office:value="0.273809523809524" calcext:value-type="float">
            <text:p>0.2738095</text:p>
          </table:table-cell>
          <table:table-cell office:value-type="float" office:value="0.328095238095238" calcext:value-type="float">
            <text:p>0.3280952</text:p>
          </table:table-cell>
          <table:table-cell office:value-type="float" office:value="0.0105775273943628" calcext:value-type="float">
            <text:p>0.0105775</text:p>
          </table:table-cell>
          <table:table-cell office:value-type="float" office:value="0.0119133588961715" calcext:value-type="float">
            <text:p>0.0119134</text:p>
          </table:table-cell>
          <table:table-cell office:value-type="float" office:value="0.0199900659013266" calcext:value-type="float">
            <text:p>0.0199901</text:p>
          </table:table-cell>
          <table:table-cell office:value-type="float" office:value="0.279169841269841" calcext:value-type="float">
            <text:p>0.2791698</text:p>
          </table:table-cell>
          <table:table-cell table:style-name="ce6" office:value-type="float" office:value="0.272619047619048" calcext:value-type="float">
            <text:p>0.2726190</text:p>
          </table:table-cell>
          <table:table-cell table:style-name="ce27" office:value-type="float" office:value="0.323719047619048" calcext:value-type="float">
            <text:p>0.3237190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WineQualityRed_5vs6</text:p>
          </table:table-cell>
          <table:table-cell office:value-type="float" office:value="0.353297952994693" calcext:value-type="float">
            <text:p>0.353297952994693</text:p>
          </table:table-cell>
          <table:table-cell table:style-name="ce6" office:value-type="float" office:value="0.288144806847097" calcext:value-type="float">
            <text:p>0.2881448</text:p>
          </table:table-cell>
          <table:table-cell office:value-type="float" office:value="0.289613694193847" calcext:value-type="float">
            <text:p>0.2896137</text:p>
          </table:table-cell>
          <table:table-cell office:value-type="float" office:value="0.304053897756188" calcext:value-type="float">
            <text:p>0.3040539</text:p>
          </table:table-cell>
          <table:table-cell office:value-type="float" office:value="0.0103996040059864" calcext:value-type="float">
            <text:p>0.0103996</text:p>
          </table:table-cell>
          <table:table-cell office:value-type="float" office:value="0.00765657407775723" calcext:value-type="float">
            <text:p>0.0076566</text:p>
          </table:table-cell>
          <table:table-cell office:value-type="float" office:value="0.0111209063013015" calcext:value-type="float">
            <text:p>0.0111209</text:p>
          </table:table-cell>
          <table:table-cell table:style-name="ce6" office:value-type="float" office:value="0.291634879327627" calcext:value-type="float">
            <text:p>0.2916349</text:p>
          </table:table-cell>
          <table:table-cell office:value-type="float" office:value="0.291939895134552" calcext:value-type="float">
            <text:p>0.2919399</text:p>
          </table:table-cell>
          <table:table-cell table:style-name="ce27" office:value-type="float" office:value="0.304581559873545" calcext:value-type="float">
            <text:p>0.304581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contraceptive_NL</text:p>
          </table:table-cell>
          <table:table-cell office:value-type="float" office:value="0.357172557172557" calcext:value-type="float">
            <text:p>0.357172557172557</text:p>
          </table:table-cell>
          <table:table-cell office:value-type="float" office:value="0.262006013745704" calcext:value-type="float">
            <text:p>0.2620060</text:p>
          </table:table-cell>
          <table:table-cell table:style-name="ce6" office:value-type="float" office:value="0.257850085910653" calcext:value-type="float">
            <text:p>0.2578501</text:p>
          </table:table-cell>
          <table:table-cell office:value-type="float" office:value="0.277593427835052" calcext:value-type="float">
            <text:p>0.2775934</text:p>
          </table:table-cell>
          <table:table-cell office:value-type="float" office:value="0.00583181794656667" calcext:value-type="float">
            <text:p>0.0058318</text:p>
          </table:table-cell>
          <table:table-cell office:value-type="float" office:value="0.0048950668508507" calcext:value-type="float">
            <text:p>0.0048951</text:p>
          </table:table-cell>
          <table:table-cell office:value-type="float" office:value="0.0309943752525088" calcext:value-type="float">
            <text:p>0.0309944</text:p>
          </table:table-cell>
          <table:table-cell office:value-type="float" office:value="0.261640141752577" calcext:value-type="float">
            <text:p>0.2616401</text:p>
          </table:table-cell>
          <table:table-cell table:style-name="ce6" office:value-type="float" office:value="0.257892146334479" calcext:value-type="float">
            <text:p>0.2578921</text:p>
          </table:table-cell>
          <table:table-cell table:style-name="ce27" office:value-type="float" office:value="0.292405641466208" calcext:value-type="float">
            <text:p>0.292405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office:value-type="float" office:value="0.368767123287671" calcext:value-type="float">
            <text:p>0.368767123287671</text:p>
          </table:table-cell>
          <table:table-cell office:value-type="float" office:value="0.312162162162162" calcext:value-type="float">
            <text:p>0.3121622</text:p>
          </table:table-cell>
          <table:table-cell table:style-name="ce6" office:value-type="float" office:value="0.304354354354354" calcext:value-type="float">
            <text:p>0.3043544</text:p>
          </table:table-cell>
          <table:table-cell office:value-type="float" office:value="0.326238738738739" calcext:value-type="float">
            <text:p>0.3262387</text:p>
          </table:table-cell>
          <table:table-cell office:value-type="float" office:value="0.0187202336268836" calcext:value-type="float">
            <text:p>0.0187202</text:p>
          </table:table-cell>
          <table:table-cell office:value-type="float" office:value="0.0236769404449746" calcext:value-type="float">
            <text:p>0.0236769</text:p>
          </table:table-cell>
          <table:table-cell office:value-type="float" office:value="0.0180052774270737" calcext:value-type="float">
            <text:p>0.0180053</text:p>
          </table:table-cell>
          <table:table-cell office:value-type="float" office:value="0.310372622622623" calcext:value-type="float">
            <text:p>0.3103726</text:p>
          </table:table-cell>
          <table:table-cell table:style-name="ce6" office:value-type="float" office:value="0.307888888888889" calcext:value-type="float">
            <text:p>0.3078889</text:p>
          </table:table-cell>
          <table:table-cell table:style-name="ce27" office:value-type="float" office:value="0.329351601601602" calcext:value-type="float">
            <text:p>0.329351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office:value-type="float" office:value="0.37012987012987" calcext:value-type="float">
            <text:p>0.37012987012987</text:p>
          </table:table-cell>
          <table:table-cell office:value-type="float" office:value="0.302913968547641" calcext:value-type="float">
            <text:p>0.3029140</text:p>
          </table:table-cell>
          <table:table-cell table:style-name="ce6" office:value-type="float" office:value="0.294403330249769" calcext:value-type="float">
            <text:p>0.2944033</text:p>
          </table:table-cell>
          <table:table-cell office:value-type="float" office:value="0.32890841813136" calcext:value-type="float">
            <text:p>0.3289084</text:p>
          </table:table-cell>
          <table:table-cell office:value-type="float" office:value="0.0099268524120693" calcext:value-type="float">
            <text:p>0.0099269</text:p>
          </table:table-cell>
          <table:table-cell office:value-type="float" office:value="0.00672874033032904" calcext:value-type="float">
            <text:p>0.0067287</text:p>
          </table:table-cell>
          <table:table-cell office:value-type="float" office:value="0.0134884046946465" calcext:value-type="float">
            <text:p>0.0134884</text:p>
          </table:table-cell>
          <table:table-cell office:value-type="float" office:value="0.301336262719704" calcext:value-type="float">
            <text:p>0.3013363</text:p>
          </table:table-cell>
          <table:table-cell table:style-name="ce6" office:value-type="float" office:value="0.295658957755165" calcext:value-type="float">
            <text:p>0.2956590</text:p>
          </table:table-cell>
          <table:table-cell table:style-name="ce27" office:value-type="float" office:value="0.328659574468085" calcext:value-type="float">
            <text:p>0.3286596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ilpd</text:p>
          </table:table-cell>
          <table:table-cell office:value-type="float" office:value="0.382383419689119" calcext:value-type="float">
            <text:p>0.382383419689119</text:p>
          </table:table-cell>
          <table:table-cell office:value-type="float" office:value="0.304053236539625" calcext:value-type="float">
            <text:p>0.3040532</text:p>
          </table:table-cell>
          <table:table-cell table:style-name="ce6" office:value-type="float" office:value="0.288475499092559" calcext:value-type="float">
            <text:p>0.2884755</text:p>
          </table:table-cell>
          <table:table-cell office:value-type="float" office:value="0.31099516031458" calcext:value-type="float">
            <text:p>0.3109952</text:p>
          </table:table-cell>
          <table:table-cell office:value-type="float" office:value="0.00839351480008668" calcext:value-type="float">
            <text:p>0.0083935</text:p>
          </table:table-cell>
          <table:table-cell office:value-type="float" office:value="0.0052567524431174" calcext:value-type="float">
            <text:p>0.0052568</text:p>
          </table:table-cell>
          <table:table-cell office:value-type="float" office:value="0.0108127815041911" calcext:value-type="float">
            <text:p>0.0108128</text:p>
          </table:table-cell>
          <table:table-cell office:value-type="float" office:value="0.304087820125025" calcext:value-type="float">
            <text:p>0.3040878</text:p>
          </table:table-cell>
          <table:table-cell table:style-name="ce6" office:value-type="float" office:value="0.287039221617262" calcext:value-type="float">
            <text:p>0.2870392</text:p>
          </table:table-cell>
          <table:table-cell table:style-name="ce27" office:value-type="float" office:value="0.309615144182295" calcext:value-type="float">
            <text:p>0.3096151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diabetic_retinopathy</text:p>
          </table:table-cell>
          <table:table-cell office:value-type="float" office:value="0.39860990443093" calcext:value-type="float">
            <text:p>0.39860990443093</text:p>
          </table:table-cell>
          <table:table-cell office:value-type="float" office:value="0.326731634182909" calcext:value-type="float">
            <text:p>0.3267316</text:p>
          </table:table-cell>
          <table:table-cell table:style-name="ce6" office:value-type="float" office:value="0.320614692653673" calcext:value-type="float">
            <text:p>0.3206147</text:p>
          </table:table-cell>
          <table:table-cell office:value-type="float" office:value="0.386229385307346" calcext:value-type="float">
            <text:p>0.3862294</text:p>
          </table:table-cell>
          <table:table-cell office:value-type="float" office:value="0.0168976198614242" calcext:value-type="float">
            <text:p>0.0168976</text:p>
          </table:table-cell>
          <table:table-cell office:value-type="float" office:value="0.0153773172294978" calcext:value-type="float">
            <text:p>0.0153773</text:p>
          </table:table-cell>
          <table:table-cell office:value-type="float" office:value="0.0206781254905854" calcext:value-type="float">
            <text:p>0.0206781</text:p>
          </table:table-cell>
          <table:table-cell office:value-type="float" office:value="0.330662018990505" calcext:value-type="float">
            <text:p>0.3306620</text:p>
          </table:table-cell>
          <table:table-cell table:style-name="ce6" office:value-type="float" office:value="0.321251774112943" calcext:value-type="float">
            <text:p>0.3212518</text:p>
          </table:table-cell>
          <table:table-cell table:style-name="ce27" office:value-type="float" office:value="0.388797051474263" calcext:value-type="float">
            <text:p>0.3887971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contraceptive_LS</text:p>
          </table:table-cell>
          <table:table-cell office:value-type="float" office:value="0.403554502369668" calcext:value-type="float">
            <text:p>0.403554502369668</text:p>
          </table:table-cell>
          <table:table-cell office:value-type="float" office:value="0.358991596638655" calcext:value-type="float">
            <text:p>0.3589916</text:p>
          </table:table-cell>
          <table:table-cell table:style-name="ce6" office:value-type="float" office:value="0.351904761904762" calcext:value-type="float">
            <text:p>0.3519048</text:p>
          </table:table-cell>
          <table:table-cell office:value-type="float" office:value="0.385056022408964" calcext:value-type="float">
            <text:p>0.3850560</text:p>
          </table:table-cell>
          <table:table-cell office:value-type="float" office:value="0.00551939444879742" calcext:value-type="float">
            <text:p>0.0055194</text:p>
          </table:table-cell>
          <table:table-cell office:value-type="float" office:value="0.00463998362020604" calcext:value-type="float">
            <text:p>0.0046400</text:p>
          </table:table-cell>
          <table:table-cell office:value-type="float" office:value="0.00571320827304116" calcext:value-type="float">
            <text:p>0.0057132</text:p>
          </table:table-cell>
          <table:table-cell office:value-type="float" office:value="0.359478711484594" calcext:value-type="float">
            <text:p>0.3594787</text:p>
          </table:table-cell>
          <table:table-cell table:style-name="ce6" office:value-type="float" office:value="0.352325676937442" calcext:value-type="float">
            <text:p>0.3523257</text:p>
          </table:table-cell>
          <table:table-cell table:style-name="ce27" office:value-type="float" office:value="0.384925070028011" calcext:value-type="float">
            <text:p>0.3849251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bupa</text:p>
          </table:table-cell>
          <table:table-cell office:value-type="float" office:value="0.408695652173913" calcext:value-type="float">
            <text:p>0.408695652173913</text:p>
          </table:table-cell>
          <table:table-cell table:style-name="ce6" office:value-type="float" office:value="0.266764705882353" calcext:value-type="float">
            <text:p>0.2667647</text:p>
          </table:table-cell>
          <table:table-cell office:value-type="float" office:value="0.278403361344538" calcext:value-type="float">
            <text:p>0.2784034</text:p>
          </table:table-cell>
          <table:table-cell office:value-type="float" office:value="0.272352941176471" calcext:value-type="float">
            <text:p>0.2723529</text:p>
          </table:table-cell>
          <table:table-cell office:value-type="float" office:value="0.0198828082980955" calcext:value-type="float">
            <text:p>0.0198828</text:p>
          </table:table-cell>
          <table:table-cell office:value-type="float" office:value="0.0236351052525684" calcext:value-type="float">
            <text:p>0.0236351</text:p>
          </table:table-cell>
          <table:table-cell office:value-type="float" office:value="0.0214251085531602" calcext:value-type="float">
            <text:p>0.0214251</text:p>
          </table:table-cell>
          <table:table-cell table:style-name="ce6" office:value-type="float" office:value="0.271157142857143" calcext:value-type="float">
            <text:p>0.2711571</text:p>
          </table:table-cell>
          <table:table-cell office:value-type="float" office:value="0.284418487394958" calcext:value-type="float">
            <text:p>0.2844185</text:p>
          </table:table-cell>
          <table:table-cell table:style-name="ce27" office:value-type="float" office:value="0.277044817927171" calcext:value-type="float">
            <text:p>0.2770448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Yeast_CYTvsNUC</text:p>
          </table:table-cell>
          <table:table-cell office:value-type="float" office:value="0.41390134529148" calcext:value-type="float">
            <text:p>0.41390134529148</text:p>
          </table:table-cell>
          <table:table-cell table:style-name="ce6" office:value-type="float" office:value="0.341947565543071" calcext:value-type="float">
            <text:p>0.3419476</text:p>
          </table:table-cell>
          <table:table-cell office:value-type="float" office:value="0.348651685393258" calcext:value-type="float">
            <text:p>0.3486517</text:p>
          </table:table-cell>
          <table:table-cell office:value-type="float" office:value="0.354219725343321" calcext:value-type="float">
            <text:p>0.3542197</text:p>
          </table:table-cell>
          <table:table-cell office:value-type="float" office:value="0.00568075117565281" calcext:value-type="float">
            <text:p>0.0056808</text:p>
          </table:table-cell>
          <table:table-cell office:value-type="float" office:value="0.00477396763336549" calcext:value-type="float">
            <text:p>0.0047740</text:p>
          </table:table-cell>
          <table:table-cell office:value-type="float" office:value="0.00632912722316949" calcext:value-type="float">
            <text:p>0.0063291</text:p>
          </table:table-cell>
          <table:table-cell table:style-name="ce6" office:value-type="float" office:value="0.343420391177695" calcext:value-type="float">
            <text:p>0.3434204</text:p>
          </table:table-cell>
          <table:table-cell office:value-type="float" office:value="0.349943528922181" calcext:value-type="float">
            <text:p>0.3499435</text:p>
          </table:table-cell>
          <table:table-cell table:style-name="ce27" office:value-type="float" office:value="0.354304952143154" calcext:value-type="float">
            <text:p>0.3543050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teaching_assistant_LH</text:p>
          </table:table-cell>
          <table:table-cell office:value-type="float" office:value="0.415841584158416" calcext:value-type="float">
            <text:p>0.415841584158416</text:p>
          </table:table-cell>
          <table:table-cell office:value-type="float" office:value="0.376363636363636" calcext:value-type="float">
            <text:p>0.3763636</text:p>
          </table:table-cell>
          <table:table-cell table:style-name="ce6" office:value-type="float" office:value="0.346363636363636" calcext:value-type="float">
            <text:p>0.3463636</text:p>
          </table:table-cell>
          <table:table-cell office:value-type="float" office:value="0.377272727272727" calcext:value-type="float">
            <text:p>0.3772727</text:p>
          </table:table-cell>
          <table:table-cell office:value-type="float" office:value="0.0255739462776572" calcext:value-type="float">
            <text:p>0.0255739</text:p>
          </table:table-cell>
          <table:table-cell office:value-type="float" office:value="0.0267784229279994" calcext:value-type="float">
            <text:p>0.0267784</text:p>
          </table:table-cell>
          <table:table-cell office:value-type="float" office:value="0.0386515206440082" calcext:value-type="float">
            <text:p>0.0386515</text:p>
          </table:table-cell>
          <table:table-cell office:value-type="float" office:value="0.383936363636364" calcext:value-type="float">
            <text:p>0.3839364</text:p>
          </table:table-cell>
          <table:table-cell table:style-name="ce6" office:value-type="float" office:value="0.357366666666667" calcext:value-type="float">
            <text:p>0.3573667</text:p>
          </table:table-cell>
          <table:table-cell table:style-name="ce28" office:value-type="float" office:value="0.383554545454545" calcext:value-type="float">
            <text:p>0.3835545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fri_c0_250_50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228" calcext:value-type="float">
            <text:p>0.2280000</text:p>
          </table:table-cell>
          <table:table-cell table:style-name="ce6" office:value-type="float" office:value="0.212" calcext:value-type="float">
            <text:p>0.2120000</text:p>
          </table:table-cell>
          <table:table-cell table:style-name="ce6" office:value-type="float" office:value="0.22" calcext:value-type="float">
            <text:p>0.2200000</text:p>
          </table:table-cell>
          <table:table-cell office:value-type="float" office:value="0.0169447919867375" calcext:value-type="float">
            <text:p>0.0169448</text:p>
          </table:table-cell>
          <table:table-cell office:value-type="float" office:value="0.0216235719268639" calcext:value-type="float">
            <text:p>0.0216236</text:p>
          </table:table-cell>
          <table:table-cell office:value-type="float" office:value="0.0146744319161742" calcext:value-type="float">
            <text:p>0.0146744</text:p>
          </table:table-cell>
          <table:table-cell office:value-type="float" office:value="0.225733333333333" calcext:value-type="float">
            <text:p>0.2257333</text:p>
          </table:table-cell>
          <table:table-cell table:style-name="ce6" office:value-type="float" office:value="0.21592" calcext:value-type="float">
            <text:p>0.2159200</text:p>
          </table:table-cell>
          <table:table-cell table:style-name="ce28" office:value-type="float" office:value="0.217786666666667" calcext:value-type="float">
            <text:p>0.2177867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contraceptive_NS</text:p>
          </table:table-cell>
          <table:table-cell office:value-type="float" office:value="0.427368421052632" calcext:value-type="float">
            <text:p>0.427368421052632</text:p>
          </table:table-cell>
          <table:table-cell table:style-name="ce6" office:value-type="float" office:value="0.316666666666667" calcext:value-type="float">
            <text:p>0.3166667</text:p>
          </table:table-cell>
          <table:table-cell office:value-type="float" office:value="0.318859649122807" calcext:value-type="float">
            <text:p>0.3188596</text:p>
          </table:table-cell>
          <table:table-cell office:value-type="float" office:value="0.335964912280702" calcext:value-type="float">
            <text:p>0.3359649</text:p>
          </table:table-cell>
          <table:table-cell office:value-type="float" office:value="0.0160433956069377" calcext:value-type="float">
            <text:p>0.0160434</text:p>
          </table:table-cell>
          <table:table-cell office:value-type="float" office:value="0.0123908176514484" calcext:value-type="float">
            <text:p>0.0123908</text:p>
          </table:table-cell>
          <table:table-cell office:value-type="float" office:value="0.0243295948659415" calcext:value-type="float">
            <text:p>0.0243296</text:p>
          </table:table-cell>
          <table:table-cell office:value-type="float" office:value="0.321" calcext:value-type="float">
            <text:p>0.3210000</text:p>
          </table:table-cell>
          <table:table-cell table:style-name="ce6" office:value-type="float" office:value="0.320204678362573" calcext:value-type="float">
            <text:p>0.3202047</text:p>
          </table:table-cell>
          <table:table-cell table:style-name="ce27" office:value-type="float" office:value="0.342175438596491" calcext:value-type="float">
            <text:p>0.3421754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teaching_assistant_MH</text:p>
          </table:table-cell>
          <table:table-cell office:value-type="float" office:value="0.431372549019608" calcext:value-type="float">
            <text:p>0.431372549019608</text:p>
          </table:table-cell>
          <table:table-cell table:style-name="ce6" office:value-type="float" office:value="0.33" calcext:value-type="float">
            <text:p>0.3300000</text:p>
          </table:table-cell>
          <table:table-cell office:value-type="float" office:value="0.369090909090909" calcext:value-type="float">
            <text:p>0.3690909</text:p>
          </table:table-cell>
          <table:table-cell office:value-type="float" office:value="0.38" calcext:value-type="float">
            <text:p>0.3800000</text:p>
          </table:table-cell>
          <table:table-cell office:value-type="float" office:value="0.055355346431098" calcext:value-type="float">
            <text:p>0.0553553</text:p>
          </table:table-cell>
          <table:table-cell office:value-type="float" office:value="0.0152606340298714" calcext:value-type="float">
            <text:p>0.0152606</text:p>
          </table:table-cell>
          <table:table-cell office:value-type="float" office:value="0.0586482716728858" calcext:value-type="float">
            <text:p>0.0586483</text:p>
          </table:table-cell>
          <table:table-cell table:style-name="ce6" office:value-type="float" office:value="0.338309090909091" calcext:value-type="float">
            <text:p>0.3383091</text:p>
          </table:table-cell>
          <table:table-cell office:value-type="float" office:value="0.368354545454545" calcext:value-type="float">
            <text:p>0.3683545</text:p>
          </table:table-cell>
          <table:table-cell table:style-name="ce27" office:value-type="float" office:value="0.402675757575758" calcext:value-type="float">
            <text:p>0.4026758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profb</text:p>
          </table:table-cell>
          <table:table-cell office:value-type="float" office:value="0.432142857142857" calcext:value-type="float">
            <text:p>0.432142857142857</text:p>
          </table:table-cell>
          <table:table-cell table:style-name="ce6" office:value-type="float" office:value="0.325965759438104" calcext:value-type="float">
            <text:p>0.3259658</text:p>
          </table:table-cell>
          <table:table-cell office:value-type="float" office:value="0.33184811237928" calcext:value-type="float">
            <text:p>0.3318481</text:p>
          </table:table-cell>
          <table:table-cell office:value-type="float" office:value="0.383977172958736" calcext:value-type="float">
            <text:p>0.3839772</text:p>
          </table:table-cell>
          <table:table-cell office:value-type="float" office:value="0.00635908992150413" calcext:value-type="float">
            <text:p>0.0063591</text:p>
          </table:table-cell>
          <table:table-cell office:value-type="float" office:value="0.00403078334143547" calcext:value-type="float">
            <text:p>0.0040308</text:p>
          </table:table-cell>
          <table:table-cell office:value-type="float" office:value="0.00707264680347457" calcext:value-type="float">
            <text:p>0.0070726</text:p>
          </table:table-cell>
          <table:table-cell table:style-name="ce6" office:value-type="float" office:value="0.325860111208663" calcext:value-type="float">
            <text:p>0.3258601</text:p>
          </table:table-cell>
          <table:table-cell office:value-type="float" office:value="0.332757023705004" calcext:value-type="float">
            <text:p>0.3327570</text:p>
          </table:table-cell>
          <table:table-cell table:style-name="ce27" office:value-type="float" office:value="0.38387876792508" calcext:value-type="float">
            <text:p>0.3838788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teaching_assistant_LM</text:p>
          </table:table-cell>
          <table:table-cell office:value-type="float" office:value="0.446464646464646" calcext:value-type="float">
            <text:p>0.446464646464646</text:p>
          </table:table-cell>
          <table:table-cell office:value-type="float" office:value="0.365555555555555" calcext:value-type="float">
            <text:p>0.3655556</text:p>
          </table:table-cell>
          <table:table-cell office:value-type="float" office:value="0.365555555555556" calcext:value-type="float">
            <text:p>0.3655556</text:p>
          </table:table-cell>
          <table:table-cell office:value-type="float" office:value="0.453333333333333" calcext:value-type="float">
            <text:p>0.4533333</text:p>
          </table:table-cell>
          <table:table-cell office:value-type="float" office:value="0.0283111327737141" calcext:value-type="float">
            <text:p>0.0283111</text:p>
          </table:table-cell>
          <table:table-cell office:value-type="float" office:value="0.0215378384206727" calcext:value-type="float">
            <text:p>0.0215378</text:p>
          </table:table-cell>
          <table:table-cell office:value-type="float" office:value="0.0218620005112264" calcext:value-type="float">
            <text:p>0.0218620</text:p>
          </table:table-cell>
          <table:table-cell office:value-type="float" office:value="0.370414814814815" calcext:value-type="float">
            <text:p>0.3704148</text:p>
          </table:table-cell>
          <table:table-cell table:style-name="ce6" office:value-type="float" office:value="0.365588888888889" calcext:value-type="float">
            <text:p>0.3655889</text:p>
          </table:table-cell>
          <table:table-cell table:style-name="ce27" office:value-type="float" office:value="0.452666666666667" calcext:value-type="float">
            <text:p>0.4526667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hill_valley_without_noise_traintest</text:p>
          </table:table-cell>
          <table:table-cell table:style-name="ce20" office:value-type="float" office:value="0.462211221122112" calcext:value-type="float">
            <text:p>0.462211221122112</text:p>
          </table:table-cell>
          <table:table-cell table:style-name="ce23" office:value-type="float" office:value="0.473641782956239" calcext:value-type="float">
            <text:p>0.4736418</text:p>
          </table:table-cell>
          <table:table-cell table:style-name="ce25" office:value-type="float" office:value="0.456320281804634" calcext:value-type="float">
            <text:p>0.4563203</text:p>
          </table:table-cell>
          <table:table-cell table:style-name="ce23" office:value-type="float" office:value="0.503305785123967" calcext:value-type="float">
            <text:p>0.5033058</text:p>
          </table:table-cell>
          <table:table-cell table:style-name="ce23" office:value-type="float" office:value="0.00838188547325509" calcext:value-type="float">
            <text:p>0.0083819</text:p>
          </table:table-cell>
          <table:table-cell table:style-name="ce23" office:value-type="float" office:value="0.0132266460536218" calcext:value-type="float">
            <text:p>0.0132266</text:p>
          </table:table-cell>
          <table:table-cell table:style-name="ce23" office:value-type="float" office:value="0.00630399656809252" calcext:value-type="float">
            <text:p>0.0063040</text:p>
          </table:table-cell>
          <table:table-cell table:style-name="ce23" office:value-type="float" office:value="0.47503129657228" calcext:value-type="float">
            <text:p>0.4750313</text:p>
          </table:table-cell>
          <table:table-cell table:style-name="ce25" office:value-type="float" office:value="0.460309533486881" calcext:value-type="float">
            <text:p>0.4603095</text:p>
          </table:table-cell>
          <table:table-cell table:style-name="ce29" office:value-type="float" office:value="0.503791107799304" calcext:value-type="float">
            <text:p>0.503791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más difícil, mejor con kd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 kdn &gt;= 0.2, ganamos en mediana en 16 de 31 (perdemos en 14) y en media en 20 (perdemos en 11) de 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 kdn &gt;= 0.25, ganamos en mediana en 16 de 28 (perdemos en 11) y en media en 19 (perdemos en 9) de 28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1" table:style-name="ta1">
        <table:table-column table:style-name="co6" table:default-cell-style-name="ce15"/>
        <table:table-column table:style-name="co4" table:default-cell-style-name="Default"/>
        <table:table-column table:style-name="co6" table:number-columns-repeated="3" table:default-cell-style-name="ce15"/>
        <table:table-column table:style-name="co6" table:visibility="collapse" table:number-columns-repeated="3" table:default-cell-style-name="ce15"/>
        <table:table-column table:style-name="co6" table:number-columns-repeated="1014" table:default-cell-style-name="ce15"/>
        <table:table-column table:style-name="co6" table:number-columns-repeated="2" table:default-cell-style-name="Default"/>
        <table:table-row table:style-name="ro1">
          <table:table-cell table:style-name="ce30" office:value-type="string" calcext:value-type="string">
            <text:p>dataset</text:p>
          </table:table-cell>
          <table:table-cell office:value-type="string" calcext:value-type="string">
            <text:p>N1</text:p>
          </table:table-cell>
          <table:table-cell table:style-name="ce30" office:value-type="string" calcext:value-type="string">
            <text:p>classic_misc_rate_test_mean_median</text:p>
          </table:table-cell>
          <table:table-cell table:style-name="ce30" office:value-type="string" calcext:value-type="string">
            <text:p>init_easy_misc_rate_test_mean_median</text:p>
          </table:table-cell>
          <table:table-cell table:style-name="ce30" office:value-type="string" calcext:value-type="string">
            <text:p>init_hard_misc_rate_test_mean_median</text:p>
          </table:table-cell>
          <table:table-cell table:style-name="ce30" office:value-type="string" calcext:value-type="string">
            <text:p>classic_misc_rate_test_mean_std</text:p>
          </table:table-cell>
          <table:table-cell table:style-name="ce30" office:value-type="string" calcext:value-type="string">
            <text:p>init_easy_misc_rate_test_mean_std</text:p>
          </table:table-cell>
          <table:table-cell table:style-name="ce30" office:value-type="string" calcext:value-type="string">
            <text:p>init_hard_misc_rate_test_mean_std</text:p>
          </table:table-cell>
          <table:table-cell table:style-name="ce30" office:value-type="string" calcext:value-type="string">
            <text:p>classic_misc_rate_test_mean_total_mean</text:p>
          </table:table-cell>
          <table:table-cell table:style-name="ce30" office:value-type="string" calcext:value-type="string">
            <text:p>init_easy_misc_rate_test_mean_total_mean</text:p>
          </table:table-cell>
          <table:table-cell table:style-name="ce30"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00230806608357629" calcext:value-type="float">
            <text:p>0.00230806608357629</text:p>
          </table:table-cell>
          <table:table-cell table:number-columns-repeated="3" office:value-type="float" office:value="0.0014545646884586" calcext:value-type="float">
            <text:p>0.001455</text:p>
          </table:table-cell>
          <table:table-cell office:value-type="float" office:value="0.0169294675960157" calcext:value-type="float">
            <text:p>0.016929</text:p>
          </table:table-cell>
          <table:table-cell office:value-type="float" office:value="0.016912400434425" calcext:value-type="float">
            <text:p>0.016912</text:p>
          </table:table-cell>
          <table:table-cell office:value-type="float" office:value="0.0170203255001996" calcext:value-type="float">
            <text:p>0.017020</text:p>
          </table:table-cell>
          <table:table-cell office:value-type="float" office:value="0.00651796607778829" calcext:value-type="float">
            <text:p>0.006518</text:p>
          </table:table-cell>
          <table:table-cell table:style-name="ce8" office:value-type="float" office:value="0.00633114707852879" calcext:value-type="float">
            <text:p>0.006331</text:p>
          </table:table-cell>
          <table:table-cell table:style-name="ce8" office:value-type="float" office:value="0.00636928311999711" calcext:value-type="float">
            <text:p>0.006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00307557117750439" calcext:value-type="float">
            <text:p>0.00307557117750439</text:p>
          </table:table-cell>
          <table:table-cell table:number-columns-repeated="9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0220504894384338" calcext:value-type="float">
            <text:p>0.0220504894384338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584189255814286" calcext:value-type="float">
            <text:p>0.058419</text:p>
          </table:table-cell>
          <table:table-cell office:value-type="float" office:value="0.0571291608478264" calcext:value-type="float">
            <text:p>0.057129</text:p>
          </table:table-cell>
          <table:table-cell office:value-type="float" office:value="0.0583239592878261" calcext:value-type="float">
            <text:p>0.058324</text:p>
          </table:table-cell>
          <table:table-cell office:value-type="float" office:value="0.0174982994096396" calcext:value-type="float">
            <text:p>0.017498</text:p>
          </table:table-cell>
          <table:table-cell table:style-name="ce8" office:value-type="float" office:value="0.0173201339325051" calcext:value-type="float">
            <text:p>0.017320</text:p>
          </table:table-cell>
          <table:table-cell office:value-type="float" office:value="0.0175223455811085" calcext:value-type="float">
            <text:p>0.0175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347320724980299" calcext:value-type="float">
            <text:p>0.0347320724980299</text:p>
          </table:table-cell>
          <table:table-cell office:value-type="float" office:value="0.0248389355742296" calcext:value-type="float">
            <text:p>0.024839</text:p>
          </table:table-cell>
          <table:table-cell table:style-name="ce8" office:value-type="float" office:value="0.0224929971988795" calcext:value-type="float">
            <text:p>0.022493</text:p>
          </table:table-cell>
          <table:table-cell office:value-type="float" office:value="0.0295798319327731" calcext:value-type="float">
            <text:p>0.029580</text:p>
          </table:table-cell>
          <table:table-cell office:value-type="float" office:value="0.0231598440498272" calcext:value-type="float">
            <text:p>0.023160</text:p>
          </table:table-cell>
          <table:table-cell office:value-type="float" office:value="0.0291525315085356" calcext:value-type="float">
            <text:p>0.029153</text:p>
          </table:table-cell>
          <table:table-cell office:value-type="float" office:value="0.0235297206067666" calcext:value-type="float">
            <text:p>0.023530</text:p>
          </table:table-cell>
          <table:table-cell table:style-name="ce8" office:value-type="float" office:value="0.0287048085901027" calcext:value-type="float">
            <text:p>0.028705</text:p>
          </table:table-cell>
          <table:table-cell office:value-type="float" office:value="0.0299164799253034" calcext:value-type="float">
            <text:p>0.029916</text:p>
          </table:table-cell>
          <table:table-cell office:value-type="float" office:value="0.0343273576097105" calcext:value-type="float">
            <text:p>0.0343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478617457527827" calcext:value-type="float">
            <text:p>0.0478617457527827</text:p>
          </table:table-cell>
          <table:table-cell office:value-type="float" office:value="0.0351817042606516" calcext:value-type="float">
            <text:p>0.035182</text:p>
          </table:table-cell>
          <table:table-cell table:style-name="ce8" office:value-type="float" office:value="0.0298558897243107" calcext:value-type="float">
            <text:p>0.029856</text:p>
          </table:table-cell>
          <table:table-cell office:value-type="float" office:value="0.0351190476190476" calcext:value-type="float">
            <text:p>0.035119</text:p>
          </table:table-cell>
          <table:table-cell office:value-type="float" office:value="0.00795407932360198" calcext:value-type="float">
            <text:p>0.007954</text:p>
          </table:table-cell>
          <table:table-cell office:value-type="float" office:value="0.00935175458373083" calcext:value-type="float">
            <text:p>0.009352</text:p>
          </table:table-cell>
          <table:table-cell office:value-type="float" office:value="0.00902204761157137" calcext:value-type="float">
            <text:p>0.009022</text:p>
          </table:table-cell>
          <table:table-cell office:value-type="float" office:value="0.0373484753550543" calcext:value-type="float">
            <text:p>0.037348</text:p>
          </table:table-cell>
          <table:table-cell table:style-name="ce8" office:value-type="float" office:value="0.0317218045112781" calcext:value-type="float">
            <text:p>0.031722</text:p>
          </table:table-cell>
          <table:table-cell table:style-name="ce8" office:value-type="float" office:value="0.0368621553884711" calcext:value-type="float">
            <text:p>0.0368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503099666189795" calcext:value-type="float">
            <text:p>0.0503099666189795</text:p>
          </table:table-cell>
          <table:table-cell office:value-type="float" office:value="0.0414699792960662" calcext:value-type="float">
            <text:p>0.041470</text:p>
          </table:table-cell>
          <table:table-cell table:style-name="ce8" office:value-type="float" office:value="0.0372049689440993" calcext:value-type="float">
            <text:p>0.037205</text:p>
          </table:table-cell>
          <table:table-cell office:value-type="float" office:value="0.0414699792960662" calcext:value-type="float">
            <text:p>0.041470</text:p>
          </table:table-cell>
          <table:table-cell office:value-type="float" office:value="0.00494687157153609" calcext:value-type="float">
            <text:p>0.004947</text:p>
          </table:table-cell>
          <table:table-cell office:value-type="float" office:value="0.00562598565881869" calcext:value-type="float">
            <text:p>0.005626</text:p>
          </table:table-cell>
          <table:table-cell office:value-type="float" office:value="0.00449845193087832" calcext:value-type="float">
            <text:p>0.004498</text:p>
          </table:table-cell>
          <table:table-cell office:value-type="float" office:value="0.0425209109730848" calcext:value-type="float">
            <text:p>0.042521</text:p>
          </table:table-cell>
          <table:table-cell table:style-name="ce8" office:value-type="float" office:value="0.0400475500345065" calcext:value-type="float">
            <text:p>0.040048</text:p>
          </table:table-cell>
          <table:table-cell office:value-type="float" office:value="0.0430215320910973" calcext:value-type="float">
            <text:p>0.043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075982905982906" calcext:value-type="float">
            <text:p>0.075982905982906</text:p>
          </table:table-cell>
          <table:table-cell office:value-type="float" office:value="0.106578947368421" calcext:value-type="float">
            <text:p>0.106579</text:p>
          </table:table-cell>
          <table:table-cell table:style-name="ce8" office:value-type="float" office:value="0.086578947368421" calcext:value-type="float">
            <text:p>0.086579</text:p>
          </table:table-cell>
          <table:table-cell office:value-type="float" office:value="0.101578947368421" calcext:value-type="float">
            <text:p>0.101579</text:p>
          </table:table-cell>
          <table:table-cell office:value-type="float" office:value="0.0122695545841224" calcext:value-type="float">
            <text:p>0.012270</text:p>
          </table:table-cell>
          <table:table-cell office:value-type="float" office:value="0.0214998996523905" calcext:value-type="float">
            <text:p>0.021500</text:p>
          </table:table-cell>
          <table:table-cell office:value-type="float" office:value="0.0151102677046893" calcext:value-type="float">
            <text:p>0.015110</text:p>
          </table:table-cell>
          <table:table-cell office:value-type="float" office:value="0.108598245614035" calcext:value-type="float">
            <text:p>0.108598</text:p>
          </table:table-cell>
          <table:table-cell table:style-name="ce8" office:value-type="float" office:value="0.0959947368421052" calcext:value-type="float">
            <text:p>0.095995</text:p>
          </table:table-cell>
          <table:table-cell table:style-name="ce8" office:value-type="float" office:value="0.103910526315789" calcext:value-type="float">
            <text:p>0.103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102204846249876" calcext:value-type="float">
            <text:p>0.102204846249876</text:p>
          </table:table-cell>
          <table:table-cell office:value-type="float" office:value="0.0624386662877711" calcext:value-type="float">
            <text:p>0.062439</text:p>
          </table:table-cell>
          <table:table-cell table:style-name="ce8" office:value-type="float" office:value="0.0622177228379274" calcext:value-type="float">
            <text:p>0.062218</text:p>
          </table:table-cell>
          <table:table-cell office:value-type="float" office:value="0.0633061002178649" calcext:value-type="float">
            <text:p>0.063306</text:p>
          </table:table-cell>
          <table:table-cell office:value-type="float" office:value="0.0167018449979136" calcext:value-type="float">
            <text:p>0.016702</text:p>
          </table:table-cell>
          <table:table-cell office:value-type="float" office:value="0.0162537069962888" calcext:value-type="float">
            <text:p>0.016254</text:p>
          </table:table-cell>
          <table:table-cell office:value-type="float" office:value="0.0169082346770365" calcext:value-type="float">
            <text:p>0.016908</text:p>
          </table:table-cell>
          <table:table-cell office:value-type="float" office:value="0.0677714044393925" calcext:value-type="float">
            <text:p>0.067771</text:p>
          </table:table-cell>
          <table:table-cell table:style-name="ce8" office:value-type="float" office:value="0.0659596492058981" calcext:value-type="float">
            <text:p>0.065960</text:p>
          </table:table-cell>
          <table:table-cell office:value-type="float" office:value="0.0683760301221938" calcext:value-type="float">
            <text:p>0.068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112804685026907" calcext:value-type="float">
            <text:p>0.112804685026907</text:p>
          </table:table-cell>
          <table:table-cell office:value-type="float" office:value="0.0741269841269841" calcext:value-type="float">
            <text:p>0.074127</text:p>
          </table:table-cell>
          <table:table-cell table:style-name="ce8" office:value-type="float" office:value="0.0713492063492063" calcext:value-type="float">
            <text:p>0.071349</text:p>
          </table:table-cell>
          <table:table-cell office:value-type="float" office:value="0.0853968253968253" calcext:value-type="float">
            <text:p>0.085397</text:p>
          </table:table-cell>
          <table:table-cell office:value-type="float" office:value="0.012935815764891" calcext:value-type="float">
            <text:p>0.012936</text:p>
          </table:table-cell>
          <table:table-cell office:value-type="float" office:value="0.0155153347006367" calcext:value-type="float">
            <text:p>0.015515</text:p>
          </table:table-cell>
          <table:table-cell office:value-type="float" office:value="0.0124092011923089" calcext:value-type="float">
            <text:p>0.012409</text:p>
          </table:table-cell>
          <table:table-cell table:style-name="ce8" office:value-type="float" office:value="0.0754510582010581" calcext:value-type="float">
            <text:p>0.075451</text:p>
          </table:table-cell>
          <table:table-cell office:value-type="float" office:value="0.0759970899470899" calcext:value-type="float">
            <text:p>0.075997</text:p>
          </table:table-cell>
          <table:table-cell office:value-type="float" office:value="0.0853343915343915" calcext:value-type="float">
            <text:p>0.085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18140883296324" calcext:value-type="float">
            <text:p>0.118140883296324</text:p>
          </table:table-cell>
          <table:table-cell office:value-type="float" office:value="0.196062675429588" calcext:value-type="float">
            <text:p>0.196063</text:p>
          </table:table-cell>
          <table:table-cell table:style-name="ce8" office:value-type="float" office:value="0.194116519476963" calcext:value-type="float">
            <text:p>0.194117</text:p>
          </table:table-cell>
          <table:table-cell office:value-type="float" office:value="0.197078968987472" calcext:value-type="float">
            <text:p>0.197079</text:p>
          </table:table-cell>
          <table:table-cell office:value-type="float" office:value="0.00985030223664138" calcext:value-type="float">
            <text:p>0.009850</text:p>
          </table:table-cell>
          <table:table-cell office:value-type="float" office:value="0.00945371740605265" calcext:value-type="float">
            <text:p>0.009454</text:p>
          </table:table-cell>
          <table:table-cell office:value-type="float" office:value="0.0115883478236511" calcext:value-type="float">
            <text:p>0.011588</text:p>
          </table:table-cell>
          <table:table-cell table:style-name="ce8" office:value-type="float" office:value="0.197754781953858" calcext:value-type="float">
            <text:p>0.197755</text:p>
          </table:table-cell>
          <table:table-cell office:value-type="float" office:value="0.197842374660551" calcext:value-type="float">
            <text:p>0.197842</text:p>
          </table:table-cell>
          <table:table-cell office:value-type="float" office:value="0.199363880331348" calcext:value-type="float">
            <text:p>0.1993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157331821617536" calcext:value-type="float">
            <text:p>0.157331821617536</text:p>
          </table:table-cell>
          <table:table-cell table:number-columns-repeated="3" office:value-type="float" office:value="0.004" calcext:value-type="float">
            <text:p>0.004000</text:p>
          </table:table-cell>
          <table:table-cell table:number-columns-repeated="3" office:value-type="float" office:value="0" calcext:value-type="float">
            <text:p>0.000000</text:p>
          </table:table-cell>
          <table:table-cell table:number-columns-repeated="3" office:value-type="float" office:value="0.004" calcext:value-type="float">
            <text:p>0.00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70141843971631" calcext:value-type="float">
            <text:p>0.170141843971631</text:p>
          </table:table-cell>
          <table:table-cell table:style-name="ce8" office:value-type="float" office:value="0.127717391304348" calcext:value-type="float">
            <text:p>0.127717</text:p>
          </table:table-cell>
          <table:table-cell office:value-type="float" office:value="0.136413043478261" calcext:value-type="float">
            <text:p>0.136413</text:p>
          </table:table-cell>
          <table:table-cell office:value-type="float" office:value="0.144565217391304" calcext:value-type="float">
            <text:p>0.144565</text:p>
          </table:table-cell>
          <table:table-cell office:value-type="float" office:value="0.00686394135996304" calcext:value-type="float">
            <text:p>0.006864</text:p>
          </table:table-cell>
          <table:table-cell office:value-type="float" office:value="0.00897962211287057" calcext:value-type="float">
            <text:p>0.008980</text:p>
          </table:table-cell>
          <table:table-cell office:value-type="float" office:value="0.0117429152304942" calcext:value-type="float">
            <text:p>0.011743</text:p>
          </table:table-cell>
          <table:table-cell table:style-name="ce8" office:value-type="float" office:value="0.12623731884058" calcext:value-type="float">
            <text:p>0.126237</text:p>
          </table:table-cell>
          <table:table-cell office:value-type="float" office:value="0.138399154589372" calcext:value-type="float">
            <text:p>0.138399</text:p>
          </table:table-cell>
          <table:table-cell office:value-type="float" office:value="0.140132850241546" calcext:value-type="float">
            <text:p>0.140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173399359743898" calcext:value-type="float">
            <text:p>0.173399359743898</text:p>
          </table:table-cell>
          <table:table-cell table:style-name="ce8" office:value-type="float" office:value="0.119835992907801" calcext:value-type="float">
            <text:p>0.119836</text:p>
          </table:table-cell>
          <table:table-cell office:value-type="float" office:value="0.136524822695035" calcext:value-type="float">
            <text:p>0.136525</text:p>
          </table:table-cell>
          <table:table-cell office:value-type="float" office:value="0.140735815602837" calcext:value-type="float">
            <text:p>0.140736</text:p>
          </table:table-cell>
          <table:table-cell office:value-type="float" office:value="0.0466359050796984" calcext:value-type="float">
            <text:p>0.046636</text:p>
          </table:table-cell>
          <table:table-cell office:value-type="float" office:value="0.039706928755828" calcext:value-type="float">
            <text:p>0.039707</text:p>
          </table:table-cell>
          <table:table-cell office:value-type="float" office:value="0.0423421704375604" calcext:value-type="float">
            <text:p>0.042342</text:p>
          </table:table-cell>
          <table:table-cell table:style-name="ce8" office:value-type="float" office:value="0.138929225768321" calcext:value-type="float">
            <text:p>0.138929</text:p>
          </table:table-cell>
          <table:table-cell office:value-type="float" office:value="0.147578309692671" calcext:value-type="float">
            <text:p>0.147578</text:p>
          </table:table-cell>
          <table:table-cell office:value-type="float" office:value="0.156350620567376" calcext:value-type="float">
            <text:p>0.1563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75721153846154" calcext:value-type="float">
            <text:p>0.175721153846154</text:p>
          </table:table-cell>
          <table:table-cell office:value-type="float" office:value="0.148809523809524" calcext:value-type="float">
            <text:p>0.148810</text:p>
          </table:table-cell>
          <table:table-cell table:style-name="ce8" office:value-type="float" office:value="0.145" calcext:value-type="float">
            <text:p>0.145000</text:p>
          </table:table-cell>
          <table:table-cell table:style-name="ce8" office:value-type="float" office:value="0.144285714285714" calcext:value-type="float">
            <text:p>0.144286</text:p>
          </table:table-cell>
          <table:table-cell office:value-type="float" office:value="0.0246585545369821" calcext:value-type="float">
            <text:p>0.024659</text:p>
          </table:table-cell>
          <table:table-cell office:value-type="float" office:value="0.0293670831591512" calcext:value-type="float">
            <text:p>0.029367</text:p>
          </table:table-cell>
          <table:table-cell office:value-type="float" office:value="0.031490318318642" calcext:value-type="float">
            <text:p>0.031490</text:p>
          </table:table-cell>
          <table:table-cell table:style-name="ce8" office:value-type="float" office:value="0.151715079365079" calcext:value-type="float">
            <text:p>0.151715</text:p>
          </table:table-cell>
          <table:table-cell office:value-type="float" office:value="0.155592063492063" calcext:value-type="float">
            <text:p>0.155592</text:p>
          </table:table-cell>
          <table:table-cell office:value-type="float" office:value="0.15232619047619" calcext:value-type="float">
            <text:p>0.152326</text:p>
          </table:table-cell>
          <table:table-cell table:number-columns-repeated="1013"/>
        </table:table-row>
        <table:table-row table:style-name="ro1">
          <table:table-cell table:style-name="ce32" office:value-type="string" calcext:value-type="string">
            <text:p>glass1</text:p>
          </table:table-cell>
          <table:table-cell table:style-name="ce17" office:value-type="float" office:value="0.212227414330218" calcext:value-type="float">
            <text:p>0.212227414330218</text:p>
          </table:table-cell>
          <table:table-cell table:style-name="ce36" office:value-type="float" office:value="0.201082251082251" calcext:value-type="float">
            <text:p>0.201082</text:p>
          </table:table-cell>
          <table:table-cell table:style-name="ce37" office:value-type="float" office:value="0.196753246753247" calcext:value-type="float">
            <text:p>0.196753</text:p>
          </table:table-cell>
          <table:table-cell table:style-name="ce36" office:value-type="float" office:value="0.205627705627706" calcext:value-type="float">
            <text:p>0.205628</text:p>
          </table:table-cell>
          <table:table-cell table:style-name="ce36" office:value-type="float" office:value="0.0168570679887266" calcext:value-type="float">
            <text:p>0.016857</text:p>
          </table:table-cell>
          <table:table-cell table:style-name="ce36" office:value-type="float" office:value="0.0135386942655259" calcext:value-type="float">
            <text:p>0.013539</text:p>
          </table:table-cell>
          <table:table-cell table:style-name="ce36" office:value-type="float" office:value="0.0251238873293593" calcext:value-type="float">
            <text:p>0.025124</text:p>
          </table:table-cell>
          <table:table-cell table:style-name="ce36" office:value-type="float" office:value="0.204671717171717" calcext:value-type="float">
            <text:p>0.204672</text:p>
          </table:table-cell>
          <table:table-cell table:style-name="ce37" office:value-type="float" office:value="0.200890331890332" calcext:value-type="float">
            <text:p>0.200890</text:p>
          </table:table-cell>
          <table:table-cell table:style-name="ce40" office:value-type="float" office:value="0.21161544011544" calcext:value-type="float">
            <text:p>0.211615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glass0</text:p>
          </table:table-cell>
          <table:table-cell office:value-type="float" office:value="0.220404984423676" calcext:value-type="float">
            <text:p>0.220404984423676</text:p>
          </table:table-cell>
          <table:table-cell table:style-name="ce8" office:value-type="float" office:value="0.167748917748918" calcext:value-type="float">
            <text:p>0.167749</text:p>
          </table:table-cell>
          <table:table-cell office:value-type="float" office:value="0.171861471861472" calcext:value-type="float">
            <text:p>0.171861</text:p>
          </table:table-cell>
          <table:table-cell office:value-type="float" office:value="0.182034632034632" calcext:value-type="float">
            <text:p>0.182035</text:p>
          </table:table-cell>
          <table:table-cell office:value-type="float" office:value="0.0206479828572626" calcext:value-type="float">
            <text:p>0.020648</text:p>
          </table:table-cell>
          <table:table-cell office:value-type="float" office:value="0.0178344371765799" calcext:value-type="float">
            <text:p>0.017834</text:p>
          </table:table-cell>
          <table:table-cell office:value-type="float" office:value="0.0203996360388706" calcext:value-type="float">
            <text:p>0.020400</text:p>
          </table:table-cell>
          <table:table-cell table:style-name="ce8" office:value-type="float" office:value="0.171763347763348" calcext:value-type="float">
            <text:p>0.171763</text:p>
          </table:table-cell>
          <table:table-cell office:value-type="float" office:value="0.174344877344877" calcext:value-type="float">
            <text:p>0.174345</text:p>
          </table:table-cell>
          <table:table-cell table:style-name="ce41" office:value-type="float" office:value="0.186198412698413" calcext:value-type="float">
            <text:p>0.186198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vertebral_column</text:p>
          </table:table-cell>
          <table:table-cell office:value-type="float" office:value="0.225268817204301" calcext:value-type="float">
            <text:p>0.225268817204301</text:p>
          </table:table-cell>
          <table:table-cell table:style-name="ce8" office:value-type="float" office:value="0.164516129032258" calcext:value-type="float">
            <text:p>0.164516</text:p>
          </table:table-cell>
          <table:table-cell office:value-type="float" office:value="0.180645161290322" calcext:value-type="float">
            <text:p>0.180645</text:p>
          </table:table-cell>
          <table:table-cell table:style-name="ce8" office:value-type="float" office:value="0.161290322580645" calcext:value-type="float">
            <text:p>0.161290</text:p>
          </table:table-cell>
          <table:table-cell office:value-type="float" office:value="0.0139531944733749" calcext:value-type="float">
            <text:p>0.013953</text:p>
          </table:table-cell>
          <table:table-cell office:value-type="float" office:value="0.0127258094484599" calcext:value-type="float">
            <text:p>0.012726</text:p>
          </table:table-cell>
          <table:table-cell office:value-type="float" office:value="0.0139291629188842" calcext:value-type="float">
            <text:p>0.013929</text:p>
          </table:table-cell>
          <table:table-cell table:style-name="ce8" office:value-type="float" office:value="0.166290322580645" calcext:value-type="float">
            <text:p>0.166290</text:p>
          </table:table-cell>
          <table:table-cell office:value-type="float" office:value="0.180494623655914" calcext:value-type="float">
            <text:p>0.180495</text:p>
          </table:table-cell>
          <table:table-cell table:style-name="ce41" office:value-type="float" office:value="0.163989247311828" calcext:value-type="float">
            <text:p>0.163989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sylvine</text:p>
          </table:table-cell>
          <table:table-cell office:value-type="float" office:value="0.246347205466058" calcext:value-type="float">
            <text:p>0.246347205466058</text:p>
          </table:table-cell>
          <table:table-cell table:style-name="ce8" office:value-type="float" office:value="0.0798215155945419" calcext:value-type="float">
            <text:p>0.079822</text:p>
          </table:table-cell>
          <table:table-cell office:value-type="float" office:value="0.0806020041423001" calcext:value-type="float">
            <text:p>0.080602</text:p>
          </table:table-cell>
          <table:table-cell office:value-type="float" office:value="0.0807969359161793" calcext:value-type="float">
            <text:p>0.080797</text:p>
          </table:table-cell>
          <table:table-cell office:value-type="float" office:value="0.00265989801315623" calcext:value-type="float">
            <text:p>0.002660</text:p>
          </table:table-cell>
          <table:table-cell office:value-type="float" office:value="0.00287417395807936" calcext:value-type="float">
            <text:p>0.002874</text:p>
          </table:table-cell>
          <table:table-cell office:value-type="float" office:value="0.00216842206761374" calcext:value-type="float">
            <text:p>0.002168</text:p>
          </table:table-cell>
          <table:table-cell table:style-name="ce8" office:value-type="float" office:value="0.0807822310043047" calcext:value-type="float">
            <text:p>0.080782</text:p>
          </table:table-cell>
          <table:table-cell office:value-type="float" office:value="0.0813745951612248" calcext:value-type="float">
            <text:p>0.081375</text:p>
          </table:table-cell>
          <table:table-cell table:style-name="ce41" office:value-type="float" office:value="0.0817025843689083" calcext:value-type="float">
            <text:p>0.081703</text:p>
          </table:table-cell>
          <table:table-cell table:number-columns-repeated="1013"/>
        </table:table-row>
        <table:table-row table:style-name="ro1">
          <table:table-cell table:style-name="ce32" office:value-type="string" calcext:value-type="string">
            <text:p>mammographic</text:p>
          </table:table-cell>
          <table:table-cell table:style-name="ce17" office:value-type="float" office:value="0.257511474469306" calcext:value-type="float">
            <text:p>0.257511474469306</text:p>
          </table:table-cell>
          <table:table-cell table:style-name="ce37" office:value-type="float" office:value="0.163855421686747" calcext:value-type="float">
            <text:p>0.163855</text:p>
          </table:table-cell>
          <table:table-cell table:style-name="ce36" office:value-type="float" office:value="0.171084337349398" calcext:value-type="float">
            <text:p>0.171084</text:p>
          </table:table-cell>
          <table:table-cell table:style-name="ce37" office:value-type="float" office:value="0.16144578313253" calcext:value-type="float">
            <text:p>0.161446</text:p>
          </table:table-cell>
          <table:table-cell table:style-name="ce36" office:value-type="float" office:value="0.00238016385164672" calcext:value-type="float">
            <text:p>0.002380</text:p>
          </table:table-cell>
          <table:table-cell table:style-name="ce36" office:value-type="float" office:value="0.00158733501966705" calcext:value-type="float">
            <text:p>0.001587</text:p>
          </table:table-cell>
          <table:table-cell table:style-name="ce36" office:value-type="float" office:value="0.00325228068709092" calcext:value-type="float">
            <text:p>0.003252</text:p>
          </table:table-cell>
          <table:table-cell table:style-name="ce37" office:value-type="float" office:value="0.163927710843373" calcext:value-type="float">
            <text:p>0.163928</text:p>
          </table:table-cell>
          <table:table-cell table:style-name="ce36" office:value-type="float" office:value="0.171489959839357" calcext:value-type="float">
            <text:p>0.171490</text:p>
          </table:table-cell>
          <table:table-cell table:style-name="ce42" office:value-type="float" office:value="0.162084337349398" calcext:value-type="float">
            <text:p>0.162084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bands</text:p>
          </table:table-cell>
          <table:table-cell office:value-type="float" office:value="0.276679712981083" calcext:value-type="float">
            <text:p>0.276679712981083</text:p>
          </table:table-cell>
          <table:table-cell office:value-type="float" office:value="0.312162162162162" calcext:value-type="float">
            <text:p>0.312162</text:p>
          </table:table-cell>
          <table:table-cell table:style-name="ce8" office:value-type="float" office:value="0.287762762762763" calcext:value-type="float">
            <text:p>0.287763</text:p>
          </table:table-cell>
          <table:table-cell table:style-name="ce8" office:value-type="float" office:value="0.30960960960961" calcext:value-type="float">
            <text:p>0.309610</text:p>
          </table:table-cell>
          <table:table-cell office:value-type="float" office:value="0.0187202336268836" calcext:value-type="float">
            <text:p>0.018720</text:p>
          </table:table-cell>
          <table:table-cell office:value-type="float" office:value="0.0204171702994301" calcext:value-type="float">
            <text:p>0.020417</text:p>
          </table:table-cell>
          <table:table-cell office:value-type="float" office:value="0.0245720780443106" calcext:value-type="float">
            <text:p>0.024572</text:p>
          </table:table-cell>
          <table:table-cell office:value-type="float" office:value="0.310372622622623" calcext:value-type="float">
            <text:p>0.310373</text:p>
          </table:table-cell>
          <table:table-cell table:style-name="ce8" office:value-type="float" office:value="0.29031981981982" calcext:value-type="float">
            <text:p>0.290320</text:p>
          </table:table-cell>
          <table:table-cell table:style-name="ce41" office:value-type="float" office:value="0.313987987987988" calcext:value-type="float">
            <text:p>0.313988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titanic</text:p>
          </table:table-cell>
          <table:table-cell office:value-type="float" office:value="0.277327294554185" calcext:value-type="float">
            <text:p>0.277327294554185</text:p>
          </table:table-cell>
          <table:table-cell office:value-type="float" office:value="0.216200822078685" calcext:value-type="float">
            <text:p>0.216201</text:p>
          </table:table-cell>
          <table:table-cell table:style-name="ce8" office:value-type="float" office:value="0.209324721080446" calcext:value-type="float">
            <text:p>0.209325</text:p>
          </table:table-cell>
          <table:table-cell office:value-type="float" office:value="0.230733998825602" calcext:value-type="float">
            <text:p>0.230734</text:p>
          </table:table-cell>
          <table:table-cell office:value-type="float" office:value="0.00254799818393381" calcext:value-type="float">
            <text:p>0.002548</text:p>
          </table:table-cell>
          <table:table-cell office:value-type="float" office:value="0.00314964155219469" calcext:value-type="float">
            <text:p>0.003150</text:p>
          </table:table-cell>
          <table:table-cell office:value-type="float" office:value="0.00227856679394016" calcext:value-type="float">
            <text:p>0.002279</text:p>
          </table:table-cell>
          <table:table-cell office:value-type="float" office:value="0.21645834801331" calcext:value-type="float">
            <text:p>0.216458</text:p>
          </table:table-cell>
          <table:table-cell table:style-name="ce8" office:value-type="float" office:value="0.209387218633784" calcext:value-type="float">
            <text:p>0.209387</text:p>
          </table:table-cell>
          <table:table-cell table:style-name="ce41" office:value-type="float" office:value="0.230651458211" calcext:value-type="float">
            <text:p>0.230651</text:p>
          </table:table-cell>
          <table:table-cell table:number-columns-repeated="1013"/>
        </table:table-row>
        <table:table-row table:style-name="ro1">
          <table:table-cell table:style-name="ce32" office:value-type="string" calcext:value-type="string">
            <text:p>yeast1</text:p>
          </table:table-cell>
          <table:table-cell table:style-name="ce17" office:value-type="float" office:value="0.301591580028238" calcext:value-type="float">
            <text:p>0.301591580028238</text:p>
          </table:table-cell>
          <table:table-cell table:style-name="ce36" office:value-type="float" office:value="0.23716669689824" calcext:value-type="float">
            <text:p>0.237167</text:p>
          </table:table-cell>
          <table:table-cell table:style-name="ce37" office:value-type="float" office:value="0.225022673680392" calcext:value-type="float">
            <text:p>0.225023</text:p>
          </table:table-cell>
          <table:table-cell table:style-name="ce37" office:value-type="float" office:value="0.229099401414838" calcext:value-type="float">
            <text:p>0.229099</text:p>
          </table:table-cell>
          <table:table-cell table:style-name="ce36" office:value-type="float" office:value="0.00678403346621227" calcext:value-type="float">
            <text:p>0.006784</text:p>
          </table:table-cell>
          <table:table-cell table:style-name="ce36" office:value-type="float" office:value="0.00697227834731086" calcext:value-type="float">
            <text:p>0.006972</text:p>
          </table:table-cell>
          <table:table-cell table:style-name="ce36" office:value-type="float" office:value="0.0101985462637142" calcext:value-type="float">
            <text:p>0.010199</text:p>
          </table:table-cell>
          <table:table-cell table:style-name="ce36" office:value-type="float" office:value="0.237341934216095" calcext:value-type="float">
            <text:p>0.237342</text:p>
          </table:table-cell>
          <table:table-cell table:style-name="ce37" office:value-type="float" office:value="0.225876564483947" calcext:value-type="float">
            <text:p>0.225877</text:p>
          </table:table-cell>
          <table:table-cell table:style-name="ce42" office:value-type="float" office:value="0.231961711711712" calcext:value-type="float">
            <text:p>0.231962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pima</text:p>
          </table:table-cell>
          <table:table-cell office:value-type="float" office:value="0.304210069444444" calcext:value-type="float">
            <text:p>0.304210069444444</text:p>
          </table:table-cell>
          <table:table-cell table:style-name="ce8" office:value-type="float" office:value="0.236380724538619" calcext:value-type="float">
            <text:p>0.236381</text:p>
          </table:table-cell>
          <table:table-cell office:value-type="float" office:value="0.247334244702666" calcext:value-type="float">
            <text:p>0.247334</text:p>
          </table:table-cell>
          <table:table-cell office:value-type="float" office:value="0.247402597402597" calcext:value-type="float">
            <text:p>0.247403</text:p>
          </table:table-cell>
          <table:table-cell office:value-type="float" office:value="0.00830800443420891" calcext:value-type="float">
            <text:p>0.008308</text:p>
          </table:table-cell>
          <table:table-cell office:value-type="float" office:value="0.00389529846505198" calcext:value-type="float">
            <text:p>0.003895</text:p>
          </table:table-cell>
          <table:table-cell office:value-type="float" office:value="0.00618758789341883" calcext:value-type="float">
            <text:p>0.006188</text:p>
          </table:table-cell>
          <table:table-cell table:style-name="ce8" office:value-type="float" office:value="0.239314023695603" calcext:value-type="float">
            <text:p>0.239314</text:p>
          </table:table-cell>
          <table:table-cell office:value-type="float" office:value="0.246972829801777" calcext:value-type="float">
            <text:p>0.246973</text:p>
          </table:table-cell>
          <table:table-cell table:style-name="ce41" office:value-type="float" office:value="0.246158065618592" calcext:value-type="float">
            <text:p>0.246158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diabetes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240909090909091" calcext:value-type="float">
            <text:p>0.240909</text:p>
          </table:table-cell>
          <table:table-cell table:style-name="ce8" office:value-type="float" office:value="0.237012987012987" calcext:value-type="float">
            <text:p>0.237013</text:p>
          </table:table-cell>
          <table:table-cell office:value-type="float" office:value="0.255203349282297" calcext:value-type="float">
            <text:p>0.255203</text:p>
          </table:table-cell>
          <table:table-cell office:value-type="float" office:value="0.00712229834703216" calcext:value-type="float">
            <text:p>0.007122</text:p>
          </table:table-cell>
          <table:table-cell office:value-type="float" office:value="0.0054157852587503" calcext:value-type="float">
            <text:p>0.005416</text:p>
          </table:table-cell>
          <table:table-cell office:value-type="float" office:value="0.00612972504930983" calcext:value-type="float">
            <text:p>0.006130</text:p>
          </table:table-cell>
          <table:table-cell office:value-type="float" office:value="0.242108965595808" calcext:value-type="float">
            <text:p>0.242109</text:p>
          </table:table-cell>
          <table:table-cell table:style-name="ce8" office:value-type="float" office:value="0.237002506265664" calcext:value-type="float">
            <text:p>0.237003</text:p>
          </table:table-cell>
          <table:table-cell table:style-name="ce41" office:value-type="float" office:value="0.255592105263158" calcext:value-type="float">
            <text:p>0.255592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credit-g</text:p>
          </table:table-cell>
          <table:table-cell office:value-type="float" office:value="0.304678571428571" calcext:value-type="float">
            <text:p>0.304678571428571</text:p>
          </table:table-cell>
          <table:table-cell office:value-type="float" office:value="0.246" calcext:value-type="float">
            <text:p>0.246000</text:p>
          </table:table-cell>
          <table:table-cell table:style-name="ce8" office:value-type="float" office:value="0.241" calcext:value-type="float">
            <text:p>0.241000</text:p>
          </table:table-cell>
          <table:table-cell office:value-type="float" office:value="0.266" calcext:value-type="float">
            <text:p>0.266000</text:p>
          </table:table-cell>
          <table:table-cell office:value-type="float" office:value="0.0108091433899718" calcext:value-type="float">
            <text:p>0.010809</text:p>
          </table:table-cell>
          <table:table-cell office:value-type="float" office:value="0.00842177990757268" calcext:value-type="float">
            <text:p>0.008422</text:p>
          </table:table-cell>
          <table:table-cell office:value-type="float" office:value="0.0122496531473201" calcext:value-type="float">
            <text:p>0.012250</text:p>
          </table:table-cell>
          <table:table-cell office:value-type="float" office:value="0.247876666666667" calcext:value-type="float">
            <text:p>0.247877</text:p>
          </table:table-cell>
          <table:table-cell table:style-name="ce8" office:value-type="float" office:value="0.242506666666667" calcext:value-type="float">
            <text:p>0.242507</text:p>
          </table:table-cell>
          <table:table-cell table:style-name="ce41" office:value-type="float" office:value="0.270113333333333" calcext:value-type="float">
            <text:p>0.270113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spectfheart</text:p>
          </table:table-cell>
          <table:table-cell office:value-type="float" office:value="0.307240948813982" calcext:value-type="float">
            <text:p>0.307240948813982</text:p>
          </table:table-cell>
          <table:table-cell table:style-name="ce8" office:value-type="float" office:value="0.205413105413105" calcext:value-type="float">
            <text:p>0.205413</text:p>
          </table:table-cell>
          <table:table-cell office:value-type="float" office:value="0.216809116809117" calcext:value-type="float">
            <text:p>0.216809</text:p>
          </table:table-cell>
          <table:table-cell office:value-type="float" office:value="0.216951566951567" calcext:value-type="float">
            <text:p>0.216952</text:p>
          </table:table-cell>
          <table:table-cell office:value-type="float" office:value="0.00766867809051302" calcext:value-type="float">
            <text:p>0.007669</text:p>
          </table:table-cell>
          <table:table-cell office:value-type="float" office:value="0.00622882917207065" calcext:value-type="float">
            <text:p>0.006229</text:p>
          </table:table-cell>
          <table:table-cell office:value-type="float" office:value="0.010380158968883" calcext:value-type="float">
            <text:p>0.010380</text:p>
          </table:table-cell>
          <table:table-cell table:style-name="ce8" office:value-type="float" office:value="0.205720322886989" calcext:value-type="float">
            <text:p>0.205720</text:p>
          </table:table-cell>
          <table:table-cell office:value-type="float" office:value="0.216811490978158" calcext:value-type="float">
            <text:p>0.216811</text:p>
          </table:table-cell>
          <table:table-cell table:style-name="ce41" office:value-type="float" office:value="0.217296296296296" calcext:value-type="float">
            <text:p>0.217296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arrhythmia_cfs</text:p>
          </table:table-cell>
          <table:table-cell office:value-type="float" office:value="0.316757971625228" calcext:value-type="float">
            <text:p>0.316757971625228</text:p>
          </table:table-cell>
          <table:table-cell table:style-name="ce8" office:value-type="float" office:value="0.167874396135266" calcext:value-type="float">
            <text:p>0.167874</text:p>
          </table:table-cell>
          <table:table-cell office:value-type="float" office:value="0.18792270531401" calcext:value-type="float">
            <text:p>0.187923</text:p>
          </table:table-cell>
          <table:table-cell table:style-name="ce8" office:value-type="float" office:value="0.167850241545894" calcext:value-type="float">
            <text:p>0.167850</text:p>
          </table:table-cell>
          <table:table-cell office:value-type="float" office:value="0.0262034921776098" calcext:value-type="float">
            <text:p>0.026203</text:p>
          </table:table-cell>
          <table:table-cell office:value-type="float" office:value="0.0300115948237329" calcext:value-type="float">
            <text:p>0.030012</text:p>
          </table:table-cell>
          <table:table-cell office:value-type="float" office:value="0.0341109027028098" calcext:value-type="float">
            <text:p>0.034111</text:p>
          </table:table-cell>
          <table:table-cell table:style-name="ce8" office:value-type="float" office:value="0.175926247987117" calcext:value-type="float">
            <text:p>0.175926</text:p>
          </table:table-cell>
          <table:table-cell office:value-type="float" office:value="0.201469404186795" calcext:value-type="float">
            <text:p>0.201469</text:p>
          </table:table-cell>
          <table:table-cell table:style-name="ce41" office:value-type="float" office:value="0.177555716586151" calcext:value-type="float">
            <text:p>0.177556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ring</text:p>
          </table:table-cell>
          <table:table-cell office:value-type="float" office:value="0.320962442705864" calcext:value-type="float">
            <text:p>0.320962442705864</text:p>
          </table:table-cell>
          <table:table-cell table:style-name="ce8" office:value-type="float" office:value="0.0518918918918918" calcext:value-type="float">
            <text:p>0.051892</text:p>
          </table:table-cell>
          <table:table-cell office:value-type="float" office:value="0.0682432432432432" calcext:value-type="float">
            <text:p>0.068243</text:p>
          </table:table-cell>
          <table:table-cell table:style-name="ce8" office:value-type="float" office:value="0.0493243243243243" calcext:value-type="float">
            <text:p>0.049324</text:p>
          </table:table-cell>
          <table:table-cell office:value-type="float" office:value="0.0546702788222542" calcext:value-type="float">
            <text:p>0.054670</text:p>
          </table:table-cell>
          <table:table-cell office:value-type="float" office:value="0.0591912059767094" calcext:value-type="float">
            <text:p>0.059191</text:p>
          </table:table-cell>
          <table:table-cell office:value-type="float" office:value="0.0678918589246932" calcext:value-type="float">
            <text:p>0.067892</text:p>
          </table:table-cell>
          <table:table-cell table:style-name="ce8" office:value-type="float" office:value="0.0714914414414414" calcext:value-type="float">
            <text:p>0.071491</text:p>
          </table:table-cell>
          <table:table-cell office:value-type="float" office:value="0.0874891891891891" calcext:value-type="float">
            <text:p>0.087489</text:p>
          </table:table-cell>
          <table:table-cell table:style-name="ce43" office:value-type="float" office:value="0.0711954954954954" calcext:value-type="float">
            <text:p>0.071195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liver-disorders</text:p>
          </table:table-cell>
          <table:table-cell office:value-type="float" office:value="0.335057471264368" calcext:value-type="float">
            <text:p>0.335057471264368</text:p>
          </table:table-cell>
          <table:table-cell table:style-name="ce8" office:value-type="float" office:value="0.28047619047619" calcext:value-type="float">
            <text:p>0.280476</text:p>
          </table:table-cell>
          <table:table-cell office:value-type="float" office:value="0.295238095238095" calcext:value-type="float">
            <text:p>0.295238</text:p>
          </table:table-cell>
          <table:table-cell office:value-type="float" office:value="0.315238095238095" calcext:value-type="float">
            <text:p>0.315238</text:p>
          </table:table-cell>
          <table:table-cell office:value-type="float" office:value="0.0105775273943628" calcext:value-type="float">
            <text:p>0.010578</text:p>
          </table:table-cell>
          <table:table-cell office:value-type="float" office:value="0.0131221954407714" calcext:value-type="float">
            <text:p>0.013122</text:p>
          </table:table-cell>
          <table:table-cell office:value-type="float" office:value="0.0242016011607154" calcext:value-type="float">
            <text:p>0.024202</text:p>
          </table:table-cell>
          <table:table-cell table:style-name="ce8" office:value-type="float" office:value="0.279169841269841" calcext:value-type="float">
            <text:p>0.279170</text:p>
          </table:table-cell>
          <table:table-cell office:value-type="float" office:value="0.294920634920635" calcext:value-type="float">
            <text:p>0.294921</text:p>
          </table:table-cell>
          <table:table-cell table:style-name="ce41" office:value-type="float" office:value="0.30821746031746" calcext:value-type="float">
            <text:p>0.308217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WineQualityRed_5vs6</text:p>
          </table:table-cell>
          <table:table-cell office:value-type="float" office:value="0.349711180909058" calcext:value-type="float">
            <text:p>0.349711180909058</text:p>
          </table:table-cell>
          <table:table-cell office:value-type="float" office:value="0.288144806847097" calcext:value-type="float">
            <text:p>0.288145</text:p>
          </table:table-cell>
          <table:table-cell table:style-name="ce8" office:value-type="float" office:value="0.28734096692112" calcext:value-type="float">
            <text:p>0.287341</text:p>
          </table:table-cell>
          <table:table-cell office:value-type="float" office:value="0.304071246819338" calcext:value-type="float">
            <text:p>0.304071</text:p>
          </table:table-cell>
          <table:table-cell office:value-type="float" office:value="0.0103996040059864" calcext:value-type="float">
            <text:p>0.010400</text:p>
          </table:table-cell>
          <table:table-cell office:value-type="float" office:value="0.0079162831640148" calcext:value-type="float">
            <text:p>0.007916</text:p>
          </table:table-cell>
          <table:table-cell office:value-type="float" office:value="0.00988482981824361" calcext:value-type="float">
            <text:p>0.009885</text:p>
          </table:table-cell>
          <table:table-cell office:value-type="float" office:value="0.291634879327627" calcext:value-type="float">
            <text:p>0.291635</text:p>
          </table:table-cell>
          <table:table-cell table:style-name="ce8" office:value-type="float" office:value="0.290019161076413" calcext:value-type="float">
            <text:p>0.290019</text:p>
          </table:table-cell>
          <table:table-cell table:style-name="ce41" office:value-type="float" office:value="0.304130927596576" calcext:value-type="float">
            <text:p>0.304131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contraceptive_NL</text:p>
          </table:table-cell>
          <table:table-cell office:value-type="float" office:value="0.350121275121275" calcext:value-type="float">
            <text:p>0.350121275121275</text:p>
          </table:table-cell>
          <table:table-cell office:value-type="float" office:value="0.262006013745704" calcext:value-type="float">
            <text:p>0.262006</text:p>
          </table:table-cell>
          <table:table-cell table:style-name="ce8" office:value-type="float" office:value="0.257839347079038" calcext:value-type="float">
            <text:p>0.257839</text:p>
          </table:table-cell>
          <table:table-cell table:style-name="ce8" office:value-type="float" office:value="0.259944158075601" calcext:value-type="float">
            <text:p>0.259944</text:p>
          </table:table-cell>
          <table:table-cell office:value-type="float" office:value="0.00583181794656667" calcext:value-type="float">
            <text:p>0.005832</text:p>
          </table:table-cell>
          <table:table-cell office:value-type="float" office:value="0.0049662248273675" calcext:value-type="float">
            <text:p>0.004966</text:p>
          </table:table-cell>
          <table:table-cell office:value-type="float" office:value="0.0171336239473971" calcext:value-type="float">
            <text:p>0.017134</text:p>
          </table:table-cell>
          <table:table-cell office:value-type="float" office:value="0.261640141752577" calcext:value-type="float">
            <text:p>0.261640</text:p>
          </table:table-cell>
          <table:table-cell table:style-name="ce8" office:value-type="float" office:value="0.258020224799542" calcext:value-type="float">
            <text:p>0.258020</text:p>
          </table:table-cell>
          <table:table-cell table:style-name="ce41" office:value-type="float" office:value="0.264133805841924" calcext:value-type="float">
            <text:p>0.264134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saheart</text:p>
          </table:table-cell>
          <table:table-cell office:value-type="float" office:value="0.366774891774892" calcext:value-type="float">
            <text:p>0.366774891774892</text:p>
          </table:table-cell>
          <table:table-cell table:style-name="ce8" office:value-type="float" office:value="0.302913968547641" calcext:value-type="float">
            <text:p>0.302914</text:p>
          </table:table-cell>
          <table:table-cell office:value-type="float" office:value="0.303006475485661" calcext:value-type="float">
            <text:p>0.303006</text:p>
          </table:table-cell>
          <table:table-cell office:value-type="float" office:value="0.333117483811286" calcext:value-type="float">
            <text:p>0.333117</text:p>
          </table:table-cell>
          <table:table-cell office:value-type="float" office:value="0.0099268524120693" calcext:value-type="float">
            <text:p>0.009927</text:p>
          </table:table-cell>
          <table:table-cell office:value-type="float" office:value="0.00711156126594345" calcext:value-type="float">
            <text:p>0.007112</text:p>
          </table:table-cell>
          <table:table-cell office:value-type="float" office:value="0.0113848593610475" calcext:value-type="float">
            <text:p>0.011385</text:p>
          </table:table-cell>
          <table:table-cell table:style-name="ce8" office:value-type="float" office:value="0.301336262719704" calcext:value-type="float">
            <text:p>0.301336</text:p>
          </table:table-cell>
          <table:table-cell office:value-type="float" office:value="0.303069534381745" calcext:value-type="float">
            <text:p>0.303070</text:p>
          </table:table-cell>
          <table:table-cell table:style-name="ce41" office:value-type="float" office:value="0.330216312056738" calcext:value-type="float">
            <text:p>0.330216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ilpd</text:p>
          </table:table-cell>
          <table:table-cell office:value-type="float" office:value="0.367328727691422" calcext:value-type="float">
            <text:p>0.367328727691422</text:p>
          </table:table-cell>
          <table:table-cell office:value-type="float" office:value="0.304053236539625" calcext:value-type="float">
            <text:p>0.304053</text:p>
          </table:table-cell>
          <table:table-cell table:style-name="ce8" office:value-type="float" office:value="0.290260133091349" calcext:value-type="float">
            <text:p>0.290260</text:p>
          </table:table-cell>
          <table:table-cell office:value-type="float" office:value="0.30562613430127" calcext:value-type="float">
            <text:p>0.305626</text:p>
          </table:table-cell>
          <table:table-cell office:value-type="float" office:value="0.00839351480008668" calcext:value-type="float">
            <text:p>0.008394</text:p>
          </table:table-cell>
          <table:table-cell office:value-type="float" office:value="0.00558995819750523" calcext:value-type="float">
            <text:p>0.005590</text:p>
          </table:table-cell>
          <table:table-cell office:value-type="float" office:value="0.00781465256010535" calcext:value-type="float">
            <text:p>0.007815</text:p>
          </table:table-cell>
          <table:table-cell office:value-type="float" office:value="0.304087820125025" calcext:value-type="float">
            <text:p>0.304088</text:p>
          </table:table-cell>
          <table:table-cell table:style-name="ce8" office:value-type="float" office:value="0.290910364992942" calcext:value-type="float">
            <text:p>0.290910</text:p>
          </table:table-cell>
          <table:table-cell table:style-name="ce41" office:value-type="float" office:value="0.306444646098004" calcext:value-type="float">
            <text:p>0.306445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hill_valley_without_noise_traintest</text:p>
          </table:table-cell>
          <table:table-cell office:value-type="float" office:value="0.369536775106082" calcext:value-type="float">
            <text:p>0.369536775106082</text:p>
          </table:table-cell>
          <table:table-cell office:value-type="float" office:value="0.473641782956239" calcext:value-type="float">
            <text:p>0.473642</text:p>
          </table:table-cell>
          <table:table-cell table:style-name="ce8" office:value-type="float" office:value="0.469475680802059" calcext:value-type="float">
            <text:p>0.469476</text:p>
          </table:table-cell>
          <table:table-cell office:value-type="float" office:value="0.500880639479745" calcext:value-type="float">
            <text:p>0.500881</text:p>
          </table:table-cell>
          <table:table-cell office:value-type="float" office:value="0.00838188547325509" calcext:value-type="float">
            <text:p>0.008382</text:p>
          </table:table-cell>
          <table:table-cell office:value-type="float" office:value="0.00775264157929714" calcext:value-type="float">
            <text:p>0.007753</text:p>
          </table:table-cell>
          <table:table-cell office:value-type="float" office:value="0.00537806458977386" calcext:value-type="float">
            <text:p>0.005378</text:p>
          </table:table-cell>
          <table:table-cell office:value-type="float" office:value="0.47503129657228" calcext:value-type="float">
            <text:p>0.475031</text:p>
          </table:table-cell>
          <table:table-cell table:style-name="ce8" office:value-type="float" office:value="0.470879239488778" calcext:value-type="float">
            <text:p>0.470879</text:p>
          </table:table-cell>
          <table:table-cell table:style-name="ce41" office:value-type="float" office:value="0.499833288172334" calcext:value-type="float">
            <text:p>0.499833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diabetic_retinopathy</text:p>
          </table:table-cell>
          <table:table-cell office:value-type="float" office:value="0.380357660005792" calcext:value-type="float">
            <text:p>0.380357660005792</text:p>
          </table:table-cell>
          <table:table-cell office:value-type="float" office:value="0.326731634182909" calcext:value-type="float">
            <text:p>0.326732</text:p>
          </table:table-cell>
          <table:table-cell table:style-name="ce8" office:value-type="float" office:value="0.312814842578711" calcext:value-type="float">
            <text:p>0.312815</text:p>
          </table:table-cell>
          <table:table-cell office:value-type="float" office:value="0.361420539730135" calcext:value-type="float">
            <text:p>0.361421</text:p>
          </table:table-cell>
          <table:table-cell office:value-type="float" office:value="0.0168976198614242" calcext:value-type="float">
            <text:p>0.016898</text:p>
          </table:table-cell>
          <table:table-cell office:value-type="float" office:value="0.0161118140816256" calcext:value-type="float">
            <text:p>0.016112</text:p>
          </table:table-cell>
          <table:table-cell office:value-type="float" office:value="0.0199982898435404" calcext:value-type="float">
            <text:p>0.019998</text:p>
          </table:table-cell>
          <table:table-cell office:value-type="float" office:value="0.330662018990505" calcext:value-type="float">
            <text:p>0.330662</text:p>
          </table:table-cell>
          <table:table-cell table:style-name="ce8" office:value-type="float" office:value="0.31616151924038" calcext:value-type="float">
            <text:p>0.316162</text:p>
          </table:table-cell>
          <table:table-cell table:style-name="ce41" office:value-type="float" office:value="0.367209695152424" calcext:value-type="float">
            <text:p>0.367210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bupa</text:p>
          </table:table-cell>
          <table:table-cell office:value-type="float" office:value="0.401690821256039" calcext:value-type="float">
            <text:p>0.401690821256039</text:p>
          </table:table-cell>
          <table:table-cell table:style-name="ce8" office:value-type="float" office:value="0.266764705882353" calcext:value-type="float">
            <text:p>0.266765</text:p>
          </table:table-cell>
          <table:table-cell office:value-type="float" office:value="0.272352941176471" calcext:value-type="float">
            <text:p>0.272353</text:p>
          </table:table-cell>
          <table:table-cell office:value-type="float" office:value="0.295504201680672" calcext:value-type="float">
            <text:p>0.295504</text:p>
          </table:table-cell>
          <table:table-cell office:value-type="float" office:value="0.0198828082980955" calcext:value-type="float">
            <text:p>0.019883</text:p>
          </table:table-cell>
          <table:table-cell office:value-type="float" office:value="0.0185621087293631" calcext:value-type="float">
            <text:p>0.018562</text:p>
          </table:table-cell>
          <table:table-cell office:value-type="float" office:value="0.0190498224101737" calcext:value-type="float">
            <text:p>0.019050</text:p>
          </table:table-cell>
          <table:table-cell table:style-name="ce8" office:value-type="float" office:value="0.271157142857143" calcext:value-type="float">
            <text:p>0.271157</text:p>
          </table:table-cell>
          <table:table-cell office:value-type="float" office:value="0.274942296918767" calcext:value-type="float">
            <text:p>0.274942</text:p>
          </table:table-cell>
          <table:table-cell table:style-name="ce41" office:value-type="float" office:value="0.297655742296919" calcext:value-type="float">
            <text:p>0.297656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contraceptive_LS</text:p>
          </table:table-cell>
          <table:table-cell office:value-type="float" office:value="0.407898894154818" calcext:value-type="float">
            <text:p>0.407898894154818</text:p>
          </table:table-cell>
          <table:table-cell office:value-type="float" office:value="0.358991596638655" calcext:value-type="float">
            <text:p>0.358992</text:p>
          </table:table-cell>
          <table:table-cell table:style-name="ce8" office:value-type="float" office:value="0.348347338935574" calcext:value-type="float">
            <text:p>0.348347</text:p>
          </table:table-cell>
          <table:table-cell office:value-type="float" office:value="0.36733893557423" calcext:value-type="float">
            <text:p>0.367339</text:p>
          </table:table-cell>
          <table:table-cell office:value-type="float" office:value="0.00551939444879742" calcext:value-type="float">
            <text:p>0.005519</text:p>
          </table:table-cell>
          <table:table-cell office:value-type="float" office:value="0.00540132729763455" calcext:value-type="float">
            <text:p>0.005401</text:p>
          </table:table-cell>
          <table:table-cell office:value-type="float" office:value="0.00356051895362671" calcext:value-type="float">
            <text:p>0.003561</text:p>
          </table:table-cell>
          <table:table-cell office:value-type="float" office:value="0.359478711484594" calcext:value-type="float">
            <text:p>0.359479</text:p>
          </table:table-cell>
          <table:table-cell table:style-name="ce8" office:value-type="float" office:value="0.349113912231559" calcext:value-type="float">
            <text:p>0.349114</text:p>
          </table:table-cell>
          <table:table-cell table:style-name="ce41" office:value-type="float" office:value="0.367800793650794" calcext:value-type="float">
            <text:p>0.367801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Yeast_CYTvsNUC</text:p>
          </table:table-cell>
          <table:table-cell office:value-type="float" office:value="0.413994768310912" calcext:value-type="float">
            <text:p>0.413994768310912</text:p>
          </table:table-cell>
          <table:table-cell table:style-name="ce8" office:value-type="float" office:value="0.341947565543071" calcext:value-type="float">
            <text:p>0.341948</text:p>
          </table:table-cell>
          <table:table-cell office:value-type="float" office:value="0.34645443196005" calcext:value-type="float">
            <text:p>0.346454</text:p>
          </table:table-cell>
          <table:table-cell office:value-type="float" office:value="0.347503121098627" calcext:value-type="float">
            <text:p>0.347503</text:p>
          </table:table-cell>
          <table:table-cell office:value-type="float" office:value="0.00568075117565281" calcext:value-type="float">
            <text:p>0.005681</text:p>
          </table:table-cell>
          <table:table-cell office:value-type="float" office:value="0.00269891716806219" calcext:value-type="float">
            <text:p>0.002699</text:p>
          </table:table-cell>
          <table:table-cell office:value-type="float" office:value="0.00366484527588031" calcext:value-type="float">
            <text:p>0.003665</text:p>
          </table:table-cell>
          <table:table-cell table:style-name="ce8" office:value-type="float" office:value="0.343420391177695" calcext:value-type="float">
            <text:p>0.343420</text:p>
          </table:table-cell>
          <table:table-cell office:value-type="float" office:value="0.346370495214315" calcext:value-type="float">
            <text:p>0.346370</text:p>
          </table:table-cell>
          <table:table-cell table:style-name="ce41" office:value-type="float" office:value="0.34716050769871" calcext:value-type="float">
            <text:p>0.347161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profb</text:p>
          </table:table-cell>
          <table:table-cell office:value-type="float" office:value="0.414037698412698" calcext:value-type="float">
            <text:p>0.414037698412698</text:p>
          </table:table-cell>
          <table:table-cell table:style-name="ce8" office:value-type="float" office:value="0.325965759438104" calcext:value-type="float">
            <text:p>0.325966</text:p>
          </table:table-cell>
          <table:table-cell office:value-type="float" office:value="0.339299824407375" calcext:value-type="float">
            <text:p>0.339300</text:p>
          </table:table-cell>
          <table:table-cell office:value-type="float" office:value="0.363169446883231" calcext:value-type="float">
            <text:p>0.363169</text:p>
          </table:table-cell>
          <table:table-cell office:value-type="float" office:value="0.00635908992150413" calcext:value-type="float">
            <text:p>0.006359</text:p>
          </table:table-cell>
          <table:table-cell office:value-type="float" office:value="0.00459413936697496" calcext:value-type="float">
            <text:p>0.004594</text:p>
          </table:table-cell>
          <table:table-cell office:value-type="float" office:value="0.00650435827038268" calcext:value-type="float">
            <text:p>0.006504</text:p>
          </table:table-cell>
          <table:table-cell table:style-name="ce8" office:value-type="float" office:value="0.325860111208663" calcext:value-type="float">
            <text:p>0.325860</text:p>
          </table:table-cell>
          <table:table-cell office:value-type="float" office:value="0.34029587357331" calcext:value-type="float">
            <text:p>0.340296</text:p>
          </table:table-cell>
          <table:table-cell table:style-name="ce41" office:value-type="float" office:value="0.363849063505999" calcext:value-type="float">
            <text:p>0.363849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fri_c0_250_50</text:p>
          </table:table-cell>
          <table:table-cell office:value-type="float" office:value="0.415685714285714" calcext:value-type="float">
            <text:p>0.415685714285714</text:p>
          </table:table-cell>
          <table:table-cell office:value-type="float" office:value="0.228" calcext:value-type="float">
            <text:p>0.228000</text:p>
          </table:table-cell>
          <table:table-cell table:style-name="ce8" office:value-type="float" office:value="0.216" calcext:value-type="float">
            <text:p>0.216000</text:p>
          </table:table-cell>
          <table:table-cell table:style-name="ce8" office:value-type="float" office:value="0.208" calcext:value-type="float">
            <text:p>0.208000</text:p>
          </table:table-cell>
          <table:table-cell office:value-type="float" office:value="0.0169447919867375" calcext:value-type="float">
            <text:p>0.016945</text:p>
          </table:table-cell>
          <table:table-cell office:value-type="float" office:value="0.0133733357563873" calcext:value-type="float">
            <text:p>0.013373</text:p>
          </table:table-cell>
          <table:table-cell office:value-type="float" office:value="0.0217869116816566" calcext:value-type="float">
            <text:p>0.021787</text:p>
          </table:table-cell>
          <table:table-cell office:value-type="float" office:value="0.225733333333333" calcext:value-type="float">
            <text:p>0.225733</text:p>
          </table:table-cell>
          <table:table-cell table:style-name="ce8" office:value-type="float" office:value="0.217493333333333" calcext:value-type="float">
            <text:p>0.217493</text:p>
          </table:table-cell>
          <table:table-cell table:style-name="ce43" office:value-type="float" office:value="0.209626666666667" calcext:value-type="float">
            <text:p>0.209627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contraceptive_NS</text:p>
          </table:table-cell>
          <table:table-cell office:value-type="float" office:value="0.428304093567251" calcext:value-type="float">
            <text:p>0.428304093567251</text:p>
          </table:table-cell>
          <table:table-cell office:value-type="float" office:value="0.316666666666667" calcext:value-type="float">
            <text:p>0.316667</text:p>
          </table:table-cell>
          <table:table-cell table:style-name="ce8" office:value-type="float" office:value="0.307017543859649" calcext:value-type="float">
            <text:p>0.307018</text:p>
          </table:table-cell>
          <table:table-cell office:value-type="float" office:value="0.330701754385965" calcext:value-type="float">
            <text:p>0.330702</text:p>
          </table:table-cell>
          <table:table-cell office:value-type="float" office:value="0.0160433956069377" calcext:value-type="float">
            <text:p>0.016043</text:p>
          </table:table-cell>
          <table:table-cell office:value-type="float" office:value="0.0115042095122595" calcext:value-type="float">
            <text:p>0.011504</text:p>
          </table:table-cell>
          <table:table-cell office:value-type="float" office:value="0.0240088809173008" calcext:value-type="float">
            <text:p>0.024009</text:p>
          </table:table-cell>
          <table:table-cell office:value-type="float" office:value="0.321" calcext:value-type="float">
            <text:p>0.321000</text:p>
          </table:table-cell>
          <table:table-cell table:style-name="ce8" office:value-type="float" office:value="0.308690058479532" calcext:value-type="float">
            <text:p>0.308690</text:p>
          </table:table-cell>
          <table:table-cell table:style-name="ce41" office:value-type="float" office:value="0.336847953216374" calcext:value-type="float">
            <text:p>0.336848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teaching_assistant_LM</text:p>
          </table:table-cell>
          <table:table-cell office:value-type="float" office:value="0.436387686387686" calcext:value-type="float">
            <text:p>0.436387686387686</text:p>
          </table:table-cell>
          <table:table-cell office:value-type="float" office:value="0.365555555555555" calcext:value-type="float">
            <text:p>0.365556</text:p>
          </table:table-cell>
          <table:table-cell office:value-type="float" office:value="0.365555555555556" calcext:value-type="float">
            <text:p>0.365556</text:p>
          </table:table-cell>
          <table:table-cell office:value-type="float" office:value="0.425" calcext:value-type="float">
            <text:p>0.425000</text:p>
          </table:table-cell>
          <table:table-cell office:value-type="float" office:value="0.0283111327737141" calcext:value-type="float">
            <text:p>0.028311</text:p>
          </table:table-cell>
          <table:table-cell office:value-type="float" office:value="0.00976302263263317" calcext:value-type="float">
            <text:p>0.009763</text:p>
          </table:table-cell>
          <table:table-cell office:value-type="float" office:value="0.0312978909496493" calcext:value-type="float">
            <text:p>0.031298</text:p>
          </table:table-cell>
          <table:table-cell office:value-type="float" office:value="0.370414814814815" calcext:value-type="float">
            <text:p>0.370415</text:p>
          </table:table-cell>
          <table:table-cell table:style-name="ce8" office:value-type="float" office:value="0.358922222222222" calcext:value-type="float">
            <text:p>0.358922</text:p>
          </table:table-cell>
          <table:table-cell table:style-name="ce41" office:value-type="float" office:value="0.434014814814815" calcext:value-type="float">
            <text:p>0.434015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teaching_assistant_LH</text:p>
          </table:table-cell>
          <table:table-cell office:value-type="float" office:value="0.441301272984441" calcext:value-type="float">
            <text:p>0.441301272984441</text:p>
          </table:table-cell>
          <table:table-cell table:style-name="ce8" office:value-type="float" office:value="0.376363636363636" calcext:value-type="float">
            <text:p>0.376364</text:p>
          </table:table-cell>
          <table:table-cell office:value-type="float" office:value="0.406363636363636" calcext:value-type="float">
            <text:p>0.406364</text:p>
          </table:table-cell>
          <table:table-cell office:value-type="float" office:value="0.397272727272727" calcext:value-type="float">
            <text:p>0.397273</text:p>
          </table:table-cell>
          <table:table-cell office:value-type="float" office:value="0.0255739462776572" calcext:value-type="float">
            <text:p>0.025574</text:p>
          </table:table-cell>
          <table:table-cell office:value-type="float" office:value="0.0291076925336458" calcext:value-type="float">
            <text:p>0.029108</text:p>
          </table:table-cell>
          <table:table-cell office:value-type="float" office:value="0.0639473398196462" calcext:value-type="float">
            <text:p>0.063947</text:p>
          </table:table-cell>
          <table:table-cell table:style-name="ce8" office:value-type="float" office:value="0.383936363636364" calcext:value-type="float">
            <text:p>0.383936</text:p>
          </table:table-cell>
          <table:table-cell office:value-type="float" office:value="0.393115151515151" calcext:value-type="float">
            <text:p>0.393115</text:p>
          </table:table-cell>
          <table:table-cell table:style-name="ce41" office:value-type="float" office:value="0.414178787878788" calcext:value-type="float">
            <text:p>0.414179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teaching_assistant_MH</text:p>
          </table:table-cell>
          <table:table-cell table:style-name="ce20" office:value-type="float" office:value="0.566830065359477" calcext:value-type="float">
            <text:p>0.566830065359477</text:p>
          </table:table-cell>
          <table:table-cell table:style-name="ce38" office:value-type="float" office:value="0.33" calcext:value-type="float">
            <text:p>0.330000</text:p>
          </table:table-cell>
          <table:table-cell table:style-name="ce39" office:value-type="float" office:value="0.341363636363636" calcext:value-type="float">
            <text:p>0.341364</text:p>
          </table:table-cell>
          <table:table-cell table:style-name="ce39" office:value-type="float" office:value="0.349090909090909" calcext:value-type="float">
            <text:p>0.349091</text:p>
          </table:table-cell>
          <table:table-cell table:style-name="ce39" office:value-type="float" office:value="0.055355346431098" calcext:value-type="float">
            <text:p>0.055355</text:p>
          </table:table-cell>
          <table:table-cell table:style-name="ce39" office:value-type="float" office:value="0.0201390750828096" calcext:value-type="float">
            <text:p>0.020139</text:p>
          </table:table-cell>
          <table:table-cell table:style-name="ce39" office:value-type="float" office:value="0.0417839756814789" calcext:value-type="float">
            <text:p>0.041784</text:p>
          </table:table-cell>
          <table:table-cell table:style-name="ce38" office:value-type="float" office:value="0.338309090909091" calcext:value-type="float">
            <text:p>0.338309</text:p>
          </table:table-cell>
          <table:table-cell table:style-name="ce39" office:value-type="float" office:value="0.348493939393939" calcext:value-type="float">
            <text:p>0.348494</text:p>
          </table:table-cell>
          <table:table-cell table:style-name="ce44" office:value-type="float" office:value="0.355842424242424" calcext:value-type="float">
            <text:p>0.35584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15/30" office:value-type="float" office:value="0.5" calcext:value-type="float">
            <text:p>0.500000</text:p>
          </table:table-cell>
          <table:table-cell table:formula="of:=14/30" office:value-type="float" office:value="0.466666666666667" calcext:value-type="float">
            <text:p>0.466667</text:p>
          </table:table-cell>
          <table:table-cell table:number-columns-repeated="4"/>
          <table:table-cell table:formula="of:=15/30" office:value-type="float" office:value="0.5" calcext:value-type="float">
            <text:p>0.500000</text:p>
          </table:table-cell>
          <table:table-cell table:formula="of:=15/30" office:value-type="float" office:value="0.5" calcext:value-type="float">
            <text:p>0.50000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12/26" office:value-type="float" office:value="0.461538461538462" calcext:value-type="float">
            <text:p>0.461538</text:p>
          </table:table-cell>
          <table:table-cell table:formula="of:=13/26" office:value-type="float" office:value="0.5" calcext:value-type="float">
            <text:p>0.500000</text:p>
          </table:table-cell>
          <table:table-cell table:number-columns-repeated="4"/>
          <table:table-cell table:formula="of:=12/26" office:value-type="float" office:value="0.461538461538462" calcext:value-type="float">
            <text:p>0.461538</text:p>
          </table:table-cell>
          <table:table-cell table:formula="of:=14/26" office:value-type="float" office:value="0.538461538461538" calcext:value-type="float">
            <text:p>0.5384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1/23" office:value-type="float" office:value="0.478260869565217" calcext:value-type="float">
            <text:p>0.478261</text:p>
          </table:table-cell>
          <table:table-cell table:formula="of:=11/23" office:value-type="float" office:value="0.478260869565217" calcext:value-type="float">
            <text:p>0.478261</text:p>
          </table:table-cell>
          <table:table-cell table:number-columns-repeated="4"/>
          <table:table-cell table:formula="of:=11/23" office:value-type="float" office:value="0.478260869565217" calcext:value-type="float">
            <text:p>0.478261</text:p>
          </table:table-cell>
          <table:table-cell table:formula="of:=12/23" office:value-type="float" office:value="0.521739130434783" calcext:value-type="float">
            <text:p>0.52173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gún se complica, gana más N1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2" table:style-name="ta1">
        <table:table-column table:style-name="co7" table:default-cell-style-name="ce30"/>
        <table:table-column table:style-name="co8" table:default-cell-style-name="Default"/>
        <table:table-column table:style-name="co7" table:number-columns-repeated="3" table:default-cell-style-name="ce30"/>
        <table:table-column table:style-name="co7" table:visibility="collapse" table:number-columns-repeated="3" table:default-cell-style-name="ce30"/>
        <table:table-column table:style-name="co7" table:number-columns-repeated="1014" table:default-cell-style-name="ce30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103176821732713" calcext:value-type="float">
            <text:p>0.103176821732713</text:p>
          </table:table-cell>
          <table:table-cell table:style-name="ce8" office:value-type="float" office:value="0.0014545646884586" calcext:value-type="float">
            <text:p>0.001455</text:p>
          </table:table-cell>
          <table:table-cell office:value-type="float" office:value="0.0043689833915159" calcext:value-type="float">
            <text:p>0.004369</text:p>
          </table:table-cell>
          <table:table-cell office:value-type="float" office:value="0.0021844916957579" calcext:value-type="float">
            <text:p>0.002184</text:p>
          </table:table-cell>
          <table:table-cell office:value-type="float" office:value="0.0169294675960157" calcext:value-type="float">
            <text:p>0.016929</text:p>
          </table:table-cell>
          <table:table-cell office:value-type="float" office:value="0.0178390111336731" calcext:value-type="float">
            <text:p>0.017839</text:p>
          </table:table-cell>
          <table:table-cell office:value-type="float" office:value="0.0218265032113416" calcext:value-type="float">
            <text:p>0.021827</text:p>
          </table:table-cell>
          <table:table-cell table:style-name="ce8" office:value-type="float" office:value="0.00651796607778829" calcext:value-type="float">
            <text:p>0.006518</text:p>
          </table:table-cell>
          <table:table-cell office:value-type="float" office:value="0.00936894812934161" calcext:value-type="float">
            <text:p>0.009369</text:p>
          </table:table-cell>
          <table:table-cell office:value-type="float" office:value="0.00989206248457274" calcext:value-type="float">
            <text:p>0.009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178190226056783" calcext:value-type="float">
            <text:p>0.178190226056783</text:p>
          </table:table-cell>
          <table:table-cell table:style-name="ce8" office:value-type="float" office:value="0.0414699792960662" calcext:value-type="float">
            <text:p>0.041470</text:p>
          </table:table-cell>
          <table:table-cell office:value-type="float" office:value="0.0414906832298136" calcext:value-type="float">
            <text:p>0.041491</text:p>
          </table:table-cell>
          <table:table-cell office:value-type="float" office:value="0.0371842650103519" calcext:value-type="float">
            <text:p>0.037184</text:p>
          </table:table-cell>
          <table:table-cell office:value-type="float" office:value="0.00494687157153609" calcext:value-type="float">
            <text:p>0.004947</text:p>
          </table:table-cell>
          <table:table-cell office:value-type="float" office:value="0.00409669076453821" calcext:value-type="float">
            <text:p>0.004097</text:p>
          </table:table-cell>
          <table:table-cell office:value-type="float" office:value="0.00564311942178923" calcext:value-type="float">
            <text:p>0.005643</text:p>
          </table:table-cell>
          <table:table-cell office:value-type="float" office:value="0.0425209109730848" calcext:value-type="float">
            <text:p>0.042521</text:p>
          </table:table-cell>
          <table:table-cell table:style-name="ce8" office:value-type="float" office:value="0.0418606625258799" calcext:value-type="float">
            <text:p>0.041861</text:p>
          </table:table-cell>
          <table:table-cell office:value-type="float" office:value="0.0385341614906832" calcext:value-type="float">
            <text:p>0.0385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183600714661305" calcext:value-type="float">
            <text:p>0.183600714661305</text:p>
          </table:table-cell>
          <table:table-cell office:value-type="float" office:value="0.365555555555555" calcext:value-type="float">
            <text:p>0.365556</text:p>
          </table:table-cell>
          <table:table-cell office:value-type="float" office:value="0.405555555555555" calcext:value-type="float">
            <text:p>0.405556</text:p>
          </table:table-cell>
          <table:table-cell office:value-type="float" office:value="0.344444444444444" calcext:value-type="float">
            <text:p>0.344444</text:p>
          </table:table-cell>
          <table:table-cell office:value-type="float" office:value="0.0283111327737141" calcext:value-type="float">
            <text:p>0.028311</text:p>
          </table:table-cell>
          <table:table-cell office:value-type="float" office:value="0.0219244420549369" calcext:value-type="float">
            <text:p>0.021924</text:p>
          </table:table-cell>
          <table:table-cell office:value-type="float" office:value="0.0176576343352846" calcext:value-type="float">
            <text:p>0.017658</text:p>
          </table:table-cell>
          <table:table-cell table:style-name="ce8" office:value-type="float" office:value="0.370414814814815" calcext:value-type="float">
            <text:p>0.370415</text:p>
          </table:table-cell>
          <table:table-cell office:value-type="float" office:value="0.407988888888889" calcext:value-type="float">
            <text:p>0.407989</text:p>
          </table:table-cell>
          <table:table-cell office:value-type="float" office:value="0.34412962962963" calcext:value-type="float">
            <text:p>0.3441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188148454611057" calcext:value-type="float">
            <text:p>0.188148454611057</text:p>
          </table:table-cell>
          <table:table-cell table:style-name="ce8" office:value-type="float" office:value="0.376363636363636" calcext:value-type="float">
            <text:p>0.376364</text:p>
          </table:table-cell>
          <table:table-cell office:value-type="float" office:value="0.445454545454545" calcext:value-type="float">
            <text:p>0.445455</text:p>
          </table:table-cell>
          <table:table-cell office:value-type="float" office:value="0.387272727272727" calcext:value-type="float">
            <text:p>0.387273</text:p>
          </table:table-cell>
          <table:table-cell office:value-type="float" office:value="0.0255739462776572" calcext:value-type="float">
            <text:p>0.025574</text:p>
          </table:table-cell>
          <table:table-cell office:value-type="float" office:value="0.0260611915740024" calcext:value-type="float">
            <text:p>0.026061</text:p>
          </table:table-cell>
          <table:table-cell office:value-type="float" office:value="0.0282460329550201" calcext:value-type="float">
            <text:p>0.028246</text:p>
          </table:table-cell>
          <table:table-cell table:style-name="ce8" office:value-type="float" office:value="0.383936363636364" calcext:value-type="float">
            <text:p>0.383936</text:p>
          </table:table-cell>
          <table:table-cell office:value-type="float" office:value="0.442239393939394" calcext:value-type="float">
            <text:p>0.442239</text:p>
          </table:table-cell>
          <table:table-cell office:value-type="float" office:value="0.383042424242424" calcext:value-type="float">
            <text:p>0.383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226993753045191" calcext:value-type="float">
            <text:p>0.226993753045191</text:p>
          </table:table-cell>
          <table:table-cell table:style-name="ce8" office:value-type="float" office:value="0.163855421686747" calcext:value-type="float">
            <text:p>0.163855</text:p>
          </table:table-cell>
          <table:table-cell office:value-type="float" office:value="0.169879518072289" calcext:value-type="float">
            <text:p>0.169880</text:p>
          </table:table-cell>
          <table:table-cell office:value-type="float" office:value="0.165060240963855" calcext:value-type="float">
            <text:p>0.165060</text:p>
          </table:table-cell>
          <table:table-cell office:value-type="float" office:value="0.00238016385164672" calcext:value-type="float">
            <text:p>0.002380</text:p>
          </table:table-cell>
          <table:table-cell office:value-type="float" office:value="0.00294331594210627" calcext:value-type="float">
            <text:p>0.002943</text:p>
          </table:table-cell>
          <table:table-cell office:value-type="float" office:value="0.00475861404891471" calcext:value-type="float">
            <text:p>0.004759</text:p>
          </table:table-cell>
          <table:table-cell table:style-name="ce8" office:value-type="float" office:value="0.163927710843373" calcext:value-type="float">
            <text:p>0.163928</text:p>
          </table:table-cell>
          <table:table-cell office:value-type="float" office:value="0.170935742971888" calcext:value-type="float">
            <text:p>0.170936</text:p>
          </table:table-cell>
          <table:table-cell office:value-type="float" office:value="0.165253012048193" calcext:value-type="float">
            <text:p>0.165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233760908688402" calcext:value-type="float">
            <text:p>0.233760908688402</text:p>
          </table:table-cell>
          <table:table-cell table:style-name="ce8" office:value-type="float" office:value="0.33" calcext:value-type="float">
            <text:p>0.330000</text:p>
          </table:table-cell>
          <table:table-cell office:value-type="float" office:value="0.338181818181818" calcext:value-type="float">
            <text:p>0.338182</text:p>
          </table:table-cell>
          <table:table-cell office:value-type="float" office:value="0.331818181818182" calcext:value-type="float">
            <text:p>0.331818</text:p>
          </table:table-cell>
          <table:table-cell office:value-type="float" office:value="0.055355346431098" calcext:value-type="float">
            <text:p>0.055355</text:p>
          </table:table-cell>
          <table:table-cell office:value-type="float" office:value="0.0470245240149387" calcext:value-type="float">
            <text:p>0.047025</text:p>
          </table:table-cell>
          <table:table-cell office:value-type="float" office:value="0.0633104035054071" calcext:value-type="float">
            <text:p>0.063310</text:p>
          </table:table-cell>
          <table:table-cell table:style-name="ce8" office:value-type="float" office:value="0.338309090909091" calcext:value-type="float">
            <text:p>0.338309</text:p>
          </table:table-cell>
          <table:table-cell office:value-type="float" office:value="0.34889696969697" calcext:value-type="float">
            <text:p>0.348897</text:p>
          </table:table-cell>
          <table:table-cell office:value-type="float" office:value="0.3512" calcext:value-type="float">
            <text:p>0.351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246274044347623" calcext:value-type="float">
            <text:p>0.246274044347623</text:p>
          </table:table-cell>
          <table:table-cell table:style-name="ce8" office:value-type="float" office:value="0.196062675429588" calcext:value-type="float">
            <text:p>0.196063</text:p>
          </table:table-cell>
          <table:table-cell office:value-type="float" office:value="0.197355035257068" calcext:value-type="float">
            <text:p>0.197355</text:p>
          </table:table-cell>
          <table:table-cell office:value-type="float" office:value="0.195785239953447" calcext:value-type="float">
            <text:p>0.195785</text:p>
          </table:table-cell>
          <table:table-cell office:value-type="float" office:value="0.00985030223664138" calcext:value-type="float">
            <text:p>0.009850</text:p>
          </table:table-cell>
          <table:table-cell office:value-type="float" office:value="0.0102402782990826" calcext:value-type="float">
            <text:p>0.010240</text:p>
          </table:table-cell>
          <table:table-cell office:value-type="float" office:value="0.00858390501899638" calcext:value-type="float">
            <text:p>0.008584</text:p>
          </table:table-cell>
          <table:table-cell table:style-name="ce8" office:value-type="float" office:value="0.197754781953858" calcext:value-type="float">
            <text:p>0.197755</text:p>
          </table:table-cell>
          <table:table-cell office:value-type="float" office:value="0.199901040596974" calcext:value-type="float">
            <text:p>0.199901</text:p>
          </table:table-cell>
          <table:table-cell office:value-type="float" office:value="0.197346020172976" calcext:value-type="float">
            <text:p>0.1973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252001087125191" calcext:value-type="float">
            <text:p>0.252001087125191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0584189255814286" calcext:value-type="float">
            <text:p>0.058419</text:p>
          </table:table-cell>
          <table:table-cell office:value-type="float" office:value="0.0681028829374254" calcext:value-type="float">
            <text:p>0.068103</text:p>
          </table:table-cell>
          <table:table-cell office:value-type="float" office:value="0.0676028380327558" calcext:value-type="float">
            <text:p>0.067603</text:p>
          </table:table-cell>
          <table:table-cell table:style-name="ce8" office:value-type="float" office:value="0.0174982994096396" calcext:value-type="float">
            <text:p>0.017498</text:p>
          </table:table-cell>
          <table:table-cell office:value-type="float" office:value="0.0194589126795312" calcext:value-type="float">
            <text:p>0.019459</text:p>
          </table:table-cell>
          <table:table-cell office:value-type="float" office:value="0.0239115164331659" calcext:value-type="float">
            <text:p>0.023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271400360081187" calcext:value-type="float">
            <text:p>0.271400360081187</text:p>
          </table:table-cell>
          <table:table-cell table:style-name="ce8" office:value-type="float" office:value="0.0624386662877711" calcext:value-type="float">
            <text:p>0.062439</text:p>
          </table:table-cell>
          <table:table-cell office:value-type="float" office:value="0.0635270436677086" calcext:value-type="float">
            <text:p>0.063527</text:p>
          </table:table-cell>
          <table:table-cell office:value-type="float" office:value="0.0678767642322629" calcext:value-type="float">
            <text:p>0.067877</text:p>
          </table:table-cell>
          <table:table-cell office:value-type="float" office:value="0.0167018449979136" calcext:value-type="float">
            <text:p>0.016702</text:p>
          </table:table-cell>
          <table:table-cell office:value-type="float" office:value="0.0161220132555792" calcext:value-type="float">
            <text:p>0.016122</text:p>
          </table:table-cell>
          <table:table-cell office:value-type="float" office:value="0.0168928249118691" calcext:value-type="float">
            <text:p>0.016893</text:p>
          </table:table-cell>
          <table:table-cell office:value-type="float" office:value="0.0677714044393925" calcext:value-type="float">
            <text:p>0.067771</text:p>
          </table:table-cell>
          <table:table-cell table:style-name="ce8" office:value-type="float" office:value="0.0677686053487417" calcext:value-type="float">
            <text:p>0.067769</text:p>
          </table:table-cell>
          <table:table-cell office:value-type="float" office:value="0.0705376006441223" calcext:value-type="float">
            <text:p>0.070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272411983512088" calcext:value-type="float">
            <text:p>0.272411983512088</text:p>
          </table:table-cell>
          <table:table-cell table:number-columns-repeated="9" office:value-type="float" office:value="0" calcext:value-type="float">
            <text:p>0.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85172681928071" calcext:value-type="float">
            <text:p>0.285172681928071</text:p>
          </table:table-cell>
          <table:table-cell office:value-type="float" office:value="0.216200822078685" calcext:value-type="float">
            <text:p>0.216201</text:p>
          </table:table-cell>
          <table:table-cell table:style-name="ce8" office:value-type="float" office:value="0.208578978273635" calcext:value-type="float">
            <text:p>0.208579</text:p>
          </table:table-cell>
          <table:table-cell office:value-type="float" office:value="0.218502642395772" calcext:value-type="float">
            <text:p>0.218503</text:p>
          </table:table-cell>
          <table:table-cell office:value-type="float" office:value="0.00254799818393381" calcext:value-type="float">
            <text:p>0.002548</text:p>
          </table:table-cell>
          <table:table-cell office:value-type="float" office:value="0.00431632077029248" calcext:value-type="float">
            <text:p>0.004316</text:p>
          </table:table-cell>
          <table:table-cell office:value-type="float" office:value="0.00310268808134678" calcext:value-type="float">
            <text:p>0.003103</text:p>
          </table:table-cell>
          <table:table-cell office:value-type="float" office:value="0.21645834801331" calcext:value-type="float">
            <text:p>0.216458</text:p>
          </table:table-cell>
          <table:table-cell table:style-name="ce8" office:value-type="float" office:value="0.20976388725778" calcext:value-type="float">
            <text:p>0.209764</text:p>
          </table:table-cell>
          <table:table-cell office:value-type="float" office:value="0.218319729888432" calcext:value-type="float">
            <text:p>0.2183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311649367832998" calcext:value-type="float">
            <text:p>0.311649367832998</text:p>
          </table:table-cell>
          <table:table-cell table:style-name="ce8" office:value-type="float" office:value="0.288144806847097" calcext:value-type="float">
            <text:p>0.288145</text:p>
          </table:table-cell>
          <table:table-cell office:value-type="float" office:value="0.300231320842008" calcext:value-type="float">
            <text:p>0.300231</text:p>
          </table:table-cell>
          <table:table-cell office:value-type="float" office:value="0.28736409900532" calcext:value-type="float">
            <text:p>0.287364</text:p>
          </table:table-cell>
          <table:table-cell office:value-type="float" office:value="0.0103996040059864" calcext:value-type="float">
            <text:p>0.010400</text:p>
          </table:table-cell>
          <table:table-cell office:value-type="float" office:value="0.009908466042237" calcext:value-type="float">
            <text:p>0.009908</text:p>
          </table:table-cell>
          <table:table-cell office:value-type="float" office:value="0.00682662082767656" calcext:value-type="float">
            <text:p>0.006827</text:p>
          </table:table-cell>
          <table:table-cell table:style-name="ce8" office:value-type="float" office:value="0.291634879327627" calcext:value-type="float">
            <text:p>0.291635</text:p>
          </table:table-cell>
          <table:table-cell office:value-type="float" office:value="0.303785854730511" calcext:value-type="float">
            <text:p>0.303786</text:p>
          </table:table-cell>
          <table:table-cell office:value-type="float" office:value="0.288078437042177" calcext:value-type="float">
            <text:p>0.2880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32121375408693" calcext:value-type="float">
            <text:p>0.32121375408693</text:p>
          </table:table-cell>
          <table:table-cell office:value-type="float" office:value="0.106578947368421" calcext:value-type="float">
            <text:p>0.106579</text:p>
          </table:table-cell>
          <table:table-cell table:style-name="ce8" office:value-type="float" office:value="0.0860526315789473" calcext:value-type="float">
            <text:p>0.086053</text:p>
          </table:table-cell>
          <table:table-cell office:value-type="float" office:value="0.0968421052631578" calcext:value-type="float">
            <text:p>0.096842</text:p>
          </table:table-cell>
          <table:table-cell office:value-type="float" office:value="0.0122695545841224" calcext:value-type="float">
            <text:p>0.012270</text:p>
          </table:table-cell>
          <table:table-cell office:value-type="float" office:value="0.0227606437815555" calcext:value-type="float">
            <text:p>0.022761</text:p>
          </table:table-cell>
          <table:table-cell office:value-type="float" office:value="0.013961341570554" calcext:value-type="float">
            <text:p>0.013961</text:p>
          </table:table-cell>
          <table:table-cell office:value-type="float" office:value="0.108598245614035" calcext:value-type="float">
            <text:p>0.108598</text:p>
          </table:table-cell>
          <table:table-cell table:style-name="ce8" office:value-type="float" office:value="0.0953412280701754" calcext:value-type="float">
            <text:p>0.095341</text:p>
          </table:table-cell>
          <table:table-cell office:value-type="float" office:value="0.099728947368421" calcext:value-type="float">
            <text:p>0.0997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322899488791954" calcext:value-type="float">
            <text:p>0.322899488791954</text:p>
          </table:table-cell>
          <table:table-cell table:style-name="ce8" office:value-type="float" office:value="0.0741269841269841" calcext:value-type="float">
            <text:p>0.074127</text:p>
          </table:table-cell>
          <table:table-cell office:value-type="float" office:value="0.0769841269841269" calcext:value-type="float">
            <text:p>0.076984</text:p>
          </table:table-cell>
          <table:table-cell office:value-type="float" office:value="0.0741269841269841" calcext:value-type="float">
            <text:p>0.074127</text:p>
          </table:table-cell>
          <table:table-cell office:value-type="float" office:value="0.012935815764891" calcext:value-type="float">
            <text:p>0.012936</text:p>
          </table:table-cell>
          <table:table-cell office:value-type="float" office:value="0.0172272410572922" calcext:value-type="float">
            <text:p>0.017227</text:p>
          </table:table-cell>
          <table:table-cell office:value-type="float" office:value="0.0104549763007568" calcext:value-type="float">
            <text:p>0.010455</text:p>
          </table:table-cell>
          <table:table-cell table:style-name="ce8" office:value-type="float" office:value="0.0754510582010581" calcext:value-type="float">
            <text:p>0.075451</text:p>
          </table:table-cell>
          <table:table-cell office:value-type="float" office:value="0.0815436507936507" calcext:value-type="float">
            <text:p>0.081544</text:p>
          </table:table-cell>
          <table:table-cell office:value-type="float" office:value="0.0757920634920634" calcext:value-type="float">
            <text:p>0.0757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336317836806032" calcext:value-type="float">
            <text:p>0.336317836806032</text:p>
          </table:table-cell>
          <table:table-cell table:style-name="ce8" office:value-type="float" office:value="0.0248389355742296" calcext:value-type="float">
            <text:p>0.024839</text:p>
          </table:table-cell>
          <table:table-cell office:value-type="float" office:value="0.024859943977591" calcext:value-type="float">
            <text:p>0.024860</text:p>
          </table:table-cell>
          <table:table-cell office:value-type="float" office:value="0.0284173669467787" calcext:value-type="float">
            <text:p>0.028417</text:p>
          </table:table-cell>
          <table:table-cell office:value-type="float" office:value="0.0231598440498272" calcext:value-type="float">
            <text:p>0.023160</text:p>
          </table:table-cell>
          <table:table-cell office:value-type="float" office:value="0.0255112650900258" calcext:value-type="float">
            <text:p>0.025511</text:p>
          </table:table-cell>
          <table:table-cell office:value-type="float" office:value="0.0281617683068949" calcext:value-type="float">
            <text:p>0.028162</text:p>
          </table:table-cell>
          <table:table-cell table:style-name="ce8" office:value-type="float" office:value="0.0287048085901027" calcext:value-type="float">
            <text:p>0.028705</text:p>
          </table:table-cell>
          <table:table-cell office:value-type="float" office:value="0.0323815592903828" calcext:value-type="float">
            <text:p>0.032382</text:p>
          </table:table-cell>
          <table:table-cell office:value-type="float" office:value="0.0365295985060691" calcext:value-type="float">
            <text:p>0.0365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352279496497662" calcext:value-type="float">
            <text:p>0.352279496497662</text:p>
          </table:table-cell>
          <table:table-cell table:style-name="ce8" office:value-type="float" office:value="0.167748917748918" calcext:value-type="float">
            <text:p>0.167749</text:p>
          </table:table-cell>
          <table:table-cell office:value-type="float" office:value="0.177489177489178" calcext:value-type="float">
            <text:p>0.177489</text:p>
          </table:table-cell>
          <table:table-cell office:value-type="float" office:value="0.177705627705628" calcext:value-type="float">
            <text:p>0.177706</text:p>
          </table:table-cell>
          <table:table-cell office:value-type="float" office:value="0.0206479828572626" calcext:value-type="float">
            <text:p>0.020648</text:p>
          </table:table-cell>
          <table:table-cell office:value-type="float" office:value="0.0172821163680505" calcext:value-type="float">
            <text:p>0.017282</text:p>
          </table:table-cell>
          <table:table-cell office:value-type="float" office:value="0.0162656918694616" calcext:value-type="float">
            <text:p>0.016266</text:p>
          </table:table-cell>
          <table:table-cell table:style-name="ce8" office:value-type="float" office:value="0.171763347763348" calcext:value-type="float">
            <text:p>0.171763</text:p>
          </table:table-cell>
          <table:table-cell office:value-type="float" office:value="0.183017316017316" calcext:value-type="float">
            <text:p>0.183017</text:p>
          </table:table-cell>
          <table:table-cell office:value-type="float" office:value="0.179705627705628" calcext:value-type="float">
            <text:p>0.1797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353488008183579" calcext:value-type="float">
            <text:p>0.353488008183579</text:p>
          </table:table-cell>
          <table:table-cell table:number-columns-repeated="2" office:value-type="float" office:value="0.201082251082251" calcext:value-type="float">
            <text:p>0.201082</text:p>
          </table:table-cell>
          <table:table-cell office:value-type="float" office:value="0.191991341991342" calcext:value-type="float">
            <text:p>0.191991</text:p>
          </table:table-cell>
          <table:table-cell office:value-type="float" office:value="0.0168570679887266" calcext:value-type="float">
            <text:p>0.016857</text:p>
          </table:table-cell>
          <table:table-cell office:value-type="float" office:value="0.0111454745336969" calcext:value-type="float">
            <text:p>0.011145</text:p>
          </table:table-cell>
          <table:table-cell office:value-type="float" office:value="0.0256949301483434" calcext:value-type="float">
            <text:p>0.025695</text:p>
          </table:table-cell>
          <table:table-cell office:value-type="float" office:value="0.204671717171717" calcext:value-type="float">
            <text:p>0.204672</text:p>
          </table:table-cell>
          <table:table-cell table:style-name="ce8" office:value-type="float" office:value="0.202797258297258" calcext:value-type="float">
            <text:p>0.202797</text:p>
          </table:table-cell>
          <table:table-cell office:value-type="float" office:value="0.200890331890332" calcext:value-type="float">
            <text:p>0.2008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361047629506448" calcext:value-type="float">
            <text:p>0.361047629506448</text:p>
          </table:table-cell>
          <table:table-cell office:value-type="float" office:value="0.0351817042606516" calcext:value-type="float">
            <text:p>0.035182</text:p>
          </table:table-cell>
          <table:table-cell table:style-name="ce8" office:value-type="float" office:value="0.0263784461152882" calcext:value-type="float">
            <text:p>0.026378</text:p>
          </table:table-cell>
          <table:table-cell office:value-type="float" office:value="0.0333646616541353" calcext:value-type="float">
            <text:p>0.033365</text:p>
          </table:table-cell>
          <table:table-cell office:value-type="float" office:value="0.00795407932360198" calcext:value-type="float">
            <text:p>0.007954</text:p>
          </table:table-cell>
          <table:table-cell office:value-type="float" office:value="0.00814042458493053" calcext:value-type="float">
            <text:p>0.008140</text:p>
          </table:table-cell>
          <table:table-cell office:value-type="float" office:value="0.00902938505516714" calcext:value-type="float">
            <text:p>0.009029</text:p>
          </table:table-cell>
          <table:table-cell office:value-type="float" office:value="0.0373484753550543" calcext:value-type="float">
            <text:p>0.037348</text:p>
          </table:table-cell>
          <table:table-cell table:style-name="ce8" office:value-type="float" office:value="0.0291628028404344" calcext:value-type="float">
            <text:p>0.029163</text:p>
          </table:table-cell>
          <table:table-cell office:value-type="float" office:value="0.0340991019214703" calcext:value-type="float">
            <text:p>0.034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363660122049139" calcext:value-type="float">
            <text:p>0.363660122049139</text:p>
          </table:table-cell>
          <table:table-cell table:style-name="ce8" office:value-type="float" office:value="0.127717391304348" calcext:value-type="float">
            <text:p>0.127717</text:p>
          </table:table-cell>
          <table:table-cell office:value-type="float" office:value="0.132065217391304" calcext:value-type="float">
            <text:p>0.132065</text:p>
          </table:table-cell>
          <table:table-cell office:value-type="float" office:value="0.131884057971014" calcext:value-type="float">
            <text:p>0.131884</text:p>
          </table:table-cell>
          <table:table-cell office:value-type="float" office:value="0.00686394135996304" calcext:value-type="float">
            <text:p>0.006864</text:p>
          </table:table-cell>
          <table:table-cell office:value-type="float" office:value="0.00680748785697808" calcext:value-type="float">
            <text:p>0.006807</text:p>
          </table:table-cell>
          <table:table-cell office:value-type="float" office:value="0.00751724736029049" calcext:value-type="float">
            <text:p>0.007517</text:p>
          </table:table-cell>
          <table:table-cell table:style-name="ce8" office:value-type="float" office:value="0.12623731884058" calcext:value-type="float">
            <text:p>0.126237</text:p>
          </table:table-cell>
          <table:table-cell office:value-type="float" office:value="0.12998731884058" calcext:value-type="float">
            <text:p>0.129987</text:p>
          </table:table-cell>
          <table:table-cell office:value-type="float" office:value="0.13219384057971" calcext:value-type="float">
            <text:p>0.1321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378454114548482" calcext:value-type="float">
            <text:p>0.378454114548482</text:p>
          </table:table-cell>
          <table:table-cell table:style-name="ce8" office:value-type="float" office:value="0.119835992907801" calcext:value-type="float">
            <text:p>0.119836</text:p>
          </table:table-cell>
          <table:table-cell office:value-type="float" office:value="0.14501329787234" calcext:value-type="float">
            <text:p>0.145013</text:p>
          </table:table-cell>
          <table:table-cell office:value-type="float" office:value="0.128280141843972" calcext:value-type="float">
            <text:p>0.128280</text:p>
          </table:table-cell>
          <table:table-cell office:value-type="float" office:value="0.0466359050796984" calcext:value-type="float">
            <text:p>0.046636</text:p>
          </table:table-cell>
          <table:table-cell office:value-type="float" office:value="0.039253805419142" calcext:value-type="float">
            <text:p>0.039254</text:p>
          </table:table-cell>
          <table:table-cell office:value-type="float" office:value="0.0472398028141784" calcext:value-type="float">
            <text:p>0.047240</text:p>
          </table:table-cell>
          <table:table-cell table:style-name="ce8" office:value-type="float" office:value="0.138929225768321" calcext:value-type="float">
            <text:p>0.138929</text:p>
          </table:table-cell>
          <table:table-cell office:value-type="float" office:value="0.155202423167849" calcext:value-type="float">
            <text:p>0.155202</text:p>
          </table:table-cell>
          <table:table-cell office:value-type="float" office:value="0.147231382978723" calcext:value-type="float">
            <text:p>0.147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413269479991761" calcext:value-type="float">
            <text:p>0.413269479991761</text:p>
          </table:table-cell>
          <table:table-cell table:style-name="ce8" office:value-type="float" office:value="0.148809523809524" calcext:value-type="float">
            <text:p>0.148810</text:p>
          </table:table-cell>
          <table:table-cell office:value-type="float" office:value="0.154285714285714" calcext:value-type="float">
            <text:p>0.154286</text:p>
          </table:table-cell>
          <table:table-cell office:value-type="float" office:value="0.134761904761905" calcext:value-type="float">
            <text:p>0.134762</text:p>
          </table:table-cell>
          <table:table-cell office:value-type="float" office:value="0.0246585545369821" calcext:value-type="float">
            <text:p>0.024659</text:p>
          </table:table-cell>
          <table:table-cell office:value-type="float" office:value="0.0274634200251356" calcext:value-type="float">
            <text:p>0.027463</text:p>
          </table:table-cell>
          <table:table-cell office:value-type="float" office:value="0.0392417316183389" calcext:value-type="float">
            <text:p>0.039242</text:p>
          </table:table-cell>
          <table:table-cell table:style-name="ce8" office:value-type="float" office:value="0.151715079365079" calcext:value-type="float">
            <text:p>0.151715</text:p>
          </table:table-cell>
          <table:table-cell office:value-type="float" office:value="0.16385" calcext:value-type="float">
            <text:p>0.163850</text:p>
          </table:table-cell>
          <table:table-cell office:value-type="float" office:value="0.146711904761905" calcext:value-type="float">
            <text:p>0.1467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413275455429665" calcext:value-type="float">
            <text:p>0.413275455429665</text:p>
          </table:table-cell>
          <table:table-cell table:style-name="ce8" office:value-type="float" office:value="0.164516129032258" calcext:value-type="float">
            <text:p>0.164516</text:p>
          </table:table-cell>
          <table:table-cell office:value-type="float" office:value="0.170967741935484" calcext:value-type="float">
            <text:p>0.170968</text:p>
          </table:table-cell>
          <table:table-cell office:value-type="float" office:value="0.167741935483871" calcext:value-type="float">
            <text:p>0.167742</text:p>
          </table:table-cell>
          <table:table-cell office:value-type="float" office:value="0.0139531944733749" calcext:value-type="float">
            <text:p>0.013953</text:p>
          </table:table-cell>
          <table:table-cell office:value-type="float" office:value="0.00954342570149734" calcext:value-type="float">
            <text:p>0.009543</text:p>
          </table:table-cell>
          <table:table-cell office:value-type="float" office:value="0.0131558328135273" calcext:value-type="float">
            <text:p>0.013156</text:p>
          </table:table-cell>
          <table:table-cell table:style-name="ce8" office:value-type="float" office:value="0.166290322580645" calcext:value-type="float">
            <text:p>0.166290</text:p>
          </table:table-cell>
          <table:table-cell office:value-type="float" office:value="0.170956989247312" calcext:value-type="float">
            <text:p>0.170957</text:p>
          </table:table-cell>
          <table:table-cell office:value-type="float" office:value="0.170795698924731" calcext:value-type="float">
            <text:p>0.1707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414750027850382" calcext:value-type="float">
            <text:p>0.414750027850382</text:p>
          </table:table-cell>
          <table:table-cell office:value-type="float" office:value="0.23716669689824" calcext:value-type="float">
            <text:p>0.237167</text:p>
          </table:table-cell>
          <table:table-cell table:style-name="ce8" office:value-type="float" office:value="0.227734445855251" calcext:value-type="float">
            <text:p>0.227734</text:p>
          </table:table-cell>
          <table:table-cell office:value-type="float" office:value="0.227426083801923" calcext:value-type="float">
            <text:p>0.227426</text:p>
          </table:table-cell>
          <table:table-cell office:value-type="float" office:value="0.00678403346621227" calcext:value-type="float">
            <text:p>0.006784</text:p>
          </table:table-cell>
          <table:table-cell office:value-type="float" office:value="0.00653580923979489" calcext:value-type="float">
            <text:p>0.006536</text:p>
          </table:table-cell>
          <table:table-cell office:value-type="float" office:value="0.0115664238799278" calcext:value-type="float">
            <text:p>0.011566</text:p>
          </table:table-cell>
          <table:table-cell office:value-type="float" office:value="0.237341934216095" calcext:value-type="float">
            <text:p>0.237342</text:p>
          </table:table-cell>
          <table:table-cell table:style-name="ce8" office:value-type="float" office:value="0.229166319003567" calcext:value-type="float">
            <text:p>0.229166</text:p>
          </table:table-cell>
          <table:table-cell office:value-type="float" office:value="0.229640924481528" calcext:value-type="float">
            <text:p>0.229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424692364082616" calcext:value-type="float">
            <text:p>0.424692364082616</text:p>
          </table:table-cell>
          <table:table-cell office:value-type="float" office:value="0.312162162162162" calcext:value-type="float">
            <text:p>0.312162</text:p>
          </table:table-cell>
          <table:table-cell table:style-name="ce8" office:value-type="float" office:value="0.296058558558559" calcext:value-type="float">
            <text:p>0.296059</text:p>
          </table:table-cell>
          <table:table-cell office:value-type="float" office:value="0.295795795795796" calcext:value-type="float">
            <text:p>0.295796</text:p>
          </table:table-cell>
          <table:table-cell office:value-type="float" office:value="0.0187202336268836" calcext:value-type="float">
            <text:p>0.018720</text:p>
          </table:table-cell>
          <table:table-cell office:value-type="float" office:value="0.0246190792329957" calcext:value-type="float">
            <text:p>0.024619</text:p>
          </table:table-cell>
          <table:table-cell office:value-type="float" office:value="0.0253839736109439" calcext:value-type="float">
            <text:p>0.025384</text:p>
          </table:table-cell>
          <table:table-cell office:value-type="float" office:value="0.310372622622623" calcext:value-type="float">
            <text:p>0.310373</text:p>
          </table:table-cell>
          <table:table-cell table:style-name="ce8" office:value-type="float" office:value="0.303083333333333" calcext:value-type="float">
            <text:p>0.303083</text:p>
          </table:table-cell>
          <table:table-cell office:value-type="float" office:value="0.300336336336336" calcext:value-type="float">
            <text:p>0.3003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427313986445734" calcext:value-type="float">
            <text:p>0.427313986445734</text:p>
          </table:table-cell>
          <table:table-cell office:value-type="float" office:value="0.262006013745704" calcext:value-type="float">
            <text:p>0.262006</text:p>
          </table:table-cell>
          <table:table-cell table:style-name="ce8" office:value-type="float" office:value="0.257807130584192" calcext:value-type="float">
            <text:p>0.257807</text:p>
          </table:table-cell>
          <table:table-cell office:value-type="float" office:value="0.25673324742268" calcext:value-type="float">
            <text:p>0.256733</text:p>
          </table:table-cell>
          <table:table-cell office:value-type="float" office:value="0.00583181794656667" calcext:value-type="float">
            <text:p>0.005832</text:p>
          </table:table-cell>
          <table:table-cell office:value-type="float" office:value="0.00504816774453167" calcext:value-type="float">
            <text:p>0.005048</text:p>
          </table:table-cell>
          <table:table-cell office:value-type="float" office:value="0.022521739004969" calcext:value-type="float">
            <text:p>0.022522</text:p>
          </table:table-cell>
          <table:table-cell office:value-type="float" office:value="0.261640141752577" calcext:value-type="float">
            <text:p>0.261640</text:p>
          </table:table-cell>
          <table:table-cell table:style-name="ce8" office:value-type="float" office:value="0.257840707331042" calcext:value-type="float">
            <text:p>0.257841</text:p>
          </table:table-cell>
          <table:table-cell office:value-type="float" office:value="0.263018864547537" calcext:value-type="float">
            <text:p>0.263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43065449057108" calcext:value-type="float">
            <text:p>0.43065449057108</text:p>
          </table:table-cell>
          <table:table-cell table:number-columns-repeated="3" office:value-type="float" office:value="0.004" calcext:value-type="float">
            <text:p>0.004000</text:p>
          </table:table-cell>
          <table:table-cell table:number-columns-repeated="3" office:value-type="float" office:value="0" calcext:value-type="float">
            <text:p>0.000000</text:p>
          </table:table-cell>
          <table:table-cell table:number-columns-repeated="3" office:value-type="float" office:value="0.004" calcext:value-type="float">
            <text:p>0.00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433151833616758" calcext:value-type="float">
            <text:p>0.433151833616758</text:p>
          </table:table-cell>
          <table:table-cell office:value-type="float" office:value="0.28047619047619" calcext:value-type="float">
            <text:p>0.280476</text:p>
          </table:table-cell>
          <table:table-cell table:style-name="ce8" office:value-type="float" office:value="0.273809523809524" calcext:value-type="float">
            <text:p>0.273810</text:p>
          </table:table-cell>
          <table:table-cell office:value-type="float" office:value="0.329047619047619" calcext:value-type="float">
            <text:p>0.329048</text:p>
          </table:table-cell>
          <table:table-cell office:value-type="float" office:value="0.0105775273943628" calcext:value-type="float">
            <text:p>0.010578</text:p>
          </table:table-cell>
          <table:table-cell office:value-type="float" office:value="0.0184085154363163" calcext:value-type="float">
            <text:p>0.018409</text:p>
          </table:table-cell>
          <table:table-cell office:value-type="float" office:value="0.032712470157724" calcext:value-type="float">
            <text:p>0.032712</text:p>
          </table:table-cell>
          <table:table-cell office:value-type="float" office:value="0.279169841269841" calcext:value-type="float">
            <text:p>0.279170</text:p>
          </table:table-cell>
          <table:table-cell table:style-name="ce8" office:value-type="float" office:value="0.273680952380952" calcext:value-type="float">
            <text:p>0.273681</text:p>
          </table:table-cell>
          <table:table-cell office:value-type="float" office:value="0.315533333333333" calcext:value-type="float">
            <text:p>0.3155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437806439830472" calcext:value-type="float">
            <text:p>0.437806439830472</text:p>
          </table:table-cell>
          <table:table-cell table:style-name="ce8" office:value-type="float" office:value="0.304053236539625" calcext:value-type="float">
            <text:p>0.304053</text:p>
          </table:table-cell>
          <table:table-cell office:value-type="float" office:value="0.305777374470659" calcext:value-type="float">
            <text:p>0.305777</text:p>
          </table:table-cell>
          <table:table-cell office:value-type="float" office:value="0.305868118572293" calcext:value-type="float">
            <text:p>0.305868</text:p>
          </table:table-cell>
          <table:table-cell office:value-type="float" office:value="0.00839351480008668" calcext:value-type="float">
            <text:p>0.008394</text:p>
          </table:table-cell>
          <table:table-cell office:value-type="float" office:value="0.00643397206859294" calcext:value-type="float">
            <text:p>0.006434</text:p>
          </table:table-cell>
          <table:table-cell office:value-type="float" office:value="0.00727246373101236" calcext:value-type="float">
            <text:p>0.007272</text:p>
          </table:table-cell>
          <table:table-cell table:style-name="ce8" office:value-type="float" office:value="0.304087820125025" calcext:value-type="float">
            <text:p>0.304088</text:p>
          </table:table-cell>
          <table:table-cell office:value-type="float" office:value="0.306756906634402" calcext:value-type="float">
            <text:p>0.306757</text:p>
          </table:table-cell>
          <table:table-cell office:value-type="float" office:value="0.306152046783626" calcext:value-type="float">
            <text:p>0.306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438320110294215" calcext:value-type="float">
            <text:p>0.438320110294215</text:p>
          </table:table-cell>
          <table:table-cell office:value-type="float" office:value="0.246" calcext:value-type="float">
            <text:p>0.246000</text:p>
          </table:table-cell>
          <table:table-cell table:style-name="ce8" office:value-type="float" office:value="0.238" calcext:value-type="float">
            <text:p>0.238000</text:p>
          </table:table-cell>
          <table:table-cell office:value-type="float" office:value="0.256" calcext:value-type="float">
            <text:p>0.256000</text:p>
          </table:table-cell>
          <table:table-cell office:value-type="float" office:value="0.0108091433899718" calcext:value-type="float">
            <text:p>0.010809</text:p>
          </table:table-cell>
          <table:table-cell office:value-type="float" office:value="0.00989166738280462" calcext:value-type="float">
            <text:p>0.009892</text:p>
          </table:table-cell>
          <table:table-cell office:value-type="float" office:value="0.0125381607024938" calcext:value-type="float">
            <text:p>0.012538</text:p>
          </table:table-cell>
          <table:table-cell office:value-type="float" office:value="0.247876666666667" calcext:value-type="float">
            <text:p>0.247877</text:p>
          </table:table-cell>
          <table:table-cell table:style-name="ce8" office:value-type="float" office:value="0.23988" calcext:value-type="float">
            <text:p>0.239880</text:p>
          </table:table-cell>
          <table:table-cell office:value-type="float" office:value="0.260123333333333" calcext:value-type="float">
            <text:p>0.260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443502720922475" calcext:value-type="float">
            <text:p>0.443502720922475</text:p>
          </table:table-cell>
          <table:table-cell table:style-name="ce8" office:value-type="float" office:value="0.341947565543071" calcext:value-type="float">
            <text:p>0.341948</text:p>
          </table:table-cell>
          <table:table-cell office:value-type="float" office:value="0.353171036204744" calcext:value-type="float">
            <text:p>0.353171</text:p>
          </table:table-cell>
          <table:table-cell office:value-type="float" office:value="0.329612983770287" calcext:value-type="float">
            <text:p>0.329613</text:p>
          </table:table-cell>
          <table:table-cell office:value-type="float" office:value="0.00568075117565281" calcext:value-type="float">
            <text:p>0.005681</text:p>
          </table:table-cell>
          <table:table-cell office:value-type="float" office:value="0.00589173172763146" calcext:value-type="float">
            <text:p>0.005892</text:p>
          </table:table-cell>
          <table:table-cell office:value-type="float" office:value="0.0102889608107196" calcext:value-type="float">
            <text:p>0.010289</text:p>
          </table:table-cell>
          <table:table-cell table:style-name="ce8" office:value-type="float" office:value="0.343420391177695" calcext:value-type="float">
            <text:p>0.343420</text:p>
          </table:table-cell>
          <table:table-cell office:value-type="float" office:value="0.355371202663337" calcext:value-type="float">
            <text:p>0.355371</text:p>
          </table:table-cell>
          <table:table-cell office:value-type="float" office:value="0.332419309196837" calcext:value-type="float">
            <text:p>0.3324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446671393411329" calcext:value-type="float">
            <text:p>0.446671393411329</text:p>
          </table:table-cell>
          <table:table-cell office:value-type="float" office:value="0.473641782956239" calcext:value-type="float">
            <text:p>0.473642</text:p>
          </table:table-cell>
          <table:table-cell table:style-name="ce8" office:value-type="float" office:value="0.471115025064354" calcext:value-type="float">
            <text:p>0.471115</text:p>
          </table:table-cell>
          <table:table-cell office:value-type="float" office:value="0.482698821297927" calcext:value-type="float">
            <text:p>0.482699</text:p>
          </table:table-cell>
          <table:table-cell office:value-type="float" office:value="0.00838188547325509" calcext:value-type="float">
            <text:p>0.008382</text:p>
          </table:table-cell>
          <table:table-cell office:value-type="float" office:value="0.00848314513630904" calcext:value-type="float">
            <text:p>0.008483</text:p>
          </table:table-cell>
          <table:table-cell office:value-type="float" office:value="0.00702669766130869" calcext:value-type="float">
            <text:p>0.007027</text:p>
          </table:table-cell>
          <table:table-cell office:value-type="float" office:value="0.47503129657228" calcext:value-type="float">
            <text:p>0.475031</text:p>
          </table:table-cell>
          <table:table-cell table:style-name="ce8" office:value-type="float" office:value="0.473056857697692" calcext:value-type="float">
            <text:p>0.473057</text:p>
          </table:table-cell>
          <table:table-cell office:value-type="float" office:value="0.483882807207695" calcext:value-type="float">
            <text:p>0.4838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454191605936901" calcext:value-type="float">
            <text:p>0.454191605936901</text:p>
          </table:table-cell>
          <table:table-cell table:style-name="ce8" office:value-type="float" office:value="0.236380724538619" calcext:value-type="float">
            <text:p>0.236381</text:p>
          </table:table-cell>
          <table:table-cell office:value-type="float" office:value="0.239559125085441" calcext:value-type="float">
            <text:p>0.239559</text:p>
          </table:table-cell>
          <table:table-cell office:value-type="float" office:value="0.246103896103896" calcext:value-type="float">
            <text:p>0.246104</text:p>
          </table:table-cell>
          <table:table-cell office:value-type="float" office:value="0.00830800443420891" calcext:value-type="float">
            <text:p>0.008308</text:p>
          </table:table-cell>
          <table:table-cell office:value-type="float" office:value="0.00387574477575786" calcext:value-type="float">
            <text:p>0.003876</text:p>
          </table:table-cell>
          <table:table-cell office:value-type="float" office:value="0.00559504378524733" calcext:value-type="float">
            <text:p>0.005595</text:p>
          </table:table-cell>
          <table:table-cell table:style-name="ce8" office:value-type="float" office:value="0.239314023695603" calcext:value-type="float">
            <text:p>0.239314</text:p>
          </table:table-cell>
          <table:table-cell office:value-type="float" office:value="0.240062257917521" calcext:value-type="float">
            <text:p>0.240062</text:p>
          </table:table-cell>
          <table:table-cell office:value-type="float" office:value="0.247209159261791" calcext:value-type="float">
            <text:p>0.247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454191606345619" calcext:value-type="float">
            <text:p>0.454191606345619</text:p>
          </table:table-cell>
          <table:table-cell table:style-name="ce8" office:value-type="float" office:value="0.240909090909091" calcext:value-type="float">
            <text:p>0.240909</text:p>
          </table:table-cell>
          <table:table-cell office:value-type="float" office:value="0.242224880382775" calcext:value-type="float">
            <text:p>0.242225</text:p>
          </table:table-cell>
          <table:table-cell office:value-type="float" office:value="0.24477956254272" calcext:value-type="float">
            <text:p>0.244780</text:p>
          </table:table-cell>
          <table:table-cell office:value-type="float" office:value="0.00712229834703216" calcext:value-type="float">
            <text:p>0.007122</text:p>
          </table:table-cell>
          <table:table-cell office:value-type="float" office:value="0.00397784544909401" calcext:value-type="float">
            <text:p>0.003978</text:p>
          </table:table-cell>
          <table:table-cell office:value-type="float" office:value="0.00671724832991514" calcext:value-type="float">
            <text:p>0.006717</text:p>
          </table:table-cell>
          <table:table-cell table:style-name="ce8" office:value-type="float" office:value="0.242108965595808" calcext:value-type="float">
            <text:p>0.242109</text:p>
          </table:table-cell>
          <table:table-cell office:value-type="float" office:value="0.242388471177945" calcext:value-type="float">
            <text:p>0.242388</text:p>
          </table:table-cell>
          <table:table-cell office:value-type="float" office:value="0.245372465254044" calcext:value-type="float">
            <text:p>0.2453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456225873040647" calcext:value-type="float">
            <text:p>0.456225873040647</text:p>
          </table:table-cell>
          <table:table-cell table:style-name="ce8" office:value-type="float" office:value="0.0518918918918918" calcext:value-type="float">
            <text:p>0.051892</text:p>
          </table:table-cell>
          <table:table-cell office:value-type="float" office:value="0.0934459459459459" calcext:value-type="float">
            <text:p>0.093446</text:p>
          </table:table-cell>
          <table:table-cell office:value-type="float" office:value="0.0699324324324324" calcext:value-type="float">
            <text:p>0.069932</text:p>
          </table:table-cell>
          <table:table-cell office:value-type="float" office:value="0.0546702788222542" calcext:value-type="float">
            <text:p>0.054670</text:p>
          </table:table-cell>
          <table:table-cell office:value-type="float" office:value="0.0714499061130922" calcext:value-type="float">
            <text:p>0.071450</text:p>
          </table:table-cell>
          <table:table-cell office:value-type="float" office:value="0.115678459545779" calcext:value-type="float">
            <text:p>0.115678</text:p>
          </table:table-cell>
          <table:table-cell table:style-name="ce8" office:value-type="float" office:value="0.0714914414414414" calcext:value-type="float">
            <text:p>0.071491</text:p>
          </table:table-cell>
          <table:table-cell office:value-type="float" office:value="0.120244144144144" calcext:value-type="float">
            <text:p>0.120244</text:p>
          </table:table-cell>
          <table:table-cell office:value-type="float" office:value="0.110952252252252" calcext:value-type="float">
            <text:p>0.110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62278888531056" calcext:value-type="float">
            <text:p>0.462278888531056</text:p>
          </table:table-cell>
          <table:table-cell table:style-name="ce8" office:value-type="float" office:value="0.266764705882353" calcext:value-type="float">
            <text:p>0.266765</text:p>
          </table:table-cell>
          <table:table-cell office:value-type="float" office:value="0.281008403361345" calcext:value-type="float">
            <text:p>0.281008</text:p>
          </table:table-cell>
          <table:table-cell office:value-type="float" office:value="0.27218487394958" calcext:value-type="float">
            <text:p>0.272185</text:p>
          </table:table-cell>
          <table:table-cell office:value-type="float" office:value="0.0198828082980955" calcext:value-type="float">
            <text:p>0.019883</text:p>
          </table:table-cell>
          <table:table-cell office:value-type="float" office:value="0.0215502376138397" calcext:value-type="float">
            <text:p>0.021550</text:p>
          </table:table-cell>
          <table:table-cell office:value-type="float" office:value="0.0219900619512165" calcext:value-type="float">
            <text:p>0.021990</text:p>
          </table:table-cell>
          <table:table-cell table:style-name="ce8" office:value-type="float" office:value="0.271157142857143" calcext:value-type="float">
            <text:p>0.271157</text:p>
          </table:table-cell>
          <table:table-cell office:value-type="float" office:value="0.280685994397759" calcext:value-type="float">
            <text:p>0.280686</text:p>
          </table:table-cell>
          <table:table-cell office:value-type="float" office:value="0.276292997198879" calcext:value-type="float">
            <text:p>0.276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46312255405911" calcext:value-type="float">
            <text:p>0.46312255405911</text:p>
          </table:table-cell>
          <table:table-cell office:value-type="float" office:value="0.358991596638655" calcext:value-type="float">
            <text:p>0.358992</text:p>
          </table:table-cell>
          <table:table-cell table:style-name="ce8" office:value-type="float" office:value="0.354271708683473" calcext:value-type="float">
            <text:p>0.354272</text:p>
          </table:table-cell>
          <table:table-cell office:value-type="float" office:value="0.361386554621849" calcext:value-type="float">
            <text:p>0.361387</text:p>
          </table:table-cell>
          <table:table-cell office:value-type="float" office:value="0.00551939444879742" calcext:value-type="float">
            <text:p>0.005519</text:p>
          </table:table-cell>
          <table:table-cell office:value-type="float" office:value="0.0055925044321348" calcext:value-type="float">
            <text:p>0.005593</text:p>
          </table:table-cell>
          <table:table-cell office:value-type="float" office:value="0.00373083300253061" calcext:value-type="float">
            <text:p>0.003731</text:p>
          </table:table-cell>
          <table:table-cell office:value-type="float" office:value="0.359478711484594" calcext:value-type="float">
            <text:p>0.359479</text:p>
          </table:table-cell>
          <table:table-cell table:style-name="ce8" office:value-type="float" office:value="0.354345891690009" calcext:value-type="float">
            <text:p>0.354346</text:p>
          </table:table-cell>
          <table:table-cell office:value-type="float" office:value="0.36198548085901" calcext:value-type="float">
            <text:p>0.3619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466050275449647" calcext:value-type="float">
            <text:p>0.466050275449647</text:p>
          </table:table-cell>
          <table:table-cell office:value-type="float" office:value="0.302913968547641" calcext:value-type="float">
            <text:p>0.302914</text:p>
          </table:table-cell>
          <table:table-cell table:style-name="ce8" office:value-type="float" office:value="0.294357076780758" calcext:value-type="float">
            <text:p>0.294357</text:p>
          </table:table-cell>
          <table:table-cell office:value-type="float" office:value="0.317992599444958" calcext:value-type="float">
            <text:p>0.317993</text:p>
          </table:table-cell>
          <table:table-cell office:value-type="float" office:value="0.0099268524120693" calcext:value-type="float">
            <text:p>0.009927</text:p>
          </table:table-cell>
          <table:table-cell office:value-type="float" office:value="0.00729169328135334" calcext:value-type="float">
            <text:p>0.007292</text:p>
          </table:table-cell>
          <table:table-cell office:value-type="float" office:value="0.0103730581949418" calcext:value-type="float">
            <text:p>0.010373</text:p>
          </table:table-cell>
          <table:table-cell office:value-type="float" office:value="0.301336262719704" calcext:value-type="float">
            <text:p>0.301336</text:p>
          </table:table-cell>
          <table:table-cell table:style-name="ce8" office:value-type="float" office:value="0.29450200431699" calcext:value-type="float">
            <text:p>0.294502</text:p>
          </table:table-cell>
          <table:table-cell office:value-type="float" office:value="0.315967160037003" calcext:value-type="float">
            <text:p>0.315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466385390663721" calcext:value-type="float">
            <text:p>0.466385390663721</text:p>
          </table:table-cell>
          <table:table-cell office:value-type="float" office:value="0.316666666666667" calcext:value-type="float">
            <text:p>0.316667</text:p>
          </table:table-cell>
          <table:table-cell table:style-name="ce8" office:value-type="float" office:value="0.309649122807017" calcext:value-type="float">
            <text:p>0.309649</text:p>
          </table:table-cell>
          <table:table-cell office:value-type="float" office:value="0.321052631578947" calcext:value-type="float">
            <text:p>0.321053</text:p>
          </table:table-cell>
          <table:table-cell office:value-type="float" office:value="0.0160433956069377" calcext:value-type="float">
            <text:p>0.016043</text:p>
          </table:table-cell>
          <table:table-cell office:value-type="float" office:value="0.0132637478407622" calcext:value-type="float">
            <text:p>0.013264</text:p>
          </table:table-cell>
          <table:table-cell office:value-type="float" office:value="0.0251024656354681" calcext:value-type="float">
            <text:p>0.025102</text:p>
          </table:table-cell>
          <table:table-cell office:value-type="float" office:value="0.321" calcext:value-type="float">
            <text:p>0.321000</text:p>
          </table:table-cell>
          <table:table-cell table:style-name="ce8" office:value-type="float" office:value="0.312888888888889" calcext:value-type="float">
            <text:p>0.312889</text:p>
          </table:table-cell>
          <table:table-cell office:value-type="float" office:value="0.329523391812865" calcext:value-type="float">
            <text:p>0.3295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468399512942487" calcext:value-type="float">
            <text:p>0.468399512942487</text:p>
          </table:table-cell>
          <table:table-cell office:value-type="float" office:value="0.0798215155945419" calcext:value-type="float">
            <text:p>0.079822</text:p>
          </table:table-cell>
          <table:table-cell table:style-name="ce8" office:value-type="float" office:value="0.0792371009990253" calcext:value-type="float">
            <text:p>0.079237</text:p>
          </table:table-cell>
          <table:table-cell office:value-type="float" office:value="0.0823579130116959" calcext:value-type="float">
            <text:p>0.082358</text:p>
          </table:table-cell>
          <table:table-cell office:value-type="float" office:value="0.00265989801315623" calcext:value-type="float">
            <text:p>0.002660</text:p>
          </table:table-cell>
          <table:table-cell office:value-type="float" office:value="0.00353179482982735" calcext:value-type="float">
            <text:p>0.003532</text:p>
          </table:table-cell>
          <table:table-cell office:value-type="float" office:value="0.00152989383537611" calcext:value-type="float">
            <text:p>0.001530</text:p>
          </table:table-cell>
          <table:table-cell office:value-type="float" office:value="0.0807822310043047" calcext:value-type="float">
            <text:p>0.080782</text:p>
          </table:table-cell>
          <table:table-cell table:style-name="ce8" office:value-type="float" office:value="0.0807567134705977" calcext:value-type="float">
            <text:p>0.080757</text:p>
          </table:table-cell>
          <table:table-cell office:value-type="float" office:value="0.0828051062987329" calcext:value-type="float">
            <text:p>0.08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46857934748798" calcext:value-type="float">
            <text:p>0.46857934748798</text:p>
          </table:table-cell>
          <table:table-cell table:style-name="ce8" office:value-type="float" office:value="0.205413105413105" calcext:value-type="float">
            <text:p>0.205413</text:p>
          </table:table-cell>
          <table:table-cell office:value-type="float" office:value="0.218732193732194" calcext:value-type="float">
            <text:p>0.218732</text:p>
          </table:table-cell>
          <table:table-cell office:value-type="float" office:value="0.216951566951567" calcext:value-type="float">
            <text:p>0.216952</text:p>
          </table:table-cell>
          <table:table-cell office:value-type="float" office:value="0.00766867809051302" calcext:value-type="float">
            <text:p>0.007669</text:p>
          </table:table-cell>
          <table:table-cell office:value-type="float" office:value="0.00987846059129282" calcext:value-type="float">
            <text:p>0.009878</text:p>
          </table:table-cell>
          <table:table-cell office:value-type="float" office:value="0.0105769854527151" calcext:value-type="float">
            <text:p>0.010577</text:p>
          </table:table-cell>
          <table:table-cell table:style-name="ce8" office:value-type="float" office:value="0.205720322886989" calcext:value-type="float">
            <text:p>0.205720</text:p>
          </table:table-cell>
          <table:table-cell office:value-type="float" office:value="0.216208926875593" calcext:value-type="float">
            <text:p>0.216209</text:p>
          </table:table-cell>
          <table:table-cell office:value-type="float" office:value="0.214847578347578" calcext:value-type="float">
            <text:p>0.214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469062137919487" calcext:value-type="float">
            <text:p>0.469062137919487</text:p>
          </table:table-cell>
          <table:table-cell office:value-type="float" office:value="0.326731634182909" calcext:value-type="float">
            <text:p>0.326732</text:p>
          </table:table-cell>
          <table:table-cell table:style-name="ce8" office:value-type="float" office:value="0.319737631184408" calcext:value-type="float">
            <text:p>0.319738</text:p>
          </table:table-cell>
          <table:table-cell office:value-type="float" office:value="0.347578710644678" calcext:value-type="float">
            <text:p>0.347579</text:p>
          </table:table-cell>
          <table:table-cell office:value-type="float" office:value="0.0168976198614242" calcext:value-type="float">
            <text:p>0.016898</text:p>
          </table:table-cell>
          <table:table-cell office:value-type="float" office:value="0.0112951072605303" calcext:value-type="float">
            <text:p>0.011295</text:p>
          </table:table-cell>
          <table:table-cell office:value-type="float" office:value="0.0275365153212695" calcext:value-type="float">
            <text:p>0.027537</text:p>
          </table:table-cell>
          <table:table-cell office:value-type="float" office:value="0.330662018990505" calcext:value-type="float">
            <text:p>0.330662</text:p>
          </table:table-cell>
          <table:table-cell table:style-name="ce8" office:value-type="float" office:value="0.322978135932034" calcext:value-type="float">
            <text:p>0.322978</text:p>
          </table:table-cell>
          <table:table-cell office:value-type="float" office:value="0.359844102948526" calcext:value-type="float">
            <text:p>0.3598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471771640717309" calcext:value-type="float">
            <text:p>0.471771640717309</text:p>
          </table:table-cell>
          <table:table-cell table:style-name="ce8" office:value-type="float" office:value="0.167874396135266" calcext:value-type="float">
            <text:p>0.167874</text:p>
          </table:table-cell>
          <table:table-cell office:value-type="float" office:value="0.187971014492754" calcext:value-type="float">
            <text:p>0.187971</text:p>
          </table:table-cell>
          <table:table-cell office:value-type="float" office:value="0.176714975845411" calcext:value-type="float">
            <text:p>0.176715</text:p>
          </table:table-cell>
          <table:table-cell office:value-type="float" office:value="0.0262034921776098" calcext:value-type="float">
            <text:p>0.026203</text:p>
          </table:table-cell>
          <table:table-cell office:value-type="float" office:value="0.0361409365961681" calcext:value-type="float">
            <text:p>0.036141</text:p>
          </table:table-cell>
          <table:table-cell office:value-type="float" office:value="0.0331016454151508" calcext:value-type="float">
            <text:p>0.033102</text:p>
          </table:table-cell>
          <table:table-cell table:style-name="ce8" office:value-type="float" office:value="0.175926247987117" calcext:value-type="float">
            <text:p>0.175926</text:p>
          </table:table-cell>
          <table:table-cell office:value-type="float" office:value="0.206894847020934" calcext:value-type="float">
            <text:p>0.206895</text:p>
          </table:table-cell>
          <table:table-cell office:value-type="float" office:value="0.183853784219002" calcext:value-type="float">
            <text:p>0.1838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480473961829033" calcext:value-type="float">
            <text:p>0.480473961829033</text:p>
          </table:table-cell>
          <table:table-cell table:style-name="ce8" office:value-type="float" office:value="0.325965759438104" calcext:value-type="float">
            <text:p>0.325966</text:p>
          </table:table-cell>
          <table:table-cell office:value-type="float" office:value="0.330399473222125" calcext:value-type="float">
            <text:p>0.330399</text:p>
          </table:table-cell>
          <table:table-cell office:value-type="float" office:value="0.355575065847234" calcext:value-type="float">
            <text:p>0.355575</text:p>
          </table:table-cell>
          <table:table-cell office:value-type="float" office:value="0.00635908992150413" calcext:value-type="float">
            <text:p>0.006359</text:p>
          </table:table-cell>
          <table:table-cell office:value-type="float" office:value="0.00612191454052242" calcext:value-type="float">
            <text:p>0.006122</text:p>
          </table:table-cell>
          <table:table-cell office:value-type="float" office:value="0.00465490457722366" calcext:value-type="float">
            <text:p>0.004655</text:p>
          </table:table-cell>
          <table:table-cell table:style-name="ce8" office:value-type="float" office:value="0.325860111208663" calcext:value-type="float">
            <text:p>0.325860</text:p>
          </table:table-cell>
          <table:table-cell office:value-type="float" office:value="0.33079741000878" calcext:value-type="float">
            <text:p>0.330797</text:p>
          </table:table-cell>
          <table:table-cell office:value-type="float" office:value="0.355121085747732" calcext:value-type="float">
            <text:p>0.355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494890753973741" calcext:value-type="float">
            <text:p>0.494890753973741</text:p>
          </table:table-cell>
          <table:table-cell table:style-name="ce8" office:value-type="float" office:value="0.228" calcext:value-type="float">
            <text:p>0.228000</text:p>
          </table:table-cell>
          <table:table-cell office:value-type="float" office:value="0.232" calcext:value-type="float">
            <text:p>0.232000</text:p>
          </table:table-cell>
          <table:table-cell office:value-type="float" office:value="0.22" calcext:value-type="float">
            <text:p>0.220000</text:p>
          </table:table-cell>
          <table:table-cell office:value-type="float" office:value="0.0169447919867375" calcext:value-type="float">
            <text:p>0.016945</text:p>
          </table:table-cell>
          <table:table-cell office:value-type="float" office:value="0.014224095937517" calcext:value-type="float">
            <text:p>0.014224</text:p>
          </table:table-cell>
          <table:table-cell office:value-type="float" office:value="0.0169019943675559" calcext:value-type="float">
            <text:p>0.016902</text:p>
          </table:table-cell>
          <table:table-cell table:style-name="ce8" office:value-type="float" office:value="0.225733333333333" calcext:value-type="float">
            <text:p>0.225733</text:p>
          </table:table-cell>
          <table:table-cell office:value-type="float" office:value="0.235386666666667" calcext:value-type="float">
            <text:p>0.235387</text:p>
          </table:table-cell>
          <table:table-cell office:value-type="float" office:value="0.219186666666667" calcext:value-type="float">
            <text:p>0.21918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D" table:style-name="ta1">
        <table:table-column table:style-name="co9" table:default-cell-style-name="ce18"/>
        <table:table-column table:style-name="co10" table:default-cell-style-name="Default"/>
        <table:table-column table:style-name="co11" table:number-columns-repeated="3" table:default-cell-style-name="ce18"/>
        <table:table-column table:style-name="co9" table:visibility="collapse" table:number-columns-repeated="3" table:default-cell-style-name="ce18"/>
        <table:table-column table:style-name="co12" table:number-columns-repeated="3" table:default-cell-style-name="ce18"/>
        <table:table-column table:style-name="co9" table:number-columns-repeated="1011" table:default-cell-style-name="ce18"/>
        <table:table-column table:style-name="co9" table:number-columns-repeated="2" table:default-cell-style-name="Default"/>
        <table:table-row table:style-name="ro1">
          <table:table-cell table:style-name="ce45" office:value-type="string" calcext:value-type="string">
            <text:p>dataset</text:p>
          </table:table-cell>
          <table:table-cell office:value-type="string" calcext:value-type="string">
            <text:p>CLD</text:p>
          </table:table-cell>
          <table:table-cell table:style-name="ce45" office:value-type="string" calcext:value-type="string">
            <text:p>classic_misc_rate_test_mean_median</text:p>
          </table:table-cell>
          <table:table-cell table:style-name="ce45" office:value-type="string" calcext:value-type="string">
            <text:p>init_easy_misc_rate_test_mean_median</text:p>
          </table:table-cell>
          <table:table-cell table:style-name="ce45" office:value-type="string" calcext:value-type="string">
            <text:p>init_hard_misc_rate_test_mean_median</text:p>
          </table:table-cell>
          <table:table-cell table:style-name="ce45" office:value-type="string" calcext:value-type="string">
            <text:p>classic_misc_rate_test_mean_std</text:p>
          </table:table-cell>
          <table:table-cell table:style-name="ce45" office:value-type="string" calcext:value-type="string">
            <text:p>init_easy_misc_rate_test_mean_std</text:p>
          </table:table-cell>
          <table:table-cell table:style-name="ce45" office:value-type="string" calcext:value-type="string">
            <text:p>init_hard_misc_rate_test_mean_std</text:p>
          </table:table-cell>
          <table:table-cell table:style-name="ce45" office:value-type="string" calcext:value-type="string">
            <text:p>classic_misc_rate_test_mean_total_mean</text:p>
          </table:table-cell>
          <table:table-cell table:style-name="ce45" office:value-type="string" calcext:value-type="string">
            <text:p>init_easy_misc_rate_test_mean_total_mean</text:p>
          </table:table-cell>
          <table:table-cell table:style-name="ce45"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00348873220802411" calcext:value-type="float">
            <text:p>0.00348873220802411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0310683578192378" calcext:value-type="float">
            <text:p>0.0310683578192378</text:p>
          </table:table-cell>
          <table:table-cell table:style-name="ce47" office:value-type="float" office:value="0.0518918918918918" calcext:value-type="float">
            <text:p>0.05189</text:p>
          </table:table-cell>
          <table:table-cell office:value-type="float" office:value="0.055" calcext:value-type="float">
            <text:p>0.05500</text:p>
          </table:table-cell>
          <table:table-cell office:value-type="float" office:value="0.0798648648648649" calcext:value-type="float">
            <text:p>0.07986</text:p>
          </table:table-cell>
          <table:table-cell office:value-type="float" office:value="0.0546702788222542" calcext:value-type="float">
            <text:p>0.05467</text:p>
          </table:table-cell>
          <table:table-cell office:value-type="float" office:value="0.0924652563184163" calcext:value-type="float">
            <text:p>0.09247</text:p>
          </table:table-cell>
          <table:table-cell office:value-type="float" office:value="0.0830945375505342" calcext:value-type="float">
            <text:p>0.08309</text:p>
          </table:table-cell>
          <table:table-cell table:style-name="ce47" office:value-type="float" office:value="0.0714914414414414" calcext:value-type="float">
            <text:p>0.07149</text:p>
          </table:table-cell>
          <table:table-cell office:value-type="float" office:value="0.0869315315315315" calcext:value-type="float">
            <text:p>0.08693</text:p>
          </table:table-cell>
          <table:table-cell office:value-type="float" office:value="0.112663513513513" calcext:value-type="float">
            <text:p>0.11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809888744072964" calcext:value-type="float">
            <text:p>0.0809888744072964</text:p>
          </table:table-cell>
          <table:table-cell table:style-name="ce47" office:value-type="float" office:value="0.0414699792960662" calcext:value-type="float">
            <text:p>0.04147</text:p>
          </table:table-cell>
          <table:table-cell office:value-type="float" office:value="0.0457971014492753" calcext:value-type="float">
            <text:p>0.04580</text:p>
          </table:table-cell>
          <table:table-cell office:value-type="float" office:value="0.0357349896480331" calcext:value-type="float">
            <text:p>0.03573</text:p>
          </table:table-cell>
          <table:table-cell office:value-type="float" office:value="0.00494687157153609" calcext:value-type="float">
            <text:p>0.00495</text:p>
          </table:table-cell>
          <table:table-cell office:value-type="float" office:value="0.00426476558223217" calcext:value-type="float">
            <text:p>0.00426</text:p>
          </table:table-cell>
          <table:table-cell office:value-type="float" office:value="0.00588646684005784" calcext:value-type="float">
            <text:p>0.00589</text:p>
          </table:table-cell>
          <table:table-cell table:style-name="ce47" office:value-type="float" office:value="0.0425209109730848" calcext:value-type="float">
            <text:p>0.04252</text:p>
          </table:table-cell>
          <table:table-cell office:value-type="float" office:value="0.0460365769496204" calcext:value-type="float">
            <text:p>0.04604</text:p>
          </table:table-cell>
          <table:table-cell office:value-type="float" office:value="0.0368654244306418" calcext:value-type="float">
            <text:p>0.03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116779029374091" calcext:value-type="float">
            <text:p>0.116779029374091</text:p>
          </table:table-cell>
          <table:table-cell office:value-type="float" office:value="0.0351817042606516" calcext:value-type="float">
            <text:p>0.03518</text:p>
          </table:table-cell>
          <table:table-cell table:style-name="ce47" office:value-type="float" office:value="0.0350877192982456" calcext:value-type="float">
            <text:p>0.03509</text:p>
          </table:table-cell>
          <table:table-cell office:value-type="float" office:value="0.031610275689223" calcext:value-type="float">
            <text:p>0.03161</text:p>
          </table:table-cell>
          <table:table-cell office:value-type="float" office:value="0.00795407932360198" calcext:value-type="float">
            <text:p>0.00795</text:p>
          </table:table-cell>
          <table:table-cell office:value-type="float" office:value="0.00775805111394821" calcext:value-type="float">
            <text:p>0.00776</text:p>
          </table:table-cell>
          <table:table-cell office:value-type="float" office:value="0.00941894543921481" calcext:value-type="float">
            <text:p>0.00942</text:p>
          </table:table-cell>
          <table:table-cell office:value-type="float" office:value="0.0373484753550543" calcext:value-type="float">
            <text:p>0.03735</text:p>
          </table:table-cell>
          <table:table-cell table:style-name="ce47" office:value-type="float" office:value="0.0351797201336674" calcext:value-type="float">
            <text:p>0.03518</text:p>
          </table:table-cell>
          <table:table-cell office:value-type="float" office:value="0.0331808688387635" calcext:value-type="float">
            <text:p>0.03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165185338743073" calcext:value-type="float">
            <text:p>0.165185338743073</text:p>
          </table:table-cell>
          <table:table-cell table:style-name="ce47" office:value-type="float" office:value="0.0798215155945419" calcext:value-type="float">
            <text:p>0.07982</text:p>
          </table:table-cell>
          <table:table-cell office:value-type="float" office:value="0.0833321911549707" calcext:value-type="float">
            <text:p>0.08333</text:p>
          </table:table-cell>
          <table:table-cell office:value-type="float" office:value="0.0805011117202729" calcext:value-type="float">
            <text:p>0.08050</text:p>
          </table:table-cell>
          <table:table-cell office:value-type="float" office:value="0.00265989801315623" calcext:value-type="float">
            <text:p>0.00266</text:p>
          </table:table-cell>
          <table:table-cell office:value-type="float" office:value="0.00173082872195426" calcext:value-type="float">
            <text:p>0.00173</text:p>
          </table:table-cell>
          <table:table-cell office:value-type="float" office:value="0.00189492309866491" calcext:value-type="float">
            <text:p>0.00189</text:p>
          </table:table-cell>
          <table:table-cell table:style-name="ce47" office:value-type="float" office:value="0.0807822310043047" calcext:value-type="float">
            <text:p>0.08078</text:p>
          </table:table-cell>
          <table:table-cell office:value-type="float" office:value="0.0839558713044184" calcext:value-type="float">
            <text:p>0.08396</text:p>
          </table:table-cell>
          <table:table-cell office:value-type="float" office:value="0.0809872875548245" calcext:value-type="float">
            <text:p>0.08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186004843963524" calcext:value-type="float">
            <text:p>0.186004843963524</text:p>
          </table:table-cell>
          <table:table-cell office:value-type="float" office:value="0.0741269841269841" calcext:value-type="float">
            <text:p>0.07413</text:p>
          </table:table-cell>
          <table:table-cell table:style-name="ce47" office:value-type="float" office:value="0.0655555555555555" calcext:value-type="float">
            <text:p>0.06556</text:p>
          </table:table-cell>
          <table:table-cell office:value-type="float" office:value="0.0911904761904761" calcext:value-type="float">
            <text:p>0.09119</text:p>
          </table:table-cell>
          <table:table-cell office:value-type="float" office:value="0.012935815764891" calcext:value-type="float">
            <text:p>0.01294</text:p>
          </table:table-cell>
          <table:table-cell office:value-type="float" office:value="0.0124626103348471" calcext:value-type="float">
            <text:p>0.01246</text:p>
          </table:table-cell>
          <table:table-cell office:value-type="float" office:value="0.0183404437733304" calcext:value-type="float">
            <text:p>0.01834</text:p>
          </table:table-cell>
          <table:table-cell office:value-type="float" office:value="0.0754510582010581" calcext:value-type="float">
            <text:p>0.07545</text:p>
          </table:table-cell>
          <table:table-cell table:style-name="ce47" office:value-type="float" office:value="0.0659399470899471" calcext:value-type="float">
            <text:p>0.06594</text:p>
          </table:table-cell>
          <table:table-cell office:value-type="float" office:value="0.0990320105820105" calcext:value-type="float">
            <text:p>0.09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207546319244007" calcext:value-type="float">
            <text:p>0.207546319244007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584189255814286" calcext:value-type="float">
            <text:p>0.05842</text:p>
          </table:table-cell>
          <table:table-cell office:value-type="float" office:value="0.114919519918726" calcext:value-type="float">
            <text:p>0.11492</text:p>
          </table:table-cell>
          <table:table-cell office:value-type="float" office:value="0.0621019019032571" calcext:value-type="float">
            <text:p>0.06210</text:p>
          </table:table-cell>
          <table:table-cell table:style-name="ce47" office:value-type="float" office:value="0.0174982994096396" calcext:value-type="float">
            <text:p>0.01750</text:p>
          </table:table-cell>
          <table:table-cell office:value-type="float" office:value="0.0485688166358269" calcext:value-type="float">
            <text:p>0.04857</text:p>
          </table:table-cell>
          <table:table-cell office:value-type="float" office:value="0.0261567098422768" calcext:value-type="float">
            <text:p>0.02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207954379530732" calcext:value-type="float">
            <text:p>0.207954379530732</text:p>
          </table:table-cell>
          <table:table-cell table:style-name="ce47" office:value-type="float" office:value="0.0014545646884586" calcext:value-type="float">
            <text:p>0.00145</text:p>
          </table:table-cell>
          <table:table-cell office:value-type="float" office:value="0.0050936210726753" calcext:value-type="float">
            <text:p>0.00509</text:p>
          </table:table-cell>
          <table:table-cell office:value-type="float" office:value="0.0021844916957579" calcext:value-type="float">
            <text:p>0.00218</text:p>
          </table:table-cell>
          <table:table-cell office:value-type="float" office:value="0.0169294675960157" calcext:value-type="float">
            <text:p>0.01693</text:p>
          </table:table-cell>
          <table:table-cell office:value-type="float" office:value="0.0251359160205954" calcext:value-type="float">
            <text:p>0.02514</text:p>
          </table:table-cell>
          <table:table-cell office:value-type="float" office:value="0.0229018721133246" calcext:value-type="float">
            <text:p>0.02290</text:p>
          </table:table-cell>
          <table:table-cell table:style-name="ce47" office:value-type="float" office:value="0.00651796607778829" calcext:value-type="float">
            <text:p>0.00652</text:p>
          </table:table-cell>
          <table:table-cell office:value-type="float" office:value="0.0135526287950915" calcext:value-type="float">
            <text:p>0.01355</text:p>
          </table:table-cell>
          <table:table-cell office:value-type="float" office:value="0.00777039035226905" calcext:value-type="float">
            <text:p>0.007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226761894607433" calcext:value-type="float">
            <text:p>0.226761894607433</text:p>
          </table:table-cell>
          <table:table-cell table:style-name="ce47" office:value-type="float" office:value="0.127717391304348" calcext:value-type="float">
            <text:p>0.12772</text:p>
          </table:table-cell>
          <table:table-cell office:value-type="float" office:value="0.136413043478261" calcext:value-type="float">
            <text:p>0.13641</text:p>
          </table:table-cell>
          <table:table-cell office:value-type="float" office:value="0.136050724637681" calcext:value-type="float">
            <text:p>0.13605</text:p>
          </table:table-cell>
          <table:table-cell office:value-type="float" office:value="0.00686394135996304" calcext:value-type="float">
            <text:p>0.00686</text:p>
          </table:table-cell>
          <table:table-cell office:value-type="float" office:value="0.00831597455826619" calcext:value-type="float">
            <text:p>0.00832</text:p>
          </table:table-cell>
          <table:table-cell office:value-type="float" office:value="0.00727065278650024" calcext:value-type="float">
            <text:p>0.00727</text:p>
          </table:table-cell>
          <table:table-cell table:style-name="ce47" office:value-type="float" office:value="0.12623731884058" calcext:value-type="float">
            <text:p>0.12624</text:p>
          </table:table-cell>
          <table:table-cell office:value-type="float" office:value="0.136844806763285" calcext:value-type="float">
            <text:p>0.13684</text:p>
          </table:table-cell>
          <table:table-cell office:value-type="float" office:value="0.134867753623188" calcext:value-type="float">
            <text:p>0.134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240129841903785" calcext:value-type="float">
            <text:p>0.240129841903785</text:p>
          </table:table-cell>
          <table:table-cell office:value-type="float" office:value="0.228" calcext:value-type="float">
            <text:p>0.22800</text:p>
          </table:table-cell>
          <table:table-cell table:style-name="ce47" office:value-type="float" office:value="0.216" calcext:value-type="float">
            <text:p>0.21600</text:p>
          </table:table-cell>
          <table:table-cell office:value-type="float" office:value="0.224" calcext:value-type="float">
            <text:p>0.22400</text:p>
          </table:table-cell>
          <table:table-cell office:value-type="float" office:value="0.0169447919867375" calcext:value-type="float">
            <text:p>0.01694</text:p>
          </table:table-cell>
          <table:table-cell office:value-type="float" office:value="0.0134587192461177" calcext:value-type="float">
            <text:p>0.01346</text:p>
          </table:table-cell>
          <table:table-cell office:value-type="float" office:value="0.0169575823354099" calcext:value-type="float">
            <text:p>0.01696</text:p>
          </table:table-cell>
          <table:table-cell office:value-type="float" office:value="0.225733333333333" calcext:value-type="float">
            <text:p>0.22573</text:p>
          </table:table-cell>
          <table:table-cell table:style-name="ce47" office:value-type="float" office:value="0.2148" calcext:value-type="float">
            <text:p>0.21480</text:p>
          </table:table-cell>
          <table:table-cell office:value-type="float" office:value="0.22116" calcext:value-type="float">
            <text:p>0.22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257093790107313" calcext:value-type="float">
            <text:p>0.257093790107313</text:p>
          </table:table-cell>
          <table:table-cell table:style-name="ce47" office:value-type="float" office:value="0.0248389355742296" calcext:value-type="float">
            <text:p>0.02484</text:p>
          </table:table-cell>
          <table:table-cell office:value-type="float" office:value="0.0283893557422969" calcext:value-type="float">
            <text:p>0.02839</text:p>
          </table:table-cell>
          <table:table-cell office:value-type="float" office:value="0.0272128851540616" calcext:value-type="float">
            <text:p>0.02721</text:p>
          </table:table-cell>
          <table:table-cell office:value-type="float" office:value="0.0231598440498272" calcext:value-type="float">
            <text:p>0.02316</text:p>
          </table:table-cell>
          <table:table-cell office:value-type="float" office:value="0.0334454280984676" calcext:value-type="float">
            <text:p>0.03345</text:p>
          </table:table-cell>
          <table:table-cell office:value-type="float" office:value="0.023771320978829" calcext:value-type="float">
            <text:p>0.02377</text:p>
          </table:table-cell>
          <table:table-cell table:style-name="ce47" office:value-type="float" office:value="0.0287048085901027" calcext:value-type="float">
            <text:p>0.02870</text:p>
          </table:table-cell>
          <table:table-cell table:style-name="ce47" office:value-type="float" office:value="0.03834360410831" calcext:value-type="float">
            <text:p>0.03834</text:p>
          </table:table-cell>
          <table:table-cell office:value-type="float" office:value="0.0332254901960784" calcext:value-type="float">
            <text:p>0.03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261014479684868" calcext:value-type="float">
            <text:p>0.261014479684868</text:p>
          </table:table-cell>
          <table:table-cell office:value-type="float" office:value="0.0624386662877711" calcext:value-type="float">
            <text:p>0.06244</text:p>
          </table:table-cell>
          <table:table-cell table:style-name="ce47" office:value-type="float" office:value="0.0606964573268921" calcext:value-type="float">
            <text:p>0.06070</text:p>
          </table:table-cell>
          <table:table-cell office:value-type="float" office:value="0.0667869659941271" calcext:value-type="float">
            <text:p>0.06679</text:p>
          </table:table-cell>
          <table:table-cell office:value-type="float" office:value="0.0167018449979136" calcext:value-type="float">
            <text:p>0.01670</text:p>
          </table:table-cell>
          <table:table-cell office:value-type="float" office:value="0.0156550768489923" calcext:value-type="float">
            <text:p>0.01566</text:p>
          </table:table-cell>
          <table:table-cell office:value-type="float" office:value="0.0162653005579991" calcext:value-type="float">
            <text:p>0.01627</text:p>
          </table:table-cell>
          <table:table-cell office:value-type="float" office:value="0.0677714044393925" calcext:value-type="float">
            <text:p>0.06777</text:p>
          </table:table-cell>
          <table:table-cell table:style-name="ce47" office:value-type="float" office:value="0.0653396293138833" calcext:value-type="float">
            <text:p>0.06534</text:p>
          </table:table-cell>
          <table:table-cell office:value-type="float" office:value="0.0711069401029332" calcext:value-type="float">
            <text:p>0.07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6157326716979" calcext:value-type="float">
            <text:p>0.26157326716979</text:p>
          </table:table-cell>
          <table:table-cell office:value-type="float" office:value="0.205413105413105" calcext:value-type="float">
            <text:p>0.20541</text:p>
          </table:table-cell>
          <table:table-cell table:style-name="ce47" office:value-type="float" office:value="0.205270655270655" calcext:value-type="float">
            <text:p>0.20527</text:p>
          </table:table-cell>
          <table:table-cell office:value-type="float" office:value="0.216381766381766" calcext:value-type="float">
            <text:p>0.21638</text:p>
          </table:table-cell>
          <table:table-cell office:value-type="float" office:value="0.00766867809051302" calcext:value-type="float">
            <text:p>0.00767</text:p>
          </table:table-cell>
          <table:table-cell office:value-type="float" office:value="0.0132500815744152" calcext:value-type="float">
            <text:p>0.01325</text:p>
          </table:table-cell>
          <table:table-cell office:value-type="float" office:value="0.0115523493678457" calcext:value-type="float">
            <text:p>0.01155</text:p>
          </table:table-cell>
          <table:table-cell office:value-type="float" office:value="0.205720322886989" calcext:value-type="float">
            <text:p>0.20572</text:p>
          </table:table-cell>
          <table:table-cell table:style-name="ce47" office:value-type="float" office:value="0.202887464387464" calcext:value-type="float">
            <text:p>0.20289</text:p>
          </table:table-cell>
          <table:table-cell office:value-type="float" office:value="0.215901234567901" calcext:value-type="float">
            <text:p>0.215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284414810792249" calcext:value-type="float">
            <text:p>0.284414810792249</text:p>
          </table:table-cell>
          <table:table-cell table:style-name="ce47" office:value-type="float" office:value="0.164516129032258" calcext:value-type="float">
            <text:p>0.16452</text:p>
          </table:table-cell>
          <table:table-cell office:value-type="float" office:value="0.170967741935484" calcext:value-type="float">
            <text:p>0.17097</text:p>
          </table:table-cell>
          <table:table-cell office:value-type="float" office:value="0.164516129032258" calcext:value-type="float">
            <text:p>0.16452</text:p>
          </table:table-cell>
          <table:table-cell office:value-type="float" office:value="0.0139531944733749" calcext:value-type="float">
            <text:p>0.01395</text:p>
          </table:table-cell>
          <table:table-cell office:value-type="float" office:value="0.00848034970484359" calcext:value-type="float">
            <text:p>0.00848</text:p>
          </table:table-cell>
          <table:table-cell office:value-type="float" office:value="0.0177100607168916" calcext:value-type="float">
            <text:p>0.01771</text:p>
          </table:table-cell>
          <table:table-cell table:style-name="ce47" office:value-type="float" office:value="0.166290322580645" calcext:value-type="float">
            <text:p>0.16629</text:p>
          </table:table-cell>
          <table:table-cell office:value-type="float" office:value="0.171365591397849" calcext:value-type="float">
            <text:p>0.17137</text:p>
          </table:table-cell>
          <table:table-cell office:value-type="float" office:value="0.167161290322581" calcext:value-type="float">
            <text:p>0.16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285570612519885" calcext:value-type="float">
            <text:p>0.285570612519885</text:p>
          </table:table-cell>
          <table:table-cell table:style-name="ce47" office:value-type="float" office:value="0.163855421686747" calcext:value-type="float">
            <text:p>0.16386</text:p>
          </table:table-cell>
          <table:table-cell office:value-type="float" office:value="0.185542168674699" calcext:value-type="float">
            <text:p>0.18554</text:p>
          </table:table-cell>
          <table:table-cell office:value-type="float" office:value="0.168674698795181" calcext:value-type="float">
            <text:p>0.16867</text:p>
          </table:table-cell>
          <table:table-cell office:value-type="float" office:value="0.00238016385164672" calcext:value-type="float">
            <text:p>0.00238</text:p>
          </table:table-cell>
          <table:table-cell office:value-type="float" office:value="0.00362732706923763" calcext:value-type="float">
            <text:p>0.00363</text:p>
          </table:table-cell>
          <table:table-cell office:value-type="float" office:value="0.0034696284116949" calcext:value-type="float">
            <text:p>0.00347</text:p>
          </table:table-cell>
          <table:table-cell table:style-name="ce47" office:value-type="float" office:value="0.163927710843373" calcext:value-type="float">
            <text:p>0.16393</text:p>
          </table:table-cell>
          <table:table-cell office:value-type="float" office:value="0.18525702811245" calcext:value-type="float">
            <text:p>0.18526</text:p>
          </table:table-cell>
          <table:table-cell office:value-type="float" office:value="0.169678714859438" calcext:value-type="float">
            <text:p>0.169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301298549360282" calcext:value-type="float">
            <text:p>0.301298549360282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311172292226339" calcext:value-type="float">
            <text:p>0.311172292226339</text:p>
          </table:table-cell>
          <table:table-cell office:value-type="float" office:value="0.106578947368421" calcext:value-type="float">
            <text:p>0.10658</text:p>
          </table:table-cell>
          <table:table-cell table:style-name="ce47" office:value-type="float" office:value="0.096578947368421" calcext:value-type="float">
            <text:p>0.09658</text:p>
          </table:table-cell>
          <table:table-cell office:value-type="float" office:value="0.096578947368421" calcext:value-type="float">
            <text:p>0.09658</text:p>
          </table:table-cell>
          <table:table-cell office:value-type="float" office:value="0.0122695545841224" calcext:value-type="float">
            <text:p>0.01227</text:p>
          </table:table-cell>
          <table:table-cell office:value-type="float" office:value="0.0152531596175047" calcext:value-type="float">
            <text:p>0.01525</text:p>
          </table:table-cell>
          <table:table-cell office:value-type="float" office:value="0.0173857943110279" calcext:value-type="float">
            <text:p>0.01739</text:p>
          </table:table-cell>
          <table:table-cell office:value-type="float" office:value="0.108598245614035" calcext:value-type="float">
            <text:p>0.10860</text:p>
          </table:table-cell>
          <table:table-cell table:style-name="ce47" office:value-type="float" office:value="0.101859649122807" calcext:value-type="float">
            <text:p>0.10186</text:p>
          </table:table-cell>
          <table:table-cell office:value-type="float" office:value="0.103583333333333" calcext:value-type="float">
            <text:p>0.10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311606197475232" calcext:value-type="float">
            <text:p>0.311606197475232</text:p>
          </table:table-cell>
          <table:table-cell table:style-name="ce47" office:value-type="float" office:value="0.196062675429588" calcext:value-type="float">
            <text:p>0.19606</text:p>
          </table:table-cell>
          <table:table-cell office:value-type="float" office:value="0.205040220442254" calcext:value-type="float">
            <text:p>0.20504</text:p>
          </table:table-cell>
          <table:table-cell office:value-type="float" office:value="0.188560621619771" calcext:value-type="float">
            <text:p>0.18856</text:p>
          </table:table-cell>
          <table:table-cell office:value-type="float" office:value="0.00985030223664138" calcext:value-type="float">
            <text:p>0.00985</text:p>
          </table:table-cell>
          <table:table-cell office:value-type="float" office:value="0.00408912423825652" calcext:value-type="float">
            <text:p>0.00409</text:p>
          </table:table-cell>
          <table:table-cell office:value-type="float" office:value="0.0103138029742087" calcext:value-type="float">
            <text:p>0.01031</text:p>
          </table:table-cell>
          <table:table-cell table:style-name="ce47" office:value-type="float" office:value="0.197754781953858" calcext:value-type="float">
            <text:p>0.19775</text:p>
          </table:table-cell>
          <table:table-cell office:value-type="float" office:value="0.206035933684763" calcext:value-type="float">
            <text:p>0.20604</text:p>
          </table:table-cell>
          <table:table-cell office:value-type="float" office:value="0.191995369799868" calcext:value-type="float">
            <text:p>0.19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331717624771329" calcext:value-type="float">
            <text:p>0.331717624771329</text:p>
          </table:table-cell>
          <table:table-cell table:style-name="ce47" office:value-type="float" office:value="0.167874396135266" calcext:value-type="float">
            <text:p>0.16787</text:p>
          </table:table-cell>
          <table:table-cell office:value-type="float" office:value="0.178985507246377" calcext:value-type="float">
            <text:p>0.17899</text:p>
          </table:table-cell>
          <table:table-cell office:value-type="float" office:value="0.240772946859903" calcext:value-type="float">
            <text:p>0.24077</text:p>
          </table:table-cell>
          <table:table-cell office:value-type="float" office:value="0.0262034921776098" calcext:value-type="float">
            <text:p>0.02620</text:p>
          </table:table-cell>
          <table:table-cell office:value-type="float" office:value="0.0315498148111673" calcext:value-type="float">
            <text:p>0.03155</text:p>
          </table:table-cell>
          <table:table-cell office:value-type="float" office:value="0.0288868782105056" calcext:value-type="float">
            <text:p>0.02889</text:p>
          </table:table-cell>
          <table:table-cell table:style-name="ce47" office:value-type="float" office:value="0.175926247987117" calcext:value-type="float">
            <text:p>0.17593</text:p>
          </table:table-cell>
          <table:table-cell office:value-type="float" office:value="0.189543800322061" calcext:value-type="float">
            <text:p>0.18954</text:p>
          </table:table-cell>
          <table:table-cell office:value-type="float" office:value="0.245210950080515" calcext:value-type="float">
            <text:p>0.245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332725480292108" calcext:value-type="float">
            <text:p>0.332725480292108</text:p>
          </table:table-cell>
          <table:table-cell office:value-type="float" office:value="0.236380724538619" calcext:value-type="float">
            <text:p>0.23638</text:p>
          </table:table-cell>
          <table:table-cell table:style-name="ce47" office:value-type="float" office:value="0.230485304169515" calcext:value-type="float">
            <text:p>0.23049</text:p>
          </table:table-cell>
          <table:table-cell office:value-type="float" office:value="0.259073820915926" calcext:value-type="float">
            <text:p>0.25907</text:p>
          </table:table-cell>
          <table:table-cell office:value-type="float" office:value="0.00830800443420891" calcext:value-type="float">
            <text:p>0.00831</text:p>
          </table:table-cell>
          <table:table-cell office:value-type="float" office:value="0.00361092115441722" calcext:value-type="float">
            <text:p>0.00361</text:p>
          </table:table-cell>
          <table:table-cell office:value-type="float" office:value="0.0161193763121646" calcext:value-type="float">
            <text:p>0.01612</text:p>
          </table:table-cell>
          <table:table-cell office:value-type="float" office:value="0.239314023695603" calcext:value-type="float">
            <text:p>0.23931</text:p>
          </table:table-cell>
          <table:table-cell table:style-name="ce47" office:value-type="float" office:value="0.231188197767145" calcext:value-type="float">
            <text:p>0.23119</text:p>
          </table:table-cell>
          <table:table-cell office:value-type="float" office:value="0.261471633629528" calcext:value-type="float">
            <text:p>0.26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335318109304055" calcext:value-type="float">
            <text:p>0.335318109304055</text:p>
          </table:table-cell>
          <table:table-cell office:value-type="float" office:value="0.240909090909091" calcext:value-type="float">
            <text:p>0.24091</text:p>
          </table:table-cell>
          <table:table-cell table:style-name="ce47" office:value-type="float" office:value="0.227904989747095" calcext:value-type="float">
            <text:p>0.22790</text:p>
          </table:table-cell>
          <table:table-cell office:value-type="float" office:value="0.270762132604238" calcext:value-type="float">
            <text:p>0.27076</text:p>
          </table:table-cell>
          <table:table-cell office:value-type="float" office:value="0.00712229834703216" calcext:value-type="float">
            <text:p>0.00712</text:p>
          </table:table-cell>
          <table:table-cell office:value-type="float" office:value="0.00420536803993489" calcext:value-type="float">
            <text:p>0.00421</text:p>
          </table:table-cell>
          <table:table-cell office:value-type="float" office:value="0.0144499959693757" calcext:value-type="float">
            <text:p>0.01445</text:p>
          </table:table-cell>
          <table:table-cell office:value-type="float" office:value="0.242108965595808" calcext:value-type="float">
            <text:p>0.24211</text:p>
          </table:table-cell>
          <table:table-cell table:style-name="ce47" office:value-type="float" office:value="0.228208133971292" calcext:value-type="float">
            <text:p>0.22821</text:p>
          </table:table-cell>
          <table:table-cell office:value-type="float" office:value="0.271454659375712" calcext:value-type="float">
            <text:p>0.27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336562984633399" calcext:value-type="float">
            <text:p>0.336562984633399</text:p>
          </table:table-cell>
          <table:table-cell office:value-type="float" office:value="0.246" calcext:value-type="float">
            <text:p>0.24600</text:p>
          </table:table-cell>
          <table:table-cell table:style-name="ce47" office:value-type="float" office:value="0.237" calcext:value-type="float">
            <text:p>0.23700</text:p>
          </table:table-cell>
          <table:table-cell office:value-type="float" office:value="0.312" calcext:value-type="float">
            <text:p>0.31200</text:p>
          </table:table-cell>
          <table:table-cell office:value-type="float" office:value="0.0108091433899718" calcext:value-type="float">
            <text:p>0.01081</text:p>
          </table:table-cell>
          <table:table-cell office:value-type="float" office:value="0.00830119398807471" calcext:value-type="float">
            <text:p>0.00830</text:p>
          </table:table-cell>
          <table:table-cell office:value-type="float" office:value="0.0102128168321827" calcext:value-type="float">
            <text:p>0.01021</text:p>
          </table:table-cell>
          <table:table-cell office:value-type="float" office:value="0.247876666666667" calcext:value-type="float">
            <text:p>0.24788</text:p>
          </table:table-cell>
          <table:table-cell table:style-name="ce47" office:value-type="float" office:value="0.238723333333333" calcext:value-type="float">
            <text:p>0.23872</text:p>
          </table:table-cell>
          <table:table-cell office:value-type="float" office:value="0.313706666666667" calcext:value-type="float">
            <text:p>0.313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359675303376248" calcext:value-type="float">
            <text:p>0.359675303376248</text:p>
          </table:table-cell>
          <table:table-cell table:style-name="ce47" office:value-type="float" office:value="0.167748917748918" calcext:value-type="float">
            <text:p>0.16775</text:p>
          </table:table-cell>
          <table:table-cell office:value-type="float" office:value="0.202489177489177" calcext:value-type="float">
            <text:p>0.20249</text:p>
          </table:table-cell>
          <table:table-cell office:value-type="float" office:value="0.167748917748918" calcext:value-type="float">
            <text:p>0.16775</text:p>
          </table:table-cell>
          <table:table-cell office:value-type="float" office:value="0.0206479828572626" calcext:value-type="float">
            <text:p>0.02065</text:p>
          </table:table-cell>
          <table:table-cell office:value-type="float" office:value="0.0238145057454668" calcext:value-type="float">
            <text:p>0.02381</text:p>
          </table:table-cell>
          <table:table-cell office:value-type="float" office:value="0.0240135333034841" calcext:value-type="float">
            <text:p>0.02401</text:p>
          </table:table-cell>
          <table:table-cell table:style-name="ce47" office:value-type="float" office:value="0.171763347763348" calcext:value-type="float">
            <text:p>0.17176</text:p>
          </table:table-cell>
          <table:table-cell office:value-type="float" office:value="0.208810966810967" calcext:value-type="float">
            <text:p>0.20881</text:p>
          </table:table-cell>
          <table:table-cell office:value-type="float" office:value="0.173515873015873" calcext:value-type="float">
            <text:p>0.17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63327507979754" calcext:value-type="float">
            <text:p>0.363327507979754</text:p>
          </table:table-cell>
          <table:table-cell office:value-type="float" office:value="0.304053236539625" calcext:value-type="float">
            <text:p>0.30405</text:p>
          </table:table-cell>
          <table:table-cell table:style-name="ce47" office:value-type="float" office:value="0.2832425892317" calcext:value-type="float">
            <text:p>0.28324</text:p>
          </table:table-cell>
          <table:table-cell office:value-type="float" office:value="0.321324863883847" calcext:value-type="float">
            <text:p>0.32132</text:p>
          </table:table-cell>
          <table:table-cell office:value-type="float" office:value="0.00839351480008668" calcext:value-type="float">
            <text:p>0.00839</text:p>
          </table:table-cell>
          <table:table-cell office:value-type="float" office:value="0.00526076614458127" calcext:value-type="float">
            <text:p>0.00526</text:p>
          </table:table-cell>
          <table:table-cell office:value-type="float" office:value="0.011403738897119" calcext:value-type="float">
            <text:p>0.01140</text:p>
          </table:table-cell>
          <table:table-cell office:value-type="float" office:value="0.304087820125025" calcext:value-type="float">
            <text:p>0.30409</text:p>
          </table:table-cell>
          <table:table-cell table:style-name="ce47" office:value-type="float" office:value="0.281706392417826" calcext:value-type="float">
            <text:p>0.28171</text:p>
          </table:table-cell>
          <table:table-cell office:value-type="float" office:value="0.32167564025005" calcext:value-type="float">
            <text:p>0.32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374660264895927" calcext:value-type="float">
            <text:p>0.374660264895927</text:p>
          </table:table-cell>
          <table:table-cell table:style-name="ce47" office:value-type="float" office:value="0.302913968547641" calcext:value-type="float">
            <text:p>0.30291</text:p>
          </table:table-cell>
          <table:table-cell office:value-type="float" office:value="0.303006475485661" calcext:value-type="float">
            <text:p>0.30301</text:p>
          </table:table-cell>
          <table:table-cell office:value-type="float" office:value="0.37240980573543" calcext:value-type="float">
            <text:p>0.37241</text:p>
          </table:table-cell>
          <table:table-cell office:value-type="float" office:value="0.0099268524120693" calcext:value-type="float">
            <text:p>0.00993</text:p>
          </table:table-cell>
          <table:table-cell office:value-type="float" office:value="0.00615489384497106" calcext:value-type="float">
            <text:p>0.00615</text:p>
          </table:table-cell>
          <table:table-cell office:value-type="float" office:value="0.0134970180907429" calcext:value-type="float">
            <text:p>0.01350</text:p>
          </table:table-cell>
          <table:table-cell office:value-type="float" office:value="0.301336262719704" calcext:value-type="float">
            <text:p>0.30134</text:p>
          </table:table-cell>
          <table:table-cell table:style-name="ce47" office:value-type="float" office:value="0.300859697810669" calcext:value-type="float">
            <text:p>0.30086</text:p>
          </table:table-cell>
          <table:table-cell office:value-type="float" office:value="0.373664662349676" calcext:value-type="float">
            <text:p>0.373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386484418655944" calcext:value-type="float">
            <text:p>0.386484418655944</text:p>
          </table:table-cell>
          <table:table-cell office:value-type="float" office:value="0.262006013745704" calcext:value-type="float">
            <text:p>0.26201</text:p>
          </table:table-cell>
          <table:table-cell table:style-name="ce47" office:value-type="float" office:value="0.257817869415808" calcext:value-type="float">
            <text:p>0.25782</text:p>
          </table:table-cell>
          <table:table-cell office:value-type="float" office:value="0.396112542955326" calcext:value-type="float">
            <text:p>0.39611</text:p>
          </table:table-cell>
          <table:table-cell office:value-type="float" office:value="0.00583181794656667" calcext:value-type="float">
            <text:p>0.00583</text:p>
          </table:table-cell>
          <table:table-cell office:value-type="float" office:value="0.00762004966574817" calcext:value-type="float">
            <text:p>0.00762</text:p>
          </table:table-cell>
          <table:table-cell office:value-type="float" office:value="0.0148037232682939" calcext:value-type="float">
            <text:p>0.01480</text:p>
          </table:table-cell>
          <table:table-cell office:value-type="float" office:value="0.261640141752577" calcext:value-type="float">
            <text:p>0.26164</text:p>
          </table:table-cell>
          <table:table-cell table:style-name="ce47" office:value-type="float" office:value="0.258463380584192" calcext:value-type="float">
            <text:p>0.25846</text:p>
          </table:table-cell>
          <table:table-cell office:value-type="float" office:value="0.400796964490263" calcext:value-type="float">
            <text:p>0.40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391802068856723" calcext:value-type="float">
            <text:p>0.391802068856723</text:p>
          </table:table-cell>
          <table:table-cell office:value-type="float" office:value="0.28047619047619" calcext:value-type="float">
            <text:p>0.28048</text:p>
          </table:table-cell>
          <table:table-cell table:style-name="ce47" office:value-type="float" office:value="0.26047619047619" calcext:value-type="float">
            <text:p>0.26048</text:p>
          </table:table-cell>
          <table:table-cell office:value-type="float" office:value="0.342380952380952" calcext:value-type="float">
            <text:p>0.34238</text:p>
          </table:table-cell>
          <table:table-cell office:value-type="float" office:value="0.0105775273943628" calcext:value-type="float">
            <text:p>0.01058</text:p>
          </table:table-cell>
          <table:table-cell office:value-type="float" office:value="0.0188665194320447" calcext:value-type="float">
            <text:p>0.01887</text:p>
          </table:table-cell>
          <table:table-cell office:value-type="float" office:value="0.0185189419381944" calcext:value-type="float">
            <text:p>0.01852</text:p>
          </table:table-cell>
          <table:table-cell office:value-type="float" office:value="0.279169841269841" calcext:value-type="float">
            <text:p>0.27917</text:p>
          </table:table-cell>
          <table:table-cell table:style-name="ce47" office:value-type="float" office:value="0.267928571428571" calcext:value-type="float">
            <text:p>0.26793</text:p>
          </table:table-cell>
          <table:table-cell office:value-type="float" office:value="0.340131746031746" calcext:value-type="float">
            <text:p>0.340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406431901907107" calcext:value-type="float">
            <text:p>0.406431901907107</text:p>
          </table:table-cell>
          <table:table-cell office:value-type="float" office:value="0.376363636363636" calcext:value-type="float">
            <text:p>0.37636</text:p>
          </table:table-cell>
          <table:table-cell table:style-name="ce47" office:value-type="float" office:value="0.306363636363636" calcext:value-type="float">
            <text:p>0.30636</text:p>
          </table:table-cell>
          <table:table-cell office:value-type="float" office:value="0.492727272727273" calcext:value-type="float">
            <text:p>0.49273</text:p>
          </table:table-cell>
          <table:table-cell office:value-type="float" office:value="0.0255739462776572" calcext:value-type="float">
            <text:p>0.02557</text:p>
          </table:table-cell>
          <table:table-cell office:value-type="float" office:value="0.0178364613474821" calcext:value-type="float">
            <text:p>0.01784</text:p>
          </table:table-cell>
          <table:table-cell office:value-type="float" office:value="0.0331727204722224" calcext:value-type="float">
            <text:p>0.03317</text:p>
          </table:table-cell>
          <table:table-cell office:value-type="float" office:value="0.383936363636364" calcext:value-type="float">
            <text:p>0.38394</text:p>
          </table:table-cell>
          <table:table-cell table:style-name="ce47" office:value-type="float" office:value="0.309839393939394" calcext:value-type="float">
            <text:p>0.30984</text:p>
          </table:table-cell>
          <table:table-cell office:value-type="float" office:value="0.50110303030303" calcext:value-type="float">
            <text:p>0.50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407247558485538" calcext:value-type="float">
            <text:p>0.407247558485538</text:p>
          </table:table-cell>
          <table:table-cell table:style-name="ce47" office:value-type="float" office:value="0.23716669689824" calcext:value-type="float">
            <text:p>0.23717</text:p>
          </table:table-cell>
          <table:table-cell office:value-type="float" office:value="0.250648467259205" calcext:value-type="float">
            <text:p>0.25065</text:p>
          </table:table-cell>
          <table:table-cell office:value-type="float" office:value="0.270206783965173" calcext:value-type="float">
            <text:p>0.27021</text:p>
          </table:table-cell>
          <table:table-cell office:value-type="float" office:value="0.00678403346621227" calcext:value-type="float">
            <text:p>0.00678</text:p>
          </table:table-cell>
          <table:table-cell office:value-type="float" office:value="0.0039890043329167" calcext:value-type="float">
            <text:p>0.00399</text:p>
          </table:table-cell>
          <table:table-cell office:value-type="float" office:value="0.0119232905585106" calcext:value-type="float">
            <text:p>0.01192</text:p>
          </table:table-cell>
          <table:table-cell table:style-name="ce47" office:value-type="float" office:value="0.237341934216095" calcext:value-type="float">
            <text:p>0.23734</text:p>
          </table:table-cell>
          <table:table-cell office:value-type="float" office:value="0.2514332789165" calcext:value-type="float">
            <text:p>0.25143</text:p>
          </table:table-cell>
          <table:table-cell office:value-type="float" office:value="0.273743590906343" calcext:value-type="float">
            <text:p>0.27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413028934629878" calcext:value-type="float">
            <text:p>0.413028934629878</text:p>
          </table:table-cell>
          <table:table-cell office:value-type="float" office:value="0.201082251082251" calcext:value-type="float">
            <text:p>0.20108</text:p>
          </table:table-cell>
          <table:table-cell table:style-name="ce47" office:value-type="float" office:value="0.186796536796537" calcext:value-type="float">
            <text:p>0.18680</text:p>
          </table:table-cell>
          <table:table-cell office:value-type="float" office:value="0.229112554112554" calcext:value-type="float">
            <text:p>0.22911</text:p>
          </table:table-cell>
          <table:table-cell office:value-type="float" office:value="0.0168570679887266" calcext:value-type="float">
            <text:p>0.01686</text:p>
          </table:table-cell>
          <table:table-cell office:value-type="float" office:value="0.0346634124175812" calcext:value-type="float">
            <text:p>0.03466</text:p>
          </table:table-cell>
          <table:table-cell office:value-type="float" office:value="0.041930475663771" calcext:value-type="float">
            <text:p>0.04193</text:p>
          </table:table-cell>
          <table:table-cell office:value-type="float" office:value="0.204671717171717" calcext:value-type="float">
            <text:p>0.20467</text:p>
          </table:table-cell>
          <table:table-cell table:style-name="ce47" office:value-type="float" office:value="0.203335497835498" calcext:value-type="float">
            <text:p>0.20334</text:p>
          </table:table-cell>
          <table:table-cell office:value-type="float" office:value="0.239929292929293" calcext:value-type="float">
            <text:p>0.2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416351753772047" calcext:value-type="float">
            <text:p>0.416351753772047</text:p>
          </table:table-cell>
          <table:table-cell table:style-name="ce47" office:value-type="float" office:value="0.325965759438104" calcext:value-type="float">
            <text:p>0.32597</text:p>
          </table:table-cell>
          <table:table-cell office:value-type="float" office:value="0.327414398595259" calcext:value-type="float">
            <text:p>0.32741</text:p>
          </table:table-cell>
          <table:table-cell office:value-type="float" office:value="0.503050921861282" calcext:value-type="float">
            <text:p>0.50305</text:p>
          </table:table-cell>
          <table:table-cell office:value-type="float" office:value="0.00635908992150413" calcext:value-type="float">
            <text:p>0.00636</text:p>
          </table:table-cell>
          <table:table-cell office:value-type="float" office:value="0.00359731968386396" calcext:value-type="float">
            <text:p>0.00360</text:p>
          </table:table-cell>
          <table:table-cell office:value-type="float" office:value="0.0333645308336073" calcext:value-type="float">
            <text:p>0.03336</text:p>
          </table:table-cell>
          <table:table-cell table:style-name="ce47" office:value-type="float" office:value="0.325860111208663" calcext:value-type="float">
            <text:p>0.32586</text:p>
          </table:table-cell>
          <table:table-cell office:value-type="float" office:value="0.328587723148961" calcext:value-type="float">
            <text:p>0.32859</text:p>
          </table:table-cell>
          <table:table-cell office:value-type="float" office:value="0.509035557506585" calcext:value-type="float">
            <text:p>0.50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428117217993752" calcext:value-type="float">
            <text:p>0.428117217993752</text:p>
          </table:table-cell>
          <table:table-cell table:style-name="ce47" office:value-type="float" office:value="0.216200822078685" calcext:value-type="float">
            <text:p>0.21620</text:p>
          </table:table-cell>
          <table:table-cell office:value-type="float" office:value="0.218514386376982" calcext:value-type="float">
            <text:p>0.21851</text:p>
          </table:table-cell>
          <table:table-cell office:value-type="float" office:value="0.258995889606577" calcext:value-type="float">
            <text:p>0.25900</text:p>
          </table:table-cell>
          <table:table-cell office:value-type="float" office:value="0.00254799818393381" calcext:value-type="float">
            <text:p>0.00255</text:p>
          </table:table-cell>
          <table:table-cell office:value-type="float" office:value="0.01012112434263" calcext:value-type="float">
            <text:p>0.01012</text:p>
          </table:table-cell>
          <table:table-cell office:value-type="float" office:value="0.0178386075803431" calcext:value-type="float">
            <text:p>0.01784</text:p>
          </table:table-cell>
          <table:table-cell table:style-name="ce47" office:value-type="float" office:value="0.21645834801331" calcext:value-type="float">
            <text:p>0.21646</text:p>
          </table:table-cell>
          <table:table-cell office:value-type="float" office:value="0.221234683891172" calcext:value-type="float">
            <text:p>0.22123</text:p>
          </table:table-cell>
          <table:table-cell office:value-type="float" office:value="0.265323272656097" calcext:value-type="float">
            <text:p>0.265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432576823722205" calcext:value-type="float">
            <text:p>0.432576823722205</text:p>
          </table:table-cell>
          <table:table-cell office:value-type="float" office:value="0.358991596638655" calcext:value-type="float">
            <text:p>0.35899</text:p>
          </table:table-cell>
          <table:table-cell table:style-name="ce47" office:value-type="float" office:value="0.354257703081232" calcext:value-type="float">
            <text:p>0.35426</text:p>
          </table:table-cell>
          <table:table-cell office:value-type="float" office:value="0.598249299719888" calcext:value-type="float">
            <text:p>0.59825</text:p>
          </table:table-cell>
          <table:table-cell office:value-type="float" office:value="0.00551939444879742" calcext:value-type="float">
            <text:p>0.00552</text:p>
          </table:table-cell>
          <table:table-cell office:value-type="float" office:value="0.00380721379294759" calcext:value-type="float">
            <text:p>0.00381</text:p>
          </table:table-cell>
          <table:table-cell office:value-type="float" office:value="0.0092163244330409" calcext:value-type="float">
            <text:p>0.00922</text:p>
          </table:table-cell>
          <table:table-cell office:value-type="float" office:value="0.359478711484594" calcext:value-type="float">
            <text:p>0.35948</text:p>
          </table:table-cell>
          <table:table-cell table:style-name="ce47" office:value-type="float" office:value="0.354431045751634" calcext:value-type="float">
            <text:p>0.35443</text:p>
          </table:table-cell>
          <table:table-cell office:value-type="float" office:value="0.600729271708683" calcext:value-type="float">
            <text:p>0.60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439801261869513" calcext:value-type="float">
            <text:p>0.439801261869513</text:p>
          </table:table-cell>
          <table:table-cell office:value-type="float" office:value="0.288144806847097" calcext:value-type="float">
            <text:p>0.28814</text:p>
          </table:table-cell>
          <table:table-cell table:style-name="ce47" office:value-type="float" office:value="0.286589174184594" calcext:value-type="float">
            <text:p>0.28659</text:p>
          </table:table-cell>
          <table:table-cell office:value-type="float" office:value="0.392724959518853" calcext:value-type="float">
            <text:p>0.39272</text:p>
          </table:table-cell>
          <table:table-cell office:value-type="float" office:value="0.0103996040059864" calcext:value-type="float">
            <text:p>0.01040</text:p>
          </table:table-cell>
          <table:table-cell office:value-type="float" office:value="0.00632152838677941" calcext:value-type="float">
            <text:p>0.00632</text:p>
          </table:table-cell>
          <table:table-cell office:value-type="float" office:value="0.0143960641072001" calcext:value-type="float">
            <text:p>0.01440</text:p>
          </table:table-cell>
          <table:table-cell office:value-type="float" office:value="0.291634879327627" calcext:value-type="float">
            <text:p>0.29163</text:p>
          </table:table-cell>
          <table:table-cell table:style-name="ce47" office:value-type="float" office:value="0.287738780939163" calcext:value-type="float">
            <text:p>0.28774</text:p>
          </table:table-cell>
          <table:table-cell office:value-type="float" office:value="0.397639563574678" calcext:value-type="float">
            <text:p>0.39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447547329788686" calcext:value-type="float">
            <text:p>0.447547329788686</text:p>
          </table:table-cell>
          <table:table-cell table:style-name="ce47" office:value-type="float" office:value="0.119835992907801" calcext:value-type="float">
            <text:p>0.11984</text:p>
          </table:table-cell>
          <table:table-cell office:value-type="float" office:value="0.17355939716312" calcext:value-type="float">
            <text:p>0.17356</text:p>
          </table:table-cell>
          <table:table-cell office:value-type="float" office:value="0.142863475177305" calcext:value-type="float">
            <text:p>0.14286</text:p>
          </table:table-cell>
          <table:table-cell office:value-type="float" office:value="0.0466359050796984" calcext:value-type="float">
            <text:p>0.04664</text:p>
          </table:table-cell>
          <table:table-cell office:value-type="float" office:value="0.0330432125465418" calcext:value-type="float">
            <text:p>0.03304</text:p>
          </table:table-cell>
          <table:table-cell office:value-type="float" office:value="0.059023313469434" calcext:value-type="float">
            <text:p>0.05902</text:p>
          </table:table-cell>
          <table:table-cell table:style-name="ce47" office:value-type="float" office:value="0.138929225768321" calcext:value-type="float">
            <text:p>0.13893</text:p>
          </table:table-cell>
          <table:table-cell office:value-type="float" office:value="0.178158244680851" calcext:value-type="float">
            <text:p>0.17816</text:p>
          </table:table-cell>
          <table:table-cell office:value-type="float" office:value="0.159136081560284" calcext:value-type="float">
            <text:p>0.159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453023234996511" calcext:value-type="float">
            <text:p>0.453023234996511</text:p>
          </table:table-cell>
          <table:table-cell table:style-name="ce47" office:value-type="float" office:value="0.316666666666667" calcext:value-type="float">
            <text:p>0.31667</text:p>
          </table:table-cell>
          <table:table-cell office:value-type="float" office:value="0.333333333333333" calcext:value-type="float">
            <text:p>0.33333</text:p>
          </table:table-cell>
          <table:table-cell office:value-type="float" office:value="0.429824561403509" calcext:value-type="float">
            <text:p>0.42982</text:p>
          </table:table-cell>
          <table:table-cell office:value-type="float" office:value="0.0160433956069377" calcext:value-type="float">
            <text:p>0.01604</text:p>
          </table:table-cell>
          <table:table-cell office:value-type="float" office:value="0.0152217492561721" calcext:value-type="float">
            <text:p>0.01522</text:p>
          </table:table-cell>
          <table:table-cell office:value-type="float" office:value="0.00358581248387377" calcext:value-type="float">
            <text:p>0.00359</text:p>
          </table:table-cell>
          <table:table-cell table:style-name="ce47" office:value-type="float" office:value="0.321" calcext:value-type="float">
            <text:p>0.32100</text:p>
          </table:table-cell>
          <table:table-cell office:value-type="float" office:value="0.336631578947368" calcext:value-type="float">
            <text:p>0.33663</text:p>
          </table:table-cell>
          <table:table-cell office:value-type="float" office:value="0.430181286549708" calcext:value-type="float">
            <text:p>0.43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455951109133749" calcext:value-type="float">
            <text:p>0.455951109133749</text:p>
          </table:table-cell>
          <table:table-cell table:style-name="ce47" office:value-type="float" office:value="0.326731634182909" calcext:value-type="float">
            <text:p>0.32673</text:p>
          </table:table-cell>
          <table:table-cell office:value-type="float" office:value="0.345318590704648" calcext:value-type="float">
            <text:p>0.34532</text:p>
          </table:table-cell>
          <table:table-cell office:value-type="float" office:value="0.447863568215892" calcext:value-type="float">
            <text:p>0.44786</text:p>
          </table:table-cell>
          <table:table-cell office:value-type="float" office:value="0.0168976198614242" calcext:value-type="float">
            <text:p>0.01690</text:p>
          </table:table-cell>
          <table:table-cell office:value-type="float" office:value="0.0146120117978151" calcext:value-type="float">
            <text:p>0.01461</text:p>
          </table:table-cell>
          <table:table-cell office:value-type="float" office:value="0.0311938054657412" calcext:value-type="float">
            <text:p>0.03119</text:p>
          </table:table-cell>
          <table:table-cell table:style-name="ce47" office:value-type="float" office:value="0.330662018990505" calcext:value-type="float">
            <text:p>0.33066</text:p>
          </table:table-cell>
          <table:table-cell office:value-type="float" office:value="0.349594552723638" calcext:value-type="float">
            <text:p>0.34959</text:p>
          </table:table-cell>
          <table:table-cell office:value-type="float" office:value="0.449934832583708" calcext:value-type="float">
            <text:p>0.44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457779491013922" calcext:value-type="float">
            <text:p>0.457779491013922</text:p>
          </table:table-cell>
          <table:table-cell table:style-name="ce47" office:value-type="float" office:value="0.33" calcext:value-type="float">
            <text:p>0.33000</text:p>
          </table:table-cell>
          <table:table-cell office:value-type="float" office:value="0.342727272727273" calcext:value-type="float">
            <text:p>0.34273</text:p>
          </table:table-cell>
          <table:table-cell office:value-type="float" office:value="0.36" calcext:value-type="float">
            <text:p>0.36000</text:p>
          </table:table-cell>
          <table:table-cell office:value-type="float" office:value="0.055355346431098" calcext:value-type="float">
            <text:p>0.05536</text:p>
          </table:table-cell>
          <table:table-cell office:value-type="float" office:value="0.0292613180568197" calcext:value-type="float">
            <text:p>0.02926</text:p>
          </table:table-cell>
          <table:table-cell office:value-type="float" office:value="0.0536184516078168" calcext:value-type="float">
            <text:p>0.05362</text:p>
          </table:table-cell>
          <table:table-cell office:value-type="float" office:value="0.338309090909091" calcext:value-type="float">
            <text:p>0.33831</text:p>
          </table:table-cell>
          <table:table-cell table:style-name="ce47" office:value-type="float" office:value="0.328048484848485" calcext:value-type="float">
            <text:p>0.32805</text:p>
          </table:table-cell>
          <table:table-cell office:value-type="float" office:value="0.379987878787879" calcext:value-type="float">
            <text:p>0.379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462394332221569" calcext:value-type="float">
            <text:p>0.462394332221569</text:p>
          </table:table-cell>
          <table:table-cell table:style-name="ce47" office:value-type="float" office:value="0.312162162162162" calcext:value-type="float">
            <text:p>0.31216</text:p>
          </table:table-cell>
          <table:table-cell office:value-type="float" office:value="0.345495495495495" calcext:value-type="float">
            <text:p>0.34550</text:p>
          </table:table-cell>
          <table:table-cell office:value-type="float" office:value="0.378303303303303" calcext:value-type="float">
            <text:p>0.37830</text:p>
          </table:table-cell>
          <table:table-cell office:value-type="float" office:value="0.0187202336268836" calcext:value-type="float">
            <text:p>0.01872</text:p>
          </table:table-cell>
          <table:table-cell office:value-type="float" office:value="0.00578264178200003" calcext:value-type="float">
            <text:p>0.00578</text:p>
          </table:table-cell>
          <table:table-cell office:value-type="float" office:value="0.0205608584652042" calcext:value-type="float">
            <text:p>0.02056</text:p>
          </table:table-cell>
          <table:table-cell table:style-name="ce47" office:value-type="float" office:value="0.310372622622623" calcext:value-type="float">
            <text:p>0.31037</text:p>
          </table:table-cell>
          <table:table-cell office:value-type="float" office:value="0.347237487487487" calcext:value-type="float">
            <text:p>0.34724</text:p>
          </table:table-cell>
          <table:table-cell office:value-type="float" office:value="0.382961711711712" calcext:value-type="float">
            <text:p>0.382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466306180528205" calcext:value-type="float">
            <text:p>0.466306180528205</text:p>
          </table:table-cell>
          <table:table-cell table:style-name="ce47" office:value-type="float" office:value="0.148809523809524" calcext:value-type="float">
            <text:p>0.14881</text:p>
          </table:table-cell>
          <table:table-cell office:value-type="float" office:value="0.168571428571429" calcext:value-type="float">
            <text:p>0.16857</text:p>
          </table:table-cell>
          <table:table-cell office:value-type="float" office:value="0.13952380952381" calcext:value-type="float">
            <text:p>0.13952</text:p>
          </table:table-cell>
          <table:table-cell office:value-type="float" office:value="0.0246585545369821" calcext:value-type="float">
            <text:p>0.02466</text:p>
          </table:table-cell>
          <table:table-cell office:value-type="float" office:value="0.0240482139826971" calcext:value-type="float">
            <text:p>0.02405</text:p>
          </table:table-cell>
          <table:table-cell office:value-type="float" office:value="0.0378035557552158" calcext:value-type="float">
            <text:p>0.03780</text:p>
          </table:table-cell>
          <table:table-cell table:style-name="ce47" office:value-type="float" office:value="0.151715079365079" calcext:value-type="float">
            <text:p>0.15172</text:p>
          </table:table-cell>
          <table:table-cell office:value-type="float" office:value="0.172990476190476" calcext:value-type="float">
            <text:p>0.17299</text:p>
          </table:table-cell>
          <table:table-cell office:value-type="float" office:value="0.150923015873016" calcext:value-type="float">
            <text:p>0.15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73679878941363" calcext:value-type="float">
            <text:p>0.473679878941363</text:p>
          </table:table-cell>
          <table:table-cell table:style-name="ce47" office:value-type="float" office:value="0.266764705882353" calcext:value-type="float">
            <text:p>0.26676</text:p>
          </table:table-cell>
          <table:table-cell office:value-type="float" office:value="0.29546218487395" calcext:value-type="float">
            <text:p>0.29546</text:p>
          </table:table-cell>
          <table:table-cell office:value-type="float" office:value="0.369873949579832" calcext:value-type="float">
            <text:p>0.36987</text:p>
          </table:table-cell>
          <table:table-cell office:value-type="float" office:value="0.0198828082980955" calcext:value-type="float">
            <text:p>0.01988</text:p>
          </table:table-cell>
          <table:table-cell office:value-type="float" office:value="0.0275495377106893" calcext:value-type="float">
            <text:p>0.02755</text:p>
          </table:table-cell>
          <table:table-cell office:value-type="float" office:value="0.0344067060617193" calcext:value-type="float">
            <text:p>0.03441</text:p>
          </table:table-cell>
          <table:table-cell table:style-name="ce47" office:value-type="float" office:value="0.271157142857143" calcext:value-type="float">
            <text:p>0.27116</text:p>
          </table:table-cell>
          <table:table-cell office:value-type="float" office:value="0.305360224089636" calcext:value-type="float">
            <text:p>0.30536</text:p>
          </table:table-cell>
          <table:table-cell office:value-type="float" office:value="0.378868907563025" calcext:value-type="float">
            <text:p>0.378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49186816252451" calcext:value-type="float">
            <text:p>0.49186816252451</text:p>
          </table:table-cell>
          <table:table-cell table:style-name="ce47" office:value-type="float" office:value="0.365555555555555" calcext:value-type="float">
            <text:p>0.36556</text:p>
          </table:table-cell>
          <table:table-cell office:value-type="float" office:value="0.405555555555555" calcext:value-type="float">
            <text:p>0.40556</text:p>
          </table:table-cell>
          <table:table-cell office:value-type="float" office:value="0.425555555555556" calcext:value-type="float">
            <text:p>0.42556</text:p>
          </table:table-cell>
          <table:table-cell office:value-type="float" office:value="0.0283111327737141" calcext:value-type="float">
            <text:p>0.02831</text:p>
          </table:table-cell>
          <table:table-cell office:value-type="float" office:value="0.0303579289637979" calcext:value-type="float">
            <text:p>0.03036</text:p>
          </table:table-cell>
          <table:table-cell office:value-type="float" office:value="0.0134991648732713" calcext:value-type="float">
            <text:p>0.01350</text:p>
          </table:table-cell>
          <table:table-cell table:style-name="ce47" office:value-type="float" office:value="0.370414814814815" calcext:value-type="float">
            <text:p>0.37041</text:p>
          </table:table-cell>
          <table:table-cell office:value-type="float" office:value="0.410640740740741" calcext:value-type="float">
            <text:p>0.41064</text:p>
          </table:table-cell>
          <table:table-cell office:value-type="float" office:value="0.431592592592593" calcext:value-type="float">
            <text:p>0.431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499463926504641" calcext:value-type="float">
            <text:p>0.499463926504641</text:p>
          </table:table-cell>
          <table:table-cell table:style-name="ce47" office:value-type="float" office:value="0.473641782956239" calcext:value-type="float">
            <text:p>0.47364</text:p>
          </table:table-cell>
          <table:table-cell office:value-type="float" office:value="0.498435171385991" calcext:value-type="float">
            <text:p>0.49844</text:p>
          </table:table-cell>
          <table:table-cell office:value-type="float" office:value="0.502425145644222" calcext:value-type="float">
            <text:p>0.50243</text:p>
          </table:table-cell>
          <table:table-cell office:value-type="float" office:value="0.00838188547325509" calcext:value-type="float">
            <text:p>0.00838</text:p>
          </table:table-cell>
          <table:table-cell office:value-type="float" office:value="0.00225387493952774" calcext:value-type="float">
            <text:p>0.00225</text:p>
          </table:table-cell>
          <table:table-cell office:value-type="float" office:value="0.00312994631749004" calcext:value-type="float">
            <text:p>0.00313</text:p>
          </table:table-cell>
          <table:table-cell table:style-name="ce47" office:value-type="float" office:value="0.47503129657228" calcext:value-type="float">
            <text:p>0.47503</text:p>
          </table:table-cell>
          <table:table-cell office:value-type="float" office:value="0.498054057715757" calcext:value-type="float">
            <text:p>0.49805</text:p>
          </table:table-cell>
          <table:table-cell office:value-type="float" office:value="0.504169286004606" calcext:value-type="float">
            <text:p>0.50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499547951892863" calcext:value-type="float">
            <text:p>0.499547951892863</text:p>
          </table:table-cell>
          <table:table-cell table:style-name="ce47" office:value-type="float" office:value="0.341947565543071" calcext:value-type="float">
            <text:p>0.34195</text:p>
          </table:table-cell>
          <table:table-cell office:value-type="float" office:value="0.383420724094881" calcext:value-type="float">
            <text:p>0.38342</text:p>
          </table:table-cell>
          <table:table-cell office:value-type="float" office:value="0.486554307116105" calcext:value-type="float">
            <text:p>0.48655</text:p>
          </table:table-cell>
          <table:table-cell office:value-type="float" office:value="0.00568075117565281" calcext:value-type="float">
            <text:p>0.00568</text:p>
          </table:table-cell>
          <table:table-cell office:value-type="float" office:value="0.0086859978077462" calcext:value-type="float">
            <text:p>0.00869</text:p>
          </table:table-cell>
          <table:table-cell office:value-type="float" office:value="0.00412132550001196" calcext:value-type="float">
            <text:p>0.00412</text:p>
          </table:table-cell>
          <table:table-cell table:style-name="ce47" office:value-type="float" office:value="0.343420391177695" calcext:value-type="float">
            <text:p>0.34342</text:p>
          </table:table-cell>
          <table:table-cell office:value-type="float" office:value="0.387070994590096" calcext:value-type="float">
            <text:p>0.38707</text:p>
          </table:table-cell>
          <table:table-cell office:value-type="float" office:value="0.486161631294215" calcext:value-type="float">
            <text:p>0.48616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CP" table:style-name="ta1">
        <table:table-column table:style-name="co13" table:default-cell-style-name="ce45"/>
        <table:table-column table:style-name="co13" table:default-cell-style-name="Default"/>
        <table:table-column table:style-name="co13" table:number-columns-repeated="3" table:default-cell-style-name="ce45"/>
        <table:table-column table:style-name="co13" table:visibility="collapse" table:number-columns-repeated="3" table:default-cell-style-name="ce45"/>
        <table:table-column table:style-name="co13" table:number-columns-repeated="1014" table:default-cell-style-name="ce45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584189255814286" calcext:value-type="float">
            <text:p>0.05842</text:p>
          </table:table-cell>
          <table:table-cell table:number-columns-repeated="3" office:value-type="float" office:value="0.0174982994096396" calcext:value-type="float">
            <text:p>0.01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0.0248389355742296" calcext:value-type="float">
            <text:p>0.02484</text:p>
          </table:table-cell>
          <table:table-cell table:number-columns-repeated="2" office:value-type="float" office:value="0.0248459383753501" calcext:value-type="float">
            <text:p>0.02485</text:p>
          </table:table-cell>
          <table:table-cell office:value-type="float" office:value="0.0231598440498272" calcext:value-type="float">
            <text:p>0.02316</text:p>
          </table:table-cell>
          <table:table-cell office:value-type="float" office:value="0.0250594893538737" calcext:value-type="float">
            <text:p>0.02506</text:p>
          </table:table-cell>
          <table:table-cell office:value-type="float" office:value="0.0263465954214313" calcext:value-type="float">
            <text:p>0.02635</text:p>
          </table:table-cell>
          <table:table-cell table:style-name="ce47" office:value-type="float" office:value="0.0287048085901027" calcext:value-type="float">
            <text:p>0.02870</text:p>
          </table:table-cell>
          <table:table-cell office:value-type="float" office:value="0.031047385620915" calcext:value-type="float">
            <text:p>0.03105</text:p>
          </table:table-cell>
          <table:table-cell office:value-type="float" office:value="0.0317014005602241" calcext:value-type="float">
            <text:p>0.031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00427078238702889" calcext:value-type="float">
            <text:p>0.00427078238702889</text:p>
          </table:table-cell>
          <table:table-cell table:style-name="ce47" office:value-type="float" office:value="0.0014545646884586" calcext:value-type="float">
            <text:p>0.00145</text:p>
          </table:table-cell>
          <table:table-cell office:value-type="float" office:value="0.0021844916957579" calcext:value-type="float">
            <text:p>0.00218</text:p>
          </table:table-cell>
          <table:table-cell table:style-name="ce47" office:value-type="float" office:value="0.0014545646884586" calcext:value-type="float">
            <text:p>0.00145</text:p>
          </table:table-cell>
          <table:table-cell office:value-type="float" office:value="0.0169294675960157" calcext:value-type="float">
            <text:p>0.01693</text:p>
          </table:table-cell>
          <table:table-cell office:value-type="float" office:value="0.0220431763595915" calcext:value-type="float">
            <text:p>0.02204</text:p>
          </table:table-cell>
          <table:table-cell office:value-type="float" office:value="0.018939462969296" calcext:value-type="float">
            <text:p>0.01894</text:p>
          </table:table-cell>
          <table:table-cell table:style-name="ce47" office:value-type="float" office:value="0.00651796607778829" calcext:value-type="float">
            <text:p>0.00652</text:p>
          </table:table-cell>
          <table:table-cell office:value-type="float" office:value="0.00967893790331105" calcext:value-type="float">
            <text:p>0.00968</text:p>
          </table:table-cell>
          <table:table-cell office:value-type="float" office:value="0.00732342466236461" calcext:value-type="float">
            <text:p>0.00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0244674357077799" calcext:value-type="float">
            <text:p>0.0244674357077799</text:p>
          </table:table-cell>
          <table:table-cell table:style-name="ce47" office:value-type="float" office:value="0.473641782956239" calcext:value-type="float">
            <text:p>0.47364</text:p>
          </table:table-cell>
          <table:table-cell office:value-type="float" office:value="0.48107302533532" calcext:value-type="float">
            <text:p>0.48107</text:p>
          </table:table-cell>
          <table:table-cell office:value-type="float" office:value="0.483532041728763" calcext:value-type="float">
            <text:p>0.48353</text:p>
          </table:table-cell>
          <table:table-cell office:value-type="float" office:value="0.00838188547325509" calcext:value-type="float">
            <text:p>0.00838</text:p>
          </table:table-cell>
          <table:table-cell office:value-type="float" office:value="0.00542362193622257" calcext:value-type="float">
            <text:p>0.00542</text:p>
          </table:table-cell>
          <table:table-cell office:value-type="float" office:value="0.00457544231835244" calcext:value-type="float">
            <text:p>0.00458</text:p>
          </table:table-cell>
          <table:table-cell table:style-name="ce47" office:value-type="float" office:value="0.47503129657228" calcext:value-type="float">
            <text:p>0.47503</text:p>
          </table:table-cell>
          <table:table-cell office:value-type="float" office:value="0.481504583841395" calcext:value-type="float">
            <text:p>0.48150</text:p>
          </table:table-cell>
          <table:table-cell office:value-type="float" office:value="0.484166644086167" calcext:value-type="float">
            <text:p>0.48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454204913229205" calcext:value-type="float">
            <text:p>0.0454204913229205</text:p>
          </table:table-cell>
          <table:table-cell table:style-name="ce47" office:value-type="float" office:value="0.0414699792960662" calcext:value-type="float">
            <text:p>0.04147</text:p>
          </table:table-cell>
          <table:table-cell office:value-type="float" office:value="0.0500414078674948" calcext:value-type="float">
            <text:p>0.05004</text:p>
          </table:table-cell>
          <table:table-cell office:value-type="float" office:value="0.0428985507246376" calcext:value-type="float">
            <text:p>0.04290</text:p>
          </table:table-cell>
          <table:table-cell office:value-type="float" office:value="0.00494687157153609" calcext:value-type="float">
            <text:p>0.00495</text:p>
          </table:table-cell>
          <table:table-cell office:value-type="float" office:value="0.0046526099136305" calcext:value-type="float">
            <text:p>0.00465</text:p>
          </table:table-cell>
          <table:table-cell office:value-type="float" office:value="0.00414967798178139" calcext:value-type="float">
            <text:p>0.00415</text:p>
          </table:table-cell>
          <table:table-cell table:style-name="ce47" office:value-type="float" office:value="0.0425209109730848" calcext:value-type="float">
            <text:p>0.04252</text:p>
          </table:table-cell>
          <table:table-cell office:value-type="float" office:value="0.0503525879917184" calcext:value-type="float">
            <text:p>0.05035</text:p>
          </table:table-cell>
          <table:table-cell office:value-type="float" office:value="0.0431087646652864" calcext:value-type="float">
            <text:p>0.043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0629294632493743" calcext:value-type="float">
            <text:p>0.0629294632493743</text:p>
          </table:table-cell>
          <table:table-cell table:style-name="ce47" office:value-type="float" office:value="0.119835992907801" calcext:value-type="float">
            <text:p>0.11984</text:p>
          </table:table-cell>
          <table:table-cell office:value-type="float" office:value="0.164117907801418" calcext:value-type="float">
            <text:p>0.16412</text:p>
          </table:table-cell>
          <table:table-cell office:value-type="float" office:value="0.151152482269504" calcext:value-type="float">
            <text:p>0.15115</text:p>
          </table:table-cell>
          <table:table-cell office:value-type="float" office:value="0.0466359050796984" calcext:value-type="float">
            <text:p>0.04664</text:p>
          </table:table-cell>
          <table:table-cell office:value-type="float" office:value="0.0456826768293849" calcext:value-type="float">
            <text:p>0.04568</text:p>
          </table:table-cell>
          <table:table-cell office:value-type="float" office:value="0.0459341632184665" calcext:value-type="float">
            <text:p>0.04593</text:p>
          </table:table-cell>
          <table:table-cell table:style-name="ce47" office:value-type="float" office:value="0.138929225768321" calcext:value-type="float">
            <text:p>0.13893</text:p>
          </table:table-cell>
          <table:table-cell office:value-type="float" office:value="0.176029550827423" calcext:value-type="float">
            <text:p>0.17603</text:p>
          </table:table-cell>
          <table:table-cell office:value-type="float" office:value="0.165236406619385" calcext:value-type="float">
            <text:p>0.165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0874417212367609" calcext:value-type="float">
            <text:p>0.0874417212367609</text:p>
          </table:table-cell>
          <table:table-cell table:style-name="ce47" office:value-type="float" office:value="0.0798215155945419" calcext:value-type="float">
            <text:p>0.07982</text:p>
          </table:table-cell>
          <table:table-cell office:value-type="float" office:value="0.0831406859161793" calcext:value-type="float">
            <text:p>0.08314</text:p>
          </table:table-cell>
          <table:table-cell office:value-type="float" office:value="0.0809918676900584" calcext:value-type="float">
            <text:p>0.08099</text:p>
          </table:table-cell>
          <table:table-cell office:value-type="float" office:value="0.00265989801315623" calcext:value-type="float">
            <text:p>0.00266</text:p>
          </table:table-cell>
          <table:table-cell office:value-type="float" office:value="0.00301910101277883" calcext:value-type="float">
            <text:p>0.00302</text:p>
          </table:table-cell>
          <table:table-cell office:value-type="float" office:value="0.00335825712308816" calcext:value-type="float">
            <text:p>0.00336</text:p>
          </table:table-cell>
          <table:table-cell table:style-name="ce47" office:value-type="float" office:value="0.0807822310043047" calcext:value-type="float">
            <text:p>0.08078</text:p>
          </table:table-cell>
          <table:table-cell office:value-type="float" office:value="0.0837737700008122" calcext:value-type="float">
            <text:p>0.08377</text:p>
          </table:table-cell>
          <table:table-cell office:value-type="float" office:value="0.0822087737065464" calcext:value-type="float">
            <text:p>0.082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932738732782483" calcext:value-type="float">
            <text:p>0.0932738732782483</text:p>
          </table:table-cell>
          <table:table-cell office:value-type="float" office:value="0.0351817042606516" calcext:value-type="float">
            <text:p>0.03518</text:p>
          </table:table-cell>
          <table:table-cell table:style-name="ce47" office:value-type="float" office:value="0.0333959899749373" calcext:value-type="float">
            <text:p>0.03340</text:p>
          </table:table-cell>
          <table:table-cell office:value-type="float" office:value="0.0351503759398496" calcext:value-type="float">
            <text:p>0.03515</text:p>
          </table:table-cell>
          <table:table-cell office:value-type="float" office:value="0.00795407932360198" calcext:value-type="float">
            <text:p>0.00795</text:p>
          </table:table-cell>
          <table:table-cell office:value-type="float" office:value="0.0064520828220518" calcext:value-type="float">
            <text:p>0.00645</text:p>
          </table:table-cell>
          <table:table-cell office:value-type="float" office:value="0.00945341455032754" calcext:value-type="float">
            <text:p>0.00945</text:p>
          </table:table-cell>
          <table:table-cell office:value-type="float" office:value="0.0373484753550543" calcext:value-type="float">
            <text:p>0.03735</text:p>
          </table:table-cell>
          <table:table-cell table:style-name="ce47" office:value-type="float" office:value="0.0343885756056808" calcext:value-type="float">
            <text:p>0.03439</text:p>
          </table:table-cell>
          <table:table-cell office:value-type="float" office:value="0.0370687134502924" calcext:value-type="float">
            <text:p>0.03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961206210531362" calcext:value-type="float">
            <text:p>0.0961206210531362</text:p>
          </table:table-cell>
          <table:table-cell office:value-type="float" office:value="0.0624386662877711" calcext:value-type="float">
            <text:p>0.06244</text:p>
          </table:table-cell>
          <table:table-cell table:style-name="ce47" office:value-type="float" office:value="0.0620029364402765" calcext:value-type="float">
            <text:p>0.06200</text:p>
          </table:table-cell>
          <table:table-cell office:value-type="float" office:value="0.0674351141422752" calcext:value-type="float">
            <text:p>0.06744</text:p>
          </table:table-cell>
          <table:table-cell office:value-type="float" office:value="0.0167018449979136" calcext:value-type="float">
            <text:p>0.01670</text:p>
          </table:table-cell>
          <table:table-cell office:value-type="float" office:value="0.0164842910742449" calcext:value-type="float">
            <text:p>0.01648</text:p>
          </table:table-cell>
          <table:table-cell office:value-type="float" office:value="0.0172017694278259" calcext:value-type="float">
            <text:p>0.01720</text:p>
          </table:table-cell>
          <table:table-cell office:value-type="float" office:value="0.0677714044393925" calcext:value-type="float">
            <text:p>0.06777</text:p>
          </table:table-cell>
          <table:table-cell table:style-name="ce47" office:value-type="float" office:value="0.0669442218433267" calcext:value-type="float">
            <text:p>0.06694</text:p>
          </table:table-cell>
          <table:table-cell office:value-type="float" office:value="0.0730520381421489" calcext:value-type="float">
            <text:p>0.073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107516339869281" calcext:value-type="float">
            <text:p>0.107516339869281</text:p>
          </table:table-cell>
          <table:table-cell office:value-type="float" office:value="0.33" calcext:value-type="float">
            <text:p>0.33000</text:p>
          </table:table-cell>
          <table:table-cell table:style-name="ce47" office:value-type="float" office:value="0.3" calcext:value-type="float">
            <text:p>0.30000</text:p>
          </table:table-cell>
          <table:table-cell office:value-type="float" office:value="0.370909090909091" calcext:value-type="float">
            <text:p>0.37091</text:p>
          </table:table-cell>
          <table:table-cell office:value-type="float" office:value="0.055355346431098" calcext:value-type="float">
            <text:p>0.05536</text:p>
          </table:table-cell>
          <table:table-cell office:value-type="float" office:value="0.0560593396902539" calcext:value-type="float">
            <text:p>0.05606</text:p>
          </table:table-cell>
          <table:table-cell office:value-type="float" office:value="0.0394530863910444" calcext:value-type="float">
            <text:p>0.03945</text:p>
          </table:table-cell>
          <table:table-cell office:value-type="float" office:value="0.338309090909091" calcext:value-type="float">
            <text:p>0.33831</text:p>
          </table:table-cell>
          <table:table-cell table:style-name="ce47" office:value-type="float" office:value="0.328369696969697" calcext:value-type="float">
            <text:p>0.32837</text:p>
          </table:table-cell>
          <table:table-cell office:value-type="float" office:value="0.366842424242424" calcext:value-type="float">
            <text:p>0.366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121835740803583" calcext:value-type="float">
            <text:p>0.121835740803583</text:p>
          </table:table-cell>
          <table:table-cell table:style-name="ce47" office:value-type="float" office:value="0.0518918918918918" calcext:value-type="float">
            <text:p>0.05189</text:p>
          </table:table-cell>
          <table:table-cell office:value-type="float" office:value="0.0800675675675676" calcext:value-type="float">
            <text:p>0.08007</text:p>
          </table:table-cell>
          <table:table-cell office:value-type="float" office:value="0.0532432432432432" calcext:value-type="float">
            <text:p>0.05324</text:p>
          </table:table-cell>
          <table:table-cell office:value-type="float" office:value="0.0546702788222542" calcext:value-type="float">
            <text:p>0.05467</text:p>
          </table:table-cell>
          <table:table-cell office:value-type="float" office:value="0.0606354979116969" calcext:value-type="float">
            <text:p>0.06064</text:p>
          </table:table-cell>
          <table:table-cell office:value-type="float" office:value="0.0716483147464002" calcext:value-type="float">
            <text:p>0.07165</text:p>
          </table:table-cell>
          <table:table-cell table:style-name="ce47" office:value-type="float" office:value="0.0714914414414414" calcext:value-type="float">
            <text:p>0.07149</text:p>
          </table:table-cell>
          <table:table-cell office:value-type="float" office:value="0.101262612612613" calcext:value-type="float">
            <text:p>0.10126</text:p>
          </table:table-cell>
          <table:table-cell office:value-type="float" office:value="0.0770693693693693" calcext:value-type="float">
            <text:p>0.07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30788870703764" calcext:value-type="float">
            <text:p>0.130788870703764</text:p>
          </table:table-cell>
          <table:table-cell table:number-columns-repeated="3" office:value-type="float" office:value="0.127717391304348" calcext:value-type="float">
            <text:p>0.12772</text:p>
          </table:table-cell>
          <table:table-cell office:value-type="float" office:value="0.00686394135996304" calcext:value-type="float">
            <text:p>0.00686</text:p>
          </table:table-cell>
          <table:table-cell office:value-type="float" office:value="0.00536007236765044" calcext:value-type="float">
            <text:p>0.00536</text:p>
          </table:table-cell>
          <table:table-cell office:value-type="float" office:value="0.00746095571406758" calcext:value-type="float">
            <text:p>0.00746</text:p>
          </table:table-cell>
          <table:table-cell table:style-name="ce47" office:value-type="float" office:value="0.12623731884058" calcext:value-type="float">
            <text:p>0.12624</text:p>
          </table:table-cell>
          <table:table-cell table:style-name="ce47" office:value-type="float" office:value="0.127522946859903" calcext:value-type="float">
            <text:p>0.12752</text:p>
          </table:table-cell>
          <table:table-cell office:value-type="float" office:value="0.128160628019324" calcext:value-type="float">
            <text:p>0.128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13093088254904" calcext:value-type="float">
            <text:p>0.13093088254904</text:p>
          </table:table-cell>
          <table:table-cell office:value-type="float" office:value="0.228" calcext:value-type="float">
            <text:p>0.22800</text:p>
          </table:table-cell>
          <table:table-cell table:style-name="ce47" office:value-type="float" office:value="0.216" calcext:value-type="float">
            <text:p>0.21600</text:p>
          </table:table-cell>
          <table:table-cell office:value-type="float" office:value="0.224" calcext:value-type="float">
            <text:p>0.22400</text:p>
          </table:table-cell>
          <table:table-cell office:value-type="float" office:value="0.0169447919867375" calcext:value-type="float">
            <text:p>0.01694</text:p>
          </table:table-cell>
          <table:table-cell office:value-type="float" office:value="0.0181466293309752" calcext:value-type="float">
            <text:p>0.01815</text:p>
          </table:table-cell>
          <table:table-cell office:value-type="float" office:value="0.0211833804568776" calcext:value-type="float">
            <text:p>0.02118</text:p>
          </table:table-cell>
          <table:table-cell office:value-type="float" office:value="0.225733333333333" calcext:value-type="float">
            <text:p>0.22573</text:p>
          </table:table-cell>
          <table:table-cell table:style-name="ce47" office:value-type="float" office:value="0.221586666666667" calcext:value-type="float">
            <text:p>0.22159</text:p>
          </table:table-cell>
          <table:table-cell office:value-type="float" office:value="0.228346666666667" calcext:value-type="float">
            <text:p>0.228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139404780254607" calcext:value-type="float">
            <text:p>0.139404780254607</text:p>
          </table:table-cell>
          <table:table-cell table:style-name="ce47" office:value-type="float" office:value="0.164516129032258" calcext:value-type="float">
            <text:p>0.16452</text:p>
          </table:table-cell>
          <table:table-cell office:value-type="float" office:value="0.180645161290322" calcext:value-type="float">
            <text:p>0.18065</text:p>
          </table:table-cell>
          <table:table-cell table:style-name="ce47" office:value-type="float" office:value="0.154838709677419" calcext:value-type="float">
            <text:p>0.15484</text:p>
          </table:table-cell>
          <table:table-cell office:value-type="float" office:value="0.0139531944733749" calcext:value-type="float">
            <text:p>0.01395</text:p>
          </table:table-cell>
          <table:table-cell office:value-type="float" office:value="0.00958772158560861" calcext:value-type="float">
            <text:p>0.00959</text:p>
          </table:table-cell>
          <table:table-cell office:value-type="float" office:value="0.0147268207526662" calcext:value-type="float">
            <text:p>0.01473</text:p>
          </table:table-cell>
          <table:table-cell table:style-name="ce47" office:value-type="float" office:value="0.166290322580645" calcext:value-type="float">
            <text:p>0.16629</text:p>
          </table:table-cell>
          <table:table-cell office:value-type="float" office:value="0.180795698924731" calcext:value-type="float">
            <text:p>0.18080</text:p>
          </table:table-cell>
          <table:table-cell office:value-type="float" office:value="0.157075268817204" calcext:value-type="float">
            <text:p>0.157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155026876106019" calcext:value-type="float">
            <text:p>0.155026876106019</text:p>
          </table:table-cell>
          <table:table-cell table:number-columns-repeated="2" office:value-type="float" office:value="0.0741269841269841" calcext:value-type="float">
            <text:p>0.07413</text:p>
          </table:table-cell>
          <table:table-cell office:value-type="float" office:value="0.0826190476190476" calcext:value-type="float">
            <text:p>0.08262</text:p>
          </table:table-cell>
          <table:table-cell office:value-type="float" office:value="0.012935815764891" calcext:value-type="float">
            <text:p>0.01294</text:p>
          </table:table-cell>
          <table:table-cell office:value-type="float" office:value="0.0145327567059016" calcext:value-type="float">
            <text:p>0.01453</text:p>
          </table:table-cell>
          <table:table-cell office:value-type="float" office:value="0.0193054074565073" calcext:value-type="float">
            <text:p>0.01931</text:p>
          </table:table-cell>
          <table:table-cell table:style-name="ce47" office:value-type="float" office:value="0.0754510582010581" calcext:value-type="float">
            <text:p>0.07545</text:p>
          </table:table-cell>
          <table:table-cell office:value-type="float" office:value="0.0760074074074074" calcext:value-type="float">
            <text:p>0.07601</text:p>
          </table:table-cell>
          <table:table-cell office:value-type="float" office:value="0.0891470899470899" calcext:value-type="float">
            <text:p>0.089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72242365123304" calcext:value-type="float">
            <text:p>0.172242365123304</text:p>
          </table:table-cell>
          <table:table-cell office:value-type="float" office:value="0.196062675429588" calcext:value-type="float">
            <text:p>0.19606</text:p>
          </table:table-cell>
          <table:table-cell table:style-name="ce47" office:value-type="float" office:value="0.194672759635791" calcext:value-type="float">
            <text:p>0.19467</text:p>
          </table:table-cell>
          <table:table-cell table:style-name="ce47" office:value-type="float" office:value="0.191986889847333" calcext:value-type="float">
            <text:p>0.19199</text:p>
          </table:table-cell>
          <table:table-cell office:value-type="float" office:value="0.00985030223664138" calcext:value-type="float">
            <text:p>0.00985</text:p>
          </table:table-cell>
          <table:table-cell office:value-type="float" office:value="0.00848379002999781" calcext:value-type="float">
            <text:p>0.00848</text:p>
          </table:table-cell>
          <table:table-cell office:value-type="float" office:value="0.00974889637377483" calcext:value-type="float">
            <text:p>0.00975</text:p>
          </table:table-cell>
          <table:table-cell office:value-type="float" office:value="0.197754781953858" calcext:value-type="float">
            <text:p>0.19775</text:p>
          </table:table-cell>
          <table:table-cell table:style-name="ce47" office:value-type="float" office:value="0.197180063211702" calcext:value-type="float">
            <text:p>0.19718</text:p>
          </table:table-cell>
          <table:table-cell table:style-name="ce47" office:value-type="float" office:value="0.19607653978686" calcext:value-type="float">
            <text:p>0.196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177084589612295" calcext:value-type="float">
            <text:p>0.177084589612295</text:p>
          </table:table-cell>
          <table:table-cell table:style-name="ce47" office:value-type="float" office:value="0.167874396135266" calcext:value-type="float">
            <text:p>0.16787</text:p>
          </table:table-cell>
          <table:table-cell office:value-type="float" office:value="0.172463768115942" calcext:value-type="float">
            <text:p>0.17246</text:p>
          </table:table-cell>
          <table:table-cell office:value-type="float" office:value="0.214323671497584" calcext:value-type="float">
            <text:p>0.21432</text:p>
          </table:table-cell>
          <table:table-cell office:value-type="float" office:value="0.0262034921776098" calcext:value-type="float">
            <text:p>0.02620</text:p>
          </table:table-cell>
          <table:table-cell office:value-type="float" office:value="0.0338331736219709" calcext:value-type="float">
            <text:p>0.03383</text:p>
          </table:table-cell>
          <table:table-cell office:value-type="float" office:value="0.0303485774021116" calcext:value-type="float">
            <text:p>0.03035</text:p>
          </table:table-cell>
          <table:table-cell table:style-name="ce47" office:value-type="float" office:value="0.175926247987117" calcext:value-type="float">
            <text:p>0.17593</text:p>
          </table:table-cell>
          <table:table-cell office:value-type="float" office:value="0.183008534621578" calcext:value-type="float">
            <text:p>0.18301</text:p>
          </table:table-cell>
          <table:table-cell office:value-type="float" office:value="0.224319967793881" calcext:value-type="float">
            <text:p>0.22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195717227880365" calcext:value-type="float">
            <text:p>0.195717227880365</text:p>
          </table:table-cell>
          <table:table-cell table:style-name="ce47" office:value-type="float" office:value="0.167748917748918" calcext:value-type="float">
            <text:p>0.16775</text:p>
          </table:table-cell>
          <table:table-cell office:value-type="float" office:value="0.186363636363636" calcext:value-type="float">
            <text:p>0.18636</text:p>
          </table:table-cell>
          <table:table-cell office:value-type="float" office:value="0.196103896103896" calcext:value-type="float">
            <text:p>0.19610</text:p>
          </table:table-cell>
          <table:table-cell office:value-type="float" office:value="0.0206479828572626" calcext:value-type="float">
            <text:p>0.02065</text:p>
          </table:table-cell>
          <table:table-cell office:value-type="float" office:value="0.0150671125254728" calcext:value-type="float">
            <text:p>0.01507</text:p>
          </table:table-cell>
          <table:table-cell office:value-type="float" office:value="0.0204719909885902" calcext:value-type="float">
            <text:p>0.02047</text:p>
          </table:table-cell>
          <table:table-cell table:style-name="ce47" office:value-type="float" office:value="0.171763347763348" calcext:value-type="float">
            <text:p>0.17176</text:p>
          </table:table-cell>
          <table:table-cell office:value-type="float" office:value="0.187751082251082" calcext:value-type="float">
            <text:p>0.18775</text:p>
          </table:table-cell>
          <table:table-cell office:value-type="float" office:value="0.202040404040404" calcext:value-type="float">
            <text:p>0.202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200369574892127" calcext:value-type="float">
            <text:p>0.200369574892127</text:p>
          </table:table-cell>
          <table:table-cell table:style-name="ce47" office:value-type="float" office:value="0.201082251082251" calcext:value-type="float">
            <text:p>0.20108</text:p>
          </table:table-cell>
          <table:table-cell office:value-type="float" office:value="0.204978354978355" calcext:value-type="float">
            <text:p>0.20498</text:p>
          </table:table-cell>
          <table:table-cell office:value-type="float" office:value="0.210606060606061" calcext:value-type="float">
            <text:p>0.21061</text:p>
          </table:table-cell>
          <table:table-cell office:value-type="float" office:value="0.0168570679887266" calcext:value-type="float">
            <text:p>0.01686</text:p>
          </table:table-cell>
          <table:table-cell office:value-type="float" office:value="0.0208630820946031" calcext:value-type="float">
            <text:p>0.02086</text:p>
          </table:table-cell>
          <table:table-cell office:value-type="float" office:value="0.0278113685425826" calcext:value-type="float">
            <text:p>0.02781</text:p>
          </table:table-cell>
          <table:table-cell table:style-name="ce47" office:value-type="float" office:value="0.204671717171717" calcext:value-type="float">
            <text:p>0.20467</text:p>
          </table:table-cell>
          <table:table-cell office:value-type="float" office:value="0.207683261183261" calcext:value-type="float">
            <text:p>0.20768</text:p>
          </table:table-cell>
          <table:table-cell office:value-type="float" office:value="0.218800144300144" calcext:value-type="float">
            <text:p>0.218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221067989495185" calcext:value-type="float">
            <text:p>0.221067989495185</text:p>
          </table:table-cell>
          <table:table-cell office:value-type="float" office:value="0.106578947368421" calcext:value-type="float">
            <text:p>0.10658</text:p>
          </table:table-cell>
          <table:table-cell table:style-name="ce47" office:value-type="float" office:value="0.101842105263158" calcext:value-type="float">
            <text:p>0.10184</text:p>
          </table:table-cell>
          <table:table-cell table:style-name="ce47" office:value-type="float" office:value="0.0913157894736842" calcext:value-type="float">
            <text:p>0.09132</text:p>
          </table:table-cell>
          <table:table-cell office:value-type="float" office:value="0.0122695545841224" calcext:value-type="float">
            <text:p>0.01227</text:p>
          </table:table-cell>
          <table:table-cell office:value-type="float" office:value="0.0169532276992642" calcext:value-type="float">
            <text:p>0.01695</text:p>
          </table:table-cell>
          <table:table-cell office:value-type="float" office:value="0.0235499845924498" calcext:value-type="float">
            <text:p>0.02355</text:p>
          </table:table-cell>
          <table:table-cell office:value-type="float" office:value="0.108598245614035" calcext:value-type="float">
            <text:p>0.10860</text:p>
          </table:table-cell>
          <table:table-cell table:style-name="ce47" office:value-type="float" office:value="0.105671052631579" calcext:value-type="float">
            <text:p>0.10567</text:p>
          </table:table-cell>
          <table:table-cell table:style-name="ce47" office:value-type="float" office:value="0.0958219298245614" calcext:value-type="float">
            <text:p>0.095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228162134369259" calcext:value-type="float">
            <text:p>0.228162134369259</text:p>
          </table:table-cell>
          <table:table-cell office:value-type="float" office:value="0.163855421686747" calcext:value-type="float">
            <text:p>0.16386</text:p>
          </table:table-cell>
          <table:table-cell table:style-name="ce47" office:value-type="float" office:value="0.155421686746988" calcext:value-type="float">
            <text:p>0.15542</text:p>
          </table:table-cell>
          <table:table-cell office:value-type="float" office:value="0.193975903614458" calcext:value-type="float">
            <text:p>0.19398</text:p>
          </table:table-cell>
          <table:table-cell office:value-type="float" office:value="0.00238016385164672" calcext:value-type="float">
            <text:p>0.00238</text:p>
          </table:table-cell>
          <table:table-cell office:value-type="float" office:value="0.00253063850694221" calcext:value-type="float">
            <text:p>0.00253</text:p>
          </table:table-cell>
          <table:table-cell office:value-type="float" office:value="0.00594018059255078" calcext:value-type="float">
            <text:p>0.00594</text:p>
          </table:table-cell>
          <table:table-cell office:value-type="float" office:value="0.163927710843373" calcext:value-type="float">
            <text:p>0.16393</text:p>
          </table:table-cell>
          <table:table-cell table:style-name="ce47" office:value-type="float" office:value="0.155144578313253" calcext:value-type="float">
            <text:p>0.15514</text:p>
          </table:table-cell>
          <table:table-cell office:value-type="float" office:value="0.194694779116466" calcext:value-type="float">
            <text:p>0.19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231476738407431" calcext:value-type="float">
            <text:p>0.231476738407431</text:p>
          </table:table-cell>
          <table:table-cell table:style-name="ce47" office:value-type="float" office:value="0.376363636363636" calcext:value-type="float">
            <text:p>0.37636</text:p>
          </table:table-cell>
          <table:table-cell office:value-type="float" office:value="0.386363636363636" calcext:value-type="float">
            <text:p>0.38636</text:p>
          </table:table-cell>
          <table:table-cell office:value-type="float" office:value="0.406363636363636" calcext:value-type="float">
            <text:p>0.40636</text:p>
          </table:table-cell>
          <table:table-cell office:value-type="float" office:value="0.0255739462776572" calcext:value-type="float">
            <text:p>0.02557</text:p>
          </table:table-cell>
          <table:table-cell office:value-type="float" office:value="0.0357650998348628" calcext:value-type="float">
            <text:p>0.03577</text:p>
          </table:table-cell>
          <table:table-cell office:value-type="float" office:value="0.0202504589467843" calcext:value-type="float">
            <text:p>0.02025</text:p>
          </table:table-cell>
          <table:table-cell table:style-name="ce47" office:value-type="float" office:value="0.383936363636364" calcext:value-type="float">
            <text:p>0.38394</text:p>
          </table:table-cell>
          <table:table-cell office:value-type="float" office:value="0.390893939393939" calcext:value-type="float">
            <text:p>0.39089</text:p>
          </table:table-cell>
          <table:table-cell office:value-type="float" office:value="0.398112121212121" calcext:value-type="float">
            <text:p>0.398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71036316586671" calcext:value-type="float">
            <text:p>0.271036316586671</text:p>
          </table:table-cell>
          <table:table-cell table:style-name="ce47" office:value-type="float" office:value="0.240909090909091" calcext:value-type="float">
            <text:p>0.24091</text:p>
          </table:table-cell>
          <table:table-cell office:value-type="float" office:value="0.250034176349966" calcext:value-type="float">
            <text:p>0.25003</text:p>
          </table:table-cell>
          <table:table-cell office:value-type="float" office:value="0.243523581681476" calcext:value-type="float">
            <text:p>0.24352</text:p>
          </table:table-cell>
          <table:table-cell office:value-type="float" office:value="0.00712229834703216" calcext:value-type="float">
            <text:p>0.00712</text:p>
          </table:table-cell>
          <table:table-cell office:value-type="float" office:value="0.004130570016379" calcext:value-type="float">
            <text:p>0.00413</text:p>
          </table:table-cell>
          <table:table-cell office:value-type="float" office:value="0.0106466629232279" calcext:value-type="float">
            <text:p>0.01065</text:p>
          </table:table-cell>
          <table:table-cell table:style-name="ce47" office:value-type="float" office:value="0.242108965595808" calcext:value-type="float">
            <text:p>0.24211</text:p>
          </table:table-cell>
          <table:table-cell office:value-type="float" office:value="0.249680223285486" calcext:value-type="float">
            <text:p>0.24968</text:p>
          </table:table-cell>
          <table:table-cell office:value-type="float" office:value="0.245066359079517" calcext:value-type="float">
            <text:p>0.24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74742661944369" calcext:value-type="float">
            <text:p>0.274742661944369</text:p>
          </table:table-cell>
          <table:table-cell table:style-name="ce47" office:value-type="float" office:value="0.205413105413105" calcext:value-type="float">
            <text:p>0.20541</text:p>
          </table:table-cell>
          <table:table-cell office:value-type="float" office:value="0.224287749287749" calcext:value-type="float">
            <text:p>0.22429</text:p>
          </table:table-cell>
          <table:table-cell table:style-name="ce47" office:value-type="float" office:value="0.201709401709402" calcext:value-type="float">
            <text:p>0.20171</text:p>
          </table:table-cell>
          <table:table-cell office:value-type="float" office:value="0.00766867809051302" calcext:value-type="float">
            <text:p>0.00767</text:p>
          </table:table-cell>
          <table:table-cell office:value-type="float" office:value="0.0100299163391356" calcext:value-type="float">
            <text:p>0.01003</text:p>
          </table:table-cell>
          <table:table-cell office:value-type="float" office:value="0.015318355419925" calcext:value-type="float">
            <text:p>0.01532</text:p>
          </table:table-cell>
          <table:table-cell table:style-name="ce47" office:value-type="float" office:value="0.205720322886989" calcext:value-type="float">
            <text:p>0.20572</text:p>
          </table:table-cell>
          <table:table-cell office:value-type="float" office:value="0.221110636277303" calcext:value-type="float">
            <text:p>0.22111</text:p>
          </table:table-cell>
          <table:table-cell table:style-name="ce47" office:value-type="float" office:value="0.20452849002849" calcext:value-type="float">
            <text:p>0.204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284579290472845" calcext:value-type="float">
            <text:p>0.284579290472845</text:p>
          </table:table-cell>
          <table:table-cell table:style-name="ce47" office:value-type="float" office:value="0.236380724538619" calcext:value-type="float">
            <text:p>0.23638</text:p>
          </table:table-cell>
          <table:table-cell office:value-type="float" office:value="0.237064251537936" calcext:value-type="float">
            <text:p>0.23706</text:p>
          </table:table-cell>
          <table:table-cell office:value-type="float" office:value="0.257775119617225" calcext:value-type="float">
            <text:p>0.25778</text:p>
          </table:table-cell>
          <table:table-cell office:value-type="float" office:value="0.00830800443420891" calcext:value-type="float">
            <text:p>0.00831</text:p>
          </table:table-cell>
          <table:table-cell office:value-type="float" office:value="0.00496715175304584" calcext:value-type="float">
            <text:p>0.00497</text:p>
          </table:table-cell>
          <table:table-cell office:value-type="float" office:value="0.00893082540643539" calcext:value-type="float">
            <text:p>0.00893</text:p>
          </table:table-cell>
          <table:table-cell office:value-type="float" office:value="0.239314023695603" calcext:value-type="float">
            <text:p>0.23931</text:p>
          </table:table-cell>
          <table:table-cell table:style-name="ce47" office:value-type="float" office:value="0.237203634085213" calcext:value-type="float">
            <text:p>0.23720</text:p>
          </table:table-cell>
          <table:table-cell office:value-type="float" office:value="0.259102130325815" calcext:value-type="float">
            <text:p>0.259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318589194938379" calcext:value-type="float">
            <text:p>0.318589194938379</text:p>
          </table:table-cell>
          <table:table-cell office:value-type="float" office:value="0.28047619047619" calcext:value-type="float">
            <text:p>0.28048</text:p>
          </table:table-cell>
          <table:table-cell table:style-name="ce47" office:value-type="float" office:value="0.267142857142857" calcext:value-type="float">
            <text:p>0.26714</text:p>
          </table:table-cell>
          <table:table-cell office:value-type="float" office:value="0.319047619047619" calcext:value-type="float">
            <text:p>0.31905</text:p>
          </table:table-cell>
          <table:table-cell office:value-type="float" office:value="0.0105775273943628" calcext:value-type="float">
            <text:p>0.01058</text:p>
          </table:table-cell>
          <table:table-cell office:value-type="float" office:value="0.0101835287265945" calcext:value-type="float">
            <text:p>0.01018</text:p>
          </table:table-cell>
          <table:table-cell office:value-type="float" office:value="0.0148516707396327" calcext:value-type="float">
            <text:p>0.01485</text:p>
          </table:table-cell>
          <table:table-cell office:value-type="float" office:value="0.279169841269841" calcext:value-type="float">
            <text:p>0.27917</text:p>
          </table:table-cell>
          <table:table-cell table:style-name="ce47" office:value-type="float" office:value="0.268903174603175" calcext:value-type="float">
            <text:p>0.26890</text:p>
          </table:table-cell>
          <table:table-cell office:value-type="float" office:value="0.319398412698413" calcext:value-type="float">
            <text:p>0.31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32356949789587" calcext:value-type="float">
            <text:p>0.32356949789587</text:p>
          </table:table-cell>
          <table:table-cell office:value-type="float" office:value="0.262006013745704" calcext:value-type="float">
            <text:p>0.26201</text:p>
          </table:table-cell>
          <table:table-cell table:style-name="ce47" office:value-type="float" office:value="0.24953823024055" calcext:value-type="float">
            <text:p>0.24954</text:p>
          </table:table-cell>
          <table:table-cell office:value-type="float" office:value="0.329542525773196" calcext:value-type="float">
            <text:p>0.32954</text:p>
          </table:table-cell>
          <table:table-cell office:value-type="float" office:value="0.00583181794656667" calcext:value-type="float">
            <text:p>0.00583</text:p>
          </table:table-cell>
          <table:table-cell office:value-type="float" office:value="0.00630390649676883" calcext:value-type="float">
            <text:p>0.00630</text:p>
          </table:table-cell>
          <table:table-cell office:value-type="float" office:value="0.0225083304454671" calcext:value-type="float">
            <text:p>0.02251</text:p>
          </table:table-cell>
          <table:table-cell office:value-type="float" office:value="0.261640141752577" calcext:value-type="float">
            <text:p>0.26164</text:p>
          </table:table-cell>
          <table:table-cell table:style-name="ce47" office:value-type="float" office:value="0.250218499427262" calcext:value-type="float">
            <text:p>0.25022</text:p>
          </table:table-cell>
          <table:table-cell office:value-type="float" office:value="0.335370060137457" calcext:value-type="float">
            <text:p>0.33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325804891763848" calcext:value-type="float">
            <text:p>0.325804891763848</text:p>
          </table:table-cell>
          <table:table-cell table:style-name="ce47" office:value-type="float" office:value="0.23716669689824" calcext:value-type="float">
            <text:p>0.23717</text:p>
          </table:table-cell>
          <table:table-cell office:value-type="float" office:value="0.240554144748776" calcext:value-type="float">
            <text:p>0.24055</text:p>
          </table:table-cell>
          <table:table-cell office:value-type="float" office:value="0.26009432251043" calcext:value-type="float">
            <text:p>0.26009</text:p>
          </table:table-cell>
          <table:table-cell office:value-type="float" office:value="0.00678403346621227" calcext:value-type="float">
            <text:p>0.00678</text:p>
          </table:table-cell>
          <table:table-cell office:value-type="float" office:value="0.0058094911863474" calcext:value-type="float">
            <text:p>0.00581</text:p>
          </table:table-cell>
          <table:table-cell office:value-type="float" office:value="0.0144232694004873" calcext:value-type="float">
            <text:p>0.01442</text:p>
          </table:table-cell>
          <table:table-cell table:style-name="ce47" office:value-type="float" office:value="0.237341934216095" calcext:value-type="float">
            <text:p>0.23734</text:p>
          </table:table-cell>
          <table:table-cell office:value-type="float" office:value="0.241780095531773" calcext:value-type="float">
            <text:p>0.24178</text:p>
          </table:table-cell>
          <table:table-cell office:value-type="float" office:value="0.26337999576758" calcext:value-type="float">
            <text:p>0.263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337972101646882" calcext:value-type="float">
            <text:p>0.337972101646882</text:p>
          </table:table-cell>
          <table:table-cell office:value-type="float" office:value="0.302913968547641" calcext:value-type="float">
            <text:p>0.30291</text:p>
          </table:table-cell>
          <table:table-cell table:style-name="ce47" office:value-type="float" office:value="0.298658649398705" calcext:value-type="float">
            <text:p>0.29866</text:p>
          </table:table-cell>
          <table:table-cell office:value-type="float" office:value="0.333395004625347" calcext:value-type="float">
            <text:p>0.33340</text:p>
          </table:table-cell>
          <table:table-cell office:value-type="float" office:value="0.0099268524120693" calcext:value-type="float">
            <text:p>0.00993</text:p>
          </table:table-cell>
          <table:table-cell office:value-type="float" office:value="0.0101437767099516" calcext:value-type="float">
            <text:p>0.01014</text:p>
          </table:table-cell>
          <table:table-cell office:value-type="float" office:value="0.00732129265563368" calcext:value-type="float">
            <text:p>0.00732</text:p>
          </table:table-cell>
          <table:table-cell office:value-type="float" office:value="0.301336262719704" calcext:value-type="float">
            <text:p>0.30134</text:p>
          </table:table-cell>
          <table:table-cell table:style-name="ce47" office:value-type="float" office:value="0.29713691026827" calcext:value-type="float">
            <text:p>0.29714</text:p>
          </table:table-cell>
          <table:table-cell office:value-type="float" office:value="0.333082639531298" calcext:value-type="float">
            <text:p>0.333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340167906519011" calcext:value-type="float">
            <text:p>0.340167906519011</text:p>
          </table:table-cell>
          <table:table-cell office:value-type="float" office:value="0.216200822078685" calcext:value-type="float">
            <text:p>0.21620</text:p>
          </table:table-cell>
          <table:table-cell table:style-name="ce47" office:value-type="float" office:value="0.213881385789783" calcext:value-type="float">
            <text:p>0.21388</text:p>
          </table:table-cell>
          <table:table-cell office:value-type="float" office:value="0.326171462125661" calcext:value-type="float">
            <text:p>0.32617</text:p>
          </table:table-cell>
          <table:table-cell office:value-type="float" office:value="0.00254799818393381" calcext:value-type="float">
            <text:p>0.00255</text:p>
          </table:table-cell>
          <table:table-cell office:value-type="float" office:value="0.00197992840940316" calcext:value-type="float">
            <text:p>0.00198</text:p>
          </table:table-cell>
          <table:table-cell office:value-type="float" office:value="0.0157223107763989" calcext:value-type="float">
            <text:p>0.01572</text:p>
          </table:table-cell>
          <table:table-cell office:value-type="float" office:value="0.21645834801331" calcext:value-type="float">
            <text:p>0.21646</text:p>
          </table:table-cell>
          <table:table-cell table:style-name="ce47" office:value-type="float" office:value="0.2140339792523" calcext:value-type="float">
            <text:p>0.21403</text:p>
          </table:table-cell>
          <table:table-cell office:value-type="float" office:value="0.327839440203562" calcext:value-type="float">
            <text:p>0.327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341864718055936" calcext:value-type="float">
            <text:p>0.341864718055936</text:p>
          </table:table-cell>
          <table:table-cell table:style-name="ce47" office:value-type="float" office:value="0.246" calcext:value-type="float">
            <text:p>0.24600</text:p>
          </table:table-cell>
          <table:table-cell office:value-type="float" office:value="0.253" calcext:value-type="float">
            <text:p>0.25300</text:p>
          </table:table-cell>
          <table:table-cell office:value-type="float" office:value="0.296" calcext:value-type="float">
            <text:p>0.29600</text:p>
          </table:table-cell>
          <table:table-cell office:value-type="float" office:value="0.0108091433899718" calcext:value-type="float">
            <text:p>0.01081</text:p>
          </table:table-cell>
          <table:table-cell office:value-type="float" office:value="0.00757798474812464" calcext:value-type="float">
            <text:p>0.00758</text:p>
          </table:table-cell>
          <table:table-cell office:value-type="float" office:value="0.0152876047311849" calcext:value-type="float">
            <text:p>0.01529</text:p>
          </table:table-cell>
          <table:table-cell table:style-name="ce47" office:value-type="float" office:value="0.247876666666667" calcext:value-type="float">
            <text:p>0.24788</text:p>
          </table:table-cell>
          <table:table-cell office:value-type="float" office:value="0.25367" calcext:value-type="float">
            <text:p>0.25367</text:p>
          </table:table-cell>
          <table:table-cell office:value-type="float" office:value="0.298813333333333" calcext:value-type="float">
            <text:p>0.298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650318153245" calcext:value-type="float">
            <text:p>0.3650318153245</text:p>
          </table:table-cell>
          <table:table-cell office:value-type="float" office:value="0.304053236539625" calcext:value-type="float">
            <text:p>0.30405</text:p>
          </table:table-cell>
          <table:table-cell table:style-name="ce47" office:value-type="float" office:value="0.274621899576527" calcext:value-type="float">
            <text:p>0.27462</text:p>
          </table:table-cell>
          <table:table-cell office:value-type="float" office:value="0.328191167574108" calcext:value-type="float">
            <text:p>0.32819</text:p>
          </table:table-cell>
          <table:table-cell office:value-type="float" office:value="0.00839351480008668" calcext:value-type="float">
            <text:p>0.00839</text:p>
          </table:table-cell>
          <table:table-cell office:value-type="float" office:value="0.00540564454054833" calcext:value-type="float">
            <text:p>0.00541</text:p>
          </table:table-cell>
          <table:table-cell office:value-type="float" office:value="0.0126128677361044" calcext:value-type="float">
            <text:p>0.01261</text:p>
          </table:table-cell>
          <table:table-cell office:value-type="float" office:value="0.304087820125025" calcext:value-type="float">
            <text:p>0.30409</text:p>
          </table:table-cell>
          <table:table-cell table:style-name="ce47" office:value-type="float" office:value="0.276542548900988" calcext:value-type="float">
            <text:p>0.27654</text:p>
          </table:table-cell>
          <table:table-cell office:value-type="float" office:value="0.330292498487598" calcext:value-type="float">
            <text:p>0.33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365041176169703" calcext:value-type="float">
            <text:p>0.365041176169703</text:p>
          </table:table-cell>
          <table:table-cell office:value-type="float" office:value="0.148809523809524" calcext:value-type="float">
            <text:p>0.14881</text:p>
          </table:table-cell>
          <table:table-cell table:style-name="ce47" office:value-type="float" office:value="0.139285714285714" calcext:value-type="float">
            <text:p>0.13929</text:p>
          </table:table-cell>
          <table:table-cell office:value-type="float" office:value="0.145" calcext:value-type="float">
            <text:p>0.14500</text:p>
          </table:table-cell>
          <table:table-cell office:value-type="float" office:value="0.0246585545369821" calcext:value-type="float">
            <text:p>0.02466</text:p>
          </table:table-cell>
          <table:table-cell office:value-type="float" office:value="0.0328944776953436" calcext:value-type="float">
            <text:p>0.03289</text:p>
          </table:table-cell>
          <table:table-cell office:value-type="float" office:value="0.0329091699728318" calcext:value-type="float">
            <text:p>0.03291</text:p>
          </table:table-cell>
          <table:table-cell office:value-type="float" office:value="0.151715079365079" calcext:value-type="float">
            <text:p>0.15172</text:p>
          </table:table-cell>
          <table:table-cell table:style-name="ce47" office:value-type="float" office:value="0.15079126984127" calcext:value-type="float">
            <text:p>0.15079</text:p>
          </table:table-cell>
          <table:table-cell office:value-type="float" office:value="0.154734126984127" calcext:value-type="float">
            <text:p>0.154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77457254727512" calcext:value-type="float">
            <text:p>0.377457254727512</text:p>
          </table:table-cell>
          <table:table-cell office:value-type="float" office:value="0.316666666666667" calcext:value-type="float">
            <text:p>0.31667</text:p>
          </table:table-cell>
          <table:table-cell table:style-name="ce47" office:value-type="float" office:value="0.314035087719298" calcext:value-type="float">
            <text:p>0.31404</text:p>
          </table:table-cell>
          <table:table-cell office:value-type="float" office:value="0.37280701754386" calcext:value-type="float">
            <text:p>0.37281</text:p>
          </table:table-cell>
          <table:table-cell office:value-type="float" office:value="0.0160433956069377" calcext:value-type="float">
            <text:p>0.01604</text:p>
          </table:table-cell>
          <table:table-cell office:value-type="float" office:value="0.00966924295251187" calcext:value-type="float">
            <text:p>0.00967</text:p>
          </table:table-cell>
          <table:table-cell office:value-type="float" office:value="0.0184080081670114" calcext:value-type="float">
            <text:p>0.01841</text:p>
          </table:table-cell>
          <table:table-cell office:value-type="float" office:value="0.321" calcext:value-type="float">
            <text:p>0.32100</text:p>
          </table:table-cell>
          <table:table-cell table:style-name="ce47" office:value-type="float" office:value="0.314423976608187" calcext:value-type="float">
            <text:p>0.31442</text:p>
          </table:table-cell>
          <table:table-cell office:value-type="float" office:value="0.380842105263158" calcext:value-type="float">
            <text:p>0.380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400834671174286" calcext:value-type="float">
            <text:p>0.400834671174286</text:p>
          </table:table-cell>
          <table:table-cell office:value-type="float" office:value="0.358991596638655" calcext:value-type="float">
            <text:p>0.35899</text:p>
          </table:table-cell>
          <table:table-cell table:style-name="ce47" office:value-type="float" office:value="0.353081232492997" calcext:value-type="float">
            <text:p>0.35308</text:p>
          </table:table-cell>
          <table:table-cell office:value-type="float" office:value="0.503543417366947" calcext:value-type="float">
            <text:p>0.50354</text:p>
          </table:table-cell>
          <table:table-cell office:value-type="float" office:value="0.00551939444879742" calcext:value-type="float">
            <text:p>0.00552</text:p>
          </table:table-cell>
          <table:table-cell office:value-type="float" office:value="0.00356666256323105" calcext:value-type="float">
            <text:p>0.00357</text:p>
          </table:table-cell>
          <table:table-cell office:value-type="float" office:value="0.0137219734062888" calcext:value-type="float">
            <text:p>0.01372</text:p>
          </table:table-cell>
          <table:table-cell office:value-type="float" office:value="0.359478711484594" calcext:value-type="float">
            <text:p>0.35948</text:p>
          </table:table-cell>
          <table:table-cell table:style-name="ce47" office:value-type="float" office:value="0.353787861811391" calcext:value-type="float">
            <text:p>0.35379</text:p>
          </table:table-cell>
          <table:table-cell office:value-type="float" office:value="0.505790149393091" calcext:value-type="float">
            <text:p>0.505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402605173985696" calcext:value-type="float">
            <text:p>0.402605173985696</text:p>
          </table:table-cell>
          <table:table-cell table:style-name="ce47" office:value-type="float" office:value="0.326731634182909" calcext:value-type="float">
            <text:p>0.32673</text:p>
          </table:table-cell>
          <table:table-cell office:value-type="float" office:value="0.34842203898051" calcext:value-type="float">
            <text:p>0.34842</text:p>
          </table:table-cell>
          <table:table-cell office:value-type="float" office:value="0.361514242878561" calcext:value-type="float">
            <text:p>0.36151</text:p>
          </table:table-cell>
          <table:table-cell office:value-type="float" office:value="0.0168976198614242" calcext:value-type="float">
            <text:p>0.01690</text:p>
          </table:table-cell>
          <table:table-cell office:value-type="float" office:value="0.0115089667151095" calcext:value-type="float">
            <text:p>0.01151</text:p>
          </table:table-cell>
          <table:table-cell office:value-type="float" office:value="0.0263025887902491" calcext:value-type="float">
            <text:p>0.02630</text:p>
          </table:table-cell>
          <table:table-cell table:style-name="ce47" office:value-type="float" office:value="0.330662018990505" calcext:value-type="float">
            <text:p>0.33066</text:p>
          </table:table-cell>
          <table:table-cell office:value-type="float" office:value="0.352157371314343" calcext:value-type="float">
            <text:p>0.35216</text:p>
          </table:table-cell>
          <table:table-cell office:value-type="float" office:value="0.371038055972014" calcext:value-type="float">
            <text:p>0.37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40354629453162" calcext:value-type="float">
            <text:p>0.40354629453162</text:p>
          </table:table-cell>
          <table:table-cell office:value-type="float" office:value="0.365555555555555" calcext:value-type="float">
            <text:p>0.36556</text:p>
          </table:table-cell>
          <table:table-cell office:value-type="float" office:value="0.365555555555556" calcext:value-type="float">
            <text:p>0.36556</text:p>
          </table:table-cell>
          <table:table-cell office:value-type="float" office:value="0.355555555555555" calcext:value-type="float">
            <text:p>0.35556</text:p>
          </table:table-cell>
          <table:table-cell office:value-type="float" office:value="0.0283111327737141" calcext:value-type="float">
            <text:p>0.02831</text:p>
          </table:table-cell>
          <table:table-cell office:value-type="float" office:value="0.0171481510910562" calcext:value-type="float">
            <text:p>0.01715</text:p>
          </table:table-cell>
          <table:table-cell office:value-type="float" office:value="0.0221811015556822" calcext:value-type="float">
            <text:p>0.02218</text:p>
          </table:table-cell>
          <table:table-cell table:style-name="ce47" office:value-type="float" office:value="0.370414814814815" calcext:value-type="float">
            <text:p>0.37041</text:p>
          </table:table-cell>
          <table:table-cell office:value-type="float" office:value="0.373122222222222" calcext:value-type="float">
            <text:p>0.37312</text:p>
          </table:table-cell>
          <table:table-cell office:value-type="float" office:value="0.364474074074074" calcext:value-type="float">
            <text:p>0.364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416569228407091" calcext:value-type="float">
            <text:p>0.416569228407091</text:p>
          </table:table-cell>
          <table:table-cell table:style-name="ce47" office:value-type="float" office:value="0.325965759438104" calcext:value-type="float">
            <text:p>0.32597</text:p>
          </table:table-cell>
          <table:table-cell office:value-type="float" office:value="0.33630377524144" calcext:value-type="float">
            <text:p>0.33630</text:p>
          </table:table-cell>
          <table:table-cell office:value-type="float" office:value="0.48373573309921" calcext:value-type="float">
            <text:p>0.48374</text:p>
          </table:table-cell>
          <table:table-cell office:value-type="float" office:value="0.00635908992150413" calcext:value-type="float">
            <text:p>0.00636</text:p>
          </table:table-cell>
          <table:table-cell office:value-type="float" office:value="0.00315685756290331" calcext:value-type="float">
            <text:p>0.00316</text:p>
          </table:table-cell>
          <table:table-cell office:value-type="float" office:value="0.0324248928192933" calcext:value-type="float">
            <text:p>0.03242</text:p>
          </table:table-cell>
          <table:table-cell table:style-name="ce47" office:value-type="float" office:value="0.325860111208663" calcext:value-type="float">
            <text:p>0.32586</text:p>
          </table:table-cell>
          <table:table-cell office:value-type="float" office:value="0.335366476441323" calcext:value-type="float">
            <text:p>0.33537</text:p>
          </table:table-cell>
          <table:table-cell office:value-type="float" office:value="0.494211150131694" calcext:value-type="float">
            <text:p>0.49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21649581713208" calcext:value-type="float">
            <text:p>0.421649581713208</text:p>
          </table:table-cell>
          <table:table-cell table:style-name="ce47" office:value-type="float" office:value="0.266764705882353" calcext:value-type="float">
            <text:p>0.26676</text:p>
          </table:table-cell>
          <table:table-cell office:value-type="float" office:value="0.272436974789916" calcext:value-type="float">
            <text:p>0.27244</text:p>
          </table:table-cell>
          <table:table-cell office:value-type="float" office:value="0.295798319327731" calcext:value-type="float">
            <text:p>0.29580</text:p>
          </table:table-cell>
          <table:table-cell office:value-type="float" office:value="0.0198828082980955" calcext:value-type="float">
            <text:p>0.01988</text:p>
          </table:table-cell>
          <table:table-cell office:value-type="float" office:value="0.019435775987759" calcext:value-type="float">
            <text:p>0.01944</text:p>
          </table:table-cell>
          <table:table-cell office:value-type="float" office:value="0.017965486457061" calcext:value-type="float">
            <text:p>0.01797</text:p>
          </table:table-cell>
          <table:table-cell table:style-name="ce47" office:value-type="float" office:value="0.271157142857143" calcext:value-type="float">
            <text:p>0.27116</text:p>
          </table:table-cell>
          <table:table-cell office:value-type="float" office:value="0.279143697478992" calcext:value-type="float">
            <text:p>0.27914</text:p>
          </table:table-cell>
          <table:table-cell office:value-type="float" office:value="0.29973837535014" calcext:value-type="float">
            <text:p>0.299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434605124471898" calcext:value-type="float">
            <text:p>0.434605124471898</text:p>
          </table:table-cell>
          <table:table-cell table:style-name="ce47" office:value-type="float" office:value="0.288144806847097" calcext:value-type="float">
            <text:p>0.28814</text:p>
          </table:table-cell>
          <table:table-cell office:value-type="float" office:value="0.319968771686329" calcext:value-type="float">
            <text:p>0.31997</text:p>
          </table:table-cell>
          <table:table-cell office:value-type="float" office:value="0.385120286837844" calcext:value-type="float">
            <text:p>0.38512</text:p>
          </table:table-cell>
          <table:table-cell office:value-type="float" office:value="0.0103996040059864" calcext:value-type="float">
            <text:p>0.01040</text:p>
          </table:table-cell>
          <table:table-cell office:value-type="float" office:value="0.00363905223845231" calcext:value-type="float">
            <text:p>0.00364</text:p>
          </table:table-cell>
          <table:table-cell office:value-type="float" office:value="0.0193951833366132" calcext:value-type="float">
            <text:p>0.01940</text:p>
          </table:table-cell>
          <table:table-cell table:style-name="ce47" office:value-type="float" office:value="0.291634879327627" calcext:value-type="float">
            <text:p>0.29163</text:p>
          </table:table-cell>
          <table:table-cell office:value-type="float" office:value="0.321027546456936" calcext:value-type="float">
            <text:p>0.32103</text:p>
          </table:table-cell>
          <table:table-cell office:value-type="float" office:value="0.394378556557946" calcext:value-type="float">
            <text:p>0.394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451175014806667" calcext:value-type="float">
            <text:p>0.451175014806667</text:p>
          </table:table-cell>
          <table:table-cell table:style-name="ce47" office:value-type="float" office:value="0.341947565543071" calcext:value-type="float">
            <text:p>0.34195</text:p>
          </table:table-cell>
          <table:table-cell office:value-type="float" office:value="0.349775280898876" calcext:value-type="float">
            <text:p>0.34978</text:p>
          </table:table-cell>
          <table:table-cell office:value-type="float" office:value="0.478595505617978" calcext:value-type="float">
            <text:p>0.47860</text:p>
          </table:table-cell>
          <table:table-cell office:value-type="float" office:value="0.00568075117565281" calcext:value-type="float">
            <text:p>0.00568</text:p>
          </table:table-cell>
          <table:table-cell office:value-type="float" office:value="0.00492723332543714" calcext:value-type="float">
            <text:p>0.00493</text:p>
          </table:table-cell>
          <table:table-cell office:value-type="float" office:value="0.00983497914191567" calcext:value-type="float">
            <text:p>0.00983</text:p>
          </table:table-cell>
          <table:table-cell table:style-name="ce47" office:value-type="float" office:value="0.343420391177695" calcext:value-type="float">
            <text:p>0.34342</text:p>
          </table:table-cell>
          <table:table-cell office:value-type="float" office:value="0.349928963795256" calcext:value-type="float">
            <text:p>0.34993</text:p>
          </table:table-cell>
          <table:table-cell office:value-type="float" office:value="0.479968955472326" calcext:value-type="float">
            <text:p>0.47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466128729592794" calcext:value-type="float">
            <text:p>0.466128729592794</text:p>
          </table:table-cell>
          <table:table-cell table:style-name="ce47" office:value-type="float" office:value="0.312162162162162" calcext:value-type="float">
            <text:p>0.31216</text:p>
          </table:table-cell>
          <table:table-cell office:value-type="float" office:value="0.320945945945946" calcext:value-type="float">
            <text:p>0.32095</text:p>
          </table:table-cell>
          <table:table-cell office:value-type="float" office:value="0.356306306306306" calcext:value-type="float">
            <text:p>0.35631</text:p>
          </table:table-cell>
          <table:table-cell office:value-type="float" office:value="0.0187202336268836" calcext:value-type="float">
            <text:p>0.01872</text:p>
          </table:table-cell>
          <table:table-cell office:value-type="float" office:value="0.0177068597825367" calcext:value-type="float">
            <text:p>0.01771</text:p>
          </table:table-cell>
          <table:table-cell office:value-type="float" office:value="0.0325505112728962" calcext:value-type="float">
            <text:p>0.03255</text:p>
          </table:table-cell>
          <table:table-cell table:style-name="ce47" office:value-type="float" office:value="0.310372622622623" calcext:value-type="float">
            <text:p>0.31037</text:p>
          </table:table-cell>
          <table:table-cell office:value-type="float" office:value="0.321715965965966" calcext:value-type="float">
            <text:p>0.32172</text:p>
          </table:table-cell>
          <table:table-cell office:value-type="float" office:value="0.366499249249249" calcext:value-type="float">
            <text:p>0.36650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SC" table:style-name="ta1">
        <table:table-column table:style-name="co12" table:default-cell-style-name="ce45"/>
        <table:table-column table:style-name="co12" table:default-cell-style-name="Default"/>
        <table:table-column table:style-name="co12" table:number-columns-repeated="3" table:default-cell-style-name="ce45"/>
        <table:table-column table:style-name="co12" table:visibility="collapse" table:number-columns-repeated="3" table:default-cell-style-name="ce45"/>
        <table:table-column table:style-name="co12" table:number-columns-repeated="1014" table:default-cell-style-name="ce45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422561365193948" calcext:value-type="float">
            <text:p>0.422561365193948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556937870501675" calcext:value-type="float">
            <text:p>0.556937870501675</text:p>
          </table:table-cell>
          <table:table-cell table:style-name="ce47" office:value-type="float" office:value="0.0414699792960662" calcext:value-type="float">
            <text:p>0.04147</text:p>
          </table:table-cell>
          <table:table-cell office:value-type="float" office:value="0.0414906832298136" calcext:value-type="float">
            <text:p>0.04149</text:p>
          </table:table-cell>
          <table:table-cell table:style-name="ce47" office:value-type="float" office:value="0.0357349896480331" calcext:value-type="float">
            <text:p>0.03573</text:p>
          </table:table-cell>
          <table:table-cell office:value-type="float" office:value="0.00494687157153609" calcext:value-type="float">
            <text:p>0.00495</text:p>
          </table:table-cell>
          <table:table-cell office:value-type="float" office:value="0.00694397382891684" calcext:value-type="float">
            <text:p>0.00694</text:p>
          </table:table-cell>
          <table:table-cell office:value-type="float" office:value="0.00553532693130536" calcext:value-type="float">
            <text:p>0.00554</text:p>
          </table:table-cell>
          <table:table-cell table:style-name="ce47" office:value-type="float" office:value="0.0425209109730848" calcext:value-type="float">
            <text:p>0.04252</text:p>
          </table:table-cell>
          <table:table-cell office:value-type="float" office:value="0.0429584541062801" calcext:value-type="float">
            <text:p>0.04296</text:p>
          </table:table-cell>
          <table:table-cell office:value-type="float" office:value="0.0373142857142857" calcext:value-type="float">
            <text:p>0.037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784825199707522" calcext:value-type="float">
            <text:p>0.784825199707522</text:p>
          </table:table-cell>
          <table:table-cell office:value-type="float" office:value="0.0351817042606516" calcext:value-type="float">
            <text:p>0.03518</text:p>
          </table:table-cell>
          <table:table-cell table:style-name="ce47" office:value-type="float" office:value="0.031641604010025" calcext:value-type="float">
            <text:p>0.03164</text:p>
          </table:table-cell>
          <table:table-cell table:style-name="ce47" office:value-type="float" office:value="0.031657268170426" calcext:value-type="float">
            <text:p>0.03166</text:p>
          </table:table-cell>
          <table:table-cell office:value-type="float" office:value="0.00795407932360198" calcext:value-type="float">
            <text:p>0.00795</text:p>
          </table:table-cell>
          <table:table-cell office:value-type="float" office:value="0.00966443681346098" calcext:value-type="float">
            <text:p>0.00966</text:p>
          </table:table-cell>
          <table:table-cell office:value-type="float" office:value="0.00820364377151073" calcext:value-type="float">
            <text:p>0.00820</text:p>
          </table:table-cell>
          <table:table-cell office:value-type="float" office:value="0.0373484753550543" calcext:value-type="float">
            <text:p>0.03735</text:p>
          </table:table-cell>
          <table:table-cell table:style-name="ce47" office:value-type="float" office:value="0.0355583751044277" calcext:value-type="float">
            <text:p>0.03556</text:p>
          </table:table-cell>
          <table:table-cell table:style-name="ce47" office:value-type="float" office:value="0.0350195279866332" calcext:value-type="float">
            <text:p>0.035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798293214189646" calcext:value-type="float">
            <text:p>0.798293214189646</text:p>
          </table:table-cell>
          <table:table-cell table:style-name="ce47" office:value-type="float" office:value="0.127717391304348" calcext:value-type="float">
            <text:p>0.12772</text:p>
          </table:table-cell>
          <table:table-cell office:value-type="float" office:value="0.132065217391304" calcext:value-type="float">
            <text:p>0.13207</text:p>
          </table:table-cell>
          <table:table-cell office:value-type="float" office:value="0.136231884057971" calcext:value-type="float">
            <text:p>0.13623</text:p>
          </table:table-cell>
          <table:table-cell office:value-type="float" office:value="0.00686394135996304" calcext:value-type="float">
            <text:p>0.00686</text:p>
          </table:table-cell>
          <table:table-cell office:value-type="float" office:value="0.00532032309344402" calcext:value-type="float">
            <text:p>0.00532</text:p>
          </table:table-cell>
          <table:table-cell office:value-type="float" office:value="0.00767773052606167" calcext:value-type="float">
            <text:p>0.00768</text:p>
          </table:table-cell>
          <table:table-cell table:style-name="ce47" office:value-type="float" office:value="0.12623731884058" calcext:value-type="float">
            <text:p>0.12624</text:p>
          </table:table-cell>
          <table:table-cell office:value-type="float" office:value="0.131958333333333" calcext:value-type="float">
            <text:p>0.13196</text:p>
          </table:table-cell>
          <table:table-cell office:value-type="float" office:value="0.134397946859903" calcext:value-type="float">
            <text:p>0.134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846037262067574" calcext:value-type="float">
            <text:p>0.846037262067574</text:p>
          </table:table-cell>
          <table:table-cell office:value-type="float" office:value="0.106578947368421" calcext:value-type="float">
            <text:p>0.10658</text:p>
          </table:table-cell>
          <table:table-cell table:style-name="ce47" office:value-type="float" office:value="0.101578947368421" calcext:value-type="float">
            <text:p>0.10158</text:p>
          </table:table-cell>
          <table:table-cell table:style-name="ce47" office:value-type="float" office:value="0.0968421052631578" calcext:value-type="float">
            <text:p>0.09684</text:p>
          </table:table-cell>
          <table:table-cell office:value-type="float" office:value="0.0122695545841224" calcext:value-type="float">
            <text:p>0.01227</text:p>
          </table:table-cell>
          <table:table-cell office:value-type="float" office:value="0.016695239746126" calcext:value-type="float">
            <text:p>0.01670</text:p>
          </table:table-cell>
          <table:table-cell office:value-type="float" office:value="0.0120310546368231" calcext:value-type="float">
            <text:p>0.01203</text:p>
          </table:table-cell>
          <table:table-cell office:value-type="float" office:value="0.108598245614035" calcext:value-type="float">
            <text:p>0.10860</text:p>
          </table:table-cell>
          <table:table-cell table:style-name="ce47" office:value-type="float" office:value="0.105529824561403" calcext:value-type="float">
            <text:p>0.10553</text:p>
          </table:table-cell>
          <table:table-cell table:style-name="ce47" office:value-type="float" office:value="0.100007894736842" calcext:value-type="float">
            <text:p>0.10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853175435653403" calcext:value-type="float">
            <text:p>0.853175435653403</text:p>
          </table:table-cell>
          <table:table-cell table:style-name="ce47" office:value-type="float" office:value="0.0014545646884586" calcext:value-type="float">
            <text:p>0.00145</text:p>
          </table:table-cell>
          <table:table-cell office:value-type="float" office:value="0.0043742727176557" calcext:value-type="float">
            <text:p>0.00437</text:p>
          </table:table-cell>
          <table:table-cell office:value-type="float" office:value="0.0021844916957579" calcext:value-type="float">
            <text:p>0.00218</text:p>
          </table:table-cell>
          <table:table-cell office:value-type="float" office:value="0.0169294675960157" calcext:value-type="float">
            <text:p>0.01693</text:p>
          </table:table-cell>
          <table:table-cell office:value-type="float" office:value="0.0220577402086936" calcext:value-type="float">
            <text:p>0.02206</text:p>
          </table:table-cell>
          <table:table-cell office:value-type="float" office:value="0.0173877110764034" calcext:value-type="float">
            <text:p>0.01739</text:p>
          </table:table-cell>
          <table:table-cell table:style-name="ce47" office:value-type="float" office:value="0.00651796607778829" calcext:value-type="float">
            <text:p>0.00652</text:p>
          </table:table-cell>
          <table:table-cell office:value-type="float" office:value="0.0106953524454317" calcext:value-type="float">
            <text:p>0.01070</text:p>
          </table:table-cell>
          <table:table-cell table:style-name="ce47" office:value-type="float" office:value="0.00568993970168193" calcext:value-type="float">
            <text:p>0.005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856346459096459" calcext:value-type="float">
            <text:p>0.856346459096459</text:p>
          </table:table-cell>
          <table:table-cell table:style-name="ce47" office:value-type="float" office:value="0.0741269841269841" calcext:value-type="float">
            <text:p>0.07413</text:p>
          </table:table-cell>
          <table:table-cell office:value-type="float" office:value="0.0826190476190476" calcext:value-type="float">
            <text:p>0.08262</text:p>
          </table:table-cell>
          <table:table-cell office:value-type="float" office:value="0.0798412698412698" calcext:value-type="float">
            <text:p>0.07984</text:p>
          </table:table-cell>
          <table:table-cell office:value-type="float" office:value="0.012935815764891" calcext:value-type="float">
            <text:p>0.01294</text:p>
          </table:table-cell>
          <table:table-cell office:value-type="float" office:value="0.0189695218669002" calcext:value-type="float">
            <text:p>0.01897</text:p>
          </table:table-cell>
          <table:table-cell office:value-type="float" office:value="0.0125822034655661" calcext:value-type="float">
            <text:p>0.01258</text:p>
          </table:table-cell>
          <table:table-cell table:style-name="ce47" office:value-type="float" office:value="0.0754510582010581" calcext:value-type="float">
            <text:p>0.07545</text:p>
          </table:table-cell>
          <table:table-cell office:value-type="float" office:value="0.0878436507936507" calcext:value-type="float">
            <text:p>0.08784</text:p>
          </table:table-cell>
          <table:table-cell office:value-type="float" office:value="0.0816714285714285" calcext:value-type="float">
            <text:p>0.081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911020782008185" calcext:value-type="float">
            <text:p>0.911020782008185</text:p>
          </table:table-cell>
          <table:table-cell table:style-name="ce47" office:value-type="float" office:value="0.167748917748918" calcext:value-type="float">
            <text:p>0.16775</text:p>
          </table:table-cell>
          <table:table-cell office:value-type="float" office:value="0.172510822510823" calcext:value-type="float">
            <text:p>0.17251</text:p>
          </table:table-cell>
          <table:table-cell office:value-type="float" office:value="0.177489177489177" calcext:value-type="float">
            <text:p>0.17749</text:p>
          </table:table-cell>
          <table:table-cell office:value-type="float" office:value="0.0206479828572626" calcext:value-type="float">
            <text:p>0.02065</text:p>
          </table:table-cell>
          <table:table-cell office:value-type="float" office:value="0.0181037680348695" calcext:value-type="float">
            <text:p>0.01810</text:p>
          </table:table-cell>
          <table:table-cell office:value-type="float" office:value="0.0247026140460962" calcext:value-type="float">
            <text:p>0.02470</text:p>
          </table:table-cell>
          <table:table-cell table:style-name="ce47" office:value-type="float" office:value="0.171763347763348" calcext:value-type="float">
            <text:p>0.17176</text:p>
          </table:table-cell>
          <table:table-cell office:value-type="float" office:value="0.176661616161616" calcext:value-type="float">
            <text:p>0.17666</text:p>
          </table:table-cell>
          <table:table-cell office:value-type="float" office:value="0.183643578643579" calcext:value-type="float">
            <text:p>0.183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925838538475374" calcext:value-type="float">
            <text:p>0.925838538475374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932054028242036" calcext:value-type="float">
            <text:p>0.932054028242036</text:p>
          </table:table-cell>
          <table:table-cell table:style-name="ce47" office:value-type="float" office:value="0.201082251082251" calcext:value-type="float">
            <text:p>0.20108</text:p>
          </table:table-cell>
          <table:table-cell office:value-type="float" office:value="0.214935064935065" calcext:value-type="float">
            <text:p>0.21494</text:p>
          </table:table-cell>
          <table:table-cell table:style-name="ce47" office:value-type="float" office:value="0.192207792207792" calcext:value-type="float">
            <text:p>0.19221</text:p>
          </table:table-cell>
          <table:table-cell office:value-type="float" office:value="0.0168570679887266" calcext:value-type="float">
            <text:p>0.01686</text:p>
          </table:table-cell>
          <table:table-cell office:value-type="float" office:value="0.0122036806093431" calcext:value-type="float">
            <text:p>0.01220</text:p>
          </table:table-cell>
          <table:table-cell office:value-type="float" office:value="0.0272379733168763" calcext:value-type="float">
            <text:p>0.02724</text:p>
          </table:table-cell>
          <table:table-cell table:style-name="ce47" office:value-type="float" office:value="0.204671717171717" calcext:value-type="float">
            <text:p>0.20467</text:p>
          </table:table-cell>
          <table:table-cell office:value-type="float" office:value="0.214995670995671" calcext:value-type="float">
            <text:p>0.21500</text:p>
          </table:table-cell>
          <table:table-cell table:style-name="ce47" office:value-type="float" office:value="0.199842712842713" calcext:value-type="float">
            <text:p>0.19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934995451232853" calcext:value-type="float">
            <text:p>0.934995451232853</text:p>
          </table:table-cell>
          <table:table-cell table:style-name="ce47" office:value-type="float" office:value="0.0248389355742296" calcext:value-type="float">
            <text:p>0.02484</text:p>
          </table:table-cell>
          <table:table-cell office:value-type="float" office:value="0.0260434173669467" calcext:value-type="float">
            <text:p>0.02604</text:p>
          </table:table-cell>
          <table:table-cell office:value-type="float" office:value="0.0260224089635854" calcext:value-type="float">
            <text:p>0.02602</text:p>
          </table:table-cell>
          <table:table-cell office:value-type="float" office:value="0.0231598440498272" calcext:value-type="float">
            <text:p>0.02316</text:p>
          </table:table-cell>
          <table:table-cell office:value-type="float" office:value="0.0273494904086679" calcext:value-type="float">
            <text:p>0.02735</text:p>
          </table:table-cell>
          <table:table-cell office:value-type="float" office:value="0.0267201014005246" calcext:value-type="float">
            <text:p>0.02672</text:p>
          </table:table-cell>
          <table:table-cell table:style-name="ce47" office:value-type="float" office:value="0.0287048085901027" calcext:value-type="float">
            <text:p>0.02870</text:p>
          </table:table-cell>
          <table:table-cell office:value-type="float" office:value="0.0323935107376283" calcext:value-type="float">
            <text:p>0.03239</text:p>
          </table:table-cell>
          <table:table-cell office:value-type="float" office:value="0.0355966386554621" calcext:value-type="float">
            <text:p>0.035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940456548659673" calcext:value-type="float">
            <text:p>0.940456548659673</text:p>
          </table:table-cell>
          <table:table-cell table:style-name="ce47" office:value-type="float" office:value="0.148809523809524" calcext:value-type="float">
            <text:p>0.14881</text:p>
          </table:table-cell>
          <table:table-cell office:value-type="float" office:value="0.163809523809524" calcext:value-type="float">
            <text:p>0.16381</text:p>
          </table:table-cell>
          <table:table-cell table:style-name="ce47" office:value-type="float" office:value="0.134761904761905" calcext:value-type="float">
            <text:p>0.13476</text:p>
          </table:table-cell>
          <table:table-cell office:value-type="float" office:value="0.0246585545369821" calcext:value-type="float">
            <text:p>0.02466</text:p>
          </table:table-cell>
          <table:table-cell office:value-type="float" office:value="0.0217143198832003" calcext:value-type="float">
            <text:p>0.02171</text:p>
          </table:table-cell>
          <table:table-cell office:value-type="float" office:value="0.0345547208455221" calcext:value-type="float">
            <text:p>0.03455</text:p>
          </table:table-cell>
          <table:table-cell table:style-name="ce47" office:value-type="float" office:value="0.151715079365079" calcext:value-type="float">
            <text:p>0.15172</text:p>
          </table:table-cell>
          <table:table-cell office:value-type="float" office:value="0.167477777777778" calcext:value-type="float">
            <text:p>0.16748</text:p>
          </table:table-cell>
          <table:table-cell table:style-name="ce47" office:value-type="float" office:value="0.144025396825397" calcext:value-type="float">
            <text:p>0.14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940876629331819" calcext:value-type="float">
            <text:p>0.940876629331819</text:p>
          </table:table-cell>
          <table:table-cell table:style-name="ce47" office:value-type="float" office:value="0.205413105413105" calcext:value-type="float">
            <text:p>0.20541</text:p>
          </table:table-cell>
          <table:table-cell office:value-type="float" office:value="0.209116809116809" calcext:value-type="float">
            <text:p>0.20912</text:p>
          </table:table-cell>
          <table:table-cell office:value-type="float" office:value="0.209401709401709" calcext:value-type="float">
            <text:p>0.20940</text:p>
          </table:table-cell>
          <table:table-cell office:value-type="float" office:value="0.00766867809051302" calcext:value-type="float">
            <text:p>0.00767</text:p>
          </table:table-cell>
          <table:table-cell office:value-type="float" office:value="0.00899086399032719" calcext:value-type="float">
            <text:p>0.00899</text:p>
          </table:table-cell>
          <table:table-cell office:value-type="float" office:value="0.00901741974177931" calcext:value-type="float">
            <text:p>0.00902</text:p>
          </table:table-cell>
          <table:table-cell table:style-name="ce47" office:value-type="float" office:value="0.205720322886989" calcext:value-type="float">
            <text:p>0.20572</text:p>
          </table:table-cell>
          <table:table-cell office:value-type="float" office:value="0.208424501424501" calcext:value-type="float">
            <text:p>0.20842</text:p>
          </table:table-cell>
          <table:table-cell office:value-type="float" office:value="0.209050332383666" calcext:value-type="float">
            <text:p>0.209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952693683608573" calcext:value-type="float">
            <text:p>0.952693683608573</text:p>
          </table:table-cell>
          <table:table-cell table:style-name="ce47" office:value-type="float" office:value="0" calcext:value-type="float">
            <text:p>0.00000</text:p>
          </table:table-cell>
          <table:table-cell office:value-type="float" office:value="0.0005154639175257" calcext:value-type="float">
            <text:p>0.00052</text:p>
          </table:table-cell>
          <table:table-cell table:style-name="ce47" office:value-type="float" office:value="0" calcext:value-type="float">
            <text:p>0.00000</text:p>
          </table:table-cell>
          <table:table-cell office:value-type="float" office:value="0.0584189255814286" calcext:value-type="float">
            <text:p>0.05842</text:p>
          </table:table-cell>
          <table:table-cell office:value-type="float" office:value="0.0584093912173826" calcext:value-type="float">
            <text:p>0.05841</text:p>
          </table:table-cell>
          <table:table-cell office:value-type="float" office:value="0.0610101045926534" calcext:value-type="float">
            <text:p>0.06101</text:p>
          </table:table-cell>
          <table:table-cell table:style-name="ce47" office:value-type="float" office:value="0.0174982994096396" calcext:value-type="float">
            <text:p>0.01750</text:p>
          </table:table-cell>
          <table:table-cell office:value-type="float" office:value="0.0242914177460569" calcext:value-type="float">
            <text:p>0.02429</text:p>
          </table:table-cell>
          <table:table-cell table:style-name="ce47" office:value-type="float" office:value="0.016989461626575" calcext:value-type="float">
            <text:p>0.01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9546447291788" calcext:value-type="float">
            <text:p>0.9546447291788</text:p>
          </table:table-cell>
          <table:table-cell table:style-name="ce47" office:value-type="float" office:value="0.376363636363636" calcext:value-type="float">
            <text:p>0.37636</text:p>
          </table:table-cell>
          <table:table-cell office:value-type="float" office:value="0.386363636363636" calcext:value-type="float">
            <text:p>0.38636</text:p>
          </table:table-cell>
          <table:table-cell office:value-type="float" office:value="0.377272727272727" calcext:value-type="float">
            <text:p>0.37727</text:p>
          </table:table-cell>
          <table:table-cell office:value-type="float" office:value="0.0255739462776572" calcext:value-type="float">
            <text:p>0.02557</text:p>
          </table:table-cell>
          <table:table-cell office:value-type="float" office:value="0.0180431011160918" calcext:value-type="float">
            <text:p>0.01804</text:p>
          </table:table-cell>
          <table:table-cell office:value-type="float" office:value="0.0351934932542888" calcext:value-type="float">
            <text:p>0.03519</text:p>
          </table:table-cell>
          <table:table-cell office:value-type="float" office:value="0.383936363636364" calcext:value-type="float">
            <text:p>0.38394</text:p>
          </table:table-cell>
          <table:table-cell office:value-type="float" office:value="0.386545454545455" calcext:value-type="float">
            <text:p>0.38655</text:p>
          </table:table-cell>
          <table:table-cell office:value-type="float" office:value="0.389627272727273" calcext:value-type="float">
            <text:p>0.389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956623186534074" calcext:value-type="float">
            <text:p>0.956623186534074</text:p>
          </table:table-cell>
          <table:table-cell table:style-name="ce47" office:value-type="float" office:value="0.28047619047619" calcext:value-type="float">
            <text:p>0.28048</text:p>
          </table:table-cell>
          <table:table-cell office:value-type="float" office:value="0.287142857142857" calcext:value-type="float">
            <text:p>0.28714</text:p>
          </table:table-cell>
          <table:table-cell office:value-type="float" office:value="0.322857142857143" calcext:value-type="float">
            <text:p>0.32286</text:p>
          </table:table-cell>
          <table:table-cell office:value-type="float" office:value="0.0105775273943628" calcext:value-type="float">
            <text:p>0.01058</text:p>
          </table:table-cell>
          <table:table-cell office:value-type="float" office:value="0.019376077610844" calcext:value-type="float">
            <text:p>0.01938</text:p>
          </table:table-cell>
          <table:table-cell office:value-type="float" office:value="0.0208571348577289" calcext:value-type="float">
            <text:p>0.02086</text:p>
          </table:table-cell>
          <table:table-cell table:style-name="ce47" office:value-type="float" office:value="0.279169841269841" calcext:value-type="float">
            <text:p>0.27917</text:p>
          </table:table-cell>
          <table:table-cell office:value-type="float" office:value="0.290273015873016" calcext:value-type="float">
            <text:p>0.29027</text:p>
          </table:table-cell>
          <table:table-cell office:value-type="float" office:value="0.315409523809524" calcext:value-type="float">
            <text:p>0.315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958347481607244" calcext:value-type="float">
            <text:p>0.958347481607244</text:p>
          </table:table-cell>
          <table:table-cell table:style-name="ce47" office:value-type="float" office:value="0.164516129032258" calcext:value-type="float">
            <text:p>0.16452</text:p>
          </table:table-cell>
          <table:table-cell office:value-type="float" office:value="0.167741935483871" calcext:value-type="float">
            <text:p>0.16774</text:p>
          </table:table-cell>
          <table:table-cell table:style-name="ce47" office:value-type="float" office:value="0.164516129032258" calcext:value-type="float">
            <text:p>0.16452</text:p>
          </table:table-cell>
          <table:table-cell office:value-type="float" office:value="0.0139531944733749" calcext:value-type="float">
            <text:p>0.01395</text:p>
          </table:table-cell>
          <table:table-cell office:value-type="float" office:value="0.0112914476266984" calcext:value-type="float">
            <text:p>0.01129</text:p>
          </table:table-cell>
          <table:table-cell office:value-type="float" office:value="0.0149647146068659" calcext:value-type="float">
            <text:p>0.01496</text:p>
          </table:table-cell>
          <table:table-cell table:style-name="ce47" office:value-type="float" office:value="0.166290322580645" calcext:value-type="float">
            <text:p>0.16629</text:p>
          </table:table-cell>
          <table:table-cell office:value-type="float" office:value="0.167032258064516" calcext:value-type="float">
            <text:p>0.16703</text:p>
          </table:table-cell>
          <table:table-cell office:value-type="float" office:value="0.166408602150538" calcext:value-type="float">
            <text:p>0.16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964959973888545" calcext:value-type="float">
            <text:p>0.964959973888545</text:p>
          </table:table-cell>
          <table:table-cell table:style-name="ce47" office:value-type="float" office:value="0.365555555555555" calcext:value-type="float">
            <text:p>0.36556</text:p>
          </table:table-cell>
          <table:table-cell table:style-name="ce47" office:value-type="float" office:value="0.365555555555556" calcext:value-type="float">
            <text:p>0.36556</text:p>
          </table:table-cell>
          <table:table-cell office:value-type="float" office:value="0.425555555555556" calcext:value-type="float">
            <text:p>0.42556</text:p>
          </table:table-cell>
          <table:table-cell office:value-type="float" office:value="0.0283111327737141" calcext:value-type="float">
            <text:p>0.02831</text:p>
          </table:table-cell>
          <table:table-cell office:value-type="float" office:value="0.0189547075011684" calcext:value-type="float">
            <text:p>0.01895</text:p>
          </table:table-cell>
          <table:table-cell office:value-type="float" office:value="0.0125853902428952" calcext:value-type="float">
            <text:p>0.01259</text:p>
          </table:table-cell>
          <table:table-cell office:value-type="float" office:value="0.370414814814815" calcext:value-type="float">
            <text:p>0.37041</text:p>
          </table:table-cell>
          <table:table-cell table:style-name="ce47" office:value-type="float" office:value="0.369055555555556" calcext:value-type="float">
            <text:p>0.36906</text:p>
          </table:table-cell>
          <table:table-cell office:value-type="float" office:value="0.425566666666667" calcext:value-type="float">
            <text:p>0.42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96748895636686" calcext:value-type="float">
            <text:p>0.96748895636686</text:p>
          </table:table-cell>
          <table:table-cell table:style-name="ce47" office:value-type="float" office:value="0.33" calcext:value-type="float">
            <text:p>0.33000</text:p>
          </table:table-cell>
          <table:table-cell office:value-type="float" office:value="0.360909090909091" calcext:value-type="float">
            <text:p>0.36091</text:p>
          </table:table-cell>
          <table:table-cell table:style-name="ce47" office:value-type="float" office:value="0.33" calcext:value-type="float">
            <text:p>0.33000</text:p>
          </table:table-cell>
          <table:table-cell office:value-type="float" office:value="0.055355346431098" calcext:value-type="float">
            <text:p>0.05536</text:p>
          </table:table-cell>
          <table:table-cell office:value-type="float" office:value="0.0359606811252062" calcext:value-type="float">
            <text:p>0.03596</text:p>
          </table:table-cell>
          <table:table-cell office:value-type="float" office:value="0.0604507006643671" calcext:value-type="float">
            <text:p>0.06045</text:p>
          </table:table-cell>
          <table:table-cell table:style-name="ce47" office:value-type="float" office:value="0.338309090909091" calcext:value-type="float">
            <text:p>0.33831</text:p>
          </table:table-cell>
          <table:table-cell office:value-type="float" office:value="0.357915151515152" calcext:value-type="float">
            <text:p>0.35792</text:p>
          </table:table-cell>
          <table:table-cell office:value-type="float" office:value="0.351281818181818" calcext:value-type="float">
            <text:p>0.35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971636296164604" calcext:value-type="float">
            <text:p>0.971636296164604</text:p>
          </table:table-cell>
          <table:table-cell table:style-name="ce47" office:value-type="float" office:value="0.119835992907801" calcext:value-type="float">
            <text:p>0.11984</text:p>
          </table:table-cell>
          <table:table-cell office:value-type="float" office:value="0.147163120567376" calcext:value-type="float">
            <text:p>0.14716</text:p>
          </table:table-cell>
          <table:table-cell office:value-type="float" office:value="0.13656914893617" calcext:value-type="float">
            <text:p>0.13657</text:p>
          </table:table-cell>
          <table:table-cell office:value-type="float" office:value="0.0466359050796984" calcext:value-type="float">
            <text:p>0.04664</text:p>
          </table:table-cell>
          <table:table-cell office:value-type="float" office:value="0.04212525732512" calcext:value-type="float">
            <text:p>0.04213</text:p>
          </table:table-cell>
          <table:table-cell office:value-type="float" office:value="0.0641674134209644" calcext:value-type="float">
            <text:p>0.06417</text:p>
          </table:table-cell>
          <table:table-cell table:style-name="ce47" office:value-type="float" office:value="0.138929225768321" calcext:value-type="float">
            <text:p>0.13893</text:p>
          </table:table-cell>
          <table:table-cell office:value-type="float" office:value="0.154843085106383" calcext:value-type="float">
            <text:p>0.15484</text:p>
          </table:table-cell>
          <table:table-cell office:value-type="float" office:value="0.159042848699764" calcext:value-type="float">
            <text:p>0.15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971940564356202" calcext:value-type="float">
            <text:p>0.971940564356202</text:p>
          </table:table-cell>
          <table:table-cell office:value-type="float" office:value="0.196062675429588" calcext:value-type="float">
            <text:p>0.19606</text:p>
          </table:table-cell>
          <table:table-cell table:style-name="ce47" office:value-type="float" office:value="0.194858971725885" calcext:value-type="float">
            <text:p>0.19486</text:p>
          </table:table-cell>
          <table:table-cell office:value-type="float" office:value="0.190787293763264" calcext:value-type="float">
            <text:p>0.19079</text:p>
          </table:table-cell>
          <table:table-cell office:value-type="float" office:value="0.00985030223664138" calcext:value-type="float">
            <text:p>0.00985</text:p>
          </table:table-cell>
          <table:table-cell office:value-type="float" office:value="0.00938949772336452" calcext:value-type="float">
            <text:p>0.00939</text:p>
          </table:table-cell>
          <table:table-cell office:value-type="float" office:value="0.00985392694557385" calcext:value-type="float">
            <text:p>0.00985</text:p>
          </table:table-cell>
          <table:table-cell office:value-type="float" office:value="0.197754781953858" calcext:value-type="float">
            <text:p>0.19775</text:p>
          </table:table-cell>
          <table:table-cell table:style-name="ce47" office:value-type="float" office:value="0.197531583030967" calcext:value-type="float">
            <text:p>0.19753</text:p>
          </table:table-cell>
          <table:table-cell table:style-name="ce47" office:value-type="float" office:value="0.193418029027179" calcext:value-type="float">
            <text:p>0.193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72500414034116" calcext:value-type="float">
            <text:p>0.972500414034116</text:p>
          </table:table-cell>
          <table:table-cell table:style-name="ce47" office:value-type="float" office:value="0.0518918918918918" calcext:value-type="float">
            <text:p>0.05189</text:p>
          </table:table-cell>
          <table:table-cell office:value-type="float" office:value="0.0905405405405405" calcext:value-type="float">
            <text:p>0.09054</text:p>
          </table:table-cell>
          <table:table-cell office:value-type="float" office:value="0.0668243243243243" calcext:value-type="float">
            <text:p>0.06682</text:p>
          </table:table-cell>
          <table:table-cell office:value-type="float" office:value="0.0546702788222542" calcext:value-type="float">
            <text:p>0.05467</text:p>
          </table:table-cell>
          <table:table-cell office:value-type="float" office:value="0.0737202494331589" calcext:value-type="float">
            <text:p>0.07372</text:p>
          </table:table-cell>
          <table:table-cell office:value-type="float" office:value="0.118234958452545" calcext:value-type="float">
            <text:p>0.11823</text:p>
          </table:table-cell>
          <table:table-cell table:style-name="ce47" office:value-type="float" office:value="0.0714914414414414" calcext:value-type="float">
            <text:p>0.07149</text:p>
          </table:table-cell>
          <table:table-cell office:value-type="float" office:value="0.117636036036036" calcext:value-type="float">
            <text:p>0.11764</text:p>
          </table:table-cell>
          <table:table-cell office:value-type="float" office:value="0.11077027027027" calcext:value-type="float">
            <text:p>0.110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981821469367404" calcext:value-type="float">
            <text:p>0.981821469367404</text:p>
          </table:table-cell>
          <table:table-cell table:style-name="ce47" office:value-type="float" office:value="0.167874396135266" calcext:value-type="float">
            <text:p>0.16787</text:p>
          </table:table-cell>
          <table:table-cell office:value-type="float" office:value="0.198937198067633" calcext:value-type="float">
            <text:p>0.19894</text:p>
          </table:table-cell>
          <table:table-cell office:value-type="float" office:value="0.1856038647343" calcext:value-type="float">
            <text:p>0.18560</text:p>
          </table:table-cell>
          <table:table-cell office:value-type="float" office:value="0.0262034921776098" calcext:value-type="float">
            <text:p>0.02620</text:p>
          </table:table-cell>
          <table:table-cell office:value-type="float" office:value="0.0329932404620698" calcext:value-type="float">
            <text:p>0.03299</text:p>
          </table:table-cell>
          <table:table-cell office:value-type="float" office:value="0.0363867312604111" calcext:value-type="float">
            <text:p>0.03639</text:p>
          </table:table-cell>
          <table:table-cell table:style-name="ce47" office:value-type="float" office:value="0.175926247987117" calcext:value-type="float">
            <text:p>0.17593</text:p>
          </table:table-cell>
          <table:table-cell office:value-type="float" office:value="0.209376972624799" calcext:value-type="float">
            <text:p>0.20938</text:p>
          </table:table-cell>
          <table:table-cell office:value-type="float" office:value="0.198220611916264" calcext:value-type="float">
            <text:p>0.198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983989099133553" calcext:value-type="float">
            <text:p>0.983989099133553</text:p>
          </table:table-cell>
          <table:table-cell table:style-name="ce47" office:value-type="float" office:value="0.163855421686747" calcext:value-type="float">
            <text:p>0.16386</text:p>
          </table:table-cell>
          <table:table-cell office:value-type="float" office:value="0.169879518072289" calcext:value-type="float">
            <text:p>0.16988</text:p>
          </table:table-cell>
          <table:table-cell office:value-type="float" office:value="0.16144578313253" calcext:value-type="float">
            <text:p>0.16145</text:p>
          </table:table-cell>
          <table:table-cell office:value-type="float" office:value="0.00238016385164672" calcext:value-type="float">
            <text:p>0.00238</text:p>
          </table:table-cell>
          <table:table-cell office:value-type="float" office:value="0.00191102959013987" calcext:value-type="float">
            <text:p>0.00191</text:p>
          </table:table-cell>
          <table:table-cell office:value-type="float" office:value="0.00422731203633507" calcext:value-type="float">
            <text:p>0.00423</text:p>
          </table:table-cell>
          <table:table-cell table:style-name="ce47" office:value-type="float" office:value="0.163927710843373" calcext:value-type="float">
            <text:p>0.16393</text:p>
          </table:table-cell>
          <table:table-cell office:value-type="float" office:value="0.171024096385542" calcext:value-type="float">
            <text:p>0.17102</text:p>
          </table:table-cell>
          <table:table-cell table:style-name="ce47" office:value-type="float" office:value="0.162670682730924" calcext:value-type="float">
            <text:p>0.162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984783969859194" calcext:value-type="float">
            <text:p>0.984783969859194</text:p>
          </table:table-cell>
          <table:table-cell table:style-name="ce47" office:value-type="float" office:value="0.236380724538619" calcext:value-type="float">
            <text:p>0.23638</text:p>
          </table:table-cell>
          <table:table-cell office:value-type="float" office:value="0.239593301435407" calcext:value-type="float">
            <text:p>0.23959</text:p>
          </table:table-cell>
          <table:table-cell office:value-type="float" office:value="0.243455228981545" calcext:value-type="float">
            <text:p>0.24346</text:p>
          </table:table-cell>
          <table:table-cell office:value-type="float" office:value="0.00830800443420891" calcext:value-type="float">
            <text:p>0.00831</text:p>
          </table:table-cell>
          <table:table-cell office:value-type="float" office:value="0.0048597586916969" calcext:value-type="float">
            <text:p>0.00486</text:p>
          </table:table-cell>
          <table:table-cell office:value-type="float" office:value="0.00694150782921061" calcext:value-type="float">
            <text:p>0.00694</text:p>
          </table:table-cell>
          <table:table-cell table:style-name="ce47" office:value-type="float" office:value="0.239314023695603" calcext:value-type="float">
            <text:p>0.23931</text:p>
          </table:table-cell>
          <table:table-cell office:value-type="float" office:value="0.239737354750513" calcext:value-type="float">
            <text:p>0.23974</text:p>
          </table:table-cell>
          <table:table-cell office:value-type="float" office:value="0.245241740715425" calcext:value-type="float">
            <text:p>0.245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240909090909091" calcext:value-type="float">
            <text:p>0.24091</text:p>
          </table:table-cell>
          <table:table-cell table:style-name="ce47" office:value-type="float" office:value="0.235731373889269" calcext:value-type="float">
            <text:p>0.23573</text:p>
          </table:table-cell>
          <table:table-cell table:style-name="ce47" office:value-type="float" office:value="0.239593301435407" calcext:value-type="float">
            <text:p>0.23959</text:p>
          </table:table-cell>
          <table:table-cell office:value-type="float" office:value="0.00712229834703216" calcext:value-type="float">
            <text:p>0.00712</text:p>
          </table:table-cell>
          <table:table-cell office:value-type="float" office:value="0.00578017447111463" calcext:value-type="float">
            <text:p>0.00578</text:p>
          </table:table-cell>
          <table:table-cell office:value-type="float" office:value="0.00643099119155101" calcext:value-type="float">
            <text:p>0.00643</text:p>
          </table:table-cell>
          <table:table-cell office:value-type="float" office:value="0.242108965595808" calcext:value-type="float">
            <text:p>0.24211</text:p>
          </table:table-cell>
          <table:table-cell table:style-name="ce47" office:value-type="float" office:value="0.236138357256778" calcext:value-type="float">
            <text:p>0.23614</text:p>
          </table:table-cell>
          <table:table-cell office:value-type="float" office:value="0.240515948963317" calcext:value-type="float">
            <text:p>0.24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986342682857445" calcext:value-type="float">
            <text:p>0.986342682857445</text:p>
          </table:table-cell>
          <table:table-cell table:style-name="ce47" office:value-type="float" office:value="0.302913968547641" calcext:value-type="float">
            <text:p>0.30291</text:p>
          </table:table-cell>
          <table:table-cell office:value-type="float" office:value="0.30522664199815" calcext:value-type="float">
            <text:p>0.30523</text:p>
          </table:table-cell>
          <table:table-cell office:value-type="float" office:value="0.316003700277521" calcext:value-type="float">
            <text:p>0.31600</text:p>
          </table:table-cell>
          <table:table-cell office:value-type="float" office:value="0.0099268524120693" calcext:value-type="float">
            <text:p>0.00993</text:p>
          </table:table-cell>
          <table:table-cell office:value-type="float" office:value="0.00873084035218178" calcext:value-type="float">
            <text:p>0.00873</text:p>
          </table:table-cell>
          <table:table-cell office:value-type="float" office:value="0.00809842108013818" calcext:value-type="float">
            <text:p>0.00810</text:p>
          </table:table-cell>
          <table:table-cell table:style-name="ce47" office:value-type="float" office:value="0.301336262719704" calcext:value-type="float">
            <text:p>0.30134</text:p>
          </table:table-cell>
          <table:table-cell office:value-type="float" office:value="0.30554486586494" calcext:value-type="float">
            <text:p>0.30554</text:p>
          </table:table-cell>
          <table:table-cell office:value-type="float" office:value="0.315737742830712" calcext:value-type="float">
            <text:p>0.31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988397074190178" calcext:value-type="float">
            <text:p>0.988397074190178</text:p>
          </table:table-cell>
          <table:table-cell office:value-type="float" office:value="0.228" calcext:value-type="float">
            <text:p>0.22800</text:p>
          </table:table-cell>
          <table:table-cell table:style-name="ce47" office:value-type="float" office:value="0.224" calcext:value-type="float">
            <text:p>0.22400</text:p>
          </table:table-cell>
          <table:table-cell table:style-name="ce47" office:value-type="float" office:value="0.22" calcext:value-type="float">
            <text:p>0.22000</text:p>
          </table:table-cell>
          <table:table-cell office:value-type="float" office:value="0.0169447919867375" calcext:value-type="float">
            <text:p>0.01694</text:p>
          </table:table-cell>
          <table:table-cell office:value-type="float" office:value="0.0169706205571828" calcext:value-type="float">
            <text:p>0.01697</text:p>
          </table:table-cell>
          <table:table-cell office:value-type="float" office:value="0.0128891267164977" calcext:value-type="float">
            <text:p>0.01289</text:p>
          </table:table-cell>
          <table:table-cell office:value-type="float" office:value="0.225733333333333" calcext:value-type="float">
            <text:p>0.22573</text:p>
          </table:table-cell>
          <table:table-cell table:style-name="ce47" office:value-type="float" office:value="0.225106666666667" calcext:value-type="float">
            <text:p>0.22511</text:p>
          </table:table-cell>
          <table:table-cell table:style-name="ce47" office:value-type="float" office:value="0.221413333333333" calcext:value-type="float">
            <text:p>0.221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98868396546906" calcext:value-type="float">
            <text:p>0.98868396546906</text:p>
          </table:table-cell>
          <table:table-cell office:value-type="float" office:value="0.312162162162162" calcext:value-type="float">
            <text:p>0.31216</text:p>
          </table:table-cell>
          <table:table-cell table:style-name="ce47" office:value-type="float" office:value="0.298723723723724" calcext:value-type="float">
            <text:p>0.29872</text:p>
          </table:table-cell>
          <table:table-cell office:value-type="float" office:value="0.320570570570571" calcext:value-type="float">
            <text:p>0.32057</text:p>
          </table:table-cell>
          <table:table-cell office:value-type="float" office:value="0.0187202336268836" calcext:value-type="float">
            <text:p>0.01872</text:p>
          </table:table-cell>
          <table:table-cell office:value-type="float" office:value="0.026092670996546" calcext:value-type="float">
            <text:p>0.02609</text:p>
          </table:table-cell>
          <table:table-cell office:value-type="float" office:value="0.0183246155527212" calcext:value-type="float">
            <text:p>0.01832</text:p>
          </table:table-cell>
          <table:table-cell office:value-type="float" office:value="0.310372622622623" calcext:value-type="float">
            <text:p>0.31037</text:p>
          </table:table-cell>
          <table:table-cell table:style-name="ce47" office:value-type="float" office:value="0.304033533533533" calcext:value-type="float">
            <text:p>0.30403</text:p>
          </table:table-cell>
          <table:table-cell office:value-type="float" office:value="0.32307957957958" calcext:value-type="float">
            <text:p>0.323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98883698599999" calcext:value-type="float">
            <text:p>0.98883698599999</text:p>
          </table:table-cell>
          <table:table-cell table:style-name="ce47" office:value-type="float" office:value="0.304053236539625" calcext:value-type="float">
            <text:p>0.30405</text:p>
          </table:table-cell>
          <table:table-cell office:value-type="float" office:value="0.316122202056866" calcext:value-type="float">
            <text:p>0.31612</text:p>
          </table:table-cell>
          <table:table-cell table:style-name="ce47" office:value-type="float" office:value="0.288475499092559" calcext:value-type="float">
            <text:p>0.28848</text:p>
          </table:table-cell>
          <table:table-cell office:value-type="float" office:value="0.00839351480008668" calcext:value-type="float">
            <text:p>0.00839</text:p>
          </table:table-cell>
          <table:table-cell office:value-type="float" office:value="0.0068362884034626" calcext:value-type="float">
            <text:p>0.00684</text:p>
          </table:table-cell>
          <table:table-cell office:value-type="float" office:value="0.00606569295141197" calcext:value-type="float">
            <text:p>0.00607</text:p>
          </table:table-cell>
          <table:table-cell table:style-name="ce47" office:value-type="float" office:value="0.304087820125025" calcext:value-type="float">
            <text:p>0.30409</text:p>
          </table:table-cell>
          <table:table-cell office:value-type="float" office:value="0.315490925589837" calcext:value-type="float">
            <text:p>0.31549</text:p>
          </table:table-cell>
          <table:table-cell table:style-name="ce47" office:value-type="float" office:value="0.288609094575519" calcext:value-type="float">
            <text:p>0.28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98904553536456" calcext:value-type="float">
            <text:p>0.98904553536456</text:p>
          </table:table-cell>
          <table:table-cell office:value-type="float" office:value="0.0624386662877711" calcext:value-type="float">
            <text:p>0.06244</text:p>
          </table:table-cell>
          <table:table-cell table:style-name="ce47" office:value-type="float" office:value="0.0611314767452874" calcext:value-type="float">
            <text:p>0.06113</text:p>
          </table:table-cell>
          <table:table-cell office:value-type="float" office:value="0.0635237283319124" calcext:value-type="float">
            <text:p>0.06352</text:p>
          </table:table-cell>
          <table:table-cell office:value-type="float" office:value="0.0167018449979136" calcext:value-type="float">
            <text:p>0.01670</text:p>
          </table:table-cell>
          <table:table-cell office:value-type="float" office:value="0.0160325036144011" calcext:value-type="float">
            <text:p>0.01603</text:p>
          </table:table-cell>
          <table:table-cell office:value-type="float" office:value="0.0159694110272619" calcext:value-type="float">
            <text:p>0.01597</text:p>
          </table:table-cell>
          <table:table-cell office:value-type="float" office:value="0.0677714044393925" calcext:value-type="float">
            <text:p>0.06777</text:p>
          </table:table-cell>
          <table:table-cell table:style-name="ce47" office:value-type="float" office:value="0.0654833649079599" calcext:value-type="float">
            <text:p>0.06548</text:p>
          </table:table-cell>
          <table:table-cell office:value-type="float" office:value="0.0673362176754759" calcext:value-type="float">
            <text:p>0.067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989364586035067" calcext:value-type="float">
            <text:p>0.989364586035067</text:p>
          </table:table-cell>
          <table:table-cell office:value-type="float" office:value="0.216200822078685" calcext:value-type="float">
            <text:p>0.21620</text:p>
          </table:table-cell>
          <table:table-cell table:style-name="ce47" office:value-type="float" office:value="0.209324721080446" calcext:value-type="float">
            <text:p>0.20932</text:p>
          </table:table-cell>
          <table:table-cell office:value-type="float" office:value="0.223094539048737" calcext:value-type="float">
            <text:p>0.22309</text:p>
          </table:table-cell>
          <table:table-cell office:value-type="float" office:value="0.00254799818393381" calcext:value-type="float">
            <text:p>0.00255</text:p>
          </table:table-cell>
          <table:table-cell office:value-type="float" office:value="0.00332537053198127" calcext:value-type="float">
            <text:p>0.00333</text:p>
          </table:table-cell>
          <table:table-cell office:value-type="float" office:value="0.00352534585985782" calcext:value-type="float">
            <text:p>0.00353</text:p>
          </table:table-cell>
          <table:table-cell office:value-type="float" office:value="0.21645834801331" calcext:value-type="float">
            <text:p>0.21646</text:p>
          </table:table-cell>
          <table:table-cell table:style-name="ce47" office:value-type="float" office:value="0.210142023879428" calcext:value-type="float">
            <text:p>0.21014</text:p>
          </table:table-cell>
          <table:table-cell office:value-type="float" office:value="0.223061518888236" calcext:value-type="float">
            <text:p>0.223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990531765105722" calcext:value-type="float">
            <text:p>0.990531765105722</text:p>
          </table:table-cell>
          <table:table-cell office:value-type="float" office:value="0.266764705882353" calcext:value-type="float">
            <text:p>0.26676</text:p>
          </table:table-cell>
          <table:table-cell table:style-name="ce47" office:value-type="float" office:value="0.263991596638655" calcext:value-type="float">
            <text:p>0.26399</text:p>
          </table:table-cell>
          <table:table-cell office:value-type="float" office:value="0.275126050420168" calcext:value-type="float">
            <text:p>0.27513</text:p>
          </table:table-cell>
          <table:table-cell office:value-type="float" office:value="0.0198828082980955" calcext:value-type="float">
            <text:p>0.01988</text:p>
          </table:table-cell>
          <table:table-cell office:value-type="float" office:value="0.021501145032213" calcext:value-type="float">
            <text:p>0.02150</text:p>
          </table:table-cell>
          <table:table-cell office:value-type="float" office:value="0.0226619639941783" calcext:value-type="float">
            <text:p>0.02266</text:p>
          </table:table-cell>
          <table:table-cell office:value-type="float" office:value="0.271157142857143" calcext:value-type="float">
            <text:p>0.27116</text:p>
          </table:table-cell>
          <table:table-cell table:style-name="ce47" office:value-type="float" office:value="0.269146218487395" calcext:value-type="float">
            <text:p>0.26915</text:p>
          </table:table-cell>
          <table:table-cell office:value-type="float" office:value="0.280636134453781" calcext:value-type="float">
            <text:p>0.28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991529580643584" calcext:value-type="float">
            <text:p>0.991529580643584</text:p>
          </table:table-cell>
          <table:table-cell office:value-type="float" office:value="0.23716669689824" calcext:value-type="float">
            <text:p>0.23717</text:p>
          </table:table-cell>
          <table:table-cell table:style-name="ce47" office:value-type="float" office:value="0.227720841647016" calcext:value-type="float">
            <text:p>0.22772</text:p>
          </table:table-cell>
          <table:table-cell table:style-name="ce47" office:value-type="float" office:value="0.228416923635044" calcext:value-type="float">
            <text:p>0.22842</text:p>
          </table:table-cell>
          <table:table-cell office:value-type="float" office:value="0.00678403346621227" calcext:value-type="float">
            <text:p>0.00678</text:p>
          </table:table-cell>
          <table:table-cell office:value-type="float" office:value="0.00676651898921166" calcext:value-type="float">
            <text:p>0.00677</text:p>
          </table:table-cell>
          <table:table-cell office:value-type="float" office:value="0.0111805314443649" calcext:value-type="float">
            <text:p>0.01118</text:p>
          </table:table-cell>
          <table:table-cell office:value-type="float" office:value="0.237341934216095" calcext:value-type="float">
            <text:p>0.23734</text:p>
          </table:table-cell>
          <table:table-cell table:style-name="ce47" office:value-type="float" office:value="0.229476812382853" calcext:value-type="float">
            <text:p>0.22948</text:p>
          </table:table-cell>
          <table:table-cell office:value-type="float" office:value="0.2324633442167" calcext:value-type="float">
            <text:p>0.232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992118702781326" calcext:value-type="float">
            <text:p>0.992118702781326</text:p>
          </table:table-cell>
          <table:table-cell office:value-type="float" office:value="0.246" calcext:value-type="float">
            <text:p>0.24600</text:p>
          </table:table-cell>
          <table:table-cell table:style-name="ce47" office:value-type="float" office:value="0.24" calcext:value-type="float">
            <text:p>0.24000</text:p>
          </table:table-cell>
          <table:table-cell office:value-type="float" office:value="0.261" calcext:value-type="float">
            <text:p>0.26100</text:p>
          </table:table-cell>
          <table:table-cell office:value-type="float" office:value="0.0108091433899718" calcext:value-type="float">
            <text:p>0.01081</text:p>
          </table:table-cell>
          <table:table-cell office:value-type="float" office:value="0.00917147436506177" calcext:value-type="float">
            <text:p>0.00917</text:p>
          </table:table-cell>
          <table:table-cell office:value-type="float" office:value="0.0135792528974562" calcext:value-type="float">
            <text:p>0.01358</text:p>
          </table:table-cell>
          <table:table-cell office:value-type="float" office:value="0.247876666666667" calcext:value-type="float">
            <text:p>0.24788</text:p>
          </table:table-cell>
          <table:table-cell table:style-name="ce47" office:value-type="float" office:value="0.241133333333333" calcext:value-type="float">
            <text:p>0.24113</text:p>
          </table:table-cell>
          <table:table-cell office:value-type="float" office:value="0.266043333333333" calcext:value-type="float">
            <text:p>0.26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993752085024819" calcext:value-type="float">
            <text:p>0.993752085024819</text:p>
          </table:table-cell>
          <table:table-cell table:style-name="ce47" office:value-type="float" office:value="0.262006013745704" calcext:value-type="float">
            <text:p>0.26201</text:p>
          </table:table-cell>
          <table:table-cell office:value-type="float" office:value="0.264057130584192" calcext:value-type="float">
            <text:p>0.26406</text:p>
          </table:table-cell>
          <table:table-cell office:value-type="float" office:value="0.264078608247423" calcext:value-type="float">
            <text:p>0.26408</text:p>
          </table:table-cell>
          <table:table-cell office:value-type="float" office:value="0.00583181794656667" calcext:value-type="float">
            <text:p>0.00583</text:p>
          </table:table-cell>
          <table:table-cell office:value-type="float" office:value="0.00525314017963113" calcext:value-type="float">
            <text:p>0.00525</text:p>
          </table:table-cell>
          <table:table-cell office:value-type="float" office:value="0.0170728175334745" calcext:value-type="float">
            <text:p>0.01707</text:p>
          </table:table-cell>
          <table:table-cell table:style-name="ce47" office:value-type="float" office:value="0.261640141752577" calcext:value-type="float">
            <text:p>0.26164</text:p>
          </table:table-cell>
          <table:table-cell office:value-type="float" office:value="0.262911333046964" calcext:value-type="float">
            <text:p>0.26291</text:p>
          </table:table-cell>
          <table:table-cell office:value-type="float" office:value="0.267991659507446" calcext:value-type="float">
            <text:p>0.26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994867084292165" calcext:value-type="float">
            <text:p>0.994867084292165</text:p>
          </table:table-cell>
          <table:table-cell table:style-name="ce47" office:value-type="float" office:value="0.288144806847097" calcext:value-type="float">
            <text:p>0.28814</text:p>
          </table:table-cell>
          <table:table-cell office:value-type="float" office:value="0.291909553550775" calcext:value-type="float">
            <text:p>0.29191</text:p>
          </table:table-cell>
          <table:table-cell office:value-type="float" office:value="0.289659958362248" calcext:value-type="float">
            <text:p>0.28966</text:p>
          </table:table-cell>
          <table:table-cell office:value-type="float" office:value="0.0103996040059864" calcext:value-type="float">
            <text:p>0.01040</text:p>
          </table:table-cell>
          <table:table-cell office:value-type="float" office:value="0.00898586031254647" calcext:value-type="float">
            <text:p>0.00899</text:p>
          </table:table-cell>
          <table:table-cell office:value-type="float" office:value="0.0110200368711633" calcext:value-type="float">
            <text:p>0.01102</text:p>
          </table:table-cell>
          <table:table-cell table:style-name="ce47" office:value-type="float" office:value="0.291634879327627" calcext:value-type="float">
            <text:p>0.29163</text:p>
          </table:table-cell>
          <table:table-cell office:value-type="float" office:value="0.2950998534968" calcext:value-type="float">
            <text:p>0.29510</text:p>
          </table:table-cell>
          <table:table-cell table:style-name="ce47" office:value-type="float" office:value="0.291379520394788" calcext:value-type="float">
            <text:p>0.29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995393589971819" calcext:value-type="float">
            <text:p>0.995393589971819</text:p>
          </table:table-cell>
          <table:table-cell office:value-type="float" office:value="0.358991596638655" calcext:value-type="float">
            <text:p>0.35899</text:p>
          </table:table-cell>
          <table:table-cell table:style-name="ce47" office:value-type="float" office:value="0.350742296918767" calcext:value-type="float">
            <text:p>0.35074</text:p>
          </table:table-cell>
          <table:table-cell office:value-type="float" office:value="0.376736694677871" calcext:value-type="float">
            <text:p>0.37674</text:p>
          </table:table-cell>
          <table:table-cell office:value-type="float" office:value="0.00551939444879742" calcext:value-type="float">
            <text:p>0.00552</text:p>
          </table:table-cell>
          <table:table-cell office:value-type="float" office:value="0.00437440437649995" calcext:value-type="float">
            <text:p>0.00437</text:p>
          </table:table-cell>
          <table:table-cell office:value-type="float" office:value="0.00510344803235852" calcext:value-type="float">
            <text:p>0.00510</text:p>
          </table:table-cell>
          <table:table-cell office:value-type="float" office:value="0.359478711484594" calcext:value-type="float">
            <text:p>0.35948</text:p>
          </table:table-cell>
          <table:table-cell table:style-name="ce47" office:value-type="float" office:value="0.351384827264239" calcext:value-type="float">
            <text:p>0.35138</text:p>
          </table:table-cell>
          <table:table-cell office:value-type="float" office:value="0.374961577964519" calcext:value-type="float">
            <text:p>0.37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995953169701651" calcext:value-type="float">
            <text:p>0.995953169701651</text:p>
          </table:table-cell>
          <table:table-cell office:value-type="float" office:value="0.341947565543071" calcext:value-type="float">
            <text:p>0.34195</text:p>
          </table:table-cell>
          <table:table-cell table:style-name="ce47" office:value-type="float" office:value="0.340848938826467" calcext:value-type="float">
            <text:p>0.34085</text:p>
          </table:table-cell>
          <table:table-cell office:value-type="float" office:value="0.332896379525593" calcext:value-type="float">
            <text:p>0.33290</text:p>
          </table:table-cell>
          <table:table-cell office:value-type="float" office:value="0.00568075117565281" calcext:value-type="float">
            <text:p>0.00568</text:p>
          </table:table-cell>
          <table:table-cell office:value-type="float" office:value="0.00480269942264999" calcext:value-type="float">
            <text:p>0.00480</text:p>
          </table:table-cell>
          <table:table-cell office:value-type="float" office:value="0.00644466596389082" calcext:value-type="float">
            <text:p>0.00644</text:p>
          </table:table-cell>
          <table:table-cell office:value-type="float" office:value="0.343420391177695" calcext:value-type="float">
            <text:p>0.34342</text:p>
          </table:table-cell>
          <table:table-cell table:style-name="ce47" office:value-type="float" office:value="0.341827382438618" calcext:value-type="float">
            <text:p>0.34183</text:p>
          </table:table-cell>
          <table:table-cell office:value-type="float" office:value="0.33402101539742" calcext:value-type="float">
            <text:p>0.33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9960596176804" calcext:value-type="float">
            <text:p>0.9960596176804</text:p>
          </table:table-cell>
          <table:table-cell table:style-name="ce47" office:value-type="float" office:value="0.325965759438104" calcext:value-type="float">
            <text:p>0.32597</text:p>
          </table:table-cell>
          <table:table-cell office:value-type="float" office:value="0.331957857769974" calcext:value-type="float">
            <text:p>0.33196</text:p>
          </table:table-cell>
          <table:table-cell office:value-type="float" office:value="0.351207199297629" calcext:value-type="float">
            <text:p>0.35121</text:p>
          </table:table-cell>
          <table:table-cell office:value-type="float" office:value="0.00635908992150413" calcext:value-type="float">
            <text:p>0.00636</text:p>
          </table:table-cell>
          <table:table-cell office:value-type="float" office:value="0.0053407787634309" calcext:value-type="float">
            <text:p>0.00534</text:p>
          </table:table-cell>
          <table:table-cell office:value-type="float" office:value="0.0104787201595571" calcext:value-type="float">
            <text:p>0.01048</text:p>
          </table:table-cell>
          <table:table-cell table:style-name="ce47" office:value-type="float" office:value="0.325860111208663" calcext:value-type="float">
            <text:p>0.32586</text:p>
          </table:table-cell>
          <table:table-cell office:value-type="float" office:value="0.331655984781972" calcext:value-type="float">
            <text:p>0.33166</text:p>
          </table:table-cell>
          <table:table-cell office:value-type="float" office:value="0.347912350014633" calcext:value-type="float">
            <text:p>0.347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996197261638778" calcext:value-type="float">
            <text:p>0.996197261638778</text:p>
          </table:table-cell>
          <table:table-cell office:value-type="float" office:value="0.326731634182909" calcext:value-type="float">
            <text:p>0.32673</text:p>
          </table:table-cell>
          <table:table-cell table:style-name="ce47" office:value-type="float" office:value="0.317593703148426" calcext:value-type="float">
            <text:p>0.31759</text:p>
          </table:table-cell>
          <table:table-cell office:value-type="float" office:value="0.362312593703148" calcext:value-type="float">
            <text:p>0.36231</text:p>
          </table:table-cell>
          <table:table-cell office:value-type="float" office:value="0.0168976198614242" calcext:value-type="float">
            <text:p>0.01690</text:p>
          </table:table-cell>
          <table:table-cell office:value-type="float" office:value="0.0137879189099235" calcext:value-type="float">
            <text:p>0.01379</text:p>
          </table:table-cell>
          <table:table-cell office:value-type="float" office:value="0.0170516039762515" calcext:value-type="float">
            <text:p>0.01705</text:p>
          </table:table-cell>
          <table:table-cell office:value-type="float" office:value="0.330662018990505" calcext:value-type="float">
            <text:p>0.33066</text:p>
          </table:table-cell>
          <table:table-cell table:style-name="ce47" office:value-type="float" office:value="0.323648325837081" calcext:value-type="float">
            <text:p>0.32365</text:p>
          </table:table-cell>
          <table:table-cell office:value-type="float" office:value="0.365576886556722" calcext:value-type="float">
            <text:p>0.365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997081588697609" calcext:value-type="float">
            <text:p>0.997081588697609</text:p>
          </table:table-cell>
          <table:table-cell office:value-type="float" office:value="0.316666666666667" calcext:value-type="float">
            <text:p>0.31667</text:p>
          </table:table-cell>
          <table:table-cell table:style-name="ce47" office:value-type="float" office:value="0.313157894736842" calcext:value-type="float">
            <text:p>0.31316</text:p>
          </table:table-cell>
          <table:table-cell office:value-type="float" office:value="0.333333333333333" calcext:value-type="float">
            <text:p>0.33333</text:p>
          </table:table-cell>
          <table:table-cell office:value-type="float" office:value="0.0160433956069377" calcext:value-type="float">
            <text:p>0.01604</text:p>
          </table:table-cell>
          <table:table-cell office:value-type="float" office:value="0.0115450395115229" calcext:value-type="float">
            <text:p>0.01155</text:p>
          </table:table-cell>
          <table:table-cell office:value-type="float" office:value="0.0259904872887562" calcext:value-type="float">
            <text:p>0.02599</text:p>
          </table:table-cell>
          <table:table-cell office:value-type="float" office:value="0.321" calcext:value-type="float">
            <text:p>0.32100</text:p>
          </table:table-cell>
          <table:table-cell table:style-name="ce47" office:value-type="float" office:value="0.31440350877193" calcext:value-type="float">
            <text:p>0.31440</text:p>
          </table:table-cell>
          <table:table-cell office:value-type="float" office:value="0.339640350877193" calcext:value-type="float">
            <text:p>0.339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997660185047492" calcext:value-type="float">
            <text:p>0.997660185047492</text:p>
          </table:table-cell>
          <table:table-cell office:value-type="float" office:value="0.473641782956239" calcext:value-type="float">
            <text:p>0.47364</text:p>
          </table:table-cell>
          <table:table-cell table:style-name="ce47" office:value-type="float" office:value="0.473621460506706" calcext:value-type="float">
            <text:p>0.47362</text:p>
          </table:table-cell>
          <table:table-cell office:value-type="float" office:value="0.492609402519984" calcext:value-type="float">
            <text:p>0.49261</text:p>
          </table:table-cell>
          <table:table-cell office:value-type="float" office:value="0.00838188547325509" calcext:value-type="float">
            <text:p>0.00838</text:p>
          </table:table-cell>
          <table:table-cell office:value-type="float" office:value="0.0060046419305331" calcext:value-type="float">
            <text:p>0.00600</text:p>
          </table:table-cell>
          <table:table-cell office:value-type="float" office:value="0.00419770728941448" calcext:value-type="float">
            <text:p>0.00420</text:p>
          </table:table-cell>
          <table:table-cell office:value-type="float" office:value="0.47503129657228" calcext:value-type="float">
            <text:p>0.47503</text:p>
          </table:table-cell>
          <table:table-cell table:style-name="ce47" office:value-type="float" office:value="0.472949826130154" calcext:value-type="float">
            <text:p>0.47295</text:p>
          </table:table-cell>
          <table:table-cell office:value-type="float" office:value="0.494231992051664" calcext:value-type="float">
            <text:p>0.49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998285853282941" calcext:value-type="float">
            <text:p>0.998285853282941</text:p>
          </table:table-cell>
          <table:table-cell office:value-type="float" office:value="0.0798215155945419" calcext:value-type="float">
            <text:p>0.07982</text:p>
          </table:table-cell>
          <table:table-cell table:style-name="ce47" office:value-type="float" office:value="0.0794310809576023" calcext:value-type="float">
            <text:p>0.07943</text:p>
          </table:table-cell>
          <table:table-cell office:value-type="float" office:value="0.0827458729288499" calcext:value-type="float">
            <text:p>0.08275</text:p>
          </table:table-cell>
          <table:table-cell office:value-type="float" office:value="0.00265989801315623" calcext:value-type="float">
            <text:p>0.00266</text:p>
          </table:table-cell>
          <table:table-cell office:value-type="float" office:value="0.00355016738903093" calcext:value-type="float">
            <text:p>0.00355</text:p>
          </table:table-cell>
          <table:table-cell office:value-type="float" office:value="0.00151469503658756" calcext:value-type="float">
            <text:p>0.00151</text:p>
          </table:table-cell>
          <table:table-cell table:style-name="ce47" office:value-type="float" office:value="0.0807822310043047" calcext:value-type="float">
            <text:p>0.08078</text:p>
          </table:table-cell>
          <table:table-cell office:value-type="float" office:value="0.0808238202566601" calcext:value-type="float">
            <text:p>0.08082</text:p>
          </table:table-cell>
          <table:table-cell office:value-type="float" office:value="0.0829705292600714" calcext:value-type="float">
            <text:p>0.0829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0.98 pero es que los valores son 0 interpretables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D_U" table:style-name="ta1">
        <table:table-column table:style-name="co14" table:default-cell-style-name="ce45"/>
        <table:table-column table:style-name="co15" table:default-cell-style-name="Default"/>
        <table:table-column table:style-name="co14" table:number-columns-repeated="3" table:default-cell-style-name="ce45"/>
        <table:table-column table:style-name="co14" table:visibility="collapse" table:number-columns-repeated="3" table:default-cell-style-name="ce45"/>
        <table:table-column table:style-name="co14" table:number-columns-repeated="1014" table:default-cell-style-name="ce45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331612903225806" calcext:value-type="float">
            <text:p>0.331612903225806</text:p>
          </table:table-cell>
          <table:table-cell table:style-name="ce47" office:value-type="float" office:value="0.164516129032258" calcext:value-type="float">
            <text:p>0.16452</text:p>
          </table:table-cell>
          <table:table-cell office:value-type="float" office:value="0.17741935483871" calcext:value-type="float">
            <text:p>0.17742</text:p>
          </table:table-cell>
          <table:table-cell table:style-name="ce47" office:value-type="float" office:value="0.158064516129032" calcext:value-type="float">
            <text:p>0.15806</text:p>
          </table:table-cell>
          <table:table-cell office:value-type="float" office:value="0.0139531944733749" calcext:value-type="float">
            <text:p>0.01395</text:p>
          </table:table-cell>
          <table:table-cell office:value-type="float" office:value="0.00950833454501408" calcext:value-type="float">
            <text:p>0.00951</text:p>
          </table:table-cell>
          <table:table-cell office:value-type="float" office:value="0.0113300115663264" calcext:value-type="float">
            <text:p>0.01133</text:p>
          </table:table-cell>
          <table:table-cell office:value-type="float" office:value="0.166290322580645" calcext:value-type="float">
            <text:p>0.16629</text:p>
          </table:table-cell>
          <table:table-cell office:value-type="float" office:value="0.177505376344086" calcext:value-type="float">
            <text:p>0.17751</text:p>
          </table:table-cell>
          <table:table-cell office:value-type="float" office:value="0.160150537634409" calcext:value-type="float">
            <text:p>0.16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41339748334567" calcext:value-type="float">
            <text:p>0.41339748334567</text:p>
          </table:table-cell>
          <table:table-cell table:style-name="ce47" office:value-type="float" office:value="0.196062675429588" calcext:value-type="float">
            <text:p>0.19606</text:p>
          </table:table-cell>
          <table:table-cell office:value-type="float" office:value="0.200408365851989" calcext:value-type="float">
            <text:p>0.20041</text:p>
          </table:table-cell>
          <table:table-cell office:value-type="float" office:value="0.197824501951119" calcext:value-type="float">
            <text:p>0.19782</text:p>
          </table:table-cell>
          <table:table-cell office:value-type="float" office:value="0.00985030223664138" calcext:value-type="float">
            <text:p>0.00985</text:p>
          </table:table-cell>
          <table:table-cell office:value-type="float" office:value="0.00943098927319951" calcext:value-type="float">
            <text:p>0.00943</text:p>
          </table:table-cell>
          <table:table-cell office:value-type="float" office:value="0.010812433556909" calcext:value-type="float">
            <text:p>0.01081</text:p>
          </table:table-cell>
          <table:table-cell office:value-type="float" office:value="0.197754781953858" calcext:value-type="float">
            <text:p>0.19775</text:p>
          </table:table-cell>
          <table:table-cell office:value-type="float" office:value="0.203779574861368" calcext:value-type="float">
            <text:p>0.20378</text:p>
          </table:table-cell>
          <table:table-cell office:value-type="float" office:value="0.199719243056982" calcext:value-type="float">
            <text:p>0.199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4474022589053" calcext:value-type="float">
            <text:p>0.4474022589053</text:p>
          </table:table-cell>
          <table:table-cell table:style-name="ce47" office:value-type="float" office:value="0.326731634182909" calcext:value-type="float">
            <text:p>0.32673</text:p>
          </table:table-cell>
          <table:table-cell office:value-type="float" office:value="0.348448275862069" calcext:value-type="float">
            <text:p>0.34845</text:p>
          </table:table-cell>
          <table:table-cell office:value-type="float" office:value="0.330187406296852" calcext:value-type="float">
            <text:p>0.33019</text:p>
          </table:table-cell>
          <table:table-cell office:value-type="float" office:value="0.0168976198614242" calcext:value-type="float">
            <text:p>0.01690</text:p>
          </table:table-cell>
          <table:table-cell office:value-type="float" office:value="0.017318334338649" calcext:value-type="float">
            <text:p>0.01732</text:p>
          </table:table-cell>
          <table:table-cell office:value-type="float" office:value="0.0187778374188424" calcext:value-type="float">
            <text:p>0.01878</text:p>
          </table:table-cell>
          <table:table-cell office:value-type="float" office:value="0.330662018990505" calcext:value-type="float">
            <text:p>0.33066</text:p>
          </table:table-cell>
          <table:table-cell office:value-type="float" office:value="0.351248125937031" calcext:value-type="float">
            <text:p>0.35125</text:p>
          </table:table-cell>
          <table:table-cell office:value-type="float" office:value="0.337803973013493" calcext:value-type="float">
            <text:p>0.337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458117443868739" calcext:value-type="float">
            <text:p>0.458117443868739</text:p>
          </table:table-cell>
          <table:table-cell office:value-type="float" office:value="0.304053236539625" calcext:value-type="float">
            <text:p>0.30405</text:p>
          </table:table-cell>
          <table:table-cell table:style-name="ce47" office:value-type="float" office:value="0.27994555353902" calcext:value-type="float">
            <text:p>0.27995</text:p>
          </table:table-cell>
          <table:table-cell office:value-type="float" office:value="0.303176043557169" calcext:value-type="float">
            <text:p>0.30318</text:p>
          </table:table-cell>
          <table:table-cell office:value-type="float" office:value="0.00839351480008668" calcext:value-type="float">
            <text:p>0.00839</text:p>
          </table:table-cell>
          <table:table-cell office:value-type="float" office:value="0.00971743220743402" calcext:value-type="float">
            <text:p>0.00972</text:p>
          </table:table-cell>
          <table:table-cell office:value-type="float" office:value="0.00694307218221225" calcext:value-type="float">
            <text:p>0.00694</text:p>
          </table:table-cell>
          <table:table-cell office:value-type="float" office:value="0.304087820125025" calcext:value-type="float">
            <text:p>0.30409</text:p>
          </table:table-cell>
          <table:table-cell office:value-type="float" office:value="0.2820197620488" calcext:value-type="float">
            <text:p>0.28202</text:p>
          </table:table-cell>
          <table:table-cell office:value-type="float" office:value="0.303379915305505" calcext:value-type="float">
            <text:p>0.303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466951834056018" calcext:value-type="float">
            <text:p>0.466951834056018</text:p>
          </table:table-cell>
          <table:table-cell office:value-type="float" office:value="0.23716669689824" calcext:value-type="float">
            <text:p>0.23717</text:p>
          </table:table-cell>
          <table:table-cell table:style-name="ce47" office:value-type="float" office:value="0.223712134953746" calcext:value-type="float">
            <text:p>0.22371</text:p>
          </table:table-cell>
          <table:table-cell office:value-type="float" office:value="0.241209414112099" calcext:value-type="float">
            <text:p>0.24121</text:p>
          </table:table-cell>
          <table:table-cell office:value-type="float" office:value="0.00678403346621227" calcext:value-type="float">
            <text:p>0.00678</text:p>
          </table:table-cell>
          <table:table-cell office:value-type="float" office:value="0.0093767603757403" calcext:value-type="float">
            <text:p>0.00938</text:p>
          </table:table-cell>
          <table:table-cell office:value-type="float" office:value="0.00838595245748171" calcext:value-type="float">
            <text:p>0.00839</text:p>
          </table:table-cell>
          <table:table-cell office:value-type="float" office:value="0.237341934216095" calcext:value-type="float">
            <text:p>0.23734</text:p>
          </table:table-cell>
          <table:table-cell office:value-type="float" office:value="0.225495782695447" calcext:value-type="float">
            <text:p>0.22550</text:p>
          </table:table-cell>
          <table:table-cell office:value-type="float" office:value="0.244271464417438" calcext:value-type="float">
            <text:p>0.24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476544622425629" calcext:value-type="float">
            <text:p>0.476544622425629</text:p>
          </table:table-cell>
          <table:table-cell table:style-name="ce47" office:value-type="float" office:value="0.316666666666667" calcext:value-type="float">
            <text:p>0.31667</text:p>
          </table:table-cell>
          <table:table-cell office:value-type="float" office:value="0.323684210526316" calcext:value-type="float">
            <text:p>0.32368</text:p>
          </table:table-cell>
          <table:table-cell office:value-type="float" office:value="0.333333333333333" calcext:value-type="float">
            <text:p>0.33333</text:p>
          </table:table-cell>
          <table:table-cell office:value-type="float" office:value="0.0160433956069377" calcext:value-type="float">
            <text:p>0.01604</text:p>
          </table:table-cell>
          <table:table-cell office:value-type="float" office:value="0.0200301355765898" calcext:value-type="float">
            <text:p>0.02003</text:p>
          </table:table-cell>
          <table:table-cell office:value-type="float" office:value="0.0142215133905007" calcext:value-type="float">
            <text:p>0.01422</text:p>
          </table:table-cell>
          <table:table-cell office:value-type="float" office:value="0.321" calcext:value-type="float">
            <text:p>0.32100</text:p>
          </table:table-cell>
          <table:table-cell office:value-type="float" office:value="0.329809941520468" calcext:value-type="float">
            <text:p>0.32981</text:p>
          </table:table-cell>
          <table:table-cell office:value-type="float" office:value="0.334345029239766" calcext:value-type="float">
            <text:p>0.334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486052009456265" calcext:value-type="float">
            <text:p>0.486052009456265</text:p>
          </table:table-cell>
          <table:table-cell office:value-type="float" office:value="0.127717391304348" calcext:value-type="float">
            <text:p>0.12772</text:p>
          </table:table-cell>
          <table:table-cell table:style-name="ce47" office:value-type="float" office:value="0.123550724637681" calcext:value-type="float">
            <text:p>0.12355</text:p>
          </table:table-cell>
          <table:table-cell office:value-type="float" office:value="0.140217391304348" calcext:value-type="float">
            <text:p>0.14022</text:p>
          </table:table-cell>
          <table:table-cell office:value-type="float" office:value="0.00686394135996304" calcext:value-type="float">
            <text:p>0.00686</text:p>
          </table:table-cell>
          <table:table-cell office:value-type="float" office:value="0.00691430762441603" calcext:value-type="float">
            <text:p>0.00691</text:p>
          </table:table-cell>
          <table:table-cell office:value-type="float" office:value="0.00710900363877143" calcext:value-type="float">
            <text:p>0.00711</text:p>
          </table:table-cell>
          <table:table-cell office:value-type="float" office:value="0.12623731884058" calcext:value-type="float">
            <text:p>0.12624</text:p>
          </table:table-cell>
          <table:table-cell office:value-type="float" office:value="0.124229468599034" calcext:value-type="float">
            <text:p>0.12423</text:p>
          </table:table-cell>
          <table:table-cell office:value-type="float" office:value="0.139275966183575" calcext:value-type="float">
            <text:p>0.13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48735632183908" calcext:value-type="float">
            <text:p>0.48735632183908</text:p>
          </table:table-cell>
          <table:table-cell office:value-type="float" office:value="0.28047619047619" calcext:value-type="float">
            <text:p>0.28048</text:p>
          </table:table-cell>
          <table:table-cell table:style-name="ce47" office:value-type="float" office:value="0.274285714285714" calcext:value-type="float">
            <text:p>0.27429</text:p>
          </table:table-cell>
          <table:table-cell office:value-type="float" office:value="0.302380952380952" calcext:value-type="float">
            <text:p>0.30238</text:p>
          </table:table-cell>
          <table:table-cell office:value-type="float" office:value="0.0105775273943628" calcext:value-type="float">
            <text:p>0.01058</text:p>
          </table:table-cell>
          <table:table-cell office:value-type="float" office:value="0.0145929566260929" calcext:value-type="float">
            <text:p>0.01459</text:p>
          </table:table-cell>
          <table:table-cell office:value-type="float" office:value="0.0116853525226464" calcext:value-type="float">
            <text:p>0.01169</text:p>
          </table:table-cell>
          <table:table-cell office:value-type="float" office:value="0.279169841269841" calcext:value-type="float">
            <text:p>0.27917</text:p>
          </table:table-cell>
          <table:table-cell office:value-type="float" office:value="0.276209523809524" calcext:value-type="float">
            <text:p>0.27621</text:p>
          </table:table-cell>
          <table:table-cell office:value-type="float" office:value="0.302790476190476" calcext:value-type="float">
            <text:p>0.302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48817791005291" calcext:value-type="float">
            <text:p>0.48817791005291</text:p>
          </table:table-cell>
          <table:table-cell table:style-name="ce47" office:value-type="float" office:value="0.325965759438104" calcext:value-type="float">
            <text:p>0.32597</text:p>
          </table:table-cell>
          <table:table-cell office:value-type="float" office:value="0.358691834942932" calcext:value-type="float">
            <text:p>0.35869</text:p>
          </table:table-cell>
          <table:table-cell office:value-type="float" office:value="0.327414398595259" calcext:value-type="float">
            <text:p>0.32741</text:p>
          </table:table-cell>
          <table:table-cell office:value-type="float" office:value="0.00635908992150413" calcext:value-type="float">
            <text:p>0.00636</text:p>
          </table:table-cell>
          <table:table-cell office:value-type="float" office:value="0.00683342643236226" calcext:value-type="float">
            <text:p>0.00683</text:p>
          </table:table-cell>
          <table:table-cell office:value-type="float" office:value="0.00582555436967572" calcext:value-type="float">
            <text:p>0.00583</text:p>
          </table:table-cell>
          <table:table-cell office:value-type="float" office:value="0.325860111208663" calcext:value-type="float">
            <text:p>0.32586</text:p>
          </table:table-cell>
          <table:table-cell office:value-type="float" office:value="0.357326675446298" calcext:value-type="float">
            <text:p>0.35733</text:p>
          </table:table-cell>
          <table:table-cell office:value-type="float" office:value="0.328342039800995" calcext:value-type="float">
            <text:p>0.328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492719860221316" calcext:value-type="float">
            <text:p>0.492719860221316</text:p>
          </table:table-cell>
          <table:table-cell table:style-name="ce47" office:value-type="float" office:value="0.376363636363636" calcext:value-type="float">
            <text:p>0.37636</text:p>
          </table:table-cell>
          <table:table-cell office:value-type="float" office:value="0.386363636363636" calcext:value-type="float">
            <text:p>0.38636</text:p>
          </table:table-cell>
          <table:table-cell office:value-type="float" office:value="0.356363636363636" calcext:value-type="float">
            <text:p>0.35636</text:p>
          </table:table-cell>
          <table:table-cell office:value-type="float" office:value="0.0255739462776572" calcext:value-type="float">
            <text:p>0.02557</text:p>
          </table:table-cell>
          <table:table-cell office:value-type="float" office:value="0.0435454193169854" calcext:value-type="float">
            <text:p>0.04355</text:p>
          </table:table-cell>
          <table:table-cell office:value-type="float" office:value="0.0291567051361783" calcext:value-type="float">
            <text:p>0.02916</text:p>
          </table:table-cell>
          <table:table-cell office:value-type="float" office:value="0.383936363636364" calcext:value-type="float">
            <text:p>0.38394</text:p>
          </table:table-cell>
          <table:table-cell office:value-type="float" office:value="0.387072727272727" calcext:value-type="float">
            <text:p>0.38707</text:p>
          </table:table-cell>
          <table:table-cell office:value-type="float" office:value="0.365775757575757" calcext:value-type="float">
            <text:p>0.365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496740827478532" calcext:value-type="float">
            <text:p>0.496740827478532</text:p>
          </table:table-cell>
          <table:table-cell table:style-name="ce47" office:value-type="float" office:value="0.0798215155945419" calcext:value-type="float">
            <text:p>0.07982</text:p>
          </table:table-cell>
          <table:table-cell office:value-type="float" office:value="0.0821614583333333" calcext:value-type="float">
            <text:p>0.08216</text:p>
          </table:table-cell>
          <table:table-cell office:value-type="float" office:value="0.0837243390594541" calcext:value-type="float">
            <text:p>0.08372</text:p>
          </table:table-cell>
          <table:table-cell office:value-type="float" office:value="0.00265989801315623" calcext:value-type="float">
            <text:p>0.00266</text:p>
          </table:table-cell>
          <table:table-cell office:value-type="float" office:value="0.00263579863843116" calcext:value-type="float">
            <text:p>0.00264</text:p>
          </table:table-cell>
          <table:table-cell office:value-type="float" office:value="0.00238031896291567" calcext:value-type="float">
            <text:p>0.00238</text:p>
          </table:table-cell>
          <table:table-cell office:value-type="float" office:value="0.0807822310043047" calcext:value-type="float">
            <text:p>0.08078</text:p>
          </table:table-cell>
          <table:table-cell office:value-type="float" office:value="0.0827930220516569" calcext:value-type="float">
            <text:p>0.08279</text:p>
          </table:table-cell>
          <table:table-cell office:value-type="float" office:value="0.0841384155194119" calcext:value-type="float">
            <text:p>0.084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501852146263911" calcext:value-type="float">
            <text:p>0.501852146263911</text:p>
          </table:table-cell>
          <table:table-cell table:style-name="ce47" office:value-type="float" office:value="0.0518918918918918" calcext:value-type="float">
            <text:p>0.05189</text:p>
          </table:table-cell>
          <table:table-cell office:value-type="float" office:value="0.0541891891891891" calcext:value-type="float">
            <text:p>0.05419</text:p>
          </table:table-cell>
          <table:table-cell office:value-type="float" office:value="0.0802027027027027" calcext:value-type="float">
            <text:p>0.08020</text:p>
          </table:table-cell>
          <table:table-cell office:value-type="float" office:value="0.0546702788222542" calcext:value-type="float">
            <text:p>0.05467</text:p>
          </table:table-cell>
          <table:table-cell office:value-type="float" office:value="0.103623983829236" calcext:value-type="float">
            <text:p>0.10362</text:p>
          </table:table-cell>
          <table:table-cell office:value-type="float" office:value="0.0809652878714186" calcext:value-type="float">
            <text:p>0.08097</text:p>
          </table:table-cell>
          <table:table-cell office:value-type="float" office:value="0.0714914414414414" calcext:value-type="float">
            <text:p>0.07149</text:p>
          </table:table-cell>
          <table:table-cell office:value-type="float" office:value="0.0915725225225225" calcext:value-type="float">
            <text:p>0.09157</text:p>
          </table:table-cell>
          <table:table-cell office:value-type="float" office:value="0.112063063063063" calcext:value-type="float">
            <text:p>0.11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502473716759431" calcext:value-type="float">
            <text:p>0.502473716759431</text:p>
          </table:table-cell>
          <table:table-cell table:style-name="ce47" office:value-type="float" office:value="0.302913968547641" calcext:value-type="float">
            <text:p>0.30291</text:p>
          </table:table-cell>
          <table:table-cell office:value-type="float" office:value="0.305087881591119" calcext:value-type="float">
            <text:p>0.30509</text:p>
          </table:table-cell>
          <table:table-cell office:value-type="float" office:value="0.32900092506938" calcext:value-type="float">
            <text:p>0.32900</text:p>
          </table:table-cell>
          <table:table-cell office:value-type="float" office:value="0.0099268524120693" calcext:value-type="float">
            <text:p>0.00993</text:p>
          </table:table-cell>
          <table:table-cell office:value-type="float" office:value="0.0109152290639444" calcext:value-type="float">
            <text:p>0.01092</text:p>
          </table:table-cell>
          <table:table-cell office:value-type="float" office:value="0.00929024349998038" calcext:value-type="float">
            <text:p>0.00929</text:p>
          </table:table-cell>
          <table:table-cell office:value-type="float" office:value="0.301336262719704" calcext:value-type="float">
            <text:p>0.30134</text:p>
          </table:table-cell>
          <table:table-cell office:value-type="float" office:value="0.303177613320999" calcext:value-type="float">
            <text:p>0.30318</text:p>
          </table:table-cell>
          <table:table-cell office:value-type="float" office:value="0.327698427382054" calcext:value-type="float">
            <text:p>0.327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508878504672897" calcext:value-type="float">
            <text:p>0.508878504672897</text:p>
          </table:table-cell>
          <table:table-cell table:style-name="ce47" office:value-type="float" office:value="0.167748917748918" calcext:value-type="float">
            <text:p>0.16775</text:p>
          </table:table-cell>
          <table:table-cell office:value-type="float" office:value="0.172510822510823" calcext:value-type="float">
            <text:p>0.17251</text:p>
          </table:table-cell>
          <table:table-cell office:value-type="float" office:value="0.173160173160173" calcext:value-type="float">
            <text:p>0.17316</text:p>
          </table:table-cell>
          <table:table-cell office:value-type="float" office:value="0.0206479828572626" calcext:value-type="float">
            <text:p>0.02065</text:p>
          </table:table-cell>
          <table:table-cell office:value-type="float" office:value="0.0211567804221146" calcext:value-type="float">
            <text:p>0.02116</text:p>
          </table:table-cell>
          <table:table-cell office:value-type="float" office:value="0.0207903065094774" calcext:value-type="float">
            <text:p>0.02079</text:p>
          </table:table-cell>
          <table:table-cell office:value-type="float" office:value="0.171763347763348" calcext:value-type="float">
            <text:p>0.17176</text:p>
          </table:table-cell>
          <table:table-cell office:value-type="float" office:value="0.175887445887446" calcext:value-type="float">
            <text:p>0.17589</text:p>
          </table:table-cell>
          <table:table-cell office:value-type="float" office:value="0.181494227994228" calcext:value-type="float">
            <text:p>0.18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518298378738052" calcext:value-type="float">
            <text:p>0.518298378738052</text:p>
          </table:table-cell>
          <table:table-cell table:style-name="ce47" office:value-type="float" office:value="0.0624386662877711" calcext:value-type="float">
            <text:p>0.06244</text:p>
          </table:table-cell>
          <table:table-cell office:value-type="float" office:value="0.0650464147011461" calcext:value-type="float">
            <text:p>0.06505</text:p>
          </table:table-cell>
          <table:table-cell office:value-type="float" office:value="0.0798366013071895" calcext:value-type="float">
            <text:p>0.07984</text:p>
          </table:table-cell>
          <table:table-cell office:value-type="float" office:value="0.0167018449979136" calcext:value-type="float">
            <text:p>0.01670</text:p>
          </table:table-cell>
          <table:table-cell office:value-type="float" office:value="0.0223669484665544" calcext:value-type="float">
            <text:p>0.02237</text:p>
          </table:table-cell>
          <table:table-cell office:value-type="float" office:value="0.0179107847641179" calcext:value-type="float">
            <text:p>0.01791</text:p>
          </table:table-cell>
          <table:table-cell office:value-type="float" office:value="0.0677714044393925" calcext:value-type="float">
            <text:p>0.06777</text:p>
          </table:table-cell>
          <table:table-cell office:value-type="float" office:value="0.0692018044899119" calcext:value-type="float">
            <text:p>0.06920</text:p>
          </table:table-cell>
          <table:table-cell office:value-type="float" office:value="0.0853465204761453" calcext:value-type="float">
            <text:p>0.08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526071940021902" calcext:value-type="float">
            <text:p>0.526071940021902</text:p>
          </table:table-cell>
          <table:table-cell table:style-name="ce47" office:value-type="float" office:value="0.288144806847097" calcext:value-type="float">
            <text:p>0.28814</text:p>
          </table:table-cell>
          <table:table-cell office:value-type="float" office:value="0.294188063844552" calcext:value-type="float">
            <text:p>0.29419</text:p>
          </table:table-cell>
          <table:table-cell office:value-type="float" office:value="0.296443442054129" calcext:value-type="float">
            <text:p>0.29644</text:p>
          </table:table-cell>
          <table:table-cell office:value-type="float" office:value="0.0103996040059864" calcext:value-type="float">
            <text:p>0.01040</text:p>
          </table:table-cell>
          <table:table-cell office:value-type="float" office:value="0.00832365890867817" calcext:value-type="float">
            <text:p>0.00832</text:p>
          </table:table-cell>
          <table:table-cell office:value-type="float" office:value="0.00986837664544123" calcext:value-type="float">
            <text:p>0.00987</text:p>
          </table:table-cell>
          <table:table-cell office:value-type="float" office:value="0.291634879327627" calcext:value-type="float">
            <text:p>0.29163</text:p>
          </table:table-cell>
          <table:table-cell office:value-type="float" office:value="0.293757942015576" calcext:value-type="float">
            <text:p>0.29376</text:p>
          </table:table-cell>
          <table:table-cell office:value-type="float" office:value="0.299444675765286" calcext:value-type="float">
            <text:p>0.29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528944786370529" calcext:value-type="float">
            <text:p>0.528944786370529</text:p>
          </table:table-cell>
          <table:table-cell table:style-name="ce47" office:value-type="float" office:value="0.473641782956239" calcext:value-type="float">
            <text:p>0.47364</text:p>
          </table:table-cell>
          <table:table-cell office:value-type="float" office:value="0.477767240211353" calcext:value-type="float">
            <text:p>0.47777</text:p>
          </table:table-cell>
          <table:table-cell office:value-type="float" office:value="0.475257417694079" calcext:value-type="float">
            <text:p>0.47526</text:p>
          </table:table-cell>
          <table:table-cell office:value-type="float" office:value="0.00838188547325509" calcext:value-type="float">
            <text:p>0.00838</text:p>
          </table:table-cell>
          <table:table-cell office:value-type="float" office:value="0.0092187376064903" calcext:value-type="float">
            <text:p>0.00922</text:p>
          </table:table-cell>
          <table:table-cell office:value-type="float" office:value="0.00723850138773099" calcext:value-type="float">
            <text:p>0.00724</text:p>
          </table:table-cell>
          <table:table-cell office:value-type="float" office:value="0.47503129657228" calcext:value-type="float">
            <text:p>0.47503</text:p>
          </table:table-cell>
          <table:table-cell office:value-type="float" office:value="0.481497200018064" calcext:value-type="float">
            <text:p>0.48150</text:p>
          </table:table-cell>
          <table:table-cell office:value-type="float" office:value="0.47701259991871" calcext:value-type="float">
            <text:p>0.47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533647058823529" calcext:value-type="float">
            <text:p>0.533647058823529</text:p>
          </table:table-cell>
          <table:table-cell table:style-name="ce47" office:value-type="float" office:value="0.246" calcext:value-type="float">
            <text:p>0.24600</text:p>
          </table:table-cell>
          <table:table-cell office:value-type="float" office:value="0.247" calcext:value-type="float">
            <text:p>0.24700</text:p>
          </table:table-cell>
          <table:table-cell office:value-type="float" office:value="0.258" calcext:value-type="float">
            <text:p>0.25800</text:p>
          </table:table-cell>
          <table:table-cell office:value-type="float" office:value="0.0108091433899718" calcext:value-type="float">
            <text:p>0.01081</text:p>
          </table:table-cell>
          <table:table-cell office:value-type="float" office:value="0.011159692159598" calcext:value-type="float">
            <text:p>0.01116</text:p>
          </table:table-cell>
          <table:table-cell office:value-type="float" office:value="0.0107926148415042" calcext:value-type="float">
            <text:p>0.01079</text:p>
          </table:table-cell>
          <table:table-cell office:value-type="float" office:value="0.247876666666667" calcext:value-type="float">
            <text:p>0.24788</text:p>
          </table:table-cell>
          <table:table-cell office:value-type="float" office:value="0.25058" calcext:value-type="float">
            <text:p>0.25058</text:p>
          </table:table-cell>
          <table:table-cell office:value-type="float" office:value="0.26188" calcext:value-type="float">
            <text:p>0.26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537360890302067" calcext:value-type="float">
            <text:p>0.537360890302067</text:p>
          </table:table-cell>
          <table:table-cell office:value-type="float" office:value="0.262006013745704" calcext:value-type="float">
            <text:p>0.26201</text:p>
          </table:table-cell>
          <table:table-cell table:style-name="ce47" office:value-type="float" office:value="0.256840635738832" calcext:value-type="float">
            <text:p>0.25684</text:p>
          </table:table-cell>
          <table:table-cell office:value-type="float" office:value="0.268213058419244" calcext:value-type="float">
            <text:p>0.26821</text:p>
          </table:table-cell>
          <table:table-cell office:value-type="float" office:value="0.00583181794656667" calcext:value-type="float">
            <text:p>0.00583</text:p>
          </table:table-cell>
          <table:table-cell office:value-type="float" office:value="0.00843051985375179" calcext:value-type="float">
            <text:p>0.00843</text:p>
          </table:table-cell>
          <table:table-cell office:value-type="float" office:value="0.0100016018210534" calcext:value-type="float">
            <text:p>0.01000</text:p>
          </table:table-cell>
          <table:table-cell office:value-type="float" office:value="0.261640141752577" calcext:value-type="float">
            <text:p>0.26164</text:p>
          </table:table-cell>
          <table:table-cell office:value-type="float" office:value="0.257902598797251" calcext:value-type="float">
            <text:p>0.25790</text:p>
          </table:table-cell>
          <table:table-cell office:value-type="float" office:value="0.270398518041237" calcext:value-type="float">
            <text:p>0.27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544635193133047" calcext:value-type="float">
            <text:p>0.544635193133047</text:p>
          </table:table-cell>
          <table:table-cell office:value-type="float" office:value="0.0414699792960662" calcext:value-type="float">
            <text:p>0.04147</text:p>
          </table:table-cell>
          <table:table-cell table:style-name="ce47" office:value-type="float" office:value="0.0414492753623188" calcext:value-type="float">
            <text:p>0.04145</text:p>
          </table:table-cell>
          <table:table-cell office:value-type="float" office:value="0.0472049689440993" calcext:value-type="float">
            <text:p>0.04720</text:p>
          </table:table-cell>
          <table:table-cell office:value-type="float" office:value="0.00494687157153609" calcext:value-type="float">
            <text:p>0.00495</text:p>
          </table:table-cell>
          <table:table-cell office:value-type="float" office:value="0.0056409607193564" calcext:value-type="float">
            <text:p>0.00564</text:p>
          </table:table-cell>
          <table:table-cell office:value-type="float" office:value="0.00775855709695345" calcext:value-type="float">
            <text:p>0.00776</text:p>
          </table:table-cell>
          <table:table-cell office:value-type="float" office:value="0.0425209109730848" calcext:value-type="float">
            <text:p>0.04252</text:p>
          </table:table-cell>
          <table:table-cell office:value-type="float" office:value="0.0424470669427191" calcext:value-type="float">
            <text:p>0.04245</text:p>
          </table:table-cell>
          <table:table-cell office:value-type="float" office:value="0.04733961352657" calcext:value-type="float">
            <text:p>0.047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552192326856004" calcext:value-type="float">
            <text:p>0.552192326856004</text:p>
          </table:table-cell>
          <table:table-cell office:value-type="float" office:value="0.341947565543071" calcext:value-type="float">
            <text:p>0.34195</text:p>
          </table:table-cell>
          <table:table-cell table:style-name="ce47" office:value-type="float" office:value="0.337453183520599" calcext:value-type="float">
            <text:p>0.33745</text:p>
          </table:table-cell>
          <table:table-cell office:value-type="float" office:value="0.352066167290886" calcext:value-type="float">
            <text:p>0.35207</text:p>
          </table:table-cell>
          <table:table-cell office:value-type="float" office:value="0.00568075117565281" calcext:value-type="float">
            <text:p>0.00568</text:p>
          </table:table-cell>
          <table:table-cell office:value-type="float" office:value="0.00609236487961916" calcext:value-type="float">
            <text:p>0.00609</text:p>
          </table:table-cell>
          <table:table-cell office:value-type="float" office:value="0.00563885051314385" calcext:value-type="float">
            <text:p>0.00564</text:p>
          </table:table-cell>
          <table:table-cell office:value-type="float" office:value="0.343420391177695" calcext:value-type="float">
            <text:p>0.34342</text:p>
          </table:table-cell>
          <table:table-cell office:value-type="float" office:value="0.339626217228464" calcext:value-type="float">
            <text:p>0.33963</text:p>
          </table:table-cell>
          <table:table-cell office:value-type="float" office:value="0.351939575530587" calcext:value-type="float">
            <text:p>0.351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552732097623739" calcext:value-type="float">
            <text:p>0.552732097623739</text:p>
          </table:table-cell>
          <table:table-cell office:value-type="float" office:value="0.216200822078685" calcext:value-type="float">
            <text:p>0.21620</text:p>
          </table:table-cell>
          <table:table-cell table:style-name="ce47" office:value-type="float" office:value="0.210093951849677" calcext:value-type="float">
            <text:p>0.21009</text:p>
          </table:table-cell>
          <table:table-cell office:value-type="float" office:value="0.212360540223136" calcext:value-type="float">
            <text:p>0.21236</text:p>
          </table:table-cell>
          <table:table-cell office:value-type="float" office:value="0.00254799818393381" calcext:value-type="float">
            <text:p>0.00255</text:p>
          </table:table-cell>
          <table:table-cell office:value-type="float" office:value="0.00675665718462321" calcext:value-type="float">
            <text:p>0.00676</text:p>
          </table:table-cell>
          <table:table-cell office:value-type="float" office:value="0.00301328471372804" calcext:value-type="float">
            <text:p>0.00301</text:p>
          </table:table-cell>
          <table:table-cell office:value-type="float" office:value="0.21645834801331" calcext:value-type="float">
            <text:p>0.21646</text:p>
          </table:table-cell>
          <table:table-cell office:value-type="float" office:value="0.213028302994715" calcext:value-type="float">
            <text:p>0.21303</text:p>
          </table:table-cell>
          <table:table-cell office:value-type="float" office:value="0.213102857702094" calcext:value-type="float">
            <text:p>0.213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553392517438174" calcext:value-type="float">
            <text:p>0.553392517438174</text:p>
          </table:table-cell>
          <table:table-cell table:style-name="ce47" office:value-type="float" office:value="0.163855421686747" calcext:value-type="float">
            <text:p>0.16386</text:p>
          </table:table-cell>
          <table:table-cell table:number-columns-repeated="2" office:value-type="float" office:value="0.167469879518072" calcext:value-type="float">
            <text:p>0.16747</text:p>
          </table:table-cell>
          <table:table-cell office:value-type="float" office:value="0.00238016385164672" calcext:value-type="float">
            <text:p>0.00238</text:p>
          </table:table-cell>
          <table:table-cell office:value-type="float" office:value="0.00348864085372276" calcext:value-type="float">
            <text:p>0.00349</text:p>
          </table:table-cell>
          <table:table-cell office:value-type="float" office:value="0.00183323354579324" calcext:value-type="float">
            <text:p>0.00183</text:p>
          </table:table-cell>
          <table:table-cell office:value-type="float" office:value="0.163927710843373" calcext:value-type="float">
            <text:p>0.16393</text:p>
          </table:table-cell>
          <table:table-cell office:value-type="float" office:value="0.167971887550201" calcext:value-type="float">
            <text:p>0.16797</text:p>
          </table:table-cell>
          <table:table-cell office:value-type="float" office:value="0.168493975903614" calcext:value-type="float">
            <text:p>0.168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559851591486038" calcext:value-type="float">
            <text:p>0.559851591486038</text:p>
          </table:table-cell>
          <table:table-cell office:value-type="float" office:value="0.0351817042606516" calcext:value-type="float">
            <text:p>0.03518</text:p>
          </table:table-cell>
          <table:table-cell table:style-name="ce47" office:value-type="float" office:value="0.0298558897243107" calcext:value-type="float">
            <text:p>0.02986</text:p>
          </table:table-cell>
          <table:table-cell office:value-type="float" office:value="0.031641604010025" calcext:value-type="float">
            <text:p>0.03164</text:p>
          </table:table-cell>
          <table:table-cell office:value-type="float" office:value="0.00795407932360198" calcext:value-type="float">
            <text:p>0.00795</text:p>
          </table:table-cell>
          <table:table-cell office:value-type="float" office:value="0.00766345674868047" calcext:value-type="float">
            <text:p>0.00766</text:p>
          </table:table-cell>
          <table:table-cell office:value-type="float" office:value="0.0117837783128173" calcext:value-type="float">
            <text:p>0.01178</text:p>
          </table:table-cell>
          <table:table-cell office:value-type="float" office:value="0.0373484753550543" calcext:value-type="float">
            <text:p>0.03735</text:p>
          </table:table-cell>
          <table:table-cell office:value-type="float" office:value="0.0311912071846282" calcext:value-type="float">
            <text:p>0.03119</text:p>
          </table:table-cell>
          <table:table-cell office:value-type="float" office:value="0.0351718880534669" calcext:value-type="float">
            <text:p>0.03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561112496882015" calcext:value-type="float">
            <text:p>0.561112496882015</text:p>
          </table:table-cell>
          <table:table-cell table:style-name="ce47" office:value-type="float" office:value="0.358991596638655" calcext:value-type="float">
            <text:p>0.35899</text:p>
          </table:table-cell>
          <table:table-cell office:value-type="float" office:value="0.364957983193277" calcext:value-type="float">
            <text:p>0.36496</text:p>
          </table:table-cell>
          <table:table-cell office:value-type="float" office:value="0.366134453781513" calcext:value-type="float">
            <text:p>0.36613</text:p>
          </table:table-cell>
          <table:table-cell office:value-type="float" office:value="0.00551939444879742" calcext:value-type="float">
            <text:p>0.00552</text:p>
          </table:table-cell>
          <table:table-cell office:value-type="float" office:value="0.00379390414805715" calcext:value-type="float">
            <text:p>0.00379</text:p>
          </table:table-cell>
          <table:table-cell office:value-type="float" office:value="0.00523975665207709" calcext:value-type="float">
            <text:p>0.00524</text:p>
          </table:table-cell>
          <table:table-cell office:value-type="float" office:value="0.359478711484594" calcext:value-type="float">
            <text:p>0.35948</text:p>
          </table:table-cell>
          <table:table-cell office:value-type="float" office:value="0.364404388422035" calcext:value-type="float">
            <text:p>0.36440</text:p>
          </table:table-cell>
          <table:table-cell office:value-type="float" office:value="0.366676237161531" calcext:value-type="float">
            <text:p>0.36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563131313131313" calcext:value-type="float">
            <text:p>0.563131313131313</text:p>
          </table:table-cell>
          <table:table-cell table:style-name="ce47" office:value-type="float" office:value="0.365555555555555" calcext:value-type="float">
            <text:p>0.36556</text:p>
          </table:table-cell>
          <table:table-cell office:value-type="float" office:value="0.375555555555555" calcext:value-type="float">
            <text:p>0.37556</text:p>
          </table:table-cell>
          <table:table-cell office:value-type="float" office:value="0.395555555555555" calcext:value-type="float">
            <text:p>0.39556</text:p>
          </table:table-cell>
          <table:table-cell office:value-type="float" office:value="0.0283111327737141" calcext:value-type="float">
            <text:p>0.02831</text:p>
          </table:table-cell>
          <table:table-cell office:value-type="float" office:value="0.0279814928150229" calcext:value-type="float">
            <text:p>0.02798</text:p>
          </table:table-cell>
          <table:table-cell office:value-type="float" office:value="0.0306023044741578" calcext:value-type="float">
            <text:p>0.03060</text:p>
          </table:table-cell>
          <table:table-cell office:value-type="float" office:value="0.370414814814815" calcext:value-type="float">
            <text:p>0.37041</text:p>
          </table:table-cell>
          <table:table-cell office:value-type="float" office:value="0.385803703703704" calcext:value-type="float">
            <text:p>0.38580</text:p>
          </table:table-cell>
          <table:table-cell office:value-type="float" office:value="0.402362962962963" calcext:value-type="float">
            <text:p>0.402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567808493589744" calcext:value-type="float">
            <text:p>0.567808493589744</text:p>
          </table:table-cell>
          <table:table-cell table:style-name="ce47" office:value-type="float" office:value="0.236380724538619" calcext:value-type="float">
            <text:p>0.23638</text:p>
          </table:table-cell>
          <table:table-cell office:value-type="float" office:value="0.238345864661654" calcext:value-type="float">
            <text:p>0.23835</text:p>
          </table:table-cell>
          <table:table-cell office:value-type="float" office:value="0.251281613123718" calcext:value-type="float">
            <text:p>0.25128</text:p>
          </table:table-cell>
          <table:table-cell office:value-type="float" office:value="0.00830800443420891" calcext:value-type="float">
            <text:p>0.00831</text:p>
          </table:table-cell>
          <table:table-cell office:value-type="float" office:value="0.00629965884617969" calcext:value-type="float">
            <text:p>0.00630</text:p>
          </table:table-cell>
          <table:table-cell office:value-type="float" office:value="0.00580839314894112" calcext:value-type="float">
            <text:p>0.00581</text:p>
          </table:table-cell>
          <table:table-cell office:value-type="float" office:value="0.239314023695603" calcext:value-type="float">
            <text:p>0.23931</text:p>
          </table:table-cell>
          <table:table-cell office:value-type="float" office:value="0.237892344497608" calcext:value-type="float">
            <text:p>0.23789</text:p>
          </table:table-cell>
          <table:table-cell office:value-type="float" office:value="0.250631806789701" calcext:value-type="float">
            <text:p>0.25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240909090909091" calcext:value-type="float">
            <text:p>0.24091</text:p>
          </table:table-cell>
          <table:table-cell table:style-name="ce47" office:value-type="float" office:value="0.231766917293233" calcext:value-type="float">
            <text:p>0.23177</text:p>
          </table:table-cell>
          <table:table-cell office:value-type="float" office:value="0.242241968557758" calcext:value-type="float">
            <text:p>0.24224</text:p>
          </table:table-cell>
          <table:table-cell office:value-type="float" office:value="0.00712229834703216" calcext:value-type="float">
            <text:p>0.00712</text:p>
          </table:table-cell>
          <table:table-cell office:value-type="float" office:value="0.0054671055861919" calcext:value-type="float">
            <text:p>0.00547</text:p>
          </table:table-cell>
          <table:table-cell office:value-type="float" office:value="0.00833572519732422" calcext:value-type="float">
            <text:p>0.00834</text:p>
          </table:table-cell>
          <table:table-cell office:value-type="float" office:value="0.242108965595808" calcext:value-type="float">
            <text:p>0.24211</text:p>
          </table:table-cell>
          <table:table-cell office:value-type="float" office:value="0.231498291182502" calcext:value-type="float">
            <text:p>0.23150</text:p>
          </table:table-cell>
          <table:table-cell office:value-type="float" office:value="0.244083504215083" calcext:value-type="float">
            <text:p>0.24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57260659694288" calcext:value-type="float">
            <text:p>0.57260659694288</text:p>
          </table:table-cell>
          <table:table-cell table:style-name="ce47" office:value-type="float" office:value="0.167874396135266" calcext:value-type="float">
            <text:p>0.16787</text:p>
          </table:table-cell>
          <table:table-cell office:value-type="float" office:value="0.203381642512077" calcext:value-type="float">
            <text:p>0.20338</text:p>
          </table:table-cell>
          <table:table-cell office:value-type="float" office:value="0.187826086956522" calcext:value-type="float">
            <text:p>0.18783</text:p>
          </table:table-cell>
          <table:table-cell office:value-type="float" office:value="0.0262034921776098" calcext:value-type="float">
            <text:p>0.02620</text:p>
          </table:table-cell>
          <table:table-cell office:value-type="float" office:value="0.0440588081119468" calcext:value-type="float">
            <text:p>0.04406</text:p>
          </table:table-cell>
          <table:table-cell office:value-type="float" office:value="0.0386465389173486" calcext:value-type="float">
            <text:p>0.03865</text:p>
          </table:table-cell>
          <table:table-cell office:value-type="float" office:value="0.175926247987117" calcext:value-type="float">
            <text:p>0.17593</text:p>
          </table:table-cell>
          <table:table-cell office:value-type="float" office:value="0.216577777777778" calcext:value-type="float">
            <text:p>0.21658</text:p>
          </table:table-cell>
          <table:table-cell office:value-type="float" office:value="0.208447504025765" calcext:value-type="float">
            <text:p>0.208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602564102564102" calcext:value-type="float">
            <text:p>0.602564102564102</text:p>
          </table:table-cell>
          <table:table-cell table:style-name="ce47" office:value-type="float" office:value="0.106578947368421" calcext:value-type="float">
            <text:p>0.10658</text:p>
          </table:table-cell>
          <table:table-cell office:value-type="float" office:value="0.111842105263158" calcext:value-type="float">
            <text:p>0.11184</text:p>
          </table:table-cell>
          <table:table-cell table:style-name="ce47" office:value-type="float" office:value="0.101578947368421" calcext:value-type="float">
            <text:p>0.10158</text:p>
          </table:table-cell>
          <table:table-cell office:value-type="float" office:value="0.0122695545841224" calcext:value-type="float">
            <text:p>0.01227</text:p>
          </table:table-cell>
          <table:table-cell office:value-type="float" office:value="0.0181162120310189" calcext:value-type="float">
            <text:p>0.01812</text:p>
          </table:table-cell>
          <table:table-cell office:value-type="float" office:value="0.0155133805935703" calcext:value-type="float">
            <text:p>0.01551</text:p>
          </table:table-cell>
          <table:table-cell office:value-type="float" office:value="0.108598245614035" calcext:value-type="float">
            <text:p>0.10860</text:p>
          </table:table-cell>
          <table:table-cell office:value-type="float" office:value="0.115125438596491" calcext:value-type="float">
            <text:p>0.11513</text:p>
          </table:table-cell>
          <table:table-cell office:value-type="float" office:value="0.106110526315789" calcext:value-type="float">
            <text:p>0.106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610853511935428" calcext:value-type="float">
            <text:p>0.610853511935428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584189255814286" calcext:value-type="float">
            <text:p>0.05842</text:p>
          </table:table-cell>
          <table:table-cell office:value-type="float" office:value="0.0924973277981956" calcext:value-type="float">
            <text:p>0.09250</text:p>
          </table:table-cell>
          <table:table-cell office:value-type="float" office:value="0.0904692253979473" calcext:value-type="float">
            <text:p>0.09047</text:p>
          </table:table-cell>
          <table:table-cell office:value-type="float" office:value="0.0174982994096396" calcext:value-type="float">
            <text:p>0.01750</text:p>
          </table:table-cell>
          <table:table-cell office:value-type="float" office:value="0.0328013481363997" calcext:value-type="float">
            <text:p>0.03280</text:p>
          </table:table-cell>
          <table:table-cell office:value-type="float" office:value="0.0346081240637942" calcext:value-type="float">
            <text:p>0.03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612152553329024" calcext:value-type="float">
            <text:p>0.612152553329024</text:p>
          </table:table-cell>
          <table:table-cell table:style-name="ce47" office:value-type="float" office:value="0.119835992907801" calcext:value-type="float">
            <text:p>0.11984</text:p>
          </table:table-cell>
          <table:table-cell office:value-type="float" office:value="0.159530141843972" calcext:value-type="float">
            <text:p>0.15953</text:p>
          </table:table-cell>
          <table:table-cell office:value-type="float" office:value="0.13656914893617" calcext:value-type="float">
            <text:p>0.13657</text:p>
          </table:table-cell>
          <table:table-cell office:value-type="float" office:value="0.0466359050796984" calcext:value-type="float">
            <text:p>0.04664</text:p>
          </table:table-cell>
          <table:table-cell office:value-type="float" office:value="0.0468735951248033" calcext:value-type="float">
            <text:p>0.04687</text:p>
          </table:table-cell>
          <table:table-cell office:value-type="float" office:value="0.0481967227303999" calcext:value-type="float">
            <text:p>0.04820</text:p>
          </table:table-cell>
          <table:table-cell office:value-type="float" office:value="0.138929225768321" calcext:value-type="float">
            <text:p>0.13893</text:p>
          </table:table-cell>
          <table:table-cell office:value-type="float" office:value="0.169257535460993" calcext:value-type="float">
            <text:p>0.16926</text:p>
          </table:table-cell>
          <table:table-cell office:value-type="float" office:value="0.157852689125295" calcext:value-type="float">
            <text:p>0.157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622192671394799" calcext:value-type="float">
            <text:p>0.622192671394799</text:p>
          </table:table-cell>
          <table:table-cell table:style-name="ce47" office:value-type="float" office:value="0.0248389355742296" calcext:value-type="float">
            <text:p>0.02484</text:p>
          </table:table-cell>
          <table:table-cell office:value-type="float" office:value="0.0260504201680672" calcext:value-type="float">
            <text:p>0.02605</text:p>
          </table:table-cell>
          <table:table-cell office:value-type="float" office:value="0.0272408963585434" calcext:value-type="float">
            <text:p>0.02724</text:p>
          </table:table-cell>
          <table:table-cell office:value-type="float" office:value="0.0231598440498272" calcext:value-type="float">
            <text:p>0.02316</text:p>
          </table:table-cell>
          <table:table-cell office:value-type="float" office:value="0.0313901551350515" calcext:value-type="float">
            <text:p>0.03139</text:p>
          </table:table-cell>
          <table:table-cell office:value-type="float" office:value="0.0312872608465466" calcext:value-type="float">
            <text:p>0.03129</text:p>
          </table:table-cell>
          <table:table-cell office:value-type="float" office:value="0.0287048085901027" calcext:value-type="float">
            <text:p>0.02870</text:p>
          </table:table-cell>
          <table:table-cell office:value-type="float" office:value="0.0350341269841269" calcext:value-type="float">
            <text:p>0.03503</text:p>
          </table:table-cell>
          <table:table-cell office:value-type="float" office:value="0.0363325863678805" calcext:value-type="float">
            <text:p>0.03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636704119850187" calcext:value-type="float">
            <text:p>0.636704119850187</text:p>
          </table:table-cell>
          <table:table-cell office:value-type="float" office:value="0.205413105413105" calcext:value-type="float">
            <text:p>0.20541</text:p>
          </table:table-cell>
          <table:table-cell table:style-name="ce47" office:value-type="float" office:value="0.198005698005698" calcext:value-type="float">
            <text:p>0.19801</text:p>
          </table:table-cell>
          <table:table-cell office:value-type="float" office:value="0.205555555555555" calcext:value-type="float">
            <text:p>0.20556</text:p>
          </table:table-cell>
          <table:table-cell office:value-type="float" office:value="0.00766867809051302" calcext:value-type="float">
            <text:p>0.00767</text:p>
          </table:table-cell>
          <table:table-cell office:value-type="float" office:value="0.00884957117424244" calcext:value-type="float">
            <text:p>0.00885</text:p>
          </table:table-cell>
          <table:table-cell office:value-type="float" office:value="0.0128979171731312" calcext:value-type="float">
            <text:p>0.01290</text:p>
          </table:table-cell>
          <table:table-cell office:value-type="float" office:value="0.205720322886989" calcext:value-type="float">
            <text:p>0.20572</text:p>
          </table:table-cell>
          <table:table-cell office:value-type="float" office:value="0.199120132953466" calcext:value-type="float">
            <text:p>0.19912</text:p>
          </table:table-cell>
          <table:table-cell office:value-type="float" office:value="0.208292972459639" calcext:value-type="float">
            <text:p>0.208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638107098381071" calcext:value-type="float">
            <text:p>0.638107098381071</text:p>
          </table:table-cell>
          <table:table-cell table:style-name="ce47" office:value-type="float" office:value="0.312162162162162" calcext:value-type="float">
            <text:p>0.31216</text:p>
          </table:table-cell>
          <table:table-cell office:value-type="float" office:value="0.323273273273273" calcext:value-type="float">
            <text:p>0.32327</text:p>
          </table:table-cell>
          <table:table-cell office:value-type="float" office:value="0.312387387387387" calcext:value-type="float">
            <text:p>0.31239</text:p>
          </table:table-cell>
          <table:table-cell office:value-type="float" office:value="0.0187202336268836" calcext:value-type="float">
            <text:p>0.01872</text:p>
          </table:table-cell>
          <table:table-cell office:value-type="float" office:value="0.0161716435730789" calcext:value-type="float">
            <text:p>0.01617</text:p>
          </table:table-cell>
          <table:table-cell office:value-type="float" office:value="0.0179384663768338" calcext:value-type="float">
            <text:p>0.01794</text:p>
          </table:table-cell>
          <table:table-cell office:value-type="float" office:value="0.310372622622623" calcext:value-type="float">
            <text:p>0.31037</text:p>
          </table:table-cell>
          <table:table-cell office:value-type="float" office:value="0.325984234234234" calcext:value-type="float">
            <text:p>0.32598</text:p>
          </table:table-cell>
          <table:table-cell office:value-type="float" office:value="0.318233483483483" calcext:value-type="float">
            <text:p>0.318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638888888888889" calcext:value-type="float">
            <text:p>0.638888888888889</text:p>
          </table:table-cell>
          <table:table-cell table:style-name="ce47" office:value-type="float" office:value="0.33" calcext:value-type="float">
            <text:p>0.33000</text:p>
          </table:table-cell>
          <table:table-cell office:value-type="float" office:value="0.36" calcext:value-type="float">
            <text:p>0.36000</text:p>
          </table:table-cell>
          <table:table-cell table:style-name="ce47" office:value-type="float" office:value="0.329090909090909" calcext:value-type="float">
            <text:p>0.32909</text:p>
          </table:table-cell>
          <table:table-cell office:value-type="float" office:value="0.055355346431098" calcext:value-type="float">
            <text:p>0.05536</text:p>
          </table:table-cell>
          <table:table-cell office:value-type="float" office:value="0.0753589843624144" calcext:value-type="float">
            <text:p>0.07536</text:p>
          </table:table-cell>
          <table:table-cell office:value-type="float" office:value="0.0243785184297559" calcext:value-type="float">
            <text:p>0.02438</text:p>
          </table:table-cell>
          <table:table-cell office:value-type="float" office:value="0.338309090909091" calcext:value-type="float">
            <text:p>0.33831</text:p>
          </table:table-cell>
          <table:table-cell office:value-type="float" office:value="0.362833333333333" calcext:value-type="float">
            <text:p>0.36283</text:p>
          </table:table-cell>
          <table:table-cell office:value-type="float" office:value="0.335821212121212" calcext:value-type="float">
            <text:p>0.335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646723646723647" calcext:value-type="float">
            <text:p>0.646723646723647</text:p>
          </table:table-cell>
          <table:table-cell office:value-type="float" office:value="0.0741269841269841" calcext:value-type="float">
            <text:p>0.07413</text:p>
          </table:table-cell>
          <table:table-cell table:style-name="ce47" office:value-type="float" office:value="0.074047619047619" calcext:value-type="float">
            <text:p>0.07405</text:p>
          </table:table-cell>
          <table:table-cell office:value-type="float" office:value="0.0799206349206349" calcext:value-type="float">
            <text:p>0.07992</text:p>
          </table:table-cell>
          <table:table-cell office:value-type="float" office:value="0.012935815764891" calcext:value-type="float">
            <text:p>0.01294</text:p>
          </table:table-cell>
          <table:table-cell office:value-type="float" office:value="0.0116180214424497" calcext:value-type="float">
            <text:p>0.01162</text:p>
          </table:table-cell>
          <table:table-cell office:value-type="float" office:value="0.0202734015680995" calcext:value-type="float">
            <text:p>0.02027</text:p>
          </table:table-cell>
          <table:table-cell office:value-type="float" office:value="0.0754510582010581" calcext:value-type="float">
            <text:p>0.07545</text:p>
          </table:table-cell>
          <table:table-cell office:value-type="float" office:value="0.0748920634920634" calcext:value-type="float">
            <text:p>0.07489</text:p>
          </table:table-cell>
          <table:table-cell office:value-type="float" office:value="0.087171164021164" calcext:value-type="float">
            <text:p>0.08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649065420560748" calcext:value-type="float">
            <text:p>0.649065420560748</text:p>
          </table:table-cell>
          <table:table-cell table:style-name="ce47" office:value-type="float" office:value="0.201082251082251" calcext:value-type="float">
            <text:p>0.20108</text:p>
          </table:table-cell>
          <table:table-cell office:value-type="float" office:value="0.21017316017316" calcext:value-type="float">
            <text:p>0.21017</text:p>
          </table:table-cell>
          <table:table-cell office:value-type="float" office:value="0.229437229437229" calcext:value-type="float">
            <text:p>0.22944</text:p>
          </table:table-cell>
          <table:table-cell office:value-type="float" office:value="0.0168570679887266" calcext:value-type="float">
            <text:p>0.01686</text:p>
          </table:table-cell>
          <table:table-cell office:value-type="float" office:value="0.0249503404502596" calcext:value-type="float">
            <text:p>0.02495</text:p>
          </table:table-cell>
          <table:table-cell office:value-type="float" office:value="0.0224284310783785" calcext:value-type="float">
            <text:p>0.02243</text:p>
          </table:table-cell>
          <table:table-cell office:value-type="float" office:value="0.204671717171717" calcext:value-type="float">
            <text:p>0.20467</text:p>
          </table:table-cell>
          <table:table-cell office:value-type="float" office:value="0.214132756132756" calcext:value-type="float">
            <text:p>0.21413</text:p>
          </table:table-cell>
          <table:table-cell office:value-type="float" office:value="0.236351370851371" calcext:value-type="float">
            <text:p>0.236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661599333610995" calcext:value-type="float">
            <text:p>0.661599333610995</text:p>
          </table:table-cell>
          <table:table-cell table:style-name="ce47" office:value-type="float" office:value="0.0014545646884586" calcext:value-type="float">
            <text:p>0.00145</text:p>
          </table:table-cell>
          <table:table-cell office:value-type="float" office:value="0.0029091293769173" calcext:value-type="float">
            <text:p>0.00291</text:p>
          </table:table-cell>
          <table:table-cell office:value-type="float" office:value="0.0014545646884586" calcext:value-type="float">
            <text:p>0.00145</text:p>
          </table:table-cell>
          <table:table-cell office:value-type="float" office:value="0.0169294675960157" calcext:value-type="float">
            <text:p>0.01693</text:p>
          </table:table-cell>
          <table:table-cell office:value-type="float" office:value="0.0226794024020447" calcext:value-type="float">
            <text:p>0.02268</text:p>
          </table:table-cell>
          <table:table-cell office:value-type="float" office:value="0.0214480337066037" calcext:value-type="float">
            <text:p>0.02145</text:p>
          </table:table-cell>
          <table:table-cell office:value-type="float" office:value="0.00651796607778829" calcext:value-type="float">
            <text:p>0.00652</text:p>
          </table:table-cell>
          <table:table-cell office:value-type="float" office:value="0.0095026094008956" calcext:value-type="float">
            <text:p>0.00950</text:p>
          </table:table-cell>
          <table:table-cell office:value-type="float" office:value="0.00969498219260193" calcext:value-type="float">
            <text:p>0.009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694041867954912" calcext:value-type="float">
            <text:p>0.694041867954912</text:p>
          </table:table-cell>
          <table:table-cell office:value-type="float" office:value="0.266764705882353" calcext:value-type="float">
            <text:p>0.26676</text:p>
          </table:table-cell>
          <table:table-cell table:style-name="ce47" office:value-type="float" office:value="0.263865546218487" calcext:value-type="float">
            <text:p>0.26387</text:p>
          </table:table-cell>
          <table:table-cell office:value-type="float" office:value="0.27546218487395" calcext:value-type="float">
            <text:p>0.27546</text:p>
          </table:table-cell>
          <table:table-cell office:value-type="float" office:value="0.0198828082980955" calcext:value-type="float">
            <text:p>0.01988</text:p>
          </table:table-cell>
          <table:table-cell office:value-type="float" office:value="0.0190269180723831" calcext:value-type="float">
            <text:p>0.01903</text:p>
          </table:table-cell>
          <table:table-cell office:value-type="float" office:value="0.0256388399395705" calcext:value-type="float">
            <text:p>0.02564</text:p>
          </table:table-cell>
          <table:table-cell office:value-type="float" office:value="0.271157142857143" calcext:value-type="float">
            <text:p>0.27116</text:p>
          </table:table-cell>
          <table:table-cell office:value-type="float" office:value="0.268404761904762" calcext:value-type="float">
            <text:p>0.26840</text:p>
          </table:table-cell>
          <table:table-cell office:value-type="float" office:value="0.282097478991597" calcext:value-type="float">
            <text:p>0.282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712" calcext:value-type="float">
            <text:p>0.712</text:p>
          </table:table-cell>
          <table:table-cell office:value-type="float" office:value="0.228" calcext:value-type="float">
            <text:p>0.22800</text:p>
          </table:table-cell>
          <table:table-cell table:style-name="ce47" office:value-type="float" office:value="0.224" calcext:value-type="float">
            <text:p>0.22400</text:p>
          </table:table-cell>
          <table:table-cell office:value-type="float" office:value="0.212" calcext:value-type="float">
            <text:p>0.21200</text:p>
          </table:table-cell>
          <table:table-cell office:value-type="float" office:value="0.0169447919867375" calcext:value-type="float">
            <text:p>0.01694</text:p>
          </table:table-cell>
          <table:table-cell office:value-type="float" office:value="0.0156650332410659" calcext:value-type="float">
            <text:p>0.01567</text:p>
          </table:table-cell>
          <table:table-cell office:value-type="float" office:value="0.016387090114112" calcext:value-type="float">
            <text:p>0.01639</text:p>
          </table:table-cell>
          <table:table-cell office:value-type="float" office:value="0.225733333333333" calcext:value-type="float">
            <text:p>0.22573</text:p>
          </table:table-cell>
          <table:table-cell office:value-type="float" office:value="0.223893333333333" calcext:value-type="float">
            <text:p>0.22389</text:p>
          </table:table-cell>
          <table:table-cell office:value-type="float" office:value="0.21672" calcext:value-type="float">
            <text:p>0.21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802197802197802" calcext:value-type="float">
            <text:p>0.802197802197802</text:p>
          </table:table-cell>
          <table:table-cell table:style-name="ce47" office:value-type="float" office:value="0.148809523809524" calcext:value-type="float">
            <text:p>0.14881</text:p>
          </table:table-cell>
          <table:table-cell office:value-type="float" office:value="0.159047619047619" calcext:value-type="float">
            <text:p>0.15905</text:p>
          </table:table-cell>
          <table:table-cell office:value-type="float" office:value="0.134761904761905" calcext:value-type="float">
            <text:p>0.13476</text:p>
          </table:table-cell>
          <table:table-cell office:value-type="float" office:value="0.0246585545369821" calcext:value-type="float">
            <text:p>0.02466</text:p>
          </table:table-cell>
          <table:table-cell office:value-type="float" office:value="0.0309490301639795" calcext:value-type="float">
            <text:p>0.03095</text:p>
          </table:table-cell>
          <table:table-cell office:value-type="float" office:value="0.0307398480360569" calcext:value-type="float">
            <text:p>0.03074</text:p>
          </table:table-cell>
          <table:table-cell office:value-type="float" office:value="0.151715079365079" calcext:value-type="float">
            <text:p>0.15172</text:p>
          </table:table-cell>
          <table:table-cell office:value-type="float" office:value="0.162666666666667" calcext:value-type="float">
            <text:p>0.16267</text:p>
          </table:table-cell>
          <table:table-cell office:value-type="float" office:value="0.144846031746032" calcext:value-type="float">
            <text:p>0.144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3" office:value-type="float" office:value="0.004" calcext:value-type="float">
            <text:p>0.00400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" table:style-name="ta1">
        <table:table-column table:style-name="co1" table:default-cell-style-name="ce19"/>
        <table:table-column table:style-name="co15" table:default-cell-style-name="Default"/>
        <table:table-column table:style-name="co1" table:number-columns-repeated="3" table:default-cell-style-name="ce19"/>
        <table:table-column table:style-name="co1" table:visibility="collapse" table:number-columns-repeated="3" table:default-cell-style-name="ce19"/>
        <table:table-column table:style-name="co1" table:number-columns-repeated="1014" table:default-cell-style-name="ce19"/>
        <table:table-column table:style-name="co1" table:number-columns-repeated="2" table:default-cell-style-name="Default"/>
        <table:table-row table:style-name="ro1">
          <table:table-cell table:style-name="ce48" office:value-type="string" calcext:value-type="string">
            <text:p>dataset</text:p>
          </table:table-cell>
          <table:table-cell office:value-type="string" calcext:value-type="string">
            <text:p>F1</text:p>
          </table:table-cell>
          <table:table-cell table:style-name="ce48" office:value-type="string" calcext:value-type="string">
            <text:p>classic_misc_rate_test_mean_median</text:p>
          </table:table-cell>
          <table:table-cell table:style-name="ce48" office:value-type="string" calcext:value-type="string">
            <text:p>init_easy_misc_rate_test_mean_median</text:p>
          </table:table-cell>
          <table:table-cell table:style-name="ce48" office:value-type="string" calcext:value-type="string">
            <text:p>init_hard_misc_rate_test_mean_median</text:p>
          </table:table-cell>
          <table:table-cell table:style-name="ce48" office:value-type="string" calcext:value-type="string">
            <text:p>classic_misc_rate_test_mean_std</text:p>
          </table:table-cell>
          <table:table-cell table:style-name="ce48" office:value-type="string" calcext:value-type="string">
            <text:p>init_easy_misc_rate_test_mean_std</text:p>
          </table:table-cell>
          <table:table-cell table:style-name="ce48" office:value-type="string" calcext:value-type="string">
            <text:p>init_hard_misc_rate_test_mean_std</text:p>
          </table:table-cell>
          <table:table-cell table:style-name="ce48" office:value-type="string" calcext:value-type="string">
            <text:p>classic_misc_rate_test_mean_total_mean</text:p>
          </table:table-cell>
          <table:table-cell table:style-name="ce48" office:value-type="string" calcext:value-type="string">
            <text:p>init_easy_misc_rate_test_mean_total_mean</text:p>
          </table:table-cell>
          <table:table-cell table:style-name="ce48"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213071835560186" calcext:value-type="float">
            <text:p>0.213071835560186</text:p>
          </table:table-cell>
          <table:table-cell table:style-name="ce50" office:value-type="float" office:value="0.0624386662877711" calcext:value-type="float">
            <text:p>0.0624</text:p>
          </table:table-cell>
          <table:table-cell office:value-type="float" office:value="0.0684192952543335" calcext:value-type="float">
            <text:p>0.0684</text:p>
          </table:table-cell>
          <table:table-cell table:style-name="ce50" office:value-type="float" office:value="0.058523254712513" calcext:value-type="float">
            <text:p>0.0585</text:p>
          </table:table-cell>
          <table:table-cell office:value-type="float" office:value="0.0167018449979136" calcext:value-type="float">
            <text:p>0.0167</text:p>
          </table:table-cell>
          <table:table-cell office:value-type="float" office:value="0.0155343938099061" calcext:value-type="float">
            <text:p>0.0155</text:p>
          </table:table-cell>
          <table:table-cell office:value-type="float" office:value="0.0224282995314003" calcext:value-type="float">
            <text:p>0.0224</text:p>
          </table:table-cell>
          <table:table-cell office:value-type="float" office:value="0.0677714044393925" calcext:value-type="float">
            <text:p>0.0678</text:p>
          </table:table-cell>
          <table:table-cell office:value-type="float" office:value="0.0721485491459063" calcext:value-type="float">
            <text:p>0.0721</text:p>
          </table:table-cell>
          <table:table-cell office:value-type="float" office:value="0.0635616526159578" calcext:value-type="float">
            <text:p>0.06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278923690688397" calcext:value-type="float">
            <text:p>0.278923690688397</text:p>
          </table:table-cell>
          <table:table-cell office:value-type="float" office:value="0.216200822078685" calcext:value-type="float">
            <text:p>0.2162</text:p>
          </table:table-cell>
          <table:table-cell office:value-type="float" office:value="0.216206694069289" calcext:value-type="float">
            <text:p>0.2162</text:p>
          </table:table-cell>
          <table:table-cell office:value-type="float" office:value="0.216192014092777" calcext:value-type="float">
            <text:p>0.2162</text:p>
          </table:table-cell>
          <table:table-cell office:value-type="float" office:value="0.00254799818393381" calcext:value-type="float">
            <text:p>0.0025</text:p>
          </table:table-cell>
          <table:table-cell office:value-type="float" office:value="0.0023038773597764" calcext:value-type="float">
            <text:p>0.0023</text:p>
          </table:table-cell>
          <table:table-cell office:value-type="float" office:value="0.00278995231667234" calcext:value-type="float">
            <text:p>0.0028</text:p>
          </table:table-cell>
          <table:table-cell office:value-type="float" office:value="0.21645834801331" calcext:value-type="float">
            <text:p>0.2165</text:p>
          </table:table-cell>
          <table:table-cell office:value-type="float" office:value="0.216758700332746" calcext:value-type="float">
            <text:p>0.2168</text:p>
          </table:table-cell>
          <table:table-cell office:value-type="float" office:value="0.216164043844196" calcext:value-type="float">
            <text:p>0.21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365555555555555" calcext:value-type="float">
            <text:p>0.3656</text:p>
          </table:table-cell>
          <table:table-cell table:style-name="ce50" office:value-type="float" office:value="0.355555555555555" calcext:value-type="float">
            <text:p>0.3556</text:p>
          </table:table-cell>
          <table:table-cell table:style-name="ce50" office:value-type="float" office:value="0.354444444444444" calcext:value-type="float">
            <text:p>0.3544</text:p>
          </table:table-cell>
          <table:table-cell office:value-type="float" office:value="0.0283111327737141" calcext:value-type="float">
            <text:p>0.0283</text:p>
          </table:table-cell>
          <table:table-cell office:value-type="float" office:value="0.0341363492012243" calcext:value-type="float">
            <text:p>0.0341</text:p>
          </table:table-cell>
          <table:table-cell office:value-type="float" office:value="0.0334394600670271" calcext:value-type="float">
            <text:p>0.0334</text:p>
          </table:table-cell>
          <table:table-cell office:value-type="float" office:value="0.370414814814815" calcext:value-type="float">
            <text:p>0.3704</text:p>
          </table:table-cell>
          <table:table-cell office:value-type="float" office:value="0.373148148148148" calcext:value-type="float">
            <text:p>0.3731</text:p>
          </table:table-cell>
          <table:table-cell office:value-type="float" office:value="0.366611111111111" calcext:value-type="float">
            <text:p>0.3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297385620915033" calcext:value-type="float">
            <text:p>0.297385620915033</text:p>
          </table:table-cell>
          <table:table-cell table:style-name="ce50" office:value-type="float" office:value="0.33" calcext:value-type="float">
            <text:p>0.3300</text:p>
          </table:table-cell>
          <table:table-cell office:value-type="float" office:value="0.330909090909091" calcext:value-type="float">
            <text:p>0.3309</text:p>
          </table:table-cell>
          <table:table-cell table:style-name="ce50" office:value-type="float" office:value="0.309090909090909" calcext:value-type="float">
            <text:p>0.3091</text:p>
          </table:table-cell>
          <table:table-cell office:value-type="float" office:value="0.055355346431098" calcext:value-type="float">
            <text:p>0.0554</text:p>
          </table:table-cell>
          <table:table-cell office:value-type="float" office:value="0.0523381442338813" calcext:value-type="float">
            <text:p>0.0523</text:p>
          </table:table-cell>
          <table:table-cell office:value-type="float" office:value="0.0547514350020063" calcext:value-type="float">
            <text:p>0.0548</text:p>
          </table:table-cell>
          <table:table-cell office:value-type="float" office:value="0.338309090909091" calcext:value-type="float">
            <text:p>0.3383</text:p>
          </table:table-cell>
          <table:table-cell office:value-type="float" office:value="0.336784848484848" calcext:value-type="float">
            <text:p>0.3368</text:p>
          </table:table-cell>
          <table:table-cell office:value-type="float" office:value="0.331066666666667" calcext:value-type="float">
            <text:p>0.33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316831683168317" calcext:value-type="float">
            <text:p>0.316831683168317</text:p>
          </table:table-cell>
          <table:table-cell office:value-type="float" office:value="0.376363636363636" calcext:value-type="float">
            <text:p>0.3764</text:p>
          </table:table-cell>
          <table:table-cell table:style-name="ce50" office:value-type="float" office:value="0.366363636363636" calcext:value-type="float">
            <text:p>0.3664</text:p>
          </table:table-cell>
          <table:table-cell office:value-type="float" office:value="0.377272727272727" calcext:value-type="float">
            <text:p>0.3773</text:p>
          </table:table-cell>
          <table:table-cell office:value-type="float" office:value="0.0255739462776572" calcext:value-type="float">
            <text:p>0.0256</text:p>
          </table:table-cell>
          <table:table-cell office:value-type="float" office:value="0.0278683984413027" calcext:value-type="float">
            <text:p>0.0279</text:p>
          </table:table-cell>
          <table:table-cell office:value-type="float" office:value="0.0215783743145092" calcext:value-type="float">
            <text:p>0.0216</text:p>
          </table:table-cell>
          <table:table-cell office:value-type="float" office:value="0.383936363636364" calcext:value-type="float">
            <text:p>0.3839</text:p>
          </table:table-cell>
          <table:table-cell office:value-type="float" office:value="0.371860606060606" calcext:value-type="float">
            <text:p>0.3719</text:p>
          </table:table-cell>
          <table:table-cell office:value-type="float" office:value="0.387712121212121" calcext:value-type="float">
            <text:p>0.38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398821898821899" calcext:value-type="float">
            <text:p>0.398821898821899</text:p>
          </table:table-cell>
          <table:table-cell table:style-name="ce50" office:value-type="float" office:value="0.262006013745704" calcext:value-type="float">
            <text:p>0.2620</text:p>
          </table:table-cell>
          <table:table-cell office:value-type="float" office:value="0.268245274914089" calcext:value-type="float">
            <text:p>0.2682</text:p>
          </table:table-cell>
          <table:table-cell office:value-type="float" office:value="0.265098797250859" calcext:value-type="float">
            <text:p>0.2651</text:p>
          </table:table-cell>
          <table:table-cell office:value-type="float" office:value="0.00583181794656667" calcext:value-type="float">
            <text:p>0.0058</text:p>
          </table:table-cell>
          <table:table-cell office:value-type="float" office:value="0.00890188159337628" calcext:value-type="float">
            <text:p>0.0089</text:p>
          </table:table-cell>
          <table:table-cell office:value-type="float" office:value="0.00654161963479298" calcext:value-type="float">
            <text:p>0.0065</text:p>
          </table:table-cell>
          <table:table-cell office:value-type="float" office:value="0.261640141752577" calcext:value-type="float">
            <text:p>0.2616</text:p>
          </table:table-cell>
          <table:table-cell office:value-type="float" office:value="0.267447880870561" calcext:value-type="float">
            <text:p>0.2674</text:p>
          </table:table-cell>
          <table:table-cell office:value-type="float" office:value="0.265325100229095" calcext:value-type="float">
            <text:p>0.26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409820958399158" calcext:value-type="float">
            <text:p>0.409820958399158</text:p>
          </table:table-cell>
          <table:table-cell table:style-name="ce50" office:value-type="float" office:value="0.358991596638655" calcext:value-type="float">
            <text:p>0.3590</text:p>
          </table:table-cell>
          <table:table-cell office:value-type="float" office:value="0.363795518207283" calcext:value-type="float">
            <text:p>0.3638</text:p>
          </table:table-cell>
          <table:table-cell table:style-name="ce50" office:value-type="float" office:value="0.354278711484594" calcext:value-type="float">
            <text:p>0.3543</text:p>
          </table:table-cell>
          <table:table-cell office:value-type="float" office:value="0.00551939444879742" calcext:value-type="float">
            <text:p>0.0055</text:p>
          </table:table-cell>
          <table:table-cell office:value-type="float" office:value="0.00304543726302199" calcext:value-type="float">
            <text:p>0.0030</text:p>
          </table:table-cell>
          <table:table-cell office:value-type="float" office:value="0.00465070639475065" calcext:value-type="float">
            <text:p>0.0047</text:p>
          </table:table-cell>
          <table:table-cell office:value-type="float" office:value="0.359478711484594" calcext:value-type="float">
            <text:p>0.3595</text:p>
          </table:table-cell>
          <table:table-cell office:value-type="float" office:value="0.36379593837535" calcext:value-type="float">
            <text:p>0.3638</text:p>
          </table:table-cell>
          <table:table-cell office:value-type="float" office:value="0.354644677871148" calcext:value-type="float">
            <text:p>0.35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437291368621841" calcext:value-type="float">
            <text:p>0.437291368621841</text:p>
          </table:table-cell>
          <table:table-cell office:value-type="float" office:value="0.0414699792960662" calcext:value-type="float">
            <text:p>0.0415</text:p>
          </table:table-cell>
          <table:table-cell office:value-type="float" office:value="0.0414906832298136" calcext:value-type="float">
            <text:p>0.0415</text:p>
          </table:table-cell>
          <table:table-cell table:style-name="ce50" office:value-type="float" office:value="0.0371842650103519" calcext:value-type="float">
            <text:p>0.0372</text:p>
          </table:table-cell>
          <table:table-cell office:value-type="float" office:value="0.00494687157153609" calcext:value-type="float">
            <text:p>0.0049</text:p>
          </table:table-cell>
          <table:table-cell office:value-type="float" office:value="0.00468710159910893" calcext:value-type="float">
            <text:p>0.0047</text:p>
          </table:table-cell>
          <table:table-cell office:value-type="float" office:value="0.0055901930821602" calcext:value-type="float">
            <text:p>0.0056</text:p>
          </table:table-cell>
          <table:table-cell office:value-type="float" office:value="0.0425209109730848" calcext:value-type="float">
            <text:p>0.0425</text:p>
          </table:table-cell>
          <table:table-cell office:value-type="float" office:value="0.04305955831608" calcext:value-type="float">
            <text:p>0.0431</text:p>
          </table:table-cell>
          <table:table-cell office:value-type="float" office:value="0.0382727398205658" calcext:value-type="float">
            <text:p>0.0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450584795321637" calcext:value-type="float">
            <text:p>0.450584795321637</text:p>
          </table:table-cell>
          <table:table-cell table:style-name="ce50" office:value-type="float" office:value="0.316666666666667" calcext:value-type="float">
            <text:p>0.3167</text:p>
          </table:table-cell>
          <table:table-cell office:value-type="float" office:value="0.319298245614035" calcext:value-type="float">
            <text:p>0.3193</text:p>
          </table:table-cell>
          <table:table-cell table:style-name="ce50" office:value-type="float" office:value="0.31140350877193" calcext:value-type="float">
            <text:p>0.3114</text:p>
          </table:table-cell>
          <table:table-cell office:value-type="float" office:value="0.0160433956069377" calcext:value-type="float">
            <text:p>0.0160</text:p>
          </table:table-cell>
          <table:table-cell office:value-type="float" office:value="0.0185945009188309" calcext:value-type="float">
            <text:p>0.0186</text:p>
          </table:table-cell>
          <table:table-cell office:value-type="float" office:value="0.0128033746138736" calcext:value-type="float">
            <text:p>0.0128</text:p>
          </table:table-cell>
          <table:table-cell office:value-type="float" office:value="0.321" calcext:value-type="float">
            <text:p>0.3210</text:p>
          </table:table-cell>
          <table:table-cell office:value-type="float" office:value="0.32403216374269" calcext:value-type="float">
            <text:p>0.3240</text:p>
          </table:table-cell>
          <table:table-cell office:value-type="float" office:value="0.315883040935672" calcext:value-type="float">
            <text:p>0.31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475578947368421" calcext:value-type="float">
            <text:p>0.475578947368421</text:p>
          </table:table-cell>
          <table:table-cell table:style-name="ce50" office:value-type="float" office:value="0.246" calcext:value-type="float">
            <text:p>0.2460</text:p>
          </table:table-cell>
          <table:table-cell office:value-type="float" office:value="0.248" calcext:value-type="float">
            <text:p>0.2480</text:p>
          </table:table-cell>
          <table:table-cell office:value-type="float" office:value="0.254" calcext:value-type="float">
            <text:p>0.2540</text:p>
          </table:table-cell>
          <table:table-cell office:value-type="float" office:value="0.0108091433899718" calcext:value-type="float">
            <text:p>0.0108</text:p>
          </table:table-cell>
          <table:table-cell office:value-type="float" office:value="0.00822038348076238" calcext:value-type="float">
            <text:p>0.0082</text:p>
          </table:table-cell>
          <table:table-cell office:value-type="float" office:value="0.0111733932052472" calcext:value-type="float">
            <text:p>0.0112</text:p>
          </table:table-cell>
          <table:table-cell office:value-type="float" office:value="0.247876666666667" calcext:value-type="float">
            <text:p>0.2479</text:p>
          </table:table-cell>
          <table:table-cell office:value-type="float" office:value="0.249976666666667" calcext:value-type="float">
            <text:p>0.2500</text:p>
          </table:table-cell>
          <table:table-cell office:value-type="float" office:value="0.25591" calcext:value-type="float">
            <text:p>0.2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641843971631206" calcext:value-type="float">
            <text:p>0.641843971631206</text:p>
          </table:table-cell>
          <table:table-cell table:style-name="ce50" office:value-type="float" office:value="0.127717391304348" calcext:value-type="float">
            <text:p>0.1277</text:p>
          </table:table-cell>
          <table:table-cell office:value-type="float" office:value="0.140398550724638" calcext:value-type="float">
            <text:p>0.1404</text:p>
          </table:table-cell>
          <table:table-cell office:value-type="float" office:value="0.136413043478261" calcext:value-type="float">
            <text:p>0.1364</text:p>
          </table:table-cell>
          <table:table-cell office:value-type="float" office:value="0.00686394135996304" calcext:value-type="float">
            <text:p>0.0069</text:p>
          </table:table-cell>
          <table:table-cell office:value-type="float" office:value="0.00699323075391565" calcext:value-type="float">
            <text:p>0.0070</text:p>
          </table:table-cell>
          <table:table-cell office:value-type="float" office:value="0.00502100101054817" calcext:value-type="float">
            <text:p>0.0050</text:p>
          </table:table-cell>
          <table:table-cell office:value-type="float" office:value="0.12623731884058" calcext:value-type="float">
            <text:p>0.1262</text:p>
          </table:table-cell>
          <table:table-cell office:value-type="float" office:value="0.140967995169082" calcext:value-type="float">
            <text:p>0.1410</text:p>
          </table:table-cell>
          <table:table-cell office:value-type="float" office:value="0.138658212560386" calcext:value-type="float">
            <text:p>0.13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672949735449735" calcext:value-type="float">
            <text:p>0.672949735449735</text:p>
          </table:table-cell>
          <table:table-cell table:style-name="ce50" office:value-type="float" office:value="0.325965759438104" calcext:value-type="float">
            <text:p>0.3260</text:p>
          </table:table-cell>
          <table:table-cell office:value-type="float" office:value="0.336380597014925" calcext:value-type="float">
            <text:p>0.3364</text:p>
          </table:table-cell>
          <table:table-cell office:value-type="float" office:value="0.33784021071115" calcext:value-type="float">
            <text:p>0.3378</text:p>
          </table:table-cell>
          <table:table-cell office:value-type="float" office:value="0.00635908992150413" calcext:value-type="float">
            <text:p>0.0064</text:p>
          </table:table-cell>
          <table:table-cell office:value-type="float" office:value="0.00666978336598886" calcext:value-type="float">
            <text:p>0.0067</text:p>
          </table:table-cell>
          <table:table-cell office:value-type="float" office:value="0.00686411388419645" calcext:value-type="float">
            <text:p>0.0069</text:p>
          </table:table-cell>
          <table:table-cell office:value-type="float" office:value="0.325860111208663" calcext:value-type="float">
            <text:p>0.3259</text:p>
          </table:table-cell>
          <table:table-cell office:value-type="float" office:value="0.335459467369037" calcext:value-type="float">
            <text:p>0.3355</text:p>
          </table:table-cell>
          <table:table-cell office:value-type="float" office:value="0.336608574773193" calcext:value-type="float">
            <text:p>0.33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68844550606529" calcext:value-type="float">
            <text:p>0.6884455060652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584189255814286" calcext:value-type="float">
            <text:p>0.0584</text:p>
          </table:table-cell>
          <table:table-cell office:value-type="float" office:value="0.0600232568579192" calcext:value-type="float">
            <text:p>0.0600</text:p>
          </table:table-cell>
          <table:table-cell office:value-type="float" office:value="0.0574643218657293" calcext:value-type="float">
            <text:p>0.0575</text:p>
          </table:table-cell>
          <table:table-cell office:value-type="float" office:value="0.0174982994096396" calcext:value-type="float">
            <text:p>0.0175</text:p>
          </table:table-cell>
          <table:table-cell office:value-type="float" office:value="0.0179113402061856" calcext:value-type="float">
            <text:p>0.0179</text:p>
          </table:table-cell>
          <table:table-cell office:value-type="float" office:value="0.0182606220812406" calcext:value-type="float">
            <text:p>0.01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688992731048806" calcext:value-type="float">
            <text:p>0.688992731048806</text:p>
          </table:table-cell>
          <table:table-cell table:style-name="ce50" office:value-type="float" office:value="0.167748917748918" calcext:value-type="float">
            <text:p>0.1677</text:p>
          </table:table-cell>
          <table:table-cell office:value-type="float" office:value="0.176623376623377" calcext:value-type="float">
            <text:p>0.1766</text:p>
          </table:table-cell>
          <table:table-cell office:value-type="float" office:value="0.167965367965368" calcext:value-type="float">
            <text:p>0.1680</text:p>
          </table:table-cell>
          <table:table-cell office:value-type="float" office:value="0.0206479828572626" calcext:value-type="float">
            <text:p>0.0206</text:p>
          </table:table-cell>
          <table:table-cell office:value-type="float" office:value="0.0198651642500295" calcext:value-type="float">
            <text:p>0.0199</text:p>
          </table:table-cell>
          <table:table-cell office:value-type="float" office:value="0.0203659064434017" calcext:value-type="float">
            <text:p>0.0204</text:p>
          </table:table-cell>
          <table:table-cell office:value-type="float" office:value="0.171763347763348" calcext:value-type="float">
            <text:p>0.1718</text:p>
          </table:table-cell>
          <table:table-cell office:value-type="float" office:value="0.180504329004329" calcext:value-type="float">
            <text:p>0.1805</text:p>
          </table:table-cell>
          <table:table-cell office:value-type="float" office:value="0.169880230880231" calcext:value-type="float">
            <text:p>0.1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713795783986465" calcext:value-type="float">
            <text:p>0.713795783986465</text:p>
          </table:table-cell>
          <table:table-cell table:style-name="ce50" office:value-type="float" office:value="0.326731634182909" calcext:value-type="float">
            <text:p>0.3267</text:p>
          </table:table-cell>
          <table:table-cell office:value-type="float" office:value="0.353643178410795" calcext:value-type="float">
            <text:p>0.3536</text:p>
          </table:table-cell>
          <table:table-cell table:style-name="ce50" office:value-type="float" office:value="0.319711394302849" calcext:value-type="float">
            <text:p>0.3197</text:p>
          </table:table-cell>
          <table:table-cell office:value-type="float" office:value="0.0168976198614242" calcext:value-type="float">
            <text:p>0.0169</text:p>
          </table:table-cell>
          <table:table-cell office:value-type="float" office:value="0.0142309389739634" calcext:value-type="float">
            <text:p>0.0142</text:p>
          </table:table-cell>
          <table:table-cell office:value-type="float" office:value="0.021300819594899" calcext:value-type="float">
            <text:p>0.0213</text:p>
          </table:table-cell>
          <table:table-cell office:value-type="float" office:value="0.330662018990505" calcext:value-type="float">
            <text:p>0.3307</text:p>
          </table:table-cell>
          <table:table-cell office:value-type="float" office:value="0.35991251874063" calcext:value-type="float">
            <text:p>0.3599</text:p>
          </table:table-cell>
          <table:table-cell office:value-type="float" office:value="0.328854647676162" calcext:value-type="float">
            <text:p>0.3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734939759036145" calcext:value-type="float">
            <text:p>0.734939759036145</text:p>
          </table:table-cell>
          <table:table-cell table:style-name="ce50" office:value-type="float" office:value="0.163855421686747" calcext:value-type="float">
            <text:p>0.1639</text:p>
          </table:table-cell>
          <table:table-cell office:value-type="float" office:value="0.173493975903614" calcext:value-type="float">
            <text:p>0.1735</text:p>
          </table:table-cell>
          <table:table-cell office:value-type="float" office:value="0.165060240963855" calcext:value-type="float">
            <text:p>0.1651</text:p>
          </table:table-cell>
          <table:table-cell office:value-type="float" office:value="0.00238016385164672" calcext:value-type="float">
            <text:p>0.0024</text:p>
          </table:table-cell>
          <table:table-cell office:value-type="float" office:value="0.00480258455484944" calcext:value-type="float">
            <text:p>0.0048</text:p>
          </table:table-cell>
          <table:table-cell office:value-type="float" office:value="0.00249690536562306" calcext:value-type="float">
            <text:p>0.0025</text:p>
          </table:table-cell>
          <table:table-cell office:value-type="float" office:value="0.163927710843373" calcext:value-type="float">
            <text:p>0.1639</text:p>
          </table:table-cell>
          <table:table-cell office:value-type="float" office:value="0.17218875502008" calcext:value-type="float">
            <text:p>0.1722</text:p>
          </table:table-cell>
          <table:table-cell office:value-type="float" office:value="0.16474297188755" calcext:value-type="float">
            <text:p>0.16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736354447439353" calcext:value-type="float">
            <text:p>0.736354447439353</text:p>
          </table:table-cell>
          <table:table-cell office:value-type="float" office:value="0.23716669689824" calcext:value-type="float">
            <text:p>0.2372</text:p>
          </table:table-cell>
          <table:table-cell table:style-name="ce50" office:value-type="float" office:value="0.233164792309087" calcext:value-type="float">
            <text:p>0.2332</text:p>
          </table:table-cell>
          <table:table-cell table:style-name="ce50" office:value-type="float" office:value="0.231763558860874" calcext:value-type="float">
            <text:p>0.2318</text:p>
          </table:table-cell>
          <table:table-cell office:value-type="float" office:value="0.00678403346621227" calcext:value-type="float">
            <text:p>0.0068</text:p>
          </table:table-cell>
          <table:table-cell office:value-type="float" office:value="0.0126209106354762" calcext:value-type="float">
            <text:p>0.0126</text:p>
          </table:table-cell>
          <table:table-cell office:value-type="float" office:value="0.00647681857766612" calcext:value-type="float">
            <text:p>0.0065</text:p>
          </table:table-cell>
          <table:table-cell office:value-type="float" office:value="0.237341934216095" calcext:value-type="float">
            <text:p>0.2373</text:p>
          </table:table-cell>
          <table:table-cell office:value-type="float" office:value="0.235022280669932" calcext:value-type="float">
            <text:p>0.2350</text:p>
          </table:table-cell>
          <table:table-cell office:value-type="float" office:value="0.232996810568958" calcext:value-type="float">
            <text:p>0.23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736967488789238" calcext:value-type="float">
            <text:p>0.736967488789238</text:p>
          </table:table-cell>
          <table:table-cell table:style-name="ce50" office:value-type="float" office:value="0.341947565543071" calcext:value-type="float">
            <text:p>0.3419</text:p>
          </table:table-cell>
          <table:table-cell office:value-type="float" office:value="0.346416978776529" calcext:value-type="float">
            <text:p>0.3464</text:p>
          </table:table-cell>
          <table:table-cell office:value-type="float" office:value="0.355380774032459" calcext:value-type="float">
            <text:p>0.3554</text:p>
          </table:table-cell>
          <table:table-cell office:value-type="float" office:value="0.00568075117565281" calcext:value-type="float">
            <text:p>0.0057</text:p>
          </table:table-cell>
          <table:table-cell office:value-type="float" office:value="0.0061918742400832" calcext:value-type="float">
            <text:p>0.0062</text:p>
          </table:table-cell>
          <table:table-cell office:value-type="float" office:value="0.0037348708685094" calcext:value-type="float">
            <text:p>0.0037</text:p>
          </table:table-cell>
          <table:table-cell office:value-type="float" office:value="0.343420391177695" calcext:value-type="float">
            <text:p>0.3434</text:p>
          </table:table-cell>
          <table:table-cell office:value-type="float" office:value="0.346801955888473" calcext:value-type="float">
            <text:p>0.3468</text:p>
          </table:table-cell>
          <table:table-cell office:value-type="float" office:value="0.354795505617977" calcext:value-type="float">
            <text:p>0.35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745515426931356" calcext:value-type="float">
            <text:p>0.745515426931356</text:p>
          </table:table-cell>
          <table:table-cell table:style-name="ce50" office:value-type="float" office:value="0.167874396135266" calcext:value-type="float">
            <text:p>0.1679</text:p>
          </table:table-cell>
          <table:table-cell office:value-type="float" office:value="0.176811594202898" calcext:value-type="float">
            <text:p>0.1768</text:p>
          </table:table-cell>
          <table:table-cell office:value-type="float" office:value="0.192270531400966" calcext:value-type="float">
            <text:p>0.1923</text:p>
          </table:table-cell>
          <table:table-cell office:value-type="float" office:value="0.0262034921776098" calcext:value-type="float">
            <text:p>0.0262</text:p>
          </table:table-cell>
          <table:table-cell office:value-type="float" office:value="0.0297074479921093" calcext:value-type="float">
            <text:p>0.0297</text:p>
          </table:table-cell>
          <table:table-cell office:value-type="float" office:value="0.0339761449229524" calcext:value-type="float">
            <text:p>0.0340</text:p>
          </table:table-cell>
          <table:table-cell office:value-type="float" office:value="0.175926247987117" calcext:value-type="float">
            <text:p>0.1759</text:p>
          </table:table-cell>
          <table:table-cell office:value-type="float" office:value="0.186608534621578" calcext:value-type="float">
            <text:p>0.1866</text:p>
          </table:table-cell>
          <table:table-cell office:value-type="float" office:value="0.202262962962963" calcext:value-type="float">
            <text:p>0.20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748182762201454" calcext:value-type="float">
            <text:p>0.748182762201454</text:p>
          </table:table-cell>
          <table:table-cell table:style-name="ce50" office:value-type="float" office:value="0.201082251082251" calcext:value-type="float">
            <text:p>0.2011</text:p>
          </table:table-cell>
          <table:table-cell office:value-type="float" office:value="0.205844155844156" calcext:value-type="float">
            <text:p>0.2058</text:p>
          </table:table-cell>
          <table:table-cell office:value-type="float" office:value="0.229437229437229" calcext:value-type="float">
            <text:p>0.2294</text:p>
          </table:table-cell>
          <table:table-cell office:value-type="float" office:value="0.0168570679887266" calcext:value-type="float">
            <text:p>0.0169</text:p>
          </table:table-cell>
          <table:table-cell office:value-type="float" office:value="0.0191998314805619" calcext:value-type="float">
            <text:p>0.0192</text:p>
          </table:table-cell>
          <table:table-cell office:value-type="float" office:value="0.0193380737676036" calcext:value-type="float">
            <text:p>0.0193</text:p>
          </table:table-cell>
          <table:table-cell office:value-type="float" office:value="0.204671717171717" calcext:value-type="float">
            <text:p>0.2047</text:p>
          </table:table-cell>
          <table:table-cell office:value-type="float" office:value="0.209604617604618" calcext:value-type="float">
            <text:p>0.2096</text:p>
          </table:table-cell>
          <table:table-cell office:value-type="float" office:value="0.234407647907648" calcext:value-type="float">
            <text:p>0.23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50108147080029" calcext:value-type="float">
            <text:p>0.750108147080029</text:p>
          </table:table-cell>
          <table:table-cell table:style-name="ce50" office:value-type="float" office:value="0.312162162162162" calcext:value-type="float">
            <text:p>0.3122</text:p>
          </table:table-cell>
          <table:table-cell office:value-type="float" office:value="0.318168168168168" calcext:value-type="float">
            <text:p>0.3182</text:p>
          </table:table-cell>
          <table:table-cell table:style-name="ce50" office:value-type="float" office:value="0.293055555555556" calcext:value-type="float">
            <text:p>0.2931</text:p>
          </table:table-cell>
          <table:table-cell office:value-type="float" office:value="0.0187202336268836" calcext:value-type="float">
            <text:p>0.0187</text:p>
          </table:table-cell>
          <table:table-cell office:value-type="float" office:value="0.0148868524890084" calcext:value-type="float">
            <text:p>0.0149</text:p>
          </table:table-cell>
          <table:table-cell office:value-type="float" office:value="0.0262752213014344" calcext:value-type="float">
            <text:p>0.0263</text:p>
          </table:table-cell>
          <table:table-cell office:value-type="float" office:value="0.310372622622623" calcext:value-type="float">
            <text:p>0.3104</text:p>
          </table:table-cell>
          <table:table-cell office:value-type="float" office:value="0.322015265265265" calcext:value-type="float">
            <text:p>0.3220</text:p>
          </table:table-cell>
          <table:table-cell office:value-type="float" office:value="0.295566066066066" calcext:value-type="float">
            <text:p>0.29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777605110938444" calcext:value-type="float">
            <text:p>0.777605110938444</text:p>
          </table:table-cell>
          <table:table-cell office:value-type="float" office:value="0.0741269841269841" calcext:value-type="float">
            <text:p>0.0741</text:p>
          </table:table-cell>
          <table:table-cell table:style-name="ce50" office:value-type="float" office:value="0.0712698412698412" calcext:value-type="float">
            <text:p>0.0713</text:p>
          </table:table-cell>
          <table:table-cell office:value-type="float" office:value="0.094047619047619" calcext:value-type="float">
            <text:p>0.0940</text:p>
          </table:table-cell>
          <table:table-cell office:value-type="float" office:value="0.012935815764891" calcext:value-type="float">
            <text:p>0.0129</text:p>
          </table:table-cell>
          <table:table-cell office:value-type="float" office:value="0.0133648851316241" calcext:value-type="float">
            <text:p>0.0134</text:p>
          </table:table-cell>
          <table:table-cell office:value-type="float" office:value="0.0165553701126343" calcext:value-type="float">
            <text:p>0.0166</text:p>
          </table:table-cell>
          <table:table-cell office:value-type="float" office:value="0.0754510582010581" calcext:value-type="float">
            <text:p>0.0755</text:p>
          </table:table-cell>
          <table:table-cell office:value-type="float" office:value="0.0753566137566137" calcext:value-type="float">
            <text:p>0.0754</text:p>
          </table:table-cell>
          <table:table-cell office:value-type="float" office:value="0.0986579365079365" calcext:value-type="float">
            <text:p>0.09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804452255418864" calcext:value-type="float">
            <text:p>0.804452255418864</text:p>
          </table:table-cell>
          <table:table-cell table:number-columns-repeated="9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815536315536316" calcext:value-type="float">
            <text:p>0.815536315536316</text:p>
          </table:table-cell>
          <table:table-cell table:style-name="ce50" office:value-type="float" office:value="0.302913968547641" calcext:value-type="float">
            <text:p>0.3029</text:p>
          </table:table-cell>
          <table:table-cell office:value-type="float" office:value="0.322432932469935" calcext:value-type="float">
            <text:p>0.3224</text:p>
          </table:table-cell>
          <table:table-cell office:value-type="float" office:value="0.307308048103608" calcext:value-type="float">
            <text:p>0.3073</text:p>
          </table:table-cell>
          <table:table-cell office:value-type="float" office:value="0.0099268524120693" calcext:value-type="float">
            <text:p>0.0099</text:p>
          </table:table-cell>
          <table:table-cell office:value-type="float" office:value="0.0109020454102091" calcext:value-type="float">
            <text:p>0.0109</text:p>
          </table:table-cell>
          <table:table-cell office:value-type="float" office:value="0.00674487208818868" calcext:value-type="float">
            <text:p>0.0067</text:p>
          </table:table-cell>
          <table:table-cell office:value-type="float" office:value="0.301336262719704" calcext:value-type="float">
            <text:p>0.3013</text:p>
          </table:table-cell>
          <table:table-cell office:value-type="float" office:value="0.321814677767499" calcext:value-type="float">
            <text:p>0.3218</text:p>
          </table:table-cell>
          <table:table-cell office:value-type="float" office:value="0.306821153253161" calcext:value-type="float">
            <text:p>0.3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818881118881119" calcext:value-type="float">
            <text:p>0.818881118881119</text:p>
          </table:table-cell>
          <table:table-cell office:value-type="float" office:value="0.106578947368421" calcext:value-type="float">
            <text:p>0.1066</text:p>
          </table:table-cell>
          <table:table-cell table:style-name="ce50" office:value-type="float" office:value="0.0963157894736842" calcext:value-type="float">
            <text:p>0.0963</text:p>
          </table:table-cell>
          <table:table-cell table:style-name="ce50" office:value-type="float" office:value="0.101842105263158" calcext:value-type="float">
            <text:p>0.1018</text:p>
          </table:table-cell>
          <table:table-cell office:value-type="float" office:value="0.0122695545841224" calcext:value-type="float">
            <text:p>0.0123</text:p>
          </table:table-cell>
          <table:table-cell office:value-type="float" office:value="0.0275154188948469" calcext:value-type="float">
            <text:p>0.0275</text:p>
          </table:table-cell>
          <table:table-cell office:value-type="float" office:value="0.0127950625053697" calcext:value-type="float">
            <text:p>0.0128</text:p>
          </table:table-cell>
          <table:table-cell office:value-type="float" office:value="0.108598245614035" calcext:value-type="float">
            <text:p>0.1086</text:p>
          </table:table-cell>
          <table:table-cell office:value-type="float" office:value="0.105414912280702" calcext:value-type="float">
            <text:p>0.1054</text:p>
          </table:table-cell>
          <table:table-cell office:value-type="float" office:value="0.107288596491228" calcext:value-type="float">
            <text:p>0.1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828231292517007" calcext:value-type="float">
            <text:p>0.828231292517007</text:p>
          </table:table-cell>
          <table:table-cell table:number-columns-repeated="3" office:value-type="float" office:value="0.004" calcext:value-type="float">
            <text:p>0.004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3" office:value-type="float" office:value="0.004" calcext:value-type="float">
            <text:p>0.0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832688927943761" calcext:value-type="float">
            <text:p>0.832688927943761</text:p>
          </table:table-cell>
          <table:table-cell office:value-type="float" office:value="0.0351817042606516" calcext:value-type="float">
            <text:p>0.0352</text:p>
          </table:table-cell>
          <table:table-cell table:number-columns-repeated="2" office:value-type="float" office:value="0.0351503759398496" calcext:value-type="float">
            <text:p>0.0352</text:p>
          </table:table-cell>
          <table:table-cell office:value-type="float" office:value="0.00795407932360198" calcext:value-type="float">
            <text:p>0.0080</text:p>
          </table:table-cell>
          <table:table-cell office:value-type="float" office:value="0.00975788774125346" calcext:value-type="float">
            <text:p>0.0098</text:p>
          </table:table-cell>
          <table:table-cell office:value-type="float" office:value="0.00758318095591683" calcext:value-type="float">
            <text:p>0.0076</text:p>
          </table:table-cell>
          <table:table-cell office:value-type="float" office:value="0.0373484753550543" calcext:value-type="float">
            <text:p>0.0373</text:p>
          </table:table-cell>
          <table:table-cell office:value-type="float" office:value="0.0384499791144527" calcext:value-type="float">
            <text:p>0.0384</text:p>
          </table:table-cell>
          <table:table-cell office:value-type="float" office:value="0.0366543441938178" calcext:value-type="float">
            <text:p>0.0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839550949913644" calcext:value-type="float">
            <text:p>0.839550949913644</text:p>
          </table:table-cell>
          <table:table-cell office:value-type="float" office:value="0.304053236539625" calcext:value-type="float">
            <text:p>0.3041</text:p>
          </table:table-cell>
          <table:table-cell table:style-name="ce50" office:value-type="float" office:value="0.286781609195402" calcext:value-type="float">
            <text:p>0.2868</text:p>
          </table:table-cell>
          <table:table-cell office:value-type="float" office:value="0.304159104658197" calcext:value-type="float">
            <text:p>0.3042</text:p>
          </table:table-cell>
          <table:table-cell office:value-type="float" office:value="0.00839351480008668" calcext:value-type="float">
            <text:p>0.0084</text:p>
          </table:table-cell>
          <table:table-cell office:value-type="float" office:value="0.00840663016803009" calcext:value-type="float">
            <text:p>0.0084</text:p>
          </table:table-cell>
          <table:table-cell office:value-type="float" office:value="0.00690101273747287" calcext:value-type="float">
            <text:p>0.0069</text:p>
          </table:table-cell>
          <table:table-cell office:value-type="float" office:value="0.304087820125025" calcext:value-type="float">
            <text:p>0.3041</text:p>
          </table:table-cell>
          <table:table-cell office:value-type="float" office:value="0.289091349062311" calcext:value-type="float">
            <text:p>0.2891</text:p>
          </table:table-cell>
          <table:table-cell office:value-type="float" office:value="0.304565436579956" calcext:value-type="float">
            <text:p>0.30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848399727613211" calcext:value-type="float">
            <text:p>0.848399727613211</text:p>
          </table:table-cell>
          <table:table-cell office:value-type="float" office:value="0.205413105413105" calcext:value-type="float">
            <text:p>0.2054</text:p>
          </table:table-cell>
          <table:table-cell table:style-name="ce50" office:value-type="float" office:value="0.190740740740741" calcext:value-type="float">
            <text:p>0.1907</text:p>
          </table:table-cell>
          <table:table-cell table:style-name="ce50" office:value-type="float" office:value="0.198290598290598" calcext:value-type="float">
            <text:p>0.1983</text:p>
          </table:table-cell>
          <table:table-cell office:value-type="float" office:value="0.00766867809051302" calcext:value-type="float">
            <text:p>0.0077</text:p>
          </table:table-cell>
          <table:table-cell office:value-type="float" office:value="0.00967713615747784" calcext:value-type="float">
            <text:p>0.0097</text:p>
          </table:table-cell>
          <table:table-cell office:value-type="float" office:value="0.00852382314172368" calcext:value-type="float">
            <text:p>0.0085</text:p>
          </table:table-cell>
          <table:table-cell office:value-type="float" office:value="0.205720322886989" calcext:value-type="float">
            <text:p>0.2057</text:p>
          </table:table-cell>
          <table:table-cell office:value-type="float" office:value="0.191666191832858" calcext:value-type="float">
            <text:p>0.1917</text:p>
          </table:table-cell>
          <table:table-cell office:value-type="float" office:value="0.197783950617284" calcext:value-type="float">
            <text:p>0.19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85149416909621" calcext:value-type="float">
            <text:p>0.85149416909621</text:p>
          </table:table-cell>
          <table:table-cell table:style-name="ce50" office:value-type="float" office:value="0.0014545646884586" calcext:value-type="float">
            <text:p>0.0015</text:p>
          </table:table-cell>
          <table:table-cell office:value-type="float" office:value="0.0021844916957579" calcext:value-type="float">
            <text:p>0.0022</text:p>
          </table:table-cell>
          <table:table-cell table:style-name="ce50" office:value-type="float" office:value="0.0014545646884586" calcext:value-type="float">
            <text:p>0.0015</text:p>
          </table:table-cell>
          <table:table-cell office:value-type="float" office:value="0.0169294675960157" calcext:value-type="float">
            <text:p>0.0169</text:p>
          </table:table-cell>
          <table:table-cell office:value-type="float" office:value="0.0183623120800059" calcext:value-type="float">
            <text:p>0.0184</text:p>
          </table:table-cell>
          <table:table-cell office:value-type="float" office:value="0.0171468899601385" calcext:value-type="float">
            <text:p>0.0171</text:p>
          </table:table-cell>
          <table:table-cell office:value-type="float" office:value="0.00651796607778829" calcext:value-type="float">
            <text:p>0.0065</text:p>
          </table:table-cell>
          <table:table-cell office:value-type="float" office:value="0.00705485031207017" calcext:value-type="float">
            <text:p>0.0071</text:p>
          </table:table-cell>
          <table:table-cell office:value-type="float" office:value="0.00623447582777947" calcext:value-type="float">
            <text:p>0.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5888671875" calcext:value-type="float">
            <text:p>0.85888671875</text:p>
          </table:table-cell>
          <table:table-cell table:style-name="ce50" office:value-type="float" office:value="0.236380724538619" calcext:value-type="float">
            <text:p>0.2364</text:p>
          </table:table-cell>
          <table:table-cell office:value-type="float" office:value="0.247385509227614" calcext:value-type="float">
            <text:p>0.2474</text:p>
          </table:table-cell>
          <table:table-cell office:value-type="float" office:value="0.244788106630212" calcext:value-type="float">
            <text:p>0.2448</text:p>
          </table:table-cell>
          <table:table-cell office:value-type="float" office:value="0.00830800443420891" calcext:value-type="float">
            <text:p>0.0083</text:p>
          </table:table-cell>
          <table:table-cell office:value-type="float" office:value="0.0056635991158783" calcext:value-type="float">
            <text:p>0.0057</text:p>
          </table:table-cell>
          <table:table-cell office:value-type="float" office:value="0.00439744796053247" calcext:value-type="float">
            <text:p>0.0044</text:p>
          </table:table-cell>
          <table:table-cell office:value-type="float" office:value="0.239314023695603" calcext:value-type="float">
            <text:p>0.2393</text:p>
          </table:table-cell>
          <table:table-cell office:value-type="float" office:value="0.24845306447938" calcext:value-type="float">
            <text:p>0.2485</text:p>
          </table:table-cell>
          <table:table-cell office:value-type="float" office:value="0.244304682159945" calcext:value-type="float">
            <text:p>0.24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85888671875" calcext:value-type="float">
            <text:p>0.85888671875</text:p>
          </table:table-cell>
          <table:table-cell table:style-name="ce50" office:value-type="float" office:value="0.240909090909091" calcext:value-type="float">
            <text:p>0.2409</text:p>
          </table:table-cell>
          <table:table-cell office:value-type="float" office:value="0.251332877648667" calcext:value-type="float">
            <text:p>0.2513</text:p>
          </table:table-cell>
          <table:table-cell table:style-name="ce50" office:value-type="float" office:value="0.238260423786739" calcext:value-type="float">
            <text:p>0.2383</text:p>
          </table:table-cell>
          <table:table-cell office:value-type="float" office:value="0.00712229834703216" calcext:value-type="float">
            <text:p>0.0071</text:p>
          </table:table-cell>
          <table:table-cell office:value-type="float" office:value="0.00718402634868451" calcext:value-type="float">
            <text:p>0.0072</text:p>
          </table:table-cell>
          <table:table-cell office:value-type="float" office:value="0.00565501559839715" calcext:value-type="float">
            <text:p>0.0057</text:p>
          </table:table-cell>
          <table:table-cell office:value-type="float" office:value="0.242108965595808" calcext:value-type="float">
            <text:p>0.2421</text:p>
          </table:table-cell>
          <table:table-cell office:value-type="float" office:value="0.25267002734108" calcext:value-type="float">
            <text:p>0.2527</text:p>
          </table:table-cell>
          <table:table-cell office:value-type="float" office:value="0.238026201868307" calcext:value-type="float">
            <text:p>0.23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874731182795699" calcext:value-type="float">
            <text:p>0.874731182795699</text:p>
          </table:table-cell>
          <table:table-cell table:number-columns-repeated="2" office:value-type="float" office:value="0.164516129032258" calcext:value-type="float">
            <text:p>0.1645</text:p>
          </table:table-cell>
          <table:table-cell table:style-name="ce50" office:value-type="float" office:value="0.158064516129032" calcext:value-type="float">
            <text:p>0.1581</text:p>
          </table:table-cell>
          <table:table-cell office:value-type="float" office:value="0.0139531944733749" calcext:value-type="float">
            <text:p>0.0140</text:p>
          </table:table-cell>
          <table:table-cell office:value-type="float" office:value="0.0138236259738189" calcext:value-type="float">
            <text:p>0.0138</text:p>
          </table:table-cell>
          <table:table-cell office:value-type="float" office:value="0.0123295720795978" calcext:value-type="float">
            <text:p>0.0123</text:p>
          </table:table-cell>
          <table:table-cell office:value-type="float" office:value="0.166290322580645" calcext:value-type="float">
            <text:p>0.1663</text:p>
          </table:table-cell>
          <table:table-cell office:value-type="float" office:value="0.167666666666667" calcext:value-type="float">
            <text:p>0.1677</text:p>
          </table:table-cell>
          <table:table-cell office:value-type="float" office:value="0.161032258064516" calcext:value-type="float">
            <text:p>0.16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889939584975046" calcext:value-type="float">
            <text:p>0.889939584975046</text:p>
          </table:table-cell>
          <table:table-cell office:value-type="float" office:value="0.0248389355742296" calcext:value-type="float">
            <text:p>0.0248</text:p>
          </table:table-cell>
          <table:table-cell table:style-name="ce50" office:value-type="float" office:value="0.0236904761904761" calcext:value-type="float">
            <text:p>0.0237</text:p>
          </table:table-cell>
          <table:table-cell office:value-type="float" office:value="0.0272408963585434" calcext:value-type="float">
            <text:p>0.0272</text:p>
          </table:table-cell>
          <table:table-cell office:value-type="float" office:value="0.0231598440498272" calcext:value-type="float">
            <text:p>0.0232</text:p>
          </table:table-cell>
          <table:table-cell office:value-type="float" office:value="0.024180732561399" calcext:value-type="float">
            <text:p>0.0242</text:p>
          </table:table-cell>
          <table:table-cell office:value-type="float" office:value="0.0334804497601409" calcext:value-type="float">
            <text:p>0.0335</text:p>
          </table:table-cell>
          <table:table-cell office:value-type="float" office:value="0.0287048085901027" calcext:value-type="float">
            <text:p>0.0287</text:p>
          </table:table-cell>
          <table:table-cell office:value-type="float" office:value="0.0301868347338935" calcext:value-type="float">
            <text:p>0.0302</text:p>
          </table:table-cell>
          <table:table-cell office:value-type="float" office:value="0.0372647992530345" calcext:value-type="float">
            <text:p>0.03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928275862068966" calcext:value-type="float">
            <text:p>0.928275862068966</text:p>
          </table:table-cell>
          <table:table-cell table:style-name="ce50" office:value-type="float" office:value="0.28047619047619" calcext:value-type="float">
            <text:p>0.2805</text:p>
          </table:table-cell>
          <table:table-cell office:value-type="float" office:value="0.281428571428571" calcext:value-type="float">
            <text:p>0.2814</text:p>
          </table:table-cell>
          <table:table-cell office:value-type="float" office:value="0.288095238095238" calcext:value-type="float">
            <text:p>0.2881</text:p>
          </table:table-cell>
          <table:table-cell office:value-type="float" office:value="0.0105775273943628" calcext:value-type="float">
            <text:p>0.0106</text:p>
          </table:table-cell>
          <table:table-cell office:value-type="float" office:value="0.0165211780650594" calcext:value-type="float">
            <text:p>0.0165</text:p>
          </table:table-cell>
          <table:table-cell office:value-type="float" office:value="0.0164882647275638" calcext:value-type="float">
            <text:p>0.0165</text:p>
          </table:table-cell>
          <table:table-cell office:value-type="float" office:value="0.279169841269841" calcext:value-type="float">
            <text:p>0.2792</text:p>
          </table:table-cell>
          <table:table-cell office:value-type="float" office:value="0.285404761904762" calcext:value-type="float">
            <text:p>0.2854</text:p>
          </table:table-cell>
          <table:table-cell office:value-type="float" office:value="0.28331746031746" calcext:value-type="float">
            <text:p>0.28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94079680064797" calcext:value-type="float">
            <text:p>0.94079680064797</text:p>
          </table:table-cell>
          <table:table-cell table:style-name="ce50" office:value-type="float" office:value="0.119835992907801" calcext:value-type="float">
            <text:p>0.1198</text:p>
          </table:table-cell>
          <table:table-cell office:value-type="float" office:value="0.145079787234042" calcext:value-type="float">
            <text:p>0.1451</text:p>
          </table:table-cell>
          <table:table-cell office:value-type="float" office:value="0.147207446808511" calcext:value-type="float">
            <text:p>0.1472</text:p>
          </table:table-cell>
          <table:table-cell office:value-type="float" office:value="0.0466359050796984" calcext:value-type="float">
            <text:p>0.0466</text:p>
          </table:table-cell>
          <table:table-cell office:value-type="float" office:value="0.0438210131218345" calcext:value-type="float">
            <text:p>0.0438</text:p>
          </table:table-cell>
          <table:table-cell office:value-type="float" office:value="0.046932159878009" calcext:value-type="float">
            <text:p>0.0469</text:p>
          </table:table-cell>
          <table:table-cell office:value-type="float" office:value="0.138929225768321" calcext:value-type="float">
            <text:p>0.1389</text:p>
          </table:table-cell>
          <table:table-cell office:value-type="float" office:value="0.157361258865248" calcext:value-type="float">
            <text:p>0.1574</text:p>
          </table:table-cell>
          <table:table-cell office:value-type="float" office:value="0.172454491725768" calcext:value-type="float">
            <text:p>0.17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59837837837838" calcext:value-type="float">
            <text:p>0.959837837837838</text:p>
          </table:table-cell>
          <table:table-cell table:style-name="ce50" office:value-type="float" office:value="0.0518918918918918" calcext:value-type="float">
            <text:p>0.0519</text:p>
          </table:table-cell>
          <table:table-cell office:value-type="float" office:value="0.0542567567567567" calcext:value-type="float">
            <text:p>0.0543</text:p>
          </table:table-cell>
          <table:table-cell office:value-type="float" office:value="0.0696621621621621" calcext:value-type="float">
            <text:p>0.0697</text:p>
          </table:table-cell>
          <table:table-cell office:value-type="float" office:value="0.0546702788222542" calcext:value-type="float">
            <text:p>0.0547</text:p>
          </table:table-cell>
          <table:table-cell office:value-type="float" office:value="0.0933967647374793" calcext:value-type="float">
            <text:p>0.0934</text:p>
          </table:table-cell>
          <table:table-cell office:value-type="float" office:value="0.0776438514902867" calcext:value-type="float">
            <text:p>0.0776</text:p>
          </table:table-cell>
          <table:table-cell office:value-type="float" office:value="0.0714914414414414" calcext:value-type="float">
            <text:p>0.0715</text:p>
          </table:table-cell>
          <table:table-cell office:value-type="float" office:value="0.0842936936936937" calcext:value-type="float">
            <text:p>0.0843</text:p>
          </table:table-cell>
          <table:table-cell office:value-type="float" office:value="0.100347747747748" calcext:value-type="float">
            <text:p>0.1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960576923076923" calcext:value-type="float">
            <text:p>0.960576923076923</text:p>
          </table:table-cell>
          <table:table-cell office:value-type="float" office:value="0.148809523809524" calcext:value-type="float">
            <text:p>0.1488</text:p>
          </table:table-cell>
          <table:table-cell table:style-name="ce50" office:value-type="float" office:value="0.135" calcext:value-type="float">
            <text:p>0.1350</text:p>
          </table:table-cell>
          <table:table-cell office:value-type="float" office:value="0.139285714285714" calcext:value-type="float">
            <text:p>0.1393</text:p>
          </table:table-cell>
          <table:table-cell office:value-type="float" office:value="0.0246585545369821" calcext:value-type="float">
            <text:p>0.0247</text:p>
          </table:table-cell>
          <table:table-cell office:value-type="float" office:value="0.030055599211774" calcext:value-type="float">
            <text:p>0.0301</text:p>
          </table:table-cell>
          <table:table-cell office:value-type="float" office:value="0.0295132173111709" calcext:value-type="float">
            <text:p>0.0295</text:p>
          </table:table-cell>
          <table:table-cell office:value-type="float" office:value="0.151715079365079" calcext:value-type="float">
            <text:p>0.1517</text:p>
          </table:table-cell>
          <table:table-cell office:value-type="float" office:value="0.150319047619048" calcext:value-type="float">
            <text:p>0.1503</text:p>
          </table:table-cell>
          <table:table-cell office:value-type="float" office:value="0.153759523809524" calcext:value-type="float">
            <text:p>0.1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963285024154589" calcext:value-type="float">
            <text:p>0.963285024154589</text:p>
          </table:table-cell>
          <table:table-cell table:style-name="ce50" office:value-type="float" office:value="0.266764705882353" calcext:value-type="float">
            <text:p>0.2668</text:p>
          </table:table-cell>
          <table:table-cell office:value-type="float" office:value="0.26953781512605" calcext:value-type="float">
            <text:p>0.2695</text:p>
          </table:table-cell>
          <table:table-cell office:value-type="float" office:value="0.287058823529412" calcext:value-type="float">
            <text:p>0.2871</text:p>
          </table:table-cell>
          <table:table-cell office:value-type="float" office:value="0.0198828082980955" calcext:value-type="float">
            <text:p>0.0199</text:p>
          </table:table-cell>
          <table:table-cell office:value-type="float" office:value="0.0221128434400425" calcext:value-type="float">
            <text:p>0.0221</text:p>
          </table:table-cell>
          <table:table-cell office:value-type="float" office:value="0.0147748753336689" calcext:value-type="float">
            <text:p>0.0148</text:p>
          </table:table-cell>
          <table:table-cell office:value-type="float" office:value="0.271157142857143" calcext:value-type="float">
            <text:p>0.2712</text:p>
          </table:table-cell>
          <table:table-cell office:value-type="float" office:value="0.273166106442577" calcext:value-type="float">
            <text:p>0.2732</text:p>
          </table:table-cell>
          <table:table-cell office:value-type="float" office:value="0.288944537815126" calcext:value-type="float">
            <text:p>0.2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972538860103627" calcext:value-type="float">
            <text:p>0.972538860103627</text:p>
          </table:table-cell>
          <table:table-cell office:value-type="float" office:value="0.196062675429588" calcext:value-type="float">
            <text:p>0.1961</text:p>
          </table:table-cell>
          <table:table-cell table:style-name="ce50" office:value-type="float" office:value="0.195964434859999" calcext:value-type="float">
            <text:p>0.1960</text:p>
          </table:table-cell>
          <table:table-cell table:style-name="ce50" office:value-type="float" office:value="0.190136578352844" calcext:value-type="float">
            <text:p>0.1901</text:p>
          </table:table-cell>
          <table:table-cell office:value-type="float" office:value="0.00985030223664138" calcext:value-type="float">
            <text:p>0.0099</text:p>
          </table:table-cell>
          <table:table-cell office:value-type="float" office:value="0.0111675655046091" calcext:value-type="float">
            <text:p>0.0112</text:p>
          </table:table-cell>
          <table:table-cell office:value-type="float" office:value="0.00840118955272428" calcext:value-type="float">
            <text:p>0.0084</text:p>
          </table:table-cell>
          <table:table-cell office:value-type="float" office:value="0.197754781953858" calcext:value-type="float">
            <text:p>0.1978</text:p>
          </table:table-cell>
          <table:table-cell office:value-type="float" office:value="0.200011188699482" calcext:value-type="float">
            <text:p>0.2000</text:p>
          </table:table-cell>
          <table:table-cell office:value-type="float" office:value="0.192353695716665" calcext:value-type="float">
            <text:p>0.1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97592" calcext:value-type="float">
            <text:p>0.97592</text:p>
          </table:table-cell>
          <table:table-cell office:value-type="float" office:value="0.228" calcext:value-type="float">
            <text:p>0.2280</text:p>
          </table:table-cell>
          <table:table-cell table:style-name="ce50" office:value-type="float" office:value="0.22" calcext:value-type="float">
            <text:p>0.2200</text:p>
          </table:table-cell>
          <table:table-cell office:value-type="float" office:value="0.228" calcext:value-type="float">
            <text:p>0.2280</text:p>
          </table:table-cell>
          <table:table-cell office:value-type="float" office:value="0.0169447919867375" calcext:value-type="float">
            <text:p>0.0169</text:p>
          </table:table-cell>
          <table:table-cell office:value-type="float" office:value="0.0147384722445226" calcext:value-type="float">
            <text:p>0.0147</text:p>
          </table:table-cell>
          <table:table-cell office:value-type="float" office:value="0.0189260651491266" calcext:value-type="float">
            <text:p>0.0189</text:p>
          </table:table-cell>
          <table:table-cell office:value-type="float" office:value="0.225733333333333" calcext:value-type="float">
            <text:p>0.2257</text:p>
          </table:table-cell>
          <table:table-cell office:value-type="float" office:value="0.222853333333333" calcext:value-type="float">
            <text:p>0.2229</text:p>
          </table:table-cell>
          <table:table-cell office:value-type="float" office:value="0.228106666666667" calcext:value-type="float">
            <text:p>0.2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977888368462139" calcext:value-type="float">
            <text:p>0.977888368462139</text:p>
          </table:table-cell>
          <table:table-cell table:style-name="ce50" office:value-type="float" office:value="0.0798215155945419" calcext:value-type="float">
            <text:p>0.0798</text:p>
          </table:table-cell>
          <table:table-cell office:value-type="float" office:value="0.0807954130116959" calcext:value-type="float">
            <text:p>0.0808</text:p>
          </table:table-cell>
          <table:table-cell table:style-name="ce50" office:value-type="float" office:value="0.0794320327729044" calcext:value-type="float">
            <text:p>0.0794</text:p>
          </table:table-cell>
          <table:table-cell office:value-type="float" office:value="0.00265989801315623" calcext:value-type="float">
            <text:p>0.0027</text:p>
          </table:table-cell>
          <table:table-cell office:value-type="float" office:value="0.00235019848108593" calcext:value-type="float">
            <text:p>0.0024</text:p>
          </table:table-cell>
          <table:table-cell office:value-type="float" office:value="0.00327094784893389" calcext:value-type="float">
            <text:p>0.0033</text:p>
          </table:table-cell>
          <table:table-cell office:value-type="float" office:value="0.0807822310043047" calcext:value-type="float">
            <text:p>0.0808</text:p>
          </table:table-cell>
          <table:table-cell office:value-type="float" office:value="0.0816153054438759" calcext:value-type="float">
            <text:p>0.0816</text:p>
          </table:table-cell>
          <table:table-cell office:value-type="float" office:value="0.0800829234182098" calcext:value-type="float">
            <text:p>0.0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982080088221104" calcext:value-type="float">
            <text:p>0.982080088221104</text:p>
          </table:table-cell>
          <table:table-cell table:style-name="ce50" office:value-type="float" office:value="0.288144806847097" calcext:value-type="float">
            <text:p>0.2881</text:p>
          </table:table-cell>
          <table:table-cell office:value-type="float" office:value="0.297970159611381" calcext:value-type="float">
            <text:p>0.2980</text:p>
          </table:table-cell>
          <table:table-cell office:value-type="float" office:value="0.292675803839926" calcext:value-type="float">
            <text:p>0.2927</text:p>
          </table:table-cell>
          <table:table-cell office:value-type="float" office:value="0.0103996040059864" calcext:value-type="float">
            <text:p>0.0104</text:p>
          </table:table-cell>
          <table:table-cell office:value-type="float" office:value="0.00744997123507312" calcext:value-type="float">
            <text:p>0.0074</text:p>
          </table:table-cell>
          <table:table-cell office:value-type="float" office:value="0.00868149837876142" calcext:value-type="float">
            <text:p>0.0087</text:p>
          </table:table-cell>
          <table:table-cell office:value-type="float" office:value="0.291634879327627" calcext:value-type="float">
            <text:p>0.2916</text:p>
          </table:table-cell>
          <table:table-cell office:value-type="float" office:value="0.298859819569743" calcext:value-type="float">
            <text:p>0.2989</text:p>
          </table:table-cell>
          <table:table-cell office:value-type="float" office:value="0.294867973629424" calcext:value-type="float">
            <text:p>0.29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99552805280528" calcext:value-type="float">
            <text:p>0.99552805280528</text:p>
          </table:table-cell>
          <table:table-cell table:style-name="ce50" office:value-type="float" office:value="0.473641782956239" calcext:value-type="float">
            <text:p>0.4736</text:p>
          </table:table-cell>
          <table:table-cell office:value-type="float" office:value="0.475287901368378" calcext:value-type="float">
            <text:p>0.4753</text:p>
          </table:table-cell>
          <table:table-cell table:style-name="ce50" office:value-type="float" office:value="0.473621460506706" calcext:value-type="float">
            <text:p>0.4736</text:p>
          </table:table-cell>
          <table:table-cell office:value-type="float" office:value="0.00838188547325509" calcext:value-type="float">
            <text:p>0.0084</text:p>
          </table:table-cell>
          <table:table-cell office:value-type="float" office:value="0.0112483271904279" calcext:value-type="float">
            <text:p>0.0112</text:p>
          </table:table-cell>
          <table:table-cell office:value-type="float" office:value="0.010511804774992" calcext:value-type="float">
            <text:p>0.0105</text:p>
          </table:table-cell>
          <table:table-cell office:value-type="float" office:value="0.47503129657228" calcext:value-type="float">
            <text:p>0.4750</text:p>
          </table:table-cell>
          <table:table-cell office:value-type="float" office:value="0.477079844646164" calcext:value-type="float">
            <text:p>0.4771</text:p>
          </table:table-cell>
          <table:table-cell office:value-type="float" office:value="0.474793185205257" calcext:value-type="float">
            <text:p>0.4748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ity" table:style-name="ta1">
        <table:table-column table:style-name="co16" table:default-cell-style-name="Default"/>
        <table:table-column table:style-name="co4" table:number-columns-repeated="3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20575221238938" calcext:value-type="float">
            <text:p>0.20575221238938</text:p>
          </table:table-cell>
          <table:table-cell office:value-type="float" office:value="0.316371681415929" calcext:value-type="float">
            <text:p>0.316371681415929</text:p>
          </table:table-cell>
          <table:table-cell office:value-type="float" office:value="0.177084589612295" calcext:value-type="float">
            <text:p>0.177084589612295</text:p>
          </table:table-cell>
          <table:table-cell office:value-type="float" office:value="0.57260659694288" calcext:value-type="float">
            <text:p>0.57260659694288</text:p>
          </table:table-cell>
          <table:table-cell office:value-type="float" office:value="0.331717624771329" calcext:value-type="float">
            <text:p>0.331717624771329</text:p>
          </table:table-cell>
          <table:table-cell office:value-type="float" office:value="0.316757971625228" calcext:value-type="float">
            <text:p>0.316757971625228</text:p>
          </table:table-cell>
          <table:table-cell office:value-type="float" office:value="0.471771640717309" calcext:value-type="float">
            <text:p>0.471771640717309</text:p>
          </table:table-cell>
          <table:table-cell office:value-type="float" office:value="0.981821469367404" calcext:value-type="float">
            <text:p>0.981821469367404</text:p>
          </table:table-cell>
          <table:table-cell office:value-type="float" office:value="0.745515426931356" calcext:value-type="float">
            <text:p>0.745515426931356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315068493150685" calcext:value-type="float">
            <text:p>0.315068493150685</text:p>
          </table:table-cell>
          <table:table-cell office:value-type="float" office:value="0.368767123287671" calcext:value-type="float">
            <text:p>0.368767123287671</text:p>
          </table:table-cell>
          <table:table-cell office:value-type="float" office:value="0.466128729592794" calcext:value-type="float">
            <text:p>0.466128729592794</text:p>
          </table:table-cell>
          <table:table-cell office:value-type="float" office:value="0.638107098381071" calcext:value-type="float">
            <text:p>0.638107098381071</text:p>
          </table:table-cell>
          <table:table-cell office:value-type="float" office:value="0.462394332221569" calcext:value-type="float">
            <text:p>0.462394332221569</text:p>
          </table:table-cell>
          <table:table-cell office:value-type="float" office:value="0.276679712981083" calcext:value-type="float">
            <text:p>0.276679712981083</text:p>
          </table:table-cell>
          <table:table-cell office:value-type="float" office:value="0.424692364082616" calcext:value-type="float">
            <text:p>0.424692364082616</text:p>
          </table:table-cell>
          <table:table-cell office:value-type="float" office:value="0.98868396546906" calcext:value-type="float">
            <text:p>0.98868396546906</text:p>
          </table:table-cell>
          <table:table-cell office:value-type="float" office:value="0.750108147080029" calcext:value-type="float">
            <text:p>0.750108147080029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00262390670553936" calcext:value-type="float">
            <text:p>0.00262390670553936</text:p>
          </table:table-cell>
          <table:table-cell office:value-type="float" office:value="0.00427078238702889" calcext:value-type="float">
            <text:p>0.00427078238702889</text:p>
          </table:table-cell>
          <table:table-cell office:value-type="float" office:value="0.661599333610995" calcext:value-type="float">
            <text:p>0.661599333610995</text:p>
          </table:table-cell>
          <table:table-cell office:value-type="float" office:value="0.207954379530732" calcext:value-type="float">
            <text:p>0.207954379530732</text:p>
          </table:table-cell>
          <table:table-cell office:value-type="float" office:value="0.00230806608357629" calcext:value-type="float">
            <text:p>0.00230806608357629</text:p>
          </table:table-cell>
          <table:table-cell office:value-type="float" office:value="0.103176821732713" calcext:value-type="float">
            <text:p>0.103176821732713</text:p>
          </table:table-cell>
          <table:table-cell office:value-type="float" office:value="0.853175435653403" calcext:value-type="float">
            <text:p>0.853175435653403</text:p>
          </table:table-cell>
          <table:table-cell office:value-type="float" office:value="0.85149416909621" calcext:value-type="float">
            <text:p>0.85149416909621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office:value-type="float" office:value="0.170634920634921" calcext:value-type="float">
            <text:p>0.170634920634921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1298549360282" calcext:value-type="float">
            <text:p>0.301298549360282</text:p>
          </table:table-cell>
          <table:table-cell office:value-type="float" office:value="0.157331821617536" calcext:value-type="float">
            <text:p>0.157331821617536</text:p>
          </table:table-cell>
          <table:table-cell office:value-type="float" office:value="0.43065449057108" calcext:value-type="float">
            <text:p>0.43065449057108</text:p>
          </table:table-cell>
          <table:table-cell office:value-type="float" office:value="0.925838538475374" calcext:value-type="float">
            <text:p>0.925838538475374</text:p>
          </table:table-cell>
          <table:table-cell office:value-type="float" office:value="0.828231292517007" calcext:value-type="float">
            <text:p>0.828231292517007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.0300429184549356" calcext:value-type="float">
            <text:p>0.0300429184549356</text:p>
          </table:table-cell>
          <table:table-cell office:value-type="float" office:value="0.0489270386266094" calcext:value-type="float">
            <text:p>0.0489270386266094</text:p>
          </table:table-cell>
          <table:table-cell office:value-type="float" office:value="0.0454204913229205" calcext:value-type="float">
            <text:p>0.0454204913229205</text:p>
          </table:table-cell>
          <table:table-cell office:value-type="float" office:value="0.544635193133047" calcext:value-type="float">
            <text:p>0.544635193133047</text:p>
          </table:table-cell>
          <table:table-cell office:value-type="float" office:value="0.0809888744072964" calcext:value-type="float">
            <text:p>0.0809888744072964</text:p>
          </table:table-cell>
          <table:table-cell office:value-type="float" office:value="0.0503099666189795" calcext:value-type="float">
            <text:p>0.0503099666189795</text:p>
          </table:table-cell>
          <table:table-cell office:value-type="float" office:value="0.178190226056783" calcext:value-type="float">
            <text:p>0.178190226056783</text:p>
          </table:table-cell>
          <table:table-cell office:value-type="float" office:value="0.556937870501675" calcext:value-type="float">
            <text:p>0.556937870501675</text:p>
          </table:table-cell>
          <table:table-cell office:value-type="float" office:value="0.437291368621841" calcext:value-type="float">
            <text:p>0.437291368621841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0.00527240773286468" calcext:value-type="float">
            <text:p>0.00527240773286468</text:p>
          </table:table-cell>
          <table:table-cell office:value-type="float" office:value="0.00140597539543058" calcext:value-type="float">
            <text:p>0.00140597539543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8873220802411" calcext:value-type="float">
            <text:p>0.00348873220802411</text:p>
          </table:table-cell>
          <table:table-cell office:value-type="float" office:value="0.00307557117750439" calcext:value-type="float">
            <text:p>0.00307557117750439</text:p>
          </table:table-cell>
          <table:table-cell office:value-type="float" office:value="0.272411983512088" calcext:value-type="float">
            <text:p>0.272411983512088</text:p>
          </table:table-cell>
          <table:table-cell office:value-type="float" office:value="0.422561365193948" calcext:value-type="float">
            <text:p>0.422561365193948</text:p>
          </table:table-cell>
          <table:table-cell office:value-type="float" office:value="0.804452255418864" calcext:value-type="float">
            <text:p>0.804452255418864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411594202898551" calcext:value-type="float">
            <text:p>0.411594202898551</text:p>
          </table:table-cell>
          <table:table-cell office:value-type="float" office:value="0.408695652173913" calcext:value-type="float">
            <text:p>0.408695652173913</text:p>
          </table:table-cell>
          <table:table-cell office:value-type="float" office:value="0.421649581713208" calcext:value-type="float">
            <text:p>0.421649581713208</text:p>
          </table:table-cell>
          <table:table-cell office:value-type="float" office:value="0.694041867954912" calcext:value-type="float">
            <text:p>0.694041867954912</text:p>
          </table:table-cell>
          <table:table-cell office:value-type="float" office:value="0.473679878941363" calcext:value-type="float">
            <text:p>0.473679878941363</text:p>
          </table:table-cell>
          <table:table-cell office:value-type="float" office:value="0.401690821256039" calcext:value-type="float">
            <text:p>0.401690821256039</text:p>
          </table:table-cell>
          <table:table-cell office:value-type="float" office:value="0.462278888531056" calcext:value-type="float">
            <text:p>0.462278888531056</text:p>
          </table:table-cell>
          <table:table-cell office:value-type="float" office:value="0.990531765105722" calcext:value-type="float">
            <text:p>0.990531765105722</text:p>
          </table:table-cell>
          <table:table-cell office:value-type="float" office:value="0.963285024154589" calcext:value-type="float">
            <text:p>0.963285024154589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27659574468085" calcext:value-type="float">
            <text:p>0.127659574468085</text:p>
          </table:table-cell>
          <table:table-cell office:value-type="float" office:value="0.176170212765957" calcext:value-type="float">
            <text:p>0.176170212765957</text:p>
          </table:table-cell>
          <table:table-cell office:value-type="float" office:value="0.130788870703764" calcext:value-type="float">
            <text:p>0.130788870703764</text:p>
          </table:table-cell>
          <table:table-cell office:value-type="float" office:value="0.486052009456265" calcext:value-type="float">
            <text:p>0.486052009456265</text:p>
          </table:table-cell>
          <table:table-cell office:value-type="float" office:value="0.226761894607433" calcext:value-type="float">
            <text:p>0.226761894607433</text:p>
          </table:table-cell>
          <table:table-cell office:value-type="float" office:value="0.170141843971631" calcext:value-type="float">
            <text:p>0.170141843971631</text:p>
          </table:table-cell>
          <table:table-cell office:value-type="float" office:value="0.363660122049139" calcext:value-type="float">
            <text:p>0.363660122049139</text:p>
          </table:table-cell>
          <table:table-cell office:value-type="float" office:value="0.798293214189646" calcext:value-type="float">
            <text:p>0.798293214189646</text:p>
          </table:table-cell>
          <table:table-cell office:value-type="float" office:value="0.641843971631206" calcext:value-type="float">
            <text:p>0.641843971631206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338862559241706" calcext:value-type="float">
            <text:p>0.338862559241706</text:p>
          </table:table-cell>
          <table:table-cell office:value-type="float" office:value="0.403554502369668" calcext:value-type="float">
            <text:p>0.403554502369668</text:p>
          </table:table-cell>
          <table:table-cell office:value-type="float" office:value="0.400834671174286" calcext:value-type="float">
            <text:p>0.400834671174286</text:p>
          </table:table-cell>
          <table:table-cell office:value-type="float" office:value="0.561112496882015" calcext:value-type="float">
            <text:p>0.561112496882015</text:p>
          </table:table-cell>
          <table:table-cell office:value-type="float" office:value="0.432576823722205" calcext:value-type="float">
            <text:p>0.432576823722205</text:p>
          </table:table-cell>
          <table:table-cell office:value-type="float" office:value="0.407898894154818" calcext:value-type="float">
            <text:p>0.407898894154818</text:p>
          </table:table-cell>
          <table:table-cell office:value-type="float" office:value="0.46312255405911" calcext:value-type="float">
            <text:p>0.46312255405911</text:p>
          </table:table-cell>
          <table:table-cell office:value-type="float" office:value="0.995393589971819" calcext:value-type="float">
            <text:p>0.995393589971819</text:p>
          </table:table-cell>
          <table:table-cell office:value-type="float" office:value="0.409820958399158" calcext:value-type="float">
            <text:p>0.409820958399158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0.274428274428274" calcext:value-type="float">
            <text:p>0.274428274428274</text:p>
          </table:table-cell>
          <table:table-cell office:value-type="float" office:value="0.357172557172557" calcext:value-type="float">
            <text:p>0.357172557172557</text:p>
          </table:table-cell>
          <table:table-cell office:value-type="float" office:value="0.32356949789587" calcext:value-type="float">
            <text:p>0.32356949789587</text:p>
          </table:table-cell>
          <table:table-cell office:value-type="float" office:value="0.537360890302067" calcext:value-type="float">
            <text:p>0.537360890302067</text:p>
          </table:table-cell>
          <table:table-cell office:value-type="float" office:value="0.386484418655944" calcext:value-type="float">
            <text:p>0.386484418655944</text:p>
          </table:table-cell>
          <table:table-cell office:value-type="float" office:value="0.350121275121275" calcext:value-type="float">
            <text:p>0.350121275121275</text:p>
          </table:table-cell>
          <table:table-cell office:value-type="float" office:value="0.427313986445734" calcext:value-type="float">
            <text:p>0.427313986445734</text:p>
          </table:table-cell>
          <table:table-cell office:value-type="float" office:value="0.993752085024819" calcext:value-type="float">
            <text:p>0.993752085024819</text:p>
          </table:table-cell>
          <table:table-cell office:value-type="float" office:value="0.398821898821899" calcext:value-type="float">
            <text:p>0.398821898821899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59649122807018" calcext:value-type="float">
            <text:p>0.359649122807018</text:p>
          </table:table-cell>
          <table:table-cell office:value-type="float" office:value="0.427368421052632" calcext:value-type="float">
            <text:p>0.427368421052632</text:p>
          </table:table-cell>
          <table:table-cell office:value-type="float" office:value="0.377457254727512" calcext:value-type="float">
            <text:p>0.377457254727512</text:p>
          </table:table-cell>
          <table:table-cell office:value-type="float" office:value="0.476544622425629" calcext:value-type="float">
            <text:p>0.476544622425629</text:p>
          </table:table-cell>
          <table:table-cell office:value-type="float" office:value="0.453023234996511" calcext:value-type="float">
            <text:p>0.453023234996511</text:p>
          </table:table-cell>
          <table:table-cell office:value-type="float" office:value="0.428304093567251" calcext:value-type="float">
            <text:p>0.428304093567251</text:p>
          </table:table-cell>
          <table:table-cell office:value-type="float" office:value="0.466385390663721" calcext:value-type="float">
            <text:p>0.466385390663721</text:p>
          </table:table-cell>
          <table:table-cell office:value-type="float" office:value="0.997081588697609" calcext:value-type="float">
            <text:p>0.997081588697609</text:p>
          </table:table-cell>
          <table:table-cell office:value-type="float" office:value="0.450584795321637" calcext:value-type="float">
            <text:p>0.450584795321637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16" calcext:value-type="float">
            <text:p>0.216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341864718055936" calcext:value-type="float">
            <text:p>0.341864718055936</text:p>
          </table:table-cell>
          <table:table-cell office:value-type="float" office:value="0.533647058823529" calcext:value-type="float">
            <text:p>0.533647058823529</text:p>
          </table:table-cell>
          <table:table-cell office:value-type="float" office:value="0.336562984633399" calcext:value-type="float">
            <text:p>0.336562984633399</text:p>
          </table:table-cell>
          <table:table-cell office:value-type="float" office:value="0.304678571428571" calcext:value-type="float">
            <text:p>0.304678571428571</text:p>
          </table:table-cell>
          <table:table-cell office:value-type="float" office:value="0.438320110294215" calcext:value-type="float">
            <text:p>0.438320110294215</text:p>
          </table:table-cell>
          <table:table-cell office:value-type="float" office:value="0.992118702781326" calcext:value-type="float">
            <text:p>0.992118702781326</text:p>
          </table:table-cell>
          <table:table-cell office:value-type="float" office:value="0.475578947368421" calcext:value-type="float">
            <text:p>0.475578947368421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231770833333333" calcext:value-type="float">
            <text:p>0.231770833333333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271036316586671" calcext:value-type="float">
            <text:p>0.271036316586671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335318109304055" calcext:value-type="float">
            <text:p>0.335318109304055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6345619" calcext:value-type="float">
            <text:p>0.454191606345619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5888671875" calcext:value-type="float">
            <text:p>0.85888671875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37098175499566" calcext:value-type="float">
            <text:p>0.337098175499566</text:p>
          </table:table-cell>
          <table:table-cell office:value-type="float" office:value="0.39860990443093" calcext:value-type="float">
            <text:p>0.39860990443093</text:p>
          </table:table-cell>
          <table:table-cell office:value-type="float" office:value="0.402605173985696" calcext:value-type="float">
            <text:p>0.402605173985696</text:p>
          </table:table-cell>
          <table:table-cell office:value-type="float" office:value="0.4474022589053" calcext:value-type="float">
            <text:p>0.4474022589053</text:p>
          </table:table-cell>
          <table:table-cell office:value-type="float" office:value="0.455951109133749" calcext:value-type="float">
            <text:p>0.455951109133749</text:p>
          </table:table-cell>
          <table:table-cell office:value-type="float" office:value="0.380357660005792" calcext:value-type="float">
            <text:p>0.380357660005792</text:p>
          </table:table-cell>
          <table:table-cell office:value-type="float" office:value="0.469062137919487" calcext:value-type="float">
            <text:p>0.469062137919487</text:p>
          </table:table-cell>
          <table:table-cell office:value-type="float" office:value="0.996197261638778" calcext:value-type="float">
            <text:p>0.996197261638778</text:p>
          </table:table-cell>
          <table:table-cell office:value-type="float" office:value="0.713795783986465" calcext:value-type="float">
            <text:p>0.713795783986465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13093088254904" calcext:value-type="float">
            <text:p>0.13093088254904</text:p>
          </table:table-cell>
          <table:table-cell office:value-type="float" office:value="0.712" calcext:value-type="float">
            <text:p>0.712</text:p>
          </table:table-cell>
          <table:table-cell office:value-type="float" office:value="0.240129841903785" calcext:value-type="float">
            <text:p>0.240129841903785</text:p>
          </table:table-cell>
          <table:table-cell office:value-type="float" office:value="0.415685714285714" calcext:value-type="float">
            <text:p>0.415685714285714</text:p>
          </table:table-cell>
          <table:table-cell office:value-type="float" office:value="0.494890753973741" calcext:value-type="float">
            <text:p>0.494890753973741</text:p>
          </table:table-cell>
          <table:table-cell office:value-type="float" office:value="0.988397074190178" calcext:value-type="float">
            <text:p>0.988397074190178</text:p>
          </table:table-cell>
          <table:table-cell office:value-type="float" office:value="0.97592" calcext:value-type="float">
            <text:p>0.97592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266355140186916" calcext:value-type="float">
            <text:p>0.266355140186916</text:p>
          </table:table-cell>
          <table:table-cell office:value-type="float" office:value="0.214953271028037" calcext:value-type="float">
            <text:p>0.214953271028037</text:p>
          </table:table-cell>
          <table:table-cell office:value-type="float" office:value="0.195717227880365" calcext:value-type="float">
            <text:p>0.195717227880365</text:p>
          </table:table-cell>
          <table:table-cell office:value-type="float" office:value="0.508878504672897" calcext:value-type="float">
            <text:p>0.508878504672897</text:p>
          </table:table-cell>
          <table:table-cell office:value-type="float" office:value="0.359675303376248" calcext:value-type="float">
            <text:p>0.359675303376248</text:p>
          </table:table-cell>
          <table:table-cell office:value-type="float" office:value="0.220404984423676" calcext:value-type="float">
            <text:p>0.220404984423676</text:p>
          </table:table-cell>
          <table:table-cell office:value-type="float" office:value="0.352279496497662" calcext:value-type="float">
            <text:p>0.352279496497662</text:p>
          </table:table-cell>
          <table:table-cell office:value-type="float" office:value="0.911020782008185" calcext:value-type="float">
            <text:p>0.911020782008185</text:p>
          </table:table-cell>
          <table:table-cell office:value-type="float" office:value="0.688992731048806" calcext:value-type="float">
            <text:p>0.688992731048806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252336448598131" calcext:value-type="float">
            <text:p>0.252336448598131</text:p>
          </table:table-cell>
          <table:table-cell office:value-type="float" office:value="0.222429906542056" calcext:value-type="float">
            <text:p>0.222429906542056</text:p>
          </table:table-cell>
          <table:table-cell office:value-type="float" office:value="0.200369574892127" calcext:value-type="float">
            <text:p>0.200369574892127</text:p>
          </table:table-cell>
          <table:table-cell office:value-type="float" office:value="0.649065420560748" calcext:value-type="float">
            <text:p>0.649065420560748</text:p>
          </table:table-cell>
          <table:table-cell office:value-type="float" office:value="0.413028934629878" calcext:value-type="float">
            <text:p>0.413028934629878</text:p>
          </table:table-cell>
          <table:table-cell office:value-type="float" office:value="0.212227414330218" calcext:value-type="float">
            <text:p>0.212227414330218</text:p>
          </table:table-cell>
          <table:table-cell office:value-type="float" office:value="0.353488008183579" calcext:value-type="float">
            <text:p>0.353488008183579</text:p>
          </table:table-cell>
          <table:table-cell office:value-type="float" office:value="0.932054028242036" calcext:value-type="float">
            <text:p>0.932054028242036</text:p>
          </table:table-cell>
          <table:table-cell office:value-type="float" office:value="0.748182762201454" calcext:value-type="float">
            <text:p>0.748182762201454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38036303630363" calcext:value-type="float">
            <text:p>0.38036303630363</text:p>
          </table:table-cell>
          <table:table-cell office:value-type="float" office:value="0.462211221122112" calcext:value-type="float">
            <text:p>0.462211221122112</text:p>
          </table:table-cell>
          <table:table-cell office:value-type="float" office:value="0.0244674357077799" calcext:value-type="float">
            <text:p>0.0244674357077799</text:p>
          </table:table-cell>
          <table:table-cell office:value-type="float" office:value="0.528944786370529" calcext:value-type="float">
            <text:p>0.528944786370529</text:p>
          </table:table-cell>
          <table:table-cell office:value-type="float" office:value="0.499463926504641" calcext:value-type="float">
            <text:p>0.499463926504641</text:p>
          </table:table-cell>
          <table:table-cell office:value-type="float" office:value="0.369536775106082" calcext:value-type="float">
            <text:p>0.369536775106082</text:p>
          </table:table-cell>
          <table:table-cell office:value-type="float" office:value="0.446671393411329" calcext:value-type="float">
            <text:p>0.446671393411329</text:p>
          </table:table-cell>
          <table:table-cell office:value-type="float" office:value="0.997660185047492" calcext:value-type="float">
            <text:p>0.997660185047492</text:p>
          </table:table-cell>
          <table:table-cell office:value-type="float" office:value="0.99552805280528" calcext:value-type="float">
            <text:p>0.99552805280528</text:p>
          </table:table-cell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309153713298791" calcext:value-type="float">
            <text:p>0.309153713298791</text:p>
          </table:table-cell>
          <table:table-cell office:value-type="float" office:value="0.382383419689119" calcext:value-type="float">
            <text:p>0.382383419689119</text:p>
          </table:table-cell>
          <table:table-cell office:value-type="float" office:value="0.3650318153245" calcext:value-type="float">
            <text:p>0.3650318153245</text:p>
          </table:table-cell>
          <table:table-cell office:value-type="float" office:value="0.458117443868739" calcext:value-type="float">
            <text:p>0.458117443868739</text:p>
          </table:table-cell>
          <table:table-cell office:value-type="float" office:value="0.363327507979754" calcext:value-type="float">
            <text:p>0.363327507979754</text:p>
          </table:table-cell>
          <table:table-cell office:value-type="float" office:value="0.367328727691422" calcext:value-type="float">
            <text:p>0.367328727691422</text:p>
          </table:table-cell>
          <table:table-cell office:value-type="float" office:value="0.437806439830472" calcext:value-type="float">
            <text:p>0.437806439830472</text:p>
          </table:table-cell>
          <table:table-cell office:value-type="float" office:value="0.98883698599999" calcext:value-type="float">
            <text:p>0.98883698599999</text:p>
          </table:table-cell>
          <table:table-cell office:value-type="float" office:value="0.839550949913644" calcext:value-type="float">
            <text:p>0.839550949913644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655270655270655" calcext:value-type="float">
            <text:p>0.0655270655270655</text:p>
          </table:table-cell>
          <table:table-cell office:value-type="float" office:value="0.124786324786325" calcext:value-type="float">
            <text:p>0.124786324786325</text:p>
          </table:table-cell>
          <table:table-cell office:value-type="float" office:value="0.155026876106019" calcext:value-type="float">
            <text:p>0.155026876106019</text:p>
          </table:table-cell>
          <table:table-cell office:value-type="float" office:value="0.646723646723647" calcext:value-type="float">
            <text:p>0.646723646723647</text:p>
          </table:table-cell>
          <table:table-cell office:value-type="float" office:value="0.186004843963524" calcext:value-type="float">
            <text:p>0.186004843963524</text:p>
          </table:table-cell>
          <table:table-cell office:value-type="float" office:value="0.112804685026907" calcext:value-type="float">
            <text:p>0.112804685026907</text:p>
          </table:table-cell>
          <table:table-cell office:value-type="float" office:value="0.322899488791954" calcext:value-type="float">
            <text:p>0.322899488791954</text:p>
          </table:table-cell>
          <table:table-cell office:value-type="float" office:value="0.856346459096459" calcext:value-type="float">
            <text:p>0.856346459096459</text:p>
          </table:table-cell>
          <table:table-cell office:value-type="float" office:value="0.777605110938444" calcext:value-type="float">
            <text:p>0.777605110938444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255172413793103" calcext:value-type="float">
            <text:p>0.255172413793103</text:p>
          </table:table-cell>
          <table:table-cell office:value-type="float" office:value="0.348965517241379" calcext:value-type="float">
            <text:p>0.348965517241379</text:p>
          </table:table-cell>
          <table:table-cell office:value-type="float" office:value="0.318589194938379" calcext:value-type="float">
            <text:p>0.318589194938379</text:p>
          </table:table-cell>
          <table:table-cell office:value-type="float" office:value="0.48735632183908" calcext:value-type="float">
            <text:p>0.48735632183908</text:p>
          </table:table-cell>
          <table:table-cell office:value-type="float" office:value="0.391802068856723" calcext:value-type="float">
            <text:p>0.391802068856723</text:p>
          </table:table-cell>
          <table:table-cell office:value-type="float" office:value="0.335057471264368" calcext:value-type="float">
            <text:p>0.335057471264368</text:p>
          </table:table-cell>
          <table:table-cell office:value-type="float" office:value="0.433151833616758" calcext:value-type="float">
            <text:p>0.433151833616758</text:p>
          </table:table-cell>
          <table:table-cell office:value-type="float" office:value="0.956623186534074" calcext:value-type="float">
            <text:p>0.956623186534074</text:p>
          </table:table-cell>
          <table:table-cell office:value-type="float" office:value="0.928275862068966" calcext:value-type="float">
            <text:p>0.928275862068966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163855421686747" calcext:value-type="float">
            <text:p>0.163855421686747</text:p>
          </table:table-cell>
          <table:table-cell office:value-type="float" office:value="0.260722891566265" calcext:value-type="float">
            <text:p>0.260722891566265</text:p>
          </table:table-cell>
          <table:table-cell office:value-type="float" office:value="0.228162134369259" calcext:value-type="float">
            <text:p>0.228162134369259</text:p>
          </table:table-cell>
          <table:table-cell office:value-type="float" office:value="0.553392517438174" calcext:value-type="float">
            <text:p>0.553392517438174</text:p>
          </table:table-cell>
          <table:table-cell office:value-type="float" office:value="0.285570612519885" calcext:value-type="float">
            <text:p>0.285570612519885</text:p>
          </table:table-cell>
          <table:table-cell office:value-type="float" office:value="0.257511474469306" calcext:value-type="float">
            <text:p>0.257511474469306</text:p>
          </table:table-cell>
          <table:table-cell office:value-type="float" office:value="0.226993753045191" calcext:value-type="float">
            <text:p>0.226993753045191</text:p>
          </table:table-cell>
          <table:table-cell office:value-type="float" office:value="0.983989099133553" calcext:value-type="float">
            <text:p>0.983989099133553</text:p>
          </table:table-cell>
          <table:table-cell office:value-type="float" office:value="0.734939759036145" calcext:value-type="float">
            <text:p>0.734939759036145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136554621848739" calcext:value-type="float">
            <text:p>0.136554621848739</text:p>
          </table:table-cell>
          <table:table-cell office:value-type="float" office:value="0.221008403361345" calcext:value-type="float">
            <text:p>0.221008403361345</text:p>
          </table:table-cell>
          <table:table-cell office:value-type="float" office:value="0.0629294632493743" calcext:value-type="float">
            <text:p>0.0629294632493743</text:p>
          </table:table-cell>
          <table:table-cell office:value-type="float" office:value="0.612152553329024" calcext:value-type="float">
            <text:p>0.612152553329024</text:p>
          </table:table-cell>
          <table:table-cell office:value-type="float" office:value="0.447547329788686" calcext:value-type="float">
            <text:p>0.447547329788686</text:p>
          </table:table-cell>
          <table:table-cell office:value-type="float" office:value="0.173399359743898" calcext:value-type="float">
            <text:p>0.173399359743898</text:p>
          </table:table-cell>
          <table:table-cell office:value-type="float" office:value="0.378454114548482" calcext:value-type="float">
            <text:p>0.378454114548482</text:p>
          </table:table-cell>
          <table:table-cell office:value-type="float" office:value="0.971636296164604" calcext:value-type="float">
            <text:p>0.971636296164604</text:p>
          </table:table-cell>
          <table:table-cell office:value-type="float" office:value="0.94079680064797" calcext:value-type="float">
            <text:p>0.94079680064797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0.123076923076923" calcext:value-type="float">
            <text:p>0.123076923076923</text:p>
          </table:table-cell>
          <table:table-cell office:value-type="float" office:value="0.0933333333333334" calcext:value-type="float">
            <text:p>0.0933333333333334</text:p>
          </table:table-cell>
          <table:table-cell office:value-type="float" office:value="0.221067989495185" calcext:value-type="float">
            <text:p>0.221067989495185</text:p>
          </table:table-cell>
          <table:table-cell office:value-type="float" office:value="0.602564102564102" calcext:value-type="float">
            <text:p>0.602564102564102</text:p>
          </table:table-cell>
          <table:table-cell office:value-type="float" office:value="0.311172292226339" calcext:value-type="float">
            <text:p>0.311172292226339</text:p>
          </table:table-cell>
          <table:table-cell office:value-type="float" office:value="0.075982905982906" calcext:value-type="float">
            <text:p>0.075982905982906</text:p>
          </table:table-cell>
          <table:table-cell office:value-type="float" office:value="0.32121375408693" calcext:value-type="float">
            <text:p>0.32121375408693</text:p>
          </table:table-cell>
          <table:table-cell office:value-type="float" office:value="0.846037262067574" calcext:value-type="float">
            <text:p>0.846037262067574</text:p>
          </table:table-cell>
          <table:table-cell office:value-type="float" office:value="0.818881118881119" calcext:value-type="float">
            <text:p>0.818881118881119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102701702442635" calcext:value-type="float">
            <text:p>0.102701702442635</text:p>
          </table:table-cell>
          <table:table-cell office:value-type="float" office:value="0.147742413027387" calcext:value-type="float">
            <text:p>0.147742413027387</text:p>
          </table:table-cell>
          <table:table-cell office:value-type="float" office:value="0.172242365123304" calcext:value-type="float">
            <text:p>0.172242365123304</text:p>
          </table:table-cell>
          <table:table-cell office:value-type="float" office:value="0.41339748334567" calcext:value-type="float">
            <text:p>0.41339748334567</text:p>
          </table:table-cell>
          <table:table-cell office:value-type="float" office:value="0.311606197475232" calcext:value-type="float">
            <text:p>0.311606197475232</text:p>
          </table:table-cell>
          <table:table-cell office:value-type="float" office:value="0.118140883296324" calcext:value-type="float">
            <text:p>0.118140883296324</text:p>
          </table:table-cell>
          <table:table-cell office:value-type="float" office:value="0.246274044347623" calcext:value-type="float">
            <text:p>0.246274044347623</text:p>
          </table:table-cell>
          <table:table-cell office:value-type="float" office:value="0.971940564356202" calcext:value-type="float">
            <text:p>0.971940564356202</text:p>
          </table:table-cell>
          <table:table-cell office:value-type="float" office:value="0.972538860103627" calcext:value-type="float">
            <text:p>0.972538860103627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284579290472845" calcext:value-type="float">
            <text:p>0.284579290472845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332725480292108" calcext:value-type="float">
            <text:p>0.332725480292108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5936901" calcext:value-type="float">
            <text:p>0.454191605936901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5888671875" calcext:value-type="float">
            <text:p>0.85888671875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318452380952381" calcext:value-type="float">
            <text:p>0.318452380952381</text:p>
          </table:table-cell>
          <table:table-cell office:value-type="float" office:value="0.432142857142857" calcext:value-type="float">
            <text:p>0.432142857142857</text:p>
          </table:table-cell>
          <table:table-cell office:value-type="float" office:value="0.416569228407091" calcext:value-type="float">
            <text:p>0.416569228407091</text:p>
          </table:table-cell>
          <table:table-cell office:value-type="float" office:value="0.48817791005291" calcext:value-type="float">
            <text:p>0.48817791005291</text:p>
          </table:table-cell>
          <table:table-cell office:value-type="float" office:value="0.416351753772047" calcext:value-type="float">
            <text:p>0.416351753772047</text:p>
          </table:table-cell>
          <table:table-cell office:value-type="float" office:value="0.414037698412698" calcext:value-type="float">
            <text:p>0.414037698412698</text:p>
          </table:table-cell>
          <table:table-cell office:value-type="float" office:value="0.480473961829033" calcext:value-type="float">
            <text:p>0.480473961829033</text:p>
          </table:table-cell>
          <table:table-cell office:value-type="float" office:value="0.9960596176804" calcext:value-type="float">
            <text:p>0.9960596176804</text:p>
          </table:table-cell>
          <table:table-cell office:value-type="float" office:value="0.672949735449735" calcext:value-type="float">
            <text:p>0.672949735449735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129864864864865" calcext:value-type="float">
            <text:p>0.129864864864865</text:p>
          </table:table-cell>
          <table:table-cell office:value-type="float" office:value="0.317972972972973" calcext:value-type="float">
            <text:p>0.317972972972973</text:p>
          </table:table-cell>
          <table:table-cell office:value-type="float" office:value="0.121835740803583" calcext:value-type="float">
            <text:p>0.121835740803583</text:p>
          </table:table-cell>
          <table:table-cell office:value-type="float" office:value="0.501852146263911" calcext:value-type="float">
            <text:p>0.501852146263911</text:p>
          </table:table-cell>
          <table:table-cell office:value-type="float" office:value="0.0310683578192378" calcext:value-type="float">
            <text:p>0.0310683578192378</text:p>
          </table:table-cell>
          <table:table-cell office:value-type="float" office:value="0.320962442705864" calcext:value-type="float">
            <text:p>0.320962442705864</text:p>
          </table:table-cell>
          <table:table-cell office:value-type="float" office:value="0.456225873040647" calcext:value-type="float">
            <text:p>0.456225873040647</text:p>
          </table:table-cell>
          <table:table-cell office:value-type="float" office:value="0.972500414034116" calcext:value-type="float">
            <text:p>0.972500414034116</text:p>
          </table:table-cell>
          <table:table-cell office:value-type="float" office:value="0.959837837837838" calcext:value-type="float">
            <text:p>0.959837837837838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0.216450216450216" calcext:value-type="float">
            <text:p>0.216450216450216</text:p>
          </table:table-cell>
          <table:table-cell office:value-type="float" office:value="0.37012987012987" calcext:value-type="float">
            <text:p>0.37012987012987</text:p>
          </table:table-cell>
          <table:table-cell office:value-type="float" office:value="0.337972101646882" calcext:value-type="float">
            <text:p>0.337972101646882</text:p>
          </table:table-cell>
          <table:table-cell office:value-type="float" office:value="0.502473716759431" calcext:value-type="float">
            <text:p>0.502473716759431</text:p>
          </table:table-cell>
          <table:table-cell office:value-type="float" office:value="0.374660264895927" calcext:value-type="float">
            <text:p>0.374660264895927</text:p>
          </table:table-cell>
          <table:table-cell office:value-type="float" office:value="0.366774891774892" calcext:value-type="float">
            <text:p>0.366774891774892</text:p>
          </table:table-cell>
          <table:table-cell office:value-type="float" office:value="0.466050275449647" calcext:value-type="float">
            <text:p>0.466050275449647</text:p>
          </table:table-cell>
          <table:table-cell office:value-type="float" office:value="0.986342682857445" calcext:value-type="float">
            <text:p>0.986342682857445</text:p>
          </table:table-cell>
          <table:table-cell office:value-type="float" office:value="0.815536315536316" calcext:value-type="float">
            <text:p>0.815536315536316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97115384615385" calcext:value-type="float">
            <text:p>0.197115384615385</text:p>
          </table:table-cell>
          <table:table-cell office:value-type="float" office:value="0.365041176169703" calcext:value-type="float">
            <text:p>0.365041176169703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0.466306180528205" calcext:value-type="float">
            <text:p>0.466306180528205</text:p>
          </table:table-cell>
          <table:table-cell office:value-type="float" office:value="0.175721153846154" calcext:value-type="float">
            <text:p>0.175721153846154</text:p>
          </table:table-cell>
          <table:table-cell office:value-type="float" office:value="0.413269479991761" calcext:value-type="float">
            <text:p>0.413269479991761</text:p>
          </table:table-cell>
          <table:table-cell office:value-type="float" office:value="0.940456548659673" calcext:value-type="float">
            <text:p>0.940456548659673</text:p>
          </table:table-cell>
          <table:table-cell office:value-type="float" office:value="0.960576923076923" calcext:value-type="float">
            <text:p>0.960576923076923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859256036545573" calcext:value-type="float">
            <text:p>0.0859256036545573</text:p>
          </table:table-cell>
          <table:table-cell office:value-type="float" office:value="0.128344572547313" calcext:value-type="float">
            <text:p>0.128344572547313</text:p>
          </table:table-cell>
          <table:table-cell office:value-type="float" office:value="0.0961206210531362" calcext:value-type="float">
            <text:p>0.0961206210531362</text:p>
          </table:table-cell>
          <table:table-cell office:value-type="float" office:value="0.518298378738052" calcext:value-type="float">
            <text:p>0.518298378738052</text:p>
          </table:table-cell>
          <table:table-cell office:value-type="float" office:value="0.261014479684868" calcext:value-type="float">
            <text:p>0.261014479684868</text:p>
          </table:table-cell>
          <table:table-cell office:value-type="float" office:value="0.102204846249876" calcext:value-type="float">
            <text:p>0.102204846249876</text:p>
          </table:table-cell>
          <table:table-cell office:value-type="float" office:value="0.271400360081187" calcext:value-type="float">
            <text:p>0.271400360081187</text:p>
          </table:table-cell>
          <table:table-cell office:value-type="float" office:value="0.98904553536456" calcext:value-type="float">
            <text:p>0.98904553536456</text:p>
          </table:table-cell>
          <table:table-cell office:value-type="float" office:value="0.213071835560186" calcext:value-type="float">
            <text:p>0.21307183556018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28464419475655" calcext:value-type="float">
            <text:p>0.228464419475655</text:p>
          </table:table-cell>
          <table:table-cell office:value-type="float" office:value="0.28314606741573" calcext:value-type="float">
            <text:p>0.28314606741573</text:p>
          </table:table-cell>
          <table:table-cell office:value-type="float" office:value="0.274742661944369" calcext:value-type="float">
            <text:p>0.274742661944369</text:p>
          </table:table-cell>
          <table:table-cell office:value-type="float" office:value="0.636704119850187" calcext:value-type="float">
            <text:p>0.636704119850187</text:p>
          </table:table-cell>
          <table:table-cell office:value-type="float" office:value="0.26157326716979" calcext:value-type="float">
            <text:p>0.26157326716979</text:p>
          </table:table-cell>
          <table:table-cell office:value-type="float" office:value="0.307240948813982" calcext:value-type="float">
            <text:p>0.307240948813982</text:p>
          </table:table-cell>
          <table:table-cell office:value-type="float" office:value="0.46857934748798" calcext:value-type="float">
            <text:p>0.46857934748798</text:p>
          </table:table-cell>
          <table:table-cell office:value-type="float" office:value="0.940876629331819" calcext:value-type="float">
            <text:p>0.940876629331819</text:p>
          </table:table-cell>
          <table:table-cell office:value-type="float" office:value="0.848399727613211" calcext:value-type="float">
            <text:p>0.848399727613211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office:value-type="float" office:value="0.00257599175682638" calcext:value-type="float">
            <text:p>0.00257599175682638</text:p>
          </table:table-cell>
          <table:table-cell office:value-type="float" office:value="0.0275115919629057" calcext:value-type="float">
            <text:p>0.0275115919629057</text:p>
          </table:table-cell>
          <table:table-cell office:value-type="float" office:value="0" calcext:value-type="float">
            <text:p>0</text:p>
          </table:table-cell>
          <table:table-cell office:value-type="float" office:value="0.610853511935428" calcext:value-type="float">
            <text:p>0.610853511935428</text:p>
          </table:table-cell>
          <table:table-cell office:value-type="float" office:value="0.207546319244007" calcext:value-type="float">
            <text:p>0.207546319244007</text:p>
          </table:table-cell>
          <table:table-cell office:value-type="float" office:value="0.0220504894384338" calcext:value-type="float">
            <text:p>0.0220504894384338</text:p>
          </table:table-cell>
          <table:table-cell office:value-type="float" office:value="0.252001087125191" calcext:value-type="float">
            <text:p>0.252001087125191</text:p>
          </table:table-cell>
          <table:table-cell office:value-type="float" office:value="0.952693683608573" calcext:value-type="float">
            <text:p>0.952693683608573</text:p>
          </table:table-cell>
          <table:table-cell office:value-type="float" office:value="0.68844550606529" calcext:value-type="float">
            <text:p>0.68844550606529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209016393442623" calcext:value-type="float">
            <text:p>0.209016393442623</text:p>
          </table:table-cell>
          <table:table-cell office:value-type="float" office:value="0.260850897736144" calcext:value-type="float">
            <text:p>0.260850897736144</text:p>
          </table:table-cell>
          <table:table-cell office:value-type="float" office:value="0.0874417212367609" calcext:value-type="float">
            <text:p>0.0874417212367609</text:p>
          </table:table-cell>
          <table:table-cell office:value-type="float" office:value="0.496740827478532" calcext:value-type="float">
            <text:p>0.496740827478532</text:p>
          </table:table-cell>
          <table:table-cell office:value-type="float" office:value="0.165185338743073" calcext:value-type="float">
            <text:p>0.165185338743073</text:p>
          </table:table-cell>
          <table:table-cell office:value-type="float" office:value="0.246347205466058" calcext:value-type="float">
            <text:p>0.246347205466058</text:p>
          </table:table-cell>
          <table:table-cell office:value-type="float" office:value="0.468399512942487" calcext:value-type="float">
            <text:p>0.468399512942487</text:p>
          </table:table-cell>
          <table:table-cell office:value-type="float" office:value="0.998285853282941" calcext:value-type="float">
            <text:p>0.998285853282941</text:p>
          </table:table-cell>
          <table:table-cell office:value-type="float" office:value="0.977888368462139" calcext:value-type="float">
            <text:p>0.977888368462139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277227722772277" calcext:value-type="float">
            <text:p>0.277227722772277</text:p>
          </table:table-cell>
          <table:table-cell office:value-type="float" office:value="0.415841584158416" calcext:value-type="float">
            <text:p>0.415841584158416</text:p>
          </table:table-cell>
          <table:table-cell office:value-type="float" office:value="0.231476738407431" calcext:value-type="float">
            <text:p>0.231476738407431</text:p>
          </table:table-cell>
          <table:table-cell office:value-type="float" office:value="0.492719860221316" calcext:value-type="float">
            <text:p>0.492719860221316</text:p>
          </table:table-cell>
          <table:table-cell office:value-type="float" office:value="0.406431901907107" calcext:value-type="float">
            <text:p>0.406431901907107</text:p>
          </table:table-cell>
          <table:table-cell office:value-type="float" office:value="0.441301272984441" calcext:value-type="float">
            <text:p>0.441301272984441</text:p>
          </table:table-cell>
          <table:table-cell office:value-type="float" office:value="0.188148454611057" calcext:value-type="float">
            <text:p>0.188148454611057</text:p>
          </table:table-cell>
          <table:table-cell office:value-type="float" office:value="0.9546447291788" calcext:value-type="float">
            <text:p>0.9546447291788</text:p>
          </table:table-cell>
          <table:table-cell office:value-type="float" office:value="0.316831683168317" calcext:value-type="float">
            <text:p>0.316831683168317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343434343434343" calcext:value-type="float">
            <text:p>0.343434343434343</text:p>
          </table:table-cell>
          <table:table-cell office:value-type="float" office:value="0.446464646464646" calcext:value-type="float">
            <text:p>0.446464646464646</text:p>
          </table:table-cell>
          <table:table-cell office:value-type="float" office:value="0.40354629453162" calcext:value-type="float">
            <text:p>0.40354629453162</text:p>
          </table:table-cell>
          <table:table-cell office:value-type="float" office:value="0.563131313131313" calcext:value-type="float">
            <text:p>0.563131313131313</text:p>
          </table:table-cell>
          <table:table-cell office:value-type="float" office:value="0.49186816252451" calcext:value-type="float">
            <text:p>0.49186816252451</text:p>
          </table:table-cell>
          <table:table-cell office:value-type="float" office:value="0.436387686387686" calcext:value-type="float">
            <text:p>0.436387686387686</text:p>
          </table:table-cell>
          <table:table-cell office:value-type="float" office:value="0.183600714661305" calcext:value-type="float">
            <text:p>0.183600714661305</text:p>
          </table:table-cell>
          <table:table-cell office:value-type="float" office:value="0.964959973888545" calcext:value-type="float">
            <text:p>0.964959973888545</text:p>
          </table:table-cell>
          <table:table-cell office:value-type="float" office:value="0.296296296296296" calcext:value-type="float">
            <text:p>0.296296296296296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0.107516339869281" calcext:value-type="float">
            <text:p>0.107516339869281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457779491013922" calcext:value-type="float">
            <text:p>0.457779491013922</text:p>
          </table:table-cell>
          <table:table-cell office:value-type="float" office:value="0.566830065359477" calcext:value-type="float">
            <text:p>0.566830065359477</text:p>
          </table:table-cell>
          <table:table-cell office:value-type="float" office:value="0.233760908688402" calcext:value-type="float">
            <text:p>0.233760908688402</text:p>
          </table:table-cell>
          <table:table-cell office:value-type="float" office:value="0.96748895636686" calcext:value-type="float">
            <text:p>0.96748895636686</text:p>
          </table:table-cell>
          <table:table-cell office:value-type="float" office:value="0.297385620915033" calcext:value-type="float">
            <text:p>0.297385620915033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163483575248281" calcext:value-type="float">
            <text:p>0.163483575248281</text:p>
          </table:table-cell>
          <table:table-cell office:value-type="float" office:value="0.27196333078686" calcext:value-type="float">
            <text:p>0.27196333078686</text:p>
          </table:table-cell>
          <table:table-cell office:value-type="float" office:value="0.340167906519011" calcext:value-type="float">
            <text:p>0.340167906519011</text:p>
          </table:table-cell>
          <table:table-cell office:value-type="float" office:value="0.552732097623739" calcext:value-type="float">
            <text:p>0.552732097623739</text:p>
          </table:table-cell>
          <table:table-cell office:value-type="float" office:value="0.428117217993752" calcext:value-type="float">
            <text:p>0.428117217993752</text:p>
          </table:table-cell>
          <table:table-cell office:value-type="float" office:value="0.277327294554185" calcext:value-type="float">
            <text:p>0.277327294554185</text:p>
          </table:table-cell>
          <table:table-cell office:value-type="float" office:value="0.285172681928071" calcext:value-type="float">
            <text:p>0.285172681928071</text:p>
          </table:table-cell>
          <table:table-cell office:value-type="float" office:value="0.989364586035067" calcext:value-type="float">
            <text:p>0.989364586035067</text:p>
          </table:table-cell>
          <table:table-cell office:value-type="float" office:value="0.278923690688397" calcext:value-type="float">
            <text:p>0.278923690688397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271867612293144" calcext:value-type="float">
            <text:p>0.0271867612293144</text:p>
          </table:table-cell>
          <table:table-cell office:value-type="float" office:value="0.0614657210401891" calcext:value-type="float">
            <text:p>0.0614657210401891</text:p>
          </table:table-cell>
          <table:table-cell office:value-type="float" office:value="0" calcext:value-type="float">
            <text:p>0</text:p>
          </table:table-cell>
          <table:table-cell office:value-type="float" office:value="0.622192671394799" calcext:value-type="float">
            <text:p>0.622192671394799</text:p>
          </table:table-cell>
          <table:table-cell office:value-type="float" office:value="0.257093790107313" calcext:value-type="float">
            <text:p>0.257093790107313</text:p>
          </table:table-cell>
          <table:table-cell office:value-type="float" office:value="0.0347320724980299" calcext:value-type="float">
            <text:p>0.0347320724980299</text:p>
          </table:table-cell>
          <table:table-cell office:value-type="float" office:value="0.336317836806032" calcext:value-type="float">
            <text:p>0.336317836806032</text:p>
          </table:table-cell>
          <table:table-cell office:value-type="float" office:value="0.934995451232853" calcext:value-type="float">
            <text:p>0.934995451232853</text:p>
          </table:table-cell>
          <table:table-cell office:value-type="float" office:value="0.889939584975046" calcext:value-type="float">
            <text:p>0.889939584975046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232258064516129" calcext:value-type="float">
            <text:p>0.232258064516129</text:p>
          </table:table-cell>
          <table:table-cell office:value-type="float" office:value="0.254838709677419" calcext:value-type="float">
            <text:p>0.254838709677419</text:p>
          </table:table-cell>
          <table:table-cell office:value-type="float" office:value="0.139404780254607" calcext:value-type="float">
            <text:p>0.139404780254607</text:p>
          </table:table-cell>
          <table:table-cell office:value-type="float" office:value="0.331612903225806" calcext:value-type="float">
            <text:p>0.331612903225806</text:p>
          </table:table-cell>
          <table:table-cell office:value-type="float" office:value="0.284414810792249" calcext:value-type="float">
            <text:p>0.284414810792249</text:p>
          </table:table-cell>
          <table:table-cell office:value-type="float" office:value="0.225268817204301" calcext:value-type="float">
            <text:p>0.225268817204301</text:p>
          </table:table-cell>
          <table:table-cell office:value-type="float" office:value="0.413275455429665" calcext:value-type="float">
            <text:p>0.413275455429665</text:p>
          </table:table-cell>
          <table:table-cell office:value-type="float" office:value="0.958347481607244" calcext:value-type="float">
            <text:p>0.958347481607244</text:p>
          </table:table-cell>
          <table:table-cell office:value-type="float" office:value="0.874731182795699" calcext:value-type="float">
            <text:p>0.874731182795699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0421792618629174" calcext:value-type="float">
            <text:p>0.0421792618629174</text:p>
          </table:table-cell>
          <table:table-cell office:value-type="float" office:value="0.0463971880492091" calcext:value-type="float">
            <text:p>0.0463971880492091</text:p>
          </table:table-cell>
          <table:table-cell office:value-type="float" office:value="0.0932738732782483" calcext:value-type="float">
            <text:p>0.0932738732782483</text:p>
          </table:table-cell>
          <table:table-cell office:value-type="float" office:value="0.559851591486038" calcext:value-type="float">
            <text:p>0.559851591486038</text:p>
          </table:table-cell>
          <table:table-cell office:value-type="float" office:value="0.116779029374091" calcext:value-type="float">
            <text:p>0.116779029374091</text:p>
          </table:table-cell>
          <table:table-cell office:value-type="float" office:value="0.0478617457527827" calcext:value-type="float">
            <text:p>0.0478617457527827</text:p>
          </table:table-cell>
          <table:table-cell office:value-type="float" office:value="0.361047629506448" calcext:value-type="float">
            <text:p>0.361047629506448</text:p>
          </table:table-cell>
          <table:table-cell office:value-type="float" office:value="0.784825199707522" calcext:value-type="float">
            <text:p>0.784825199707522</text:p>
          </table:table-cell>
          <table:table-cell office:value-type="float" office:value="0.832688927943761" calcext:value-type="float">
            <text:p>0.832688927943761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38817285822593" calcext:value-type="float">
            <text:p>0.238817285822593</text:p>
          </table:table-cell>
          <table:table-cell office:value-type="float" office:value="0.353297952994693" calcext:value-type="float">
            <text:p>0.353297952994693</text:p>
          </table:table-cell>
          <table:table-cell office:value-type="float" office:value="0.434605124471898" calcext:value-type="float">
            <text:p>0.434605124471898</text:p>
          </table:table-cell>
          <table:table-cell office:value-type="float" office:value="0.526071940021902" calcext:value-type="float">
            <text:p>0.526071940021902</text:p>
          </table:table-cell>
          <table:table-cell office:value-type="float" office:value="0.439801261869513" calcext:value-type="float">
            <text:p>0.439801261869513</text:p>
          </table:table-cell>
          <table:table-cell office:value-type="float" office:value="0.349711180909058" calcext:value-type="float">
            <text:p>0.349711180909058</text:p>
          </table:table-cell>
          <table:table-cell office:value-type="float" office:value="0.311649367832998" calcext:value-type="float">
            <text:p>0.311649367832998</text:p>
          </table:table-cell>
          <table:table-cell office:value-type="float" office:value="0.994867084292165" calcext:value-type="float">
            <text:p>0.994867084292165</text:p>
          </table:table-cell>
          <table:table-cell office:value-type="float" office:value="0.982080088221104" calcext:value-type="float">
            <text:p>0.982080088221104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334080717488789" calcext:value-type="float">
            <text:p>0.334080717488789</text:p>
          </table:table-cell>
          <table:table-cell office:value-type="float" office:value="0.41390134529148" calcext:value-type="float">
            <text:p>0.41390134529148</text:p>
          </table:table-cell>
          <table:table-cell office:value-type="float" office:value="0.451175014806667" calcext:value-type="float">
            <text:p>0.451175014806667</text:p>
          </table:table-cell>
          <table:table-cell office:value-type="float" office:value="0.552192326856004" calcext:value-type="float">
            <text:p>0.552192326856004</text:p>
          </table:table-cell>
          <table:table-cell office:value-type="float" office:value="0.499547951892863" calcext:value-type="float">
            <text:p>0.499547951892863</text:p>
          </table:table-cell>
          <table:table-cell office:value-type="float" office:value="0.413994768310912" calcext:value-type="float">
            <text:p>0.413994768310912</text:p>
          </table:table-cell>
          <table:table-cell office:value-type="float" office:value="0.443502720922475" calcext:value-type="float">
            <text:p>0.443502720922475</text:p>
          </table:table-cell>
          <table:table-cell office:value-type="float" office:value="0.995953169701651" calcext:value-type="float">
            <text:p>0.995953169701651</text:p>
          </table:table-cell>
          <table:table-cell office:value-type="float" office:value="0.736967488789238" calcext:value-type="float">
            <text:p>0.736967488789238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float" office:value="0.213611859838275" calcext:value-type="float">
            <text:p>0.213611859838275</text:p>
          </table:table-cell>
          <table:table-cell office:value-type="float" office:value="0.295687331536388" calcext:value-type="float">
            <text:p>0.295687331536388</text:p>
          </table:table-cell>
          <table:table-cell office:value-type="float" office:value="0.325804891763848" calcext:value-type="float">
            <text:p>0.325804891763848</text:p>
          </table:table-cell>
          <table:table-cell office:value-type="float" office:value="0.466951834056018" calcext:value-type="float">
            <text:p>0.466951834056018</text:p>
          </table:table-cell>
          <table:table-cell office:value-type="float" office:value="0.407247558485538" calcext:value-type="float">
            <text:p>0.407247558485538</text:p>
          </table:table-cell>
          <table:table-cell office:value-type="float" office:value="0.301591580028238" calcext:value-type="float">
            <text:p>0.301591580028238</text:p>
          </table:table-cell>
          <table:table-cell office:value-type="float" office:value="0.414750027850382" calcext:value-type="float">
            <text:p>0.414750027850382</text:p>
          </table:table-cell>
          <table:table-cell office:value-type="float" office:value="0.991529580643584" calcext:value-type="float">
            <text:p>0.991529580643584</text:p>
          </table:table-cell>
          <table:table-cell office:value-type="float" office:value="0.736354447439353" calcext:value-type="float">
            <text:p>0.736354447439353</text:p>
          </table:table-cell>
        </table:table-row>
      </table:table>
      <table:named-expressions/>
      <table:database-ranges>
        <table:database-range table:name="__Anonymous_Sheet_DB__0" table:target-range-address="SummaryStatistics_PerDataset_Boosting.A1:SummaryStatistics_PerDataset_Boosting.J46" table:display-filter-buttons="true">
          <table:sort>
            <table:sort-by table:field-number="7" table:data-type="automatic"/>
          </table:sort>
        </table:database-range>
        <table:database-range table:name="__Anonymous_Sheet_DB__1" table:target-range-address="Hostility.A1:Hostility.K4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kDN.A1:kDN.K45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N1.A1:N1.K45" table:display-filter-buttons="true">
          <table:sort>
            <table:sort-by table:field-number="1" table:data-type="automatic"/>
          </table:sort>
        </table:database-range>
        <table:database-range table:name="__Anonymous_Sheet_DB__4" table:target-range-address="N2.A1:N2.K45" table:display-filter-buttons="true">
          <table:sort>
            <table:sort-by table:field-number="1" table:data-type="automatic"/>
          </table:sort>
        </table:database-range>
        <table:database-range table:name="__Anonymous_Sheet_DB__5" table:target-range-address="CLD.A1:CLD.K45" table:display-filter-buttons="true">
          <table:sort>
            <table:sort-by table:field-number="1" table:data-type="automatic"/>
          </table:sort>
        </table:database-range>
        <table:database-range table:name="__Anonymous_Sheet_DB__6" table:target-range-address="DCP.A1:DCP.K45" table:display-filter-buttons="true">
          <table:sort>
            <table:sort-by table:field-number="1" table:data-type="automatic"/>
          </table:sort>
        </table:database-range>
        <table:database-range table:name="__Anonymous_Sheet_DB__7" table:target-range-address="LSC.A1:LSC.K45" table:display-filter-buttons="true">
          <table:sort>
            <table:sort-by table:field-number="1" table:data-type="automatic"/>
          </table:sort>
        </table:database-range>
        <table:database-range table:name="__Anonymous_Sheet_DB__8" table:target-range-address="TD_U.A1:TD_U.K45" table:display-filter-buttons="true">
          <table:sort>
            <table:sort-by table:field-number="1" table:data-type="automatic"/>
          </table:sort>
        </table:database-range>
        <table:database-range table:name="__Anonymous_Sheet_DB__9" table:target-range-address="F1.A1:F1.K45" table:display-filter-buttons="true">
          <table:sort>
            <table:sort-by table:field-number="1" table:data-type="automatic"/>
          </table:sort>
        </table:database-range>
        <table:database-range table:name="__Anonymous_Sheet_DB__10" table:target-range-address="Complexity.A1:Complexity.J4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number number:decimal-places="6" number:min-decimal-places="6" number:min-integer-digits="1" number:grouping="true"/>
    </number:number-style>
    <number:number-style style:name="N140">
      <number:number number:decimal-places="5" number:min-decimal-places="5" number:min-integer-digits="1" number:grouping="true"/>
    </number:number-style>
    <number:number-style style:name="N139">
      <number:number number:decimal-places="4" number:min-decimal-places="4" number:min-integer-digits="1" number:grouping="true"/>
    </number:number-style>
    <number:number-style style:name="N138">
      <number:number number:decimal-places="3" number:min-decimal-places="3" number:min-integer-digits="1" number:grouping="true"/>
    </number:number-style>
    <number:number-style style:name="N137">
      <number:number number:decimal-places="7" number:min-decimal-places="7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12:58:49.216945108</dc:date>
    <meta:editing-duration>PT1H55M35S</meta:editing-duration>
    <meta:editing-cycles>33</meta:editing-cycles>
    <meta:generator>LibreOffice/7.3.7.2$Linux_X86_64 LibreOffice_project/30$Build-2</meta:generator>
    <meta:document-statistic meta:table-count="11" meta:cell-count="5389" meta:object-count="0"/>
  </office:meta>
</office:document-meta>
</file>